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 Sans CJK JP Regular" svg:font-family="'Noto Sans CJK JP Regula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4.9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border-bottom="none" fo:background-color="#bee3d3" fo:border-left="2.01pt solid #000000" fo:border-right="none" fo:border-top="2.01pt solid #000000"/>
    </style:style>
    <style:style style:name="ce77" style:family="table-cell" style:parent-style-name="Default">
      <style:table-cell-properties fo:border-bottom="none" fo:border-left="2.01pt solid #000000" fo:border-right="none" fo:border-top="none"/>
    </style:style>
    <style:style style:name="ce78" style:family="table-cell" style:parent-style-name="Default">
      <style:table-cell-properties fo:border-bottom="none" fo:background-color="transparent" fo:border-left="2.01pt solid #000000" fo:border-right="none" fo:border-top="none"/>
    </style:style>
    <style:style style:name="ce79" style:family="table-cell" style:parent-style-name="Default">
      <style:table-cell-properties fo:border-bottom="none" fo:border-left="2.01pt solid #000000" fo:border-right="none" fo:border-top="none"/>
      <style:text-properties style:font-name="Arial" style:font-name-complex="Mangal"/>
    </style:style>
    <style:style style:name="ce80" style:family="table-cell" style:parent-style-name="Default">
      <style:table-cell-properties fo:border-bottom="none" fo:background-color="#fcd4d1" fo:border-left="2.01pt solid #000000" fo:border-right="none" fo:border-top="none"/>
    </style:style>
    <style:style style:name="ce81" style:family="table-cell" style:parent-style-name="Default">
      <style:table-cell-properties fo:border-bottom="none" fo:background-color="#bee3d3" fo:border-left="2.01pt solid #000000" fo:border-right="none" fo:border-top="none"/>
    </style:style>
    <style:style style:name="ce82" style:family="table-cell" style:parent-style-name="Default">
      <style:table-cell-properties fo:border-bottom="2.01pt solid #000000" fo:border-left="2.01pt solid #000000" fo:border-right="none" fo:border-top="none"/>
    </style:style>
    <style:style style:name="ce64" style:family="table-cell" style:parent-style-name="Default">
      <style:table-cell-properties fo:background-color="#fcd4d1"/>
    </style:style>
    <style:style style:name="ce83" style:family="table-cell" style:parent-style-name="Default">
      <style:table-cell-properties fo:border-bottom="none" fo:background-color="#bee3d3" fo:border-left="none" fo:border-right="none" fo:border-top="2.01pt solid #000000"/>
    </style:style>
    <style:style style:name="ce84" style:family="table-cell" style:parent-style-name="Default">
      <style:table-cell-properties fo:background-color="#ffdaa2"/>
    </style:style>
    <style:style style:name="ce85" style:family="table-cell" style:parent-style-name="Default">
      <style:table-cell-properties fo:background-color="#bee3d3"/>
    </style:style>
    <style:style style:name="ce86" style:family="table-cell" style:parent-style-name="Default">
      <style:table-cell-properties fo:border-bottom="2.01pt solid #000000" fo:border-left="none" fo:border-right="none" fo:border-top="none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bee3d3" fo:border-left="none" fo:border-right="2.01pt solid #000000" fo:border-top="2.01pt solid #000000"/>
    </style:style>
    <style:style style:name="ce99" style:family="table-cell" style:parent-style-name="Default">
      <style:table-cell-properties fo:border-bottom="none" fo:border-left="none" fo:border-right="2.01pt solid #000000" fo:border-top="none"/>
    </style:style>
    <style:style style:name="ce100" style:family="table-cell" style:parent-style-name="Default">
      <style:table-cell-properties fo:border-bottom="none" fo:background-color="#fcd4d1" fo:border-left="none" fo:border-right="2.01pt solid #000000" fo:border-top="none"/>
    </style:style>
    <style:style style:name="ce132" style:family="table-cell" style:parent-style-name="Default">
      <style:table-cell-properties fo:border-bottom="none" fo:background-color="#bee3d3" fo:border-left="none" fo:border-right="2.01pt solid #000000" fo:border-top="none"/>
    </style:style>
    <style:style style:name="ce133" style:family="table-cell" style:parent-style-name="Default">
      <style:table-cell-properties fo:border-bottom="2.01pt solid #000000" fo:border-left="none" fo:border-right="2.01pt solid #000000" fo:border-top="none"/>
    </style:style>
    <style:style style:name="ce134" style:family="table-cell" style:parent-style-name="Default">
      <style:table-cell-properties fo:background-color="#fffbcc"/>
      <style:text-properties fo:color="#000000" fo:font-weight="bold" style:font-weight-asian="bold" style:font-weight-complex="bold"/>
    </style:style>
    <style:style style:name="ce135" style:family="table-cell" style:parent-style-name="Default">
      <style:table-cell-properties fo:background-color="#fffbcc"/>
    </style:style>
    <style:style style:name="ce136" style:family="table-cell" style:parent-style-name="Default"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片開き分岐器錬成陣" table:style-name="ta1">
        <office:forms form:automatic-focus="false" form:apply-design-mode="false"/>
        <table:table-column table:style-name="co1" table:default-cell-style-name="ce77"/>
        <table:table-column table:style-name="co2" table:number-columns-repeated="6" table:default-cell-style-name="Default"/>
        <table:table-column table:style-name="co2" table:default-cell-style-name="ce99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丸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桁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軌間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曲線半径</text:p>
          </table:table-cell>
          <table:table-cell table:style-name="ce64" office:value-type="float" office:value="125.5" calcext:value-type="float">
            <text:p>125.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※軌道中心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リード長</text:p>
          </table:table-cell>
          <table:table-cell table:style-name="ce64" office:value-type="float" office:value="15.6" calcext:value-type="float">
            <text:p>15.6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ノーズ長</text:p>
          </table:table-cell>
          <table:table-cell table:style-name="ce64" office:value-type="float" office:value="7.4" calcext:value-type="float">
            <text:p>7.4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先端長</text:p>
          </table:table-cell>
          <table:table-cell table:style-name="ce64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レール頭幅</text:p>
          </table:table-cell>
          <table:table-cell table:formula="of:=65/1000" office:value-type="float" office:value="0.065" calcext:value-type="float">
            <text:p>0.065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レール高さ</text:p>
          </table:table-cell>
          <table:table-cell table:formula="of:=153/1000" office:value-type="float" office:value="0.153" calcext:value-type="float">
            <text:p>0.153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フランジウェイ</text:p>
          </table:table-cell>
          <table:table-cell table:formula="of:=42/1000" office:value-type="float" office:value="0.042" calcext:value-type="float">
            <text:p>0.042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style-name="ce75" office:value-type="string" calcext:value-type="string">
            <text:p>ウィング先端部長さ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トング先開き量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※軌間に対しての割合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θ0</text:p>
          </table:table-cell>
          <table:table-cell office:value-type="string" calcext:value-type="string">
            <text:p>θ1</text:p>
          </table:table-cell>
          <table:table-cell office:value-type="string" calcext:value-type="string">
            <text:p>θ2</text:p>
          </table:table-cell>
          <table:table-cell office:value-type="string" calcext:value-type="string">
            <text:p>θ3</text:p>
          </table:table-cell>
          <table:table-cell office:value-type="string" calcext:value-type="string">
            <text:p>θ4</text:p>
          </table:table-cell>
          <table:table-cell office:value-type="string" calcext:value-type="string">
            <text:p>θ5</text:p>
          </table:table-cell>
          <table:table-cell table:style-name="Default"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弧度 </text:p>
          </table:table-cell>
          <table:table-cell table:formula="of:=ACOS(([.$B$3]-[.B17])/[.$B$3])" office:value-type="float" office:value="0" calcext:value-type="float">
            <text:p>0</text:p>
          </table:table-cell>
          <table:table-cell table:formula="of:=ACOS(([.$B$3]-[.C17])/[.$B$3])" office:value-type="float" office:value="0.0248631193149767" calcext:value-type="float">
            <text:p>0.024863119314977</text:p>
          </table:table-cell>
          <table:table-cell table:formula="of:=ACOS(([.$B$3]-[.D17])/[.$B$3])" office:value-type="float" office:value="0.0497416250311136" calcext:value-type="float">
            <text:p>0.049741625031114</text:p>
          </table:table-cell>
          <table:table-cell table:formula="of:=ACOS(([.$B$3]-[.E17])/[.$B$3])" office:value-type="float" office:value="0.0746509894583831" calcext:value-type="float">
            <text:p>0.074650989458383</text:p>
          </table:table-cell>
          <table:table-cell table:formula="of:=ACOS(([.$B$3]-[.F17])/[.$B$3])" office:value-type="float" office:value="0.0996068580618025" calcext:value-type="float">
            <text:p>0.099606858061803</text:p>
          </table:table-cell>
          <table:table-cell table:formula="of:=ACOS(([.$B$3]-[.G17])/[.$B$3])" office:value-type="float" office:value="0.124625139423397" calcext:value-type="float">
            <text:p>0.124625139423397</text:p>
          </table:table-cell>
          <table:table-cell table:style-name="Default" table:formula="of:=[.G15]" office:value-type="float" office:value="0.124625139423397" calcext:value-type="float">
            <text:p>0.12462513942339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Z軸</text:p>
          </table:table-cell>
          <table:table-cell table:formula="of:=[.$B$6]+0/5*[.$B$4]" office:value-type="float" office:value="2" calcext:value-type="float">
            <text:p>2</text:p>
          </table:table-cell>
          <table:table-cell table:formula="of:=[.$B$6]+1/5*[.$B$4]" office:value-type="float" office:value="5.12" calcext:value-type="float">
            <text:p>5.12</text:p>
          </table:table-cell>
          <table:table-cell table:formula="of:=[.B6]+2/5*[.$B$4]" office:value-type="float" office:value="8.24" calcext:value-type="float">
            <text:p>8.24</text:p>
          </table:table-cell>
          <table:table-cell table:formula="of:=[.B6]+3/5*[.$B$4]" office:value-type="float" office:value="11.36" calcext:value-type="float">
            <text:p>11.36</text:p>
          </table:table-cell>
          <table:table-cell table:formula="of:=[.B6]+4/5*[.$B$4]" office:value-type="float" office:value="14.48" calcext:value-type="float">
            <text:p>14.48</text:p>
          </table:table-cell>
          <table:table-cell table:formula="of:=[.B6]+5/5*[.$B$4]" office:value-type="float" office:value="17.6" calcext:value-type="float">
            <text:p>17.6</text:p>
          </table:table-cell>
          <table:table-cell table:style-name="Default" table:formula="of:=[.B6]+5/5*[.$B$4]+[.B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X軸</text:p>
          </table:table-cell>
          <table:table-cell table:formula="of:=[.$B$3]-SQRT(ABS([.$B$3]^2-([.$B$4]*0/5)^2))" office:value-type="float" office:value="0" calcext:value-type="float">
            <text:p>0</text:p>
          </table:table-cell>
          <table:table-cell table:formula="of:=[.$B$3]-SQRT(ABS([.$B$3]^2-([.$B$4]*1/5)^2))" office:value-type="float" office:value="0.0387884643225647" calcext:value-type="float">
            <text:p>0.038788464322565</text:p>
          </table:table-cell>
          <table:table-cell table:formula="of:=[.$B$3]-SQRT(ABS([.$B$3]^2-([.$B$4]*2/5)^2))" office:value-type="float" office:value="0.155225876784158" calcext:value-type="float">
            <text:p>0.155225876784158</text:p>
          </table:table-cell>
          <table:table-cell table:formula="of:=[.$B$3]-SQRT(ABS([.$B$3]^2-([.$B$4]*3/5)^2))" office:value-type="float" office:value="0.349528966128133" calcext:value-type="float">
            <text:p>0.349528966128133</text:p>
          </table:table-cell>
          <table:table-cell table:formula="of:=[.$B$3]-SQRT(ABS([.$B$3]^2-([.$B$4]*4/5)^2))" office:value-type="float" office:value="0.62206119574202" calcext:value-type="float">
            <text:p>0.62206119574202</text:p>
          </table:table-cell>
          <table:table-cell table:formula="of:=[.$B$3]-SQRT(ABS([.$B$3]^2-([.$B$4]*5/5)^2))" office:value-type="float" office:value="0.973336188589713" calcext:value-type="float">
            <text:p>0.973336188589713</text:p>
          </table:table-cell>
          <table:table-cell table:style-name="Default" table:formula="of:=[.$B$3]-SQRT(ABS([.$B$3]^2-[.$B$4]^2))+TAN([.H15])*[.B5]" office:value-type="float" office:value="1.90036656478953" calcext:value-type="float">
            <text:p>1.90036656478953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(Default=0)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(組み込み=156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 table:formula="of:=[.$B$3]-SQRT(ABS([.$B$3]^2-[.$B$4]^2))+TAN([.H15])*[.B5]" office:value-type="float" office:value="1.90036656478953" calcext:value-type="float">
            <text:p>1.90036656478953</text:p>
          </table:table-cell>
          <table:table-cell table:number-columns-repeated="9"/>
        </table:table-row>
        <table:table-row table:style-name="ro1">
          <table:table-cell table:style-name="ce76" office:value-type="string" calcext:value-type="string">
            <text:p>CreateMeshBuilder</text:p>
          </table:table-cell>
          <table:table-cell table:style-name="ce83" table:number-columns-repeated="6"/>
          <table:table-cell table:style-name="ce98"/>
          <table:table-cell/>
          <table:table-cell table:style-name="ce134" office:value-type="string" calcext:value-type="string">
            <text:p>トングレール直進側</text:p>
          </table:table-cell>
          <table:table-cell table:style-name="ce13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oadTexture,</text:p>
          </table:table-cell>
          <table:table-cell office:value-type="string" calcext:value-type="string">
            <text:p>Rail.png</text:p>
          </table:table-cell>
          <table:table-cell table:number-columns-repeated="7"/>
          <table:table-cell table:style-name="ce76" office:value-type="string" calcext:value-type="string">
            <text:p>CreateMeshBuilder</text:p>
          </table:table-cell>
          <table:table-cell table:style-name="ce83" table:number-columns-repeated="6"/>
          <table:table-cell table:style-name="ce98"/>
        </table:table-row>
        <table:table-row table:style-name="ro1">
          <table:table-cell office:value-type="string" calcext:value-type="string">
            <text:p>;分岐線側右レール頭</text:p>
          </table:table-cell>
          <table:table-cell table:number-columns-repeated="8"/>
          <table:table-cell table:style-name="ce77" office:value-type="string" calcext:value-type="string">
            <text:p>LoadTexture,</text:p>
          </table:table-cell>
          <table:table-cell office:value-type="string" calcext:value-type="string">
            <text:p>Rail.png</text:p>
          </table:table-cell>
          <table:table-cell table:number-columns-repeated="5"/>
          <table:table-cell table:style-name="ce99"/>
        </table:table-row>
        <table:table-row table:style-name="ro1">
          <table:table-cell table:style-name="ce78" office:value-type="string" calcext:value-type="string">
            <text:p>AddVertex,</text:p>
          </table:table-cell>
          <table:table-cell table:formula="of:=ROUND([.$H$17]+[.$B$2]/2;[.B1]-1)" office:value-type="float" office:value="2.4339" calcext:value-type="float">
            <text:p>2.433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5" calcext:value-type="float">
            <text:p>25</text:p>
          </table:table-cell>
          <table:table-cell table:number-columns-repeated="3"/>
          <table:table-cell table:style-name="ce77" office:value-type="string" calcext:value-type="string">
            <text:p>;トング直進側</text:p>
          </table:table-cell>
          <table:table-cell table:number-columns-repeated="6"/>
          <table:table-cell table:style-name="ce99"/>
        </table:table-row>
        <table:table-row table:style-name="ro1">
          <table:table-cell table:formula="of:=[.A22]" office:value-type="string" office:string-value="AddVertex," calcext:value-type="string">
            <text:p>AddVertex,</text:p>
          </table:table-cell>
          <table:table-cell table:formula="of:=ROUND([.$H$17]+[.$B$2]/2 + [.$B$8];[.B1]-1)" office:value-type="float" office:value="2.4989" calcext:value-type="float">
            <text:p>2.4989</text:p>
          </table:table-cell>
          <table:table-cell office:value-type="string" calcext:value-type="string">
            <text:p>,</text:p>
          </table:table-cell>
          <table:table-cell table:formula="of:=[.D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2]" office:value-type="float" office:value="25" calcext:value-type="float">
            <text:p>25</text:p>
          </table:table-cell>
          <table:table-cell table:number-columns-repeated="3"/>
          <table:table-cell table:style-name="ce77" office:value-type="string" calcext:value-type="string">
            <text:p>;分岐側左トングレール頭</text:p>
          </table:table-cell>
          <table:table-cell table:number-columns-repeated="6"/>
          <table:table-cell table:style-name="ce99"/>
        </table:table-row>
        <table:table-row table:style-name="ro1">
          <table:table-cell table:style-name="ce79" table:formula="of:=[.A23]" office:value-type="string" office:string-value="AddVertex," calcext:value-type="string">
            <text:p>AddVertex,</text:p>
          </table:table-cell>
          <table:table-cell table:formula="of:=ROUND([.$G$17]+[.$B$2]/2+[.$B$8];[.B1]-1)" office:value-type="float" office:value="1.5718" calcext:value-type="float">
            <text:p>1.5718</text:p>
          </table:table-cell>
          <table:table-cell office:value-type="string" calcext:value-type="string">
            <text:p>,</text:p>
          </table:table-cell>
          <table:table-cell table:formula="of:=[.D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17.6" calcext:value-type="float">
            <text:p>17.6</text:p>
          </table:table-cell>
          <table:table-cell table:number-columns-repeated="3"/>
          <table:table-cell table:style-name="ce77" office:value-type="string" calcext:value-type="string">
            <text:p>AddVertex,</text:p>
          </table:table-cell>
          <table:table-cell table:formula="of:=ROUND([.D17]-[.B2]/2-[.B8];[.B1]-1)" office:value-type="float" office:value="-0.4433" calcext:value-type="float">
            <text:p>-0.44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style-name="ce79" table:formula="of:=[.A24]" office:value-type="string" office:string-value="AddVertex," calcext:value-type="string">
            <text:p>AddVertex,</text:p>
          </table:table-cell>
          <table:table-cell table:formula="of:=ROUND([.$G$17]+[.$B$2]/2;[.B1]-1)" office:value-type="float" office:value="1.5068" calcext:value-type="float">
            <text:p>1.5068</text:p>
          </table:table-cell>
          <table:table-cell office:value-type="string" calcext:value-type="string">
            <text:p>,</text:p>
          </table:table-cell>
          <table:table-cell table:formula="of:=[.D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]" office:value-type="float" office:value="17.6" calcext:value-type="float">
            <text:p>17.6</text:p>
          </table:table-cell>
          <table:table-cell table:number-columns-repeated="3"/>
          <table:table-cell table:style-name="ce77" table:formula="of:=[.J24]" office:value-type="string" office:string-value="AddVertex," calcext:value-type="string">
            <text:p>AddVertex,</text:p>
          </table:table-cell>
          <table:table-cell table:formula="of:=[.K24]+[.B8]" office:value-type="float" office:value="-0.3783" calcext:value-type="float">
            <text:p>-0.37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24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/>
          <table:table-cell table:style-name="ce77" table:formula="of:=[.J25]" office:value-type="string" office:string-value="AddVertex," calcext:value-type="string">
            <text:p>AddVertex,</text:p>
          </table:table-cell>
          <table:table-cell table:formula="of:=[.K25]" office:value-type="float" office:value="-0.3783" calcext:value-type="float">
            <text:p>-0.3783</text:p>
          </table:table-cell>
          <table:table-cell office:value-type="string" calcext:value-type="string">
            <text:p>,</text:p>
          </table:table-cell>
          <table:table-cell table:formula="of:=[.M25]" office:value-type="float" office:value="0" calcext:value-type="float">
            <text:p>0</text:p>
          </table:table-cell>
          <table:table-cell table:formula="of:=[.N25]" office:value-type="string" office:string-value="," calcext:value-type="string">
            <text:p>,</text:p>
          </table:table-cell>
          <table:table-cell table:formula="of:=[.C1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25]" office:value-type="string" office:string-value="AddVertex," calcext:value-type="string">
            <text:p>AddVertex,</text:p>
          </table:table-cell>
          <table:table-cell table:formula="of:=ROUND([.B25];[.B1]-1)" office:value-type="float" office:value="1.5068" calcext:value-type="float">
            <text:p>1.5068</text:p>
          </table:table-cell>
          <table:table-cell office:value-type="string" calcext:value-type="string">
            <text:p>,</text:p>
          </table:table-cell>
          <table:table-cell table:formula="of:=[.D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17.6" calcext:value-type="float">
            <text:p>17.6</text:p>
          </table:table-cell>
          <table:table-cell table:number-columns-repeated="3"/>
          <table:table-cell table:style-name="ce77" table:formula="of:=[.J31]" office:value-type="string" office:string-value="AddVertex," calcext:value-type="string">
            <text:p>AddVertex,</text:p>
          </table:table-cell>
          <table:table-cell table:formula="of:=[.K26]-[.B8]*0.6" office:value-type="float" office:value="-0.4173" calcext:value-type="float">
            <text:p>-0.417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2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27]" office:value-type="string" office:string-value="AddVertex," calcext:value-type="string">
            <text:p>AddVertex,</text:p>
          </table:table-cell>
          <table:table-cell table:formula="of:=ROUND([.B24];[.B1]-1)" office:value-type="float" office:value="1.5718" calcext:value-type="float">
            <text:p>1.5718</text:p>
          </table:table-cell>
          <table:table-cell office:value-type="string" calcext:value-type="string">
            <text:p>,</text:p>
          </table:table-cell>
          <table:table-cell table:formula="of:=[.D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7]" office:value-type="float" office:value="17.6" calcext:value-type="float">
            <text:p>17.6</text:p>
          </table:table-cell>
          <table:table-cell table:number-columns-repeated="3"/>
          <table:table-cell table:style-name="ce77" office:value-type="string" calcext:value-type="string">
            <text:p>AddFace,</text:p>
          </table:table-cell>
          <table:table-cell table:formula="of:=[.K17]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formula="of:=[.K28]+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formula="of:=[.M28]+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style-name="ce99" table:formula="of:=[.O28]+1" office:value-type="float" office:value="159" calcext:value-type="float">
            <text:p>159</text:p>
          </table:table-cell>
        </table:table-row>
        <table:table-row table:style-name="ro1">
          <table:table-cell table:formula="of:=[.A28]" office:value-type="string" office:string-value="AddVertex," calcext:value-type="string">
            <text:p>AddVertex,</text:p>
          </table:table-cell>
          <table:table-cell table:formula="of:=ROUND([.F17]+[.$B$2]/2+[.$B$8];[.B1]-1)" office:value-type="float" office:value="1.2206" calcext:value-type="float">
            <text:p>1.2206</text:p>
          </table:table-cell>
          <table:table-cell office:value-type="string" calcext:value-type="string">
            <text:p>,</text:p>
          </table:table-cell>
          <table:table-cell table:formula="of:=[.D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4.48" calcext:value-type="float">
            <text:p>14.48</text:p>
          </table:table-cell>
          <table:table-cell table:number-columns-repeated="3"/>
          <table:table-cell table:style-name="ce77" table:formula="of:=[.J24]" office:value-type="string" office:string-value="AddVertex," calcext:value-type="string">
            <text:p>AddVertex,</text:p>
          </table:table-cell>
          <table:table-cell table:formula="of:=[.K27]" office:value-type="float" office:value="-0.4173" calcext:value-type="float">
            <text:p>-0.4173</text:p>
          </table:table-cell>
          <table:table-cell table:formula="of:=[.L27]" office:value-type="string" office:string-value="," calcext:value-type="string">
            <text:p>,</text:p>
          </table:table-cell>
          <table:table-cell table:formula="of:=[.M27]" office:value-type="float" office:value="0" calcext:value-type="float">
            <text:p>0</text:p>
          </table:table-cell>
          <table:table-cell table:formula="of:=[.N27]" office:value-type="string" office:string-value="," calcext:value-type="string">
            <text:p>,</text:p>
          </table:table-cell>
          <table:table-cell table:formula="of:=[.O2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29]" office:value-type="string" office:string-value="AddVertex," calcext:value-type="string">
            <text:p>AddVertex,</text:p>
          </table:table-cell>
          <table:table-cell table:formula="of:=ROUND([.$F$17]+[.$B$2]/2;[.B1]-1)" office:value-type="float" office:value="1.1556" calcext:value-type="float">
            <text:p>1.1556</text:p>
          </table:table-cell>
          <table:table-cell office:value-type="string" calcext:value-type="string">
            <text:p>,</text:p>
          </table:table-cell>
          <table:table-cell table:formula="of:=[.D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9]" office:value-type="float" office:value="14.48" calcext:value-type="float">
            <text:p>14.48</text:p>
          </table:table-cell>
          <table:table-cell table:number-columns-repeated="3"/>
          <table:table-cell table:style-name="ce77" table:formula="of:=[.J25]" office:value-type="string" office:string-value="AddVertex," calcext:value-type="string">
            <text:p>AddVertex,</text:p>
          </table:table-cell>
          <table:table-cell table:formula="of:=[.K26]" office:value-type="float" office:value="-0.3783" calcext:value-type="float">
            <text:p>-0.3783</text:p>
          </table:table-cell>
          <table:table-cell table:formula="of:=[.L26]" office:value-type="string" office:string-value="," calcext:value-type="string">
            <text:p>,</text:p>
          </table:table-cell>
          <table:table-cell table:formula="of:=[.M26]" office:value-type="float" office:value="0" calcext:value-type="float">
            <text:p>0</text:p>
          </table:table-cell>
          <table:table-cell table:formula="of:=[.N26]" office:value-type="string" office:string-value="," calcext:value-type="string">
            <text:p>,</text:p>
          </table:table-cell>
          <table:table-cell table:formula="of:=[.O2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/>
          <table:table-cell table:style-name="ce77" table:formula="of:=[.J25]" office:value-type="string" office:string-value="AddVertex," calcext:value-type="string">
            <text:p>AddVertex,</text:p>
          </table:table-cell>
          <table:table-cell table:formula="of:=ROUND([.B2]/2-[.B2]*[.B12]/100;[.B1]-1)" office:value-type="float" office:value="-0.2668" calcext:value-type="float">
            <text:p>-0.26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30]" office:value-type="string" office:string-value="AddVertex," calcext:value-type="string">
            <text:p>AddVertex,</text:p>
          </table:table-cell>
          <table:table-cell table:formula="of:=[.B30]" office:value-type="float" office:value="1.1556" calcext:value-type="float">
            <text:p>1.1556</text:p>
          </table:table-cell>
          <table:table-cell office:value-type="string" calcext:value-type="string">
            <text:p>,</text:p>
          </table:table-cell>
          <table:table-cell table:formula="of:=[.D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0]" office:value-type="float" office:value="14.48" calcext:value-type="float">
            <text:p>14.48</text:p>
          </table:table-cell>
          <table:table-cell table:number-columns-repeated="3"/>
          <table:table-cell table:style-name="ce77" office:value-type="string" calcext:value-type="string">
            <text:p>AddFace,</text:p>
          </table:table-cell>
          <table:table-cell table:formula="of:=[.Q28]+1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K32]+1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formula="of:=[.M32]+1" office:value-type="float" office:value="162" calcext:value-type="float">
            <text:p>162</text:p>
          </table:table-cell>
          <table:table-cell/>
          <table:table-cell table:style-name="ce99"/>
        </table:table-row>
        <table:table-row table:style-name="ro1">
          <table:table-cell table:formula="of:=[.A32]" office:value-type="string" office:string-value="AddVertex," calcext:value-type="string">
            <text:p>AddVertex,</text:p>
          </table:table-cell>
          <table:table-cell table:formula="of:=[.B29]" office:value-type="float" office:value="1.2206" calcext:value-type="float">
            <text:p>1.2206</text:p>
          </table:table-cell>
          <table:table-cell office:value-type="string" calcext:value-type="string">
            <text:p>,</text:p>
          </table:table-cell>
          <table:table-cell table:formula="of:=[.D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]" office:value-type="float" office:value="14.48" calcext:value-type="float">
            <text:p>14.48</text:p>
          </table:table-cell>
          <table:table-cell table:number-columns-repeated="3"/>
          <table:table-cell table:style-name="ce77" office:value-type="string" calcext:value-type="string">
            <text:p>SetTextureCoordinates,</text:p>
          </table:table-cell>
          <table:table-cell table:formula="of:=[.K28]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33]" office:value-type="string" office:string-value="AddVertex," calcext:value-type="string">
            <text:p>AddVertex,</text:p>
          </table:table-cell>
          <table:table-cell table:formula="of:=ROUND([.$E$17]+[.$B$2]/2+[.$B$8];[.B1]-1)" office:value-type="float" office:value="0.948" calcext:value-type="float">
            <text:p>0.948</text:p>
          </table:table-cell>
          <table:table-cell office:value-type="string" calcext:value-type="string">
            <text:p>,</text:p>
          </table:table-cell>
          <table:table-cell table:formula="of:=[.D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33]" office:value-type="string" office:string-value="SetTextureCoordinates," calcext:value-type="string">
            <text:p>SetTextureCoordinates,</text:p>
          </table:table-cell>
          <table:table-cell table:formula="of:=[.M28]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34]-[.B8]" office:value-type="float" office:value="0.883" calcext:value-type="float">
            <text:p>0.883</text:p>
          </table:table-cell>
          <table:table-cell office:value-type="string" calcext:value-type="string">
            <text:p>,</text:p>
          </table:table-cell>
          <table:table-cell table:formula="of:=[.D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4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34]" office:value-type="string" office:string-value="SetTextureCoordinates," calcext:value-type="string">
            <text:p>SetTextureCoordinates,</text:p>
          </table:table-cell>
          <table:table-cell table:formula="of:=[.O28]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7" table:formula="of:=[.J35]" office:value-type="string" office:string-value="SetTextureCoordinates," calcext:value-type="string">
            <text:p>SetTextureCoordinates,</text:p>
          </table:table-cell>
          <table:table-cell table:formula="of:=[.Q28]"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35]" office:value-type="string" office:string-value="AddVertex," calcext:value-type="string">
            <text:p>AddVertex,</text:p>
          </table:table-cell>
          <table:table-cell table:formula="of:=[.B35]" office:value-type="float" office:value="0.883" calcext:value-type="float">
            <text:p>0.883</text:p>
          </table:table-cell>
          <table:table-cell office:value-type="string" calcext:value-type="string">
            <text:p>,</text:p>
          </table:table-cell>
          <table:table-cell table:formula="of:=[.D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36]" office:value-type="string" office:string-value="SetTextureCoordinates," calcext:value-type="string">
            <text:p>SetTextureCoordinates,</text:p>
          </table:table-cell>
          <table:table-cell table:formula="of:=[.K32]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37]" office:value-type="string" office:string-value="AddVertex," calcext:value-type="string">
            <text:p>AddVertex,</text:p>
          </table:table-cell>
          <table:table-cell table:formula="of:=[.B37]+[.B8]" office:value-type="float" office:value="0.948" calcext:value-type="float">
            <text:p>0.948</text:p>
          </table:table-cell>
          <table:table-cell office:value-type="string" calcext:value-type="string">
            <text:p>,</text:p>
          </table:table-cell>
          <table:table-cell table:formula="of:=[.D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37]" office:value-type="string" office:string-value="SetTextureCoordinates," calcext:value-type="string">
            <text:p>SetTextureCoordinates,</text:p>
          </table:table-cell>
          <table:table-cell table:formula="of:=[.M32]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38]" office:value-type="string" office:string-value="AddVertex," calcext:value-type="string">
            <text:p>AddVertex,</text:p>
          </table:table-cell>
          <table:table-cell table:formula="of:=ROUND([.$D$17]+[.$B$2]/2+[.$B$8];[.B1]-1)" office:value-type="float" office:value="0.7537" calcext:value-type="float">
            <text:p>0.7537</text:p>
          </table:table-cell>
          <table:table-cell office:value-type="string" calcext:value-type="string">
            <text:p>,</text:p>
          </table:table-cell>
          <table:table-cell table:formula="of:=[.D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 table:number-columns-repeated="3"/>
          <table:table-cell table:style-name="ce77" table:formula="of:=[.J38]" office:value-type="string" office:string-value="SetTextureCoordinates," calcext:value-type="string">
            <text:p>SetTextureCoordinates,</text:p>
          </table:table-cell>
          <table:table-cell table:formula="of:=[.O32]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39]" office:value-type="string" office:string-value="AddVertex," calcext:value-type="string">
            <text:p>AddVertex,</text:p>
          </table:table-cell>
          <table:table-cell table:formula="of:=[.B39]-[.B8]" office:value-type="float" office:value="0.6887" calcext:value-type="float">
            <text:p>0.6887</text:p>
          </table:table-cell>
          <table:table-cell office:value-type="string" calcext:value-type="string">
            <text:p>,</text:p>
          </table:table-cell>
          <table:table-cell table:formula="of:=[.D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9]" office:value-type="float" office:value="8.24" calcext:value-type="float">
            <text:p>8.24</text:p>
          </table:table-cell>
          <table:table-cell table:number-columns-repeated="3"/>
          <table:table-cell table:style-name="ce77" office:value-type="string" calcext:value-type="string">
            <text:p>;分岐側左トングレール腹</text:p>
          </table:table-cell>
          <table:table-cell table:number-columns-repeated="6"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7" table:formula="of:=[.J24]" office:value-type="string" office:string-value="AddVertex," calcext:value-type="string">
            <text:p>AddVertex,</text:p>
          </table:table-cell>
          <table:table-cell table:formula="of:=[.K24]-([.K24]-[.K25])/2" office:value-type="float" office:value="-0.4108" calcext:value-type="float">
            <text:p>-0.4108</text:p>
          </table:table-cell>
          <table:table-cell office:value-type="string" calcext:value-type="string">
            <text:p>,</text:p>
          </table:table-cell>
          <table:table-cell table:formula="of:=[.M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40]" office:value-type="string" office:string-value="AddVertex," calcext:value-type="string">
            <text:p>AddVertex,</text:p>
          </table:table-cell>
          <table:table-cell table:formula="of:=[.B40]" office:value-type="float" office:value="0.6887" calcext:value-type="float">
            <text:p>0.6887</text:p>
          </table:table-cell>
          <table:table-cell office:value-type="string" calcext:value-type="string">
            <text:p>,</text:p>
          </table:table-cell>
          <table:table-cell table:formula="of:=[.D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]" office:value-type="float" office:value="8.24" calcext:value-type="float">
            <text:p>8.24</text:p>
          </table:table-cell>
          <table:table-cell table:number-columns-repeated="3"/>
          <table:table-cell table:style-name="ce77" table:formula="of:=[.J25]" office:value-type="string" office:string-value="AddVertex," calcext:value-type="string">
            <text:p>AddVertex,</text:p>
          </table:table-cell>
          <table:table-cell table:formula="of:=[.K41]" office:value-type="float" office:value="-0.4108" calcext:value-type="float">
            <text:p>-0.4108</text:p>
          </table:table-cell>
          <table:table-cell office:value-type="string" calcext:value-type="string">
            <text:p>,</text:p>
          </table:table-cell>
          <table:table-cell table:formula="of:=[.M41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41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42]" office:value-type="string" office:string-value="AddVertex," calcext:value-type="string">
            <text:p>AddVertex,</text:p>
          </table:table-cell>
          <table:table-cell table:formula="of:=[.B39]" office:value-type="float" office:value="0.7537" calcext:value-type="float">
            <text:p>0.7537</text:p>
          </table:table-cell>
          <table:table-cell office:value-type="string" calcext:value-type="string">
            <text:p>,</text:p>
          </table:table-cell>
          <table:table-cell table:formula="of:=[.D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]" office:value-type="float" office:value="8.24" calcext:value-type="float">
            <text:p>8.24</text:p>
          </table:table-cell>
          <table:table-cell table:number-columns-repeated="3"/>
          <table:table-cell table:style-name="ce77" table:formula="of:=[.J26]" office:value-type="string" office:string-value="AddVertex," calcext:value-type="string">
            <text:p>AddVertex,</text:p>
          </table:table-cell>
          <table:table-cell table:formula="of:=[.K26]-([.K26]-[.K27])/2" office:value-type="float" office:value="-0.3978" calcext:value-type="float">
            <text:p>-0.3978</text:p>
          </table:table-cell>
          <table:table-cell office:value-type="string" calcext:value-type="string">
            <text:p>,</text:p>
          </table:table-cell>
          <table:table-cell table:formula="of:=[.M4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2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43]" office:value-type="string" office:string-value="AddVertex," calcext:value-type="string">
            <text:p>AddVertex,</text:p>
          </table:table-cell>
          <table:table-cell table:formula="of:=ROUND([.$C$17]+[.$B$2]/2+[.$B$8];[.B1]-1)" office:value-type="float" office:value="0.6373" calcext:value-type="float">
            <text:p>0.6373</text:p>
          </table:table-cell>
          <table:table-cell office:value-type="string" calcext:value-type="string">
            <text:p>,</text:p>
          </table:table-cell>
          <table:table-cell table:formula="of:=[.D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12" calcext:value-type="float">
            <text:p>5.12</text:p>
          </table:table-cell>
          <table:table-cell table:number-columns-repeated="3"/>
          <table:table-cell table:style-name="ce77" table:formula="of:=[.J27]" office:value-type="string" office:string-value="AddVertex," calcext:value-type="string">
            <text:p>AddVertex,</text:p>
          </table:table-cell>
          <table:table-cell table:formula="of:=[.K43]" office:value-type="float" office:value="-0.3978" calcext:value-type="float">
            <text:p>-0.3978</text:p>
          </table:table-cell>
          <table:table-cell office:value-type="string" calcext:value-type="string">
            <text:p>,</text:p>
          </table:table-cell>
          <table:table-cell table:formula="of:=[.M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4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44]" office:value-type="string" office:string-value="AddVertex," calcext:value-type="string">
            <text:p>AddVertex,</text:p>
          </table:table-cell>
          <table:table-cell table:formula="of:=[.B44]-[.B8]" office:value-type="float" office:value="0.5723" calcext:value-type="float">
            <text:p>0.5723</text:p>
          </table:table-cell>
          <table:table-cell office:value-type="string" calcext:value-type="string">
            <text:p>,</text:p>
          </table:table-cell>
          <table:table-cell table:formula="of:=[.D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]" office:value-type="float" office:value="5.12" calcext:value-type="float">
            <text:p>5.12</text:p>
          </table:table-cell>
          <table:table-cell table:number-columns-repeated="3"/>
          <table:table-cell table:style-name="ce77" office:value-type="string" calcext:value-type="string">
            <text:p>AddFace2,</text:p>
          </table:table-cell>
          <table:table-cell table:formula="of:=[.O32]+1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formula="of:=[.K45]+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M45]+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style-name="ce99" table:formula="of:=[.O45]+1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7" table:formula="of:=[.J41]" office:value-type="string" office:string-value="AddVertex," calcext:value-type="string">
            <text:p>AddVertex,</text:p>
          </table:table-cell>
          <table:table-cell table:formula="of:=[.K44]" office:value-type="float" office:value="-0.3978" calcext:value-type="float">
            <text:p>-0.3978</text:p>
          </table:table-cell>
          <table:table-cell table:formula="of:=[.L44]" office:value-type="string" office:string-value="," calcext:value-type="string">
            <text:p>,</text:p>
          </table:table-cell>
          <table:table-cell table:formula="of:=[.M44]" office:value-type="float" office:value="0" calcext:value-type="float">
            <text:p>0</text:p>
          </table:table-cell>
          <table:table-cell table:formula="of:=[.N44]" office:value-type="string" office:string-value="," calcext:value-type="string">
            <text:p>,</text:p>
          </table:table-cell>
          <table:table-cell table:formula="of:=[.O44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45]" office:value-type="string" office:string-value="AddVertex," calcext:value-type="string">
            <text:p>AddVertex,</text:p>
          </table:table-cell>
          <table:table-cell table:formula="of:=[.B45]" office:value-type="float" office:value="0.5723" calcext:value-type="float">
            <text:p>0.5723</text:p>
          </table:table-cell>
          <table:table-cell office:value-type="string" calcext:value-type="string">
            <text:p>,</text:p>
          </table:table-cell>
          <table:table-cell table:formula="of:=[.D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5]" office:value-type="float" office:value="5.12" calcext:value-type="float">
            <text:p>5.12</text:p>
          </table:table-cell>
          <table:table-cell table:number-columns-repeated="3"/>
          <table:table-cell table:style-name="ce77" table:formula="of:=[.J42]" office:value-type="string" office:string-value="AddVertex," calcext:value-type="string">
            <text:p>AddVertex,</text:p>
          </table:table-cell>
          <table:table-cell table:formula="of:=[.K43]" office:value-type="float" office:value="-0.3978" calcext:value-type="float">
            <text:p>-0.3978</text:p>
          </table:table-cell>
          <table:table-cell table:formula="of:=[.L43]" office:value-type="string" office:string-value="," calcext:value-type="string">
            <text:p>,</text:p>
          </table:table-cell>
          <table:table-cell table:formula="of:=[.M43]" office:value-type="float" office:value="-0.153" calcext:value-type="float">
            <text:p>-0.153</text:p>
          </table:table-cell>
          <table:table-cell table:formula="of:=[.N43]" office:value-type="string" office:string-value="," calcext:value-type="string">
            <text:p>,</text:p>
          </table:table-cell>
          <table:table-cell table:formula="of:=[.O4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47]" office:value-type="string" office:string-value="AddVertex," calcext:value-type="string">
            <text:p>AddVertex,</text:p>
          </table:table-cell>
          <table:table-cell table:formula="of:=[.B44]" office:value-type="float" office:value="0.6373" calcext:value-type="float">
            <text:p>0.6373</text:p>
          </table:table-cell>
          <table:table-cell office:value-type="string" calcext:value-type="string">
            <text:p>,</text:p>
          </table:table-cell>
          <table:table-cell table:formula="of:=[.D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7]" office:value-type="float" office:value="5.12" calcext:value-type="float">
            <text:p>5.12</text:p>
          </table:table-cell>
          <table:table-cell table:number-columns-repeated="3"/>
          <table:table-cell table:style-name="ce77" table:formula="of:=[.J43]" office:value-type="string" office:string-value="AddVertex," calcext:value-type="string">
            <text:p>AddVertex,</text:p>
          </table:table-cell>
          <table:table-cell table:formula="of:=[.K31]" office:value-type="float" office:value="-0.2668" calcext:value-type="float">
            <text:p>-0.2668</text:p>
          </table:table-cell>
          <table:table-cell office:value-type="string" calcext:value-type="string">
            <text:p>,</text:p>
          </table:table-cell>
          <table:table-cell table:formula="of:=[.M4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31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48]" office:value-type="string" office:string-value="AddVertex," calcext:value-type="string">
            <text:p>AddVertex,</text:p>
          </table:table-cell>
          <table:table-cell table:formula="of:=[.B17]+[.B2]/2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3"/>
          <table:table-cell table:style-name="ce77" table:formula="of:=[.J44]" office:value-type="string" office:string-value="AddVertex," calcext:value-type="string">
            <text:p>AddVertex,</text:p>
          </table:table-cell>
          <table:table-cell table:formula="of:=[.K48]" office:value-type="float" office:value="-0.2668" calcext:value-type="float">
            <text:p>-0.2668</text:p>
          </table:table-cell>
          <table:table-cell office:value-type="string" calcext:value-type="string">
            <text:p>,</text:p>
          </table:table-cell>
          <table:table-cell table:formula="of:=[.M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48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49]" office:value-type="string" office:string-value="AddVertex," calcext:value-type="string">
            <text:p>AddVertex,</text:p>
          </table:table-cell>
          <table:table-cell table:formula="of:=[.B49]-[.B8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9]" office:value-type="float" office:value="2" calcext:value-type="float">
            <text:p>2</text:p>
          </table:table-cell>
          <table:table-cell table:number-columns-repeated="3"/>
          <table:table-cell table:style-name="ce77" table:formula="of:=[.J45]" office:value-type="string" office:string-value="AddFace2," calcext:value-type="string">
            <text:p>AddFace2,</text:p>
          </table:table-cell>
          <table:table-cell table:formula="of:=[.Q45]+1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formula="of:=[.K50]+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formula="of:=[.M50]+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style-name="ce99" table:formula="of:=[.O50]+1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7" table:formula="of:=[.J33]" office:value-type="string" office:string-value="SetTextureCoordinates," calcext:value-type="string">
            <text:p>SetTextureCoordinates,</text:p>
          </table:table-cell>
          <table:table-cell table:formula="of:=[.K45]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分岐側右レール腹</text:p>
          </table:table-cell>
          <table:table-cell table:number-columns-repeated="8"/>
          <table:table-cell table:style-name="ce77" table:formula="of:=[.J34]" office:value-type="string" office:string-value="SetTextureCoordinates," calcext:value-type="string">
            <text:p>SetTextureCoordinates,</text:p>
          </table:table-cell>
          <table:table-cell table:formula="of:=[.M45]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22]" office:value-type="string" office:string-value="AddVertex," calcext:value-type="string">
            <text:p>AddVertex,</text:p>
          </table:table-cell>
          <table:table-cell table:formula="of:=ROUND([.B22]+[.B8]/2;[.B1]-1)" office:value-type="float" office:value="2.4664" calcext:value-type="float">
            <text:p>2.4664</text:p>
          </table:table-cell>
          <table:table-cell office:value-type="string" calcext:value-type="string">
            <text:p>,</text:p>
          </table:table-cell>
          <table:table-cell table:formula="of:=[.D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2]" office:value-type="float" office:value="25" calcext:value-type="float">
            <text:p>25</text:p>
          </table:table-cell>
          <table:table-cell table:number-columns-repeated="3"/>
          <table:table-cell table:style-name="ce77" table:formula="of:=[.J35]" office:value-type="string" office:string-value="SetTextureCoordinates," calcext:value-type="string">
            <text:p>SetTextureCoordinates,</text:p>
          </table:table-cell>
          <table:table-cell table:formula="of:=[.O45]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53]" office:value-type="string" office:string-value="AddVertex," calcext:value-type="string">
            <text:p>AddVertex,</text:p>
          </table:table-cell>
          <table:table-cell table:formula="of:=ROUND([.B53];[.B1]-1)" office:value-type="float" office:value="2.4664" calcext:value-type="float">
            <text:p>2.4664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3]" office:value-type="float" office:value="25" calcext:value-type="float">
            <text:p>25</text:p>
          </table:table-cell>
          <table:table-cell table:number-columns-repeated="3"/>
          <table:table-cell table:style-name="ce77" table:formula="of:=[.J36]" office:value-type="string" office:string-value="SetTextureCoordinates," calcext:value-type="string">
            <text:p>SetTextureCoordinates,</text:p>
          </table:table-cell>
          <table:table-cell table:formula="of:=[.Q45]"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54]" office:value-type="string" office:string-value="AddVertex," calcext:value-type="string">
            <text:p>AddVertex,</text:p>
          </table:table-cell>
          <table:table-cell table:formula="of:=[.B24]-[.B8]/2" office:value-type="float" office:value="1.5393" calcext:value-type="float">
            <text:p>1.5393</text:p>
          </table:table-cell>
          <table:table-cell office:value-type="string" calcext:value-type="string">
            <text:p>,</text:p>
          </table:table-cell>
          <table:table-cell table:formula="of:=[.D5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4]" office:value-type="float" office:value="17.6" calcext:value-type="float">
            <text:p>17.6</text:p>
          </table:table-cell>
          <table:table-cell table:number-columns-repeated="3"/>
          <table:table-cell table:style-name="ce77" table:formula="of:=[.J37]" office:value-type="string" office:string-value="SetTextureCoordinates," calcext:value-type="string">
            <text:p>SetTextureCoordinates,</text:p>
          </table:table-cell>
          <table:table-cell table:formula="of:=[.K50]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55]" office:value-type="string" office:string-value="AddVertex," calcext:value-type="string">
            <text:p>AddVertex,</text:p>
          </table:table-cell>
          <table:table-cell table:formula="of:=[.B55]" office:value-type="float" office:value="1.5393" calcext:value-type="float">
            <text:p>1.5393</text:p>
          </table:table-cell>
          <table:table-cell office:value-type="string" calcext:value-type="string">
            <text:p>,</text:p>
          </table:table-cell>
          <table:table-cell table:formula="of:=[.D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5]" office:value-type="float" office:value="17.6" calcext:value-type="float">
            <text:p>17.6</text:p>
          </table:table-cell>
          <table:table-cell table:number-columns-repeated="3"/>
          <table:table-cell table:style-name="ce77" table:formula="of:=[.J38]" office:value-type="string" office:string-value="SetTextureCoordinates," calcext:value-type="string">
            <text:p>SetTextureCoordinates,</text:p>
          </table:table-cell>
          <table:table-cell table:formula="of:=[.M50]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77" table:formula="of:=[.J39]" office:value-type="string" office:string-value="SetTextureCoordinates," calcext:value-type="string">
            <text:p>SetTextureCoordinates,</text:p>
          </table:table-cell>
          <table:table-cell table:formula="of:=[.O50]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53]" office:value-type="string" office:string-value="AddVertex," calcext:value-type="string">
            <text:p>AddVertex,</text:p>
          </table:table-cell>
          <table:table-cell table:formula="of:=[.B55]" office:value-type="float" office:value="1.5393" calcext:value-type="float">
            <text:p>1.5393</text:p>
          </table:table-cell>
          <table:table-cell office:value-type="string" calcext:value-type="string">
            <text:p>,</text:p>
          </table:table-cell>
          <table:table-cell table:formula="of:=[.D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6]" office:value-type="float" office:value="17.6" calcext:value-type="float">
            <text:p>17.6</text:p>
          </table:table-cell>
          <table:table-cell table:number-columns-repeated="3"/>
          <table:table-cell table:style-name="ce77" table:formula="of:=[.J57]" office:value-type="string" office:string-value="SetTextureCoordinates," calcext:value-type="string">
            <text:p>SetTextureCoordinates,</text:p>
          </table:table-cell>
          <table:table-cell table:formula="of:=[.Q50]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58]" office:value-type="string" office:string-value="AddVertex," calcext:value-type="string">
            <text:p>AddVertex,</text:p>
          </table:table-cell>
          <table:table-cell table:formula="of:=[.B58]" office:value-type="float" office:value="1.5393" calcext:value-type="float">
            <text:p>1.5393</text:p>
          </table:table-cell>
          <table:table-cell office:value-type="string" calcext:value-type="string">
            <text:p>,</text:p>
          </table:table-cell>
          <table:table-cell table:formula="of:=[.D5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8]" office:value-type="float" office:value="17.6" calcext:value-type="float">
            <text:p>17.6</text:p>
          </table:table-cell>
          <table:table-cell table:number-columns-repeated="3"/>
          <table:table-cell table:style-name="ce77" office:value-type="string" calcext:value-type="string">
            <text:p>;基準側右トングレール頭</text:p>
          </table:table-cell>
          <table:table-cell table:number-columns-repeated="6"/>
          <table:table-cell table:style-name="ce99"/>
        </table:table-row>
        <table:table-row table:style-name="ro1">
          <table:table-cell table:formula="of:=[.A59]" office:value-type="string" office:string-value="AddVertex," calcext:value-type="string">
            <text:p>AddVertex,</text:p>
          </table:table-cell>
          <table:table-cell table:formula="of:=[.B29]-[.B8]/2" office:value-type="float" office:value="1.1881" calcext:value-type="float">
            <text:p>1.1881</text:p>
          </table:table-cell>
          <table:table-cell office:value-type="string" calcext:value-type="string">
            <text:p>,</text:p>
          </table:table-cell>
          <table:table-cell table:formula="of:=[.D5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9]" office:value-type="float" office:value="14.48" calcext:value-type="float">
            <text:p>14.48</text:p>
          </table:table-cell>
          <table:table-cell table:number-columns-repeated="3"/>
          <table:table-cell table:style-name="ce77" table:formula="of:=[.J24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60]" office:value-type="string" office:string-value="AddVertex," calcext:value-type="string">
            <text:p>AddVertex,</text:p>
          </table:table-cell>
          <table:table-cell table:formula="of:=[.B60]" office:value-type="float" office:value="1.1881" calcext:value-type="float">
            <text:p>1.1881</text:p>
          </table:table-cell>
          <table:table-cell office:value-type="string" calcext:value-type="string">
            <text:p>,</text:p>
          </table:table-cell>
          <table:table-cell table:formula="of:=[.D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0]" office:value-type="float" office:value="14.48" calcext:value-type="float">
            <text:p>14.48</text:p>
          </table:table-cell>
          <table:table-cell table:number-columns-repeated="3"/>
          <table:table-cell table:style-name="ce77" table:formula="of:=[.J25]" office:value-type="string" office:string-value="AddVertex," calcext:value-type="string">
            <text:p>AddVertex,</text:p>
          </table:table-cell>
          <table:table-cell table:formula="of:=[.K60]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60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57]" office:value-type="string" office:string-value="AddFace2," calcext:value-type="string">
            <text:p>AddFace2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77" table:formula="of:=[.J26]" office:value-type="string" office:string-value="AddVertex," calcext:value-type="string">
            <text:p>AddVertex,</text:p>
          </table:table-cell>
          <table:table-cell table:formula="of:=[.K61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65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61]" office:value-type="string" office:string-value="AddVertex," calcext:value-type="string">
            <text:p>AddVertex,</text:p>
          </table:table-cell>
          <table:table-cell table:formula="of:=[.B60]" office:value-type="float" office:value="1.1881" calcext:value-type="float">
            <text:p>1.1881</text:p>
          </table:table-cell>
          <table:table-cell office:value-type="string" calcext:value-type="string">
            <text:p>,</text:p>
          </table:table-cell>
          <table:table-cell table:formula="of:=[.D6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1]" office:value-type="float" office:value="14.48" calcext:value-type="float">
            <text:p>14.48</text:p>
          </table:table-cell>
          <table:table-cell table:number-columns-repeated="3"/>
          <table:table-cell table:style-name="ce77" table:formula="of:=[.J27]" office:value-type="string" office:string-value="AddVertex," calcext:value-type="string">
            <text:p>AddVertex,</text:p>
          </table:table-cell>
          <table:table-cell table:formula="of:=[.K60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62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63]" office:value-type="string" office:string-value="AddVertex," calcext:value-type="string">
            <text:p>AddVertex,</text:p>
          </table:table-cell>
          <table:table-cell table:formula="of:=[.B63]" office:value-type="float" office:value="1.1881" calcext:value-type="float">
            <text:p>1.1881</text:p>
          </table:table-cell>
          <table:table-cell office:value-type="string" calcext:value-type="string">
            <text:p>,</text:p>
          </table:table-cell>
          <table:table-cell table:formula="of:=[.D6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3]" office:value-type="float" office:value="14.48" calcext:value-type="float">
            <text:p>14.48</text:p>
          </table:table-cell>
          <table:table-cell table:number-columns-repeated="3"/>
          <table:table-cell table:style-name="ce77" table:formula="of:=[.J28]" office:value-type="string" office:string-value="AddFace," calcext:value-type="string">
            <text:p>AddFace,</text:p>
          </table:table-cell>
          <table:table-cell table:formula="of:=[.Q50]+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.K64]+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formula="of:=[.M64]+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style-name="ce99" table:formula="of:=[.O64]+1" office:value-type="float" office:value="174" calcext:value-type="float">
            <text:p>174</text:p>
          </table:table-cell>
        </table:table-row>
        <table:table-row table:style-name="ro1">
          <table:table-cell table:formula="of:=[.A64]" office:value-type="string" office:string-value="AddVertex," calcext:value-type="string">
            <text:p>AddVertex,</text:p>
          </table:table-cell>
          <table:table-cell table:formula="of:=[.B34]-[.B8]/2" office:value-type="float" office:value="0.9155" calcext:value-type="float">
            <text:p>0.9155</text:p>
          </table:table-cell>
          <table:table-cell office:value-type="string" calcext:value-type="string">
            <text:p>,</text:p>
          </table:table-cell>
          <table:table-cell table:formula="of:=[.D6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4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60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table:formula="of:=[.L60]" office:value-type="string" office:string-value="," calcext:value-type="string">
            <text:p>,</text:p>
          </table:table-cell>
          <table:table-cell table:formula="of:=[.M60]" office:value-type="float" office:value="0" calcext:value-type="float">
            <text:p>0</text:p>
          </table:table-cell>
          <table:table-cell table:formula="of:=[.N60]" office:value-type="string" office:string-value="," calcext:value-type="string">
            <text:p>,</text:p>
          </table:table-cell>
          <table:table-cell table:formula="of:=[.O66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65]" office:value-type="string" office:string-value="AddVertex," calcext:value-type="string">
            <text:p>AddVertex,</text:p>
          </table:table-cell>
          <table:table-cell table:formula="of:=[.B65]" office:value-type="float" office:value="0.9155" calcext:value-type="float">
            <text:p>0.9155</text:p>
          </table:table-cell>
          <table:table-cell office:value-type="string" calcext:value-type="string">
            <text:p>,</text:p>
          </table:table-cell>
          <table:table-cell table:formula="of:=[.D6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5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61]" office:value-type="string" office:string-value="AddVertex," calcext:value-type="string">
            <text:p>AddVertex,</text:p>
          </table:table-cell>
          <table:table-cell table:formula="of:=[.B2]/2+[.B8]" office:value-type="float" office:value="0.5985" calcext:value-type="float">
            <text:p>0.5985</text:p>
          </table:table-cell>
          <table:table-cell table:formula="of:=[.L61]" office:value-type="string" office:string-value="," calcext:value-type="string">
            <text:p>,</text:p>
          </table:table-cell>
          <table:table-cell table:formula="of:=[.M61]" office:value-type="float" office:value="0" calcext:value-type="float">
            <text:p>0</text:p>
          </table:table-cell>
          <table:table-cell table:formula="of:=[.N61]" office:value-type="string" office:string-value="," calcext:value-type="string">
            <text:p>,</text:p>
          </table:table-cell>
          <table:table-cell table:formula="of:=ROUND([.C16]+([.K66]-[.K67])/TAN([.C15]);[.B1]-1)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62]" office:value-type="string" office:string-value="AddFace2," calcext:value-type="string">
            <text:p>AddFace2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77" table:formula="of:=[.J62]" office:value-type="string" office:string-value="AddVertex," calcext:value-type="string">
            <text:p>AddVertex,</text:p>
          </table:table-cell>
          <table:table-cell table:formula="of:=ROUND([.B2]/2+[.C17];[.B1]-1)" office:value-type="float" office:value="0.5723" calcext:value-type="float">
            <text:p>0.5723</text:p>
          </table:table-cell>
          <table:table-cell table:formula="of:=[.L62]" office:value-type="string" office:string-value="," calcext:value-type="string">
            <text:p>,</text:p>
          </table:table-cell>
          <table:table-cell table:formula="of:=[.M62]" office:value-type="float" office:value="0" calcext:value-type="float">
            <text:p>0</text:p>
          </table:table-cell>
          <table:table-cell table:formula="of:=[.N62]" office:value-type="string" office:string-value="," calcext:value-type="string">
            <text:p>,</text:p>
          </table:table-cell>
          <table:table-cell table:formula="of:=[.O70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66]" office:value-type="string" office:string-value="AddVertex," calcext:value-type="string">
            <text:p>AddVertex,</text:p>
          </table:table-cell>
          <table:table-cell table:formula="of:=[.B66]" office:value-type="float" office:value="0.9155" calcext:value-type="float">
            <text:p>0.9155</text:p>
          </table:table-cell>
          <table:table-cell office:value-type="string" calcext:value-type="string">
            <text:p>,</text:p>
          </table:table-cell>
          <table:table-cell table:formula="of:=[.D6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6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63]" office:value-type="string" office:string-value="AddVertex," calcext:value-type="string">
            <text:p>AddVertex,</text:p>
          </table:table-cell>
          <table:table-cell table:formula="of:=[.K63]" office:value-type="float" office:value="0.5335" calcext:value-type="float">
            <text:p>0.5335</text:p>
          </table:table-cell>
          <table:table-cell table:formula="of:=[.L63]" office:value-type="string" office:string-value="," calcext:value-type="string">
            <text:p>,</text:p>
          </table:table-cell>
          <table:table-cell table:formula="of:=[.M63]" office:value-type="float" office:value="0" calcext:value-type="float">
            <text:p>0</text:p>
          </table:table-cell>
          <table:table-cell table:formula="of:=[.N63]" office:value-type="string" office:string-value="," calcext:value-type="string">
            <text:p>,</text:p>
          </table:table-cell>
          <table:table-cell table:formula="of:=[.O6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68]" office:value-type="string" office:string-value="AddVertex," calcext:value-type="string">
            <text:p>AddVertex,</text:p>
          </table:table-cell>
          <table:table-cell table:formula="of:=[.B68]" office:value-type="float" office:value="0.9155" calcext:value-type="float">
            <text:p>0.9155</text:p>
          </table:table-cell>
          <table:table-cell office:value-type="string" calcext:value-type="string">
            <text:p>,</text:p>
          </table:table-cell>
          <table:table-cell table:formula="of:=[.D6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]" office:value-type="float" office:value="11.36" calcext:value-type="float">
            <text:p>11.36</text:p>
          </table:table-cell>
          <table:table-cell table:number-columns-repeated="3"/>
          <table:table-cell table:style-name="ce77" table:formula="of:=[.J64]" office:value-type="string" office:string-value="AddFace," calcext:value-type="string">
            <text:p>AddFace,</text:p>
          </table:table-cell>
          <table:table-cell table:formula="of:=[.Q64]+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.K69]+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formula="of:=[.M69]+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style-name="ce99" table:formula="of:=[.O69]+1" office:value-type="float" office:value="178" calcext:value-type="float">
            <text:p>178</text:p>
          </table:table-cell>
        </table:table-row>
        <table:table-row table:style-name="ro1">
          <table:table-cell table:formula="of:=[.A69]" office:value-type="string" office:string-value="AddVertex," calcext:value-type="string">
            <text:p>AddVertex,</text:p>
          </table:table-cell>
          <table:table-cell table:formula="of:=[.B39]-[.B8]/2" office:value-type="float" office:value="0.7212" calcext:value-type="float">
            <text:p>0.7212</text:p>
          </table:table-cell>
          <table:table-cell office:value-type="string" calcext:value-type="string">
            <text:p>,</text:p>
          </table:table-cell>
          <table:table-cell table:formula="of:=[.D6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9]" office:value-type="float" office:value="8.24" calcext:value-type="float">
            <text:p>8.24</text:p>
          </table:table-cell>
          <table:table-cell table:number-columns-repeated="3"/>
          <table:table-cell table:style-name="ce77" table:formula="of:=[.J66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70]" office:value-type="string" office:string-value="AddVertex," calcext:value-type="string">
            <text:p>AddVertex,</text:p>
          </table:table-cell>
          <table:table-cell table:formula="of:=[.B70]" office:value-type="float" office:value="0.7212" calcext:value-type="float">
            <text:p>0.7212</text:p>
          </table:table-cell>
          <table:table-cell office:value-type="string" calcext:value-type="string">
            <text:p>,</text:p>
          </table:table-cell>
          <table:table-cell table:formula="of:=[.D6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0]" office:value-type="float" office:value="8.24" calcext:value-type="float">
            <text:p>8.24</text:p>
          </table:table-cell>
          <table:table-cell table:number-columns-repeated="3"/>
          <table:table-cell table:style-name="ce77" table:formula="of:=[.J67]" office:value-type="string" office:string-value="AddVertex," calcext:value-type="string">
            <text:p>AddVertex,</text:p>
          </table:table-cell>
          <table:table-cell table:formula="of:=[.K67]" office:value-type="float" office:value="0.5723" calcext:value-type="float">
            <text:p>0.57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70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67]" office:value-type="string" office:string-value="AddFace2," calcext:value-type="string">
            <text:p>AddFace2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77" table:formula="of:=[.J68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71]" office:value-type="string" office:string-value="AddVertex," calcext:value-type="string">
            <text:p>AddVertex,</text:p>
          </table:table-cell>
          <table:table-cell table:formula="of:=[.B71]" office:value-type="float" office:value="0.7212" calcext:value-type="float">
            <text:p>0.7212</text:p>
          </table:table-cell>
          <table:table-cell office:value-type="string" calcext:value-type="string">
            <text:p>,</text:p>
          </table:table-cell>
          <table:table-cell table:formula="of:=[.D7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1]" office:value-type="float" office:value="8.24" calcext:value-type="float">
            <text:p>8.24</text:p>
          </table:table-cell>
          <table:table-cell table:number-columns-repeated="3"/>
          <table:table-cell table:style-name="ce77" table:formula="of:=[.J69]" office:value-type="string" office:string-value="AddFace," calcext:value-type="string">
            <text:p>AddFace,</text:p>
          </table:table-cell>
          <table:table-cell table:formula="of:=[.Q69]+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formula="of:=[.K73]+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formula="of:=[.M73]+1" office:value-type="float" office:value="181" calcext:value-type="float">
            <text:p>181</text:p>
          </table:table-cell>
          <table:table-cell/>
          <table:table-cell table:style-name="ce99"/>
        </table:table-row>
        <table:table-row table:style-name="ro1">
          <table:table-cell table:formula="of:=[.A73]" office:value-type="string" office:string-value="AddVertex," calcext:value-type="string">
            <text:p>AddVertex,</text:p>
          </table:table-cell>
          <table:table-cell table:formula="of:=[.B73]" office:value-type="float" office:value="0.7212" calcext:value-type="float">
            <text:p>0.7212</text:p>
          </table:table-cell>
          <table:table-cell office:value-type="string" calcext:value-type="string">
            <text:p>,</text:p>
          </table:table-cell>
          <table:table-cell table:formula="of:=[.D7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3]" office:value-type="float" office:value="8.24" calcext:value-type="float">
            <text:p>8.24</text:p>
          </table:table-cell>
          <table:table-cell table:number-columns-repeated="3"/>
          <table:table-cell table:style-name="ce77" table:formula="of:=[.J33]" office:value-type="string" office:string-value="SetTextureCoordinates," calcext:value-type="string">
            <text:p>SetTextureCoordinates,</text:p>
          </table:table-cell>
          <table:table-cell table:formula="of:=[.K64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74]" office:value-type="string" office:string-value="AddVertex," calcext:value-type="string">
            <text:p>AddVertex,</text:p>
          </table:table-cell>
          <table:table-cell table:formula="of:=[.B44]-[.B8]/2" office:value-type="float" office:value="0.6048" calcext:value-type="float">
            <text:p>0.6048</text:p>
          </table:table-cell>
          <table:table-cell office:value-type="string" calcext:value-type="string">
            <text:p>,</text:p>
          </table:table-cell>
          <table:table-cell table:formula="of:=[.D7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]" office:value-type="float" office:value="5.12" calcext:value-type="float">
            <text:p>5.12</text:p>
          </table:table-cell>
          <table:table-cell table:number-columns-repeated="3"/>
          <table:table-cell table:style-name="ce77" table:formula="of:=[.J34]" office:value-type="string" office:string-value="SetTextureCoordinates," calcext:value-type="string">
            <text:p>SetTextureCoordinates,</text:p>
          </table:table-cell>
          <table:table-cell table:formula="of:=[.M64]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75]" office:value-type="string" office:string-value="AddVertex," calcext:value-type="string">
            <text:p>AddVertex,</text:p>
          </table:table-cell>
          <table:table-cell table:formula="of:=[.B75]" office:value-type="float" office:value="0.6048" calcext:value-type="float">
            <text:p>0.6048</text:p>
          </table:table-cell>
          <table:table-cell office:value-type="string" calcext:value-type="string">
            <text:p>,</text:p>
          </table:table-cell>
          <table:table-cell table:formula="of:=[.D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5]" office:value-type="float" office:value="5.12" calcext:value-type="float">
            <text:p>5.12</text:p>
          </table:table-cell>
          <table:table-cell table:number-columns-repeated="3"/>
          <table:table-cell table:style-name="ce77" table:formula="of:=[.J35]" office:value-type="string" office:string-value="SetTextureCoordinates," calcext:value-type="string">
            <text:p>SetTextureCoordinates,</text:p>
          </table:table-cell>
          <table:table-cell table:formula="of:=[.O64]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72]" office:value-type="string" office:string-value="AddFace2," calcext:value-type="string">
            <text:p>AddFace2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77" table:formula="of:=[.J36]" office:value-type="string" office:string-value="SetTextureCoordinates," calcext:value-type="string">
            <text:p>SetTextureCoordinates,</text:p>
          </table:table-cell>
          <table:table-cell table:formula="of:=[.Q64]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76]" office:value-type="string" office:string-value="AddVertex," calcext:value-type="string">
            <text:p>AddVertex,</text:p>
          </table:table-cell>
          <table:table-cell table:formula="of:=[.B76]" office:value-type="float" office:value="0.6048" calcext:value-type="float">
            <text:p>0.6048</text:p>
          </table:table-cell>
          <table:table-cell office:value-type="string" calcext:value-type="string">
            <text:p>,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6]" office:value-type="float" office:value="5.12" calcext:value-type="float">
            <text:p>5.12</text:p>
          </table:table-cell>
          <table:table-cell table:number-columns-repeated="3"/>
          <table:table-cell table:style-name="ce77" table:formula="of:=[.J37]" office:value-type="string" office:string-value="SetTextureCoordinates," calcext:value-type="string">
            <text:p>SetTextureCoordinates,</text:p>
          </table:table-cell>
          <table:table-cell table:formula="of:=[.K69]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78]" office:value-type="string" office:string-value="AddVertex," calcext:value-type="string">
            <text:p>AddVertex,</text:p>
          </table:table-cell>
          <table:table-cell table:formula="of:=[.B78]" office:value-type="float" office:value="0.6048" calcext:value-type="float">
            <text:p>0.6048</text:p>
          </table:table-cell>
          <table:table-cell office:value-type="string" calcext:value-type="string">
            <text:p>,</text:p>
          </table:table-cell>
          <table:table-cell table:formula="of:=[.D7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8]" office:value-type="float" office:value="5.12" calcext:value-type="float">
            <text:p>5.12</text:p>
          </table:table-cell>
          <table:table-cell table:number-columns-repeated="3"/>
          <table:table-cell table:style-name="ce77" table:formula="of:=[.J38]" office:value-type="string" office:string-value="SetTextureCoordinates," calcext:value-type="string">
            <text:p>SetTextureCoordinates,</text:p>
          </table:table-cell>
          <table:table-cell table:formula="of:=[.M69]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79]" office:value-type="string" office:string-value="AddVertex," calcext:value-type="string">
            <text:p>AddVertex,</text:p>
          </table:table-cell>
          <table:table-cell table:formula="of:=[.B49]-[.B8]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7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9]" office:value-type="float" office:value="2" calcext:value-type="float">
            <text:p>2</text:p>
          </table:table-cell>
          <table:table-cell table:number-columns-repeated="3"/>
          <table:table-cell table:style-name="ce77" table:formula="of:=[.J39]" office:value-type="string" office:string-value="SetTextureCoordinates," calcext:value-type="string">
            <text:p>SetTextureCoordinates,</text:p>
          </table:table-cell>
          <table:table-cell table:formula="of:=[.O69]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80]" office:value-type="string" office:string-value="AddVertex," calcext:value-type="string">
            <text:p>AddVertex,</text:p>
          </table:table-cell>
          <table:table-cell table:formula="of:=[.B80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7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0]" office:value-type="float" office:value="2" calcext:value-type="float">
            <text:p>2</text:p>
          </table:table-cell>
          <table:table-cell table:number-columns-repeated="3"/>
          <table:table-cell table:style-name="ce77" table:formula="of:=[.J80]" office:value-type="string" office:string-value="SetTextureCoordinates," calcext:value-type="string">
            <text:p>SetTextureCoordinates,</text:p>
          </table:table-cell>
          <table:table-cell table:formula="of:=[.Q69]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77]" office:value-type="string" office:string-value="AddFace2," calcext:value-type="string">
            <text:p>AddFace2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77" table:formula="of:=[.J81]" office:value-type="string" office:string-value="SetTextureCoordinates," calcext:value-type="string">
            <text:p>SetTextureCoordinates,</text:p>
          </table:table-cell>
          <table:table-cell table:formula="of:=[.K81]+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基準側左レール頭</text:p>
          </table:table-cell>
          <table:table-cell table:number-columns-repeated="8"/>
          <table:table-cell table:style-name="ce77" table:formula="of:=[.J82]" office:value-type="string" office:string-value="SetTextureCoordinates," calcext:value-type="string">
            <text:p>SetTextureCoordinates,</text:p>
          </table:table-cell>
          <table:table-cell table:formula="of:=[.K82]+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81]" office:value-type="string" office:string-value="AddVertex," calcext:value-type="string">
            <text:p>AddVertex,</text:p>
          </table:table-cell>
          <table:table-cell table:formula="of:=-([.B2]/2 + [.B8])" office:value-type="float" office:value="-0.5985" calcext:value-type="float">
            <text:p>-0.5985</text:p>
          </table:table-cell>
          <table:table-cell office:value-type="string" calcext:value-type="string">
            <text:p>,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5" calcext:value-type="float">
            <text:p>25</text:p>
          </table:table-cell>
          <table:table-cell table:number-columns-repeated="3"/>
          <table:table-cell table:style-name="ce77" table:formula="of:=[.J83]" office:value-type="string" office:string-value="SetTextureCoordinates," calcext:value-type="string">
            <text:p>SetTextureCoordinates,</text:p>
          </table:table-cell>
          <table:table-cell table:formula="of:=[.K83]+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84]" office:value-type="string" office:string-value="AddVertex," calcext:value-type="string">
            <text:p>AddVertex,</text:p>
          </table:table-cell>
          <table:table-cell table:formula="of:=[.B84]+[.B8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table:formula="of:=[.D8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4]" office:value-type="float" office:value="25" calcext:value-type="float">
            <text:p>25</text:p>
          </table:table-cell>
          <table:table-cell table:number-columns-repeated="3"/>
          <table:table-cell table:style-name="ce77" office:value-type="string" calcext:value-type="string">
            <text:p>;基準側右トングレール腹</text:p>
          </table:table-cell>
          <table:table-cell table:number-columns-repeated="6"/>
          <table:table-cell table:style-name="ce99"/>
        </table:table-row>
        <table:table-row table:style-name="ro1">
          <table:table-cell table:formula="of:=[.A85]" office:value-type="string" office:string-value="AddVertex," calcext:value-type="string">
            <text:p>AddVertex,</text:p>
          </table:table-cell>
          <table:table-cell table:formula="of:=[.B85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table:formula="of:=[.D8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3"/>
          <table:table-cell table:style-name="ce77" table:formula="of:=[.J60]" office:value-type="string" office:string-value="AddVertex," calcext:value-type="string">
            <text:p>AddVertex,</text:p>
          </table:table-cell>
          <table:table-cell table:formula="of:=[.K60]+([.K61]-[.K60])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41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86]" office:value-type="string" office:string-value="AddVertex," calcext:value-type="string">
            <text:p>AddVertex,</text:p>
          </table:table-cell>
          <table:table-cell table:formula="of:=[.B84]" office:value-type="float" office:value="-0.5985" calcext:value-type="float">
            <text:p>-0.5985</text:p>
          </table:table-cell>
          <table:table-cell office:value-type="string" calcext:value-type="string">
            <text:p>,</text:p>
          </table:table-cell>
          <table:table-cell table:formula="of:=[.D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6]" office:value-type="float" office:value="2" calcext:value-type="float">
            <text:p>2</text:p>
          </table:table-cell>
          <table:table-cell table:number-columns-repeated="3"/>
          <table:table-cell table:style-name="ce77" table:formula="of:=[.J61]" office:value-type="string" office:string-value="AddVertex," calcext:value-type="string">
            <text:p>AddVertex,</text:p>
          </table:table-cell>
          <table:table-cell table:formula="of:=[.K86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M86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42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77" table:formula="of:=[.J62]" office:value-type="string" office:string-value="AddVertex," calcext:value-type="string">
            <text:p>AddVertex,</text:p>
          </table:table-cell>
          <table:table-cell table:formula="of:=[.K87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M8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62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基準側左レール腹</text:p>
          </table:table-cell>
          <table:table-cell table:number-columns-repeated="8"/>
          <table:table-cell table:style-name="ce77" table:formula="of:=[.J63]" office:value-type="string" office:string-value="AddVertex," calcext:value-type="string">
            <text:p>AddVertex,</text:p>
          </table:table-cell>
          <table:table-cell table:formula="of:=[.K88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M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88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87]" office:value-type="string" office:string-value="AddVertex," calcext:value-type="string">
            <text:p>AddVertex,</text:p>
          </table:table-cell>
          <table:table-cell table:formula="of:=[.B84]+[.B8]/2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8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4]" office:value-type="float" office:value="25" calcext:value-type="float">
            <text:p>25</text:p>
          </table:table-cell>
          <table:table-cell table:number-columns-repeated="3"/>
          <table:table-cell table:style-name="ce77" table:formula="of:=[.J64]" office:value-type="string" office:string-value="AddFace," calcext:value-type="string">
            <text:p>AddFace,</text:p>
          </table:table-cell>
          <table:table-cell table:formula="of:=[.O73]+1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formula="of:=[.K90]+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[.M90]+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style-name="ce99" table:formula="of:=[.O90]+1" office:value-type="float" office:value="185" calcext:value-type="float">
            <text:p>185</text:p>
          </table:table-cell>
        </table:table-row>
        <table:table-row table:style-name="ro1">
          <table:table-cell table:formula="of:=[.A90]" office:value-type="string" office:string-value="AddVertex," calcext:value-type="string">
            <text:p>AddVertex,</text:p>
          </table:table-cell>
          <table:table-cell table:formula="of:=[.B90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90]" office:value-type="float" office:value="25" calcext:value-type="float">
            <text:p>25</text:p>
          </table:table-cell>
          <table:table-cell table:number-columns-repeated="3"/>
          <table:table-cell table:style-name="ce77" table:formula="of:=[.J86]" office:value-type="string" office:string-value="AddVertex," calcext:value-type="string">
            <text:p>AddVertex,</text:p>
          </table:table-cell>
          <table:table-cell table:formula="of:=[.K89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M8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89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91]" office:value-type="string" office:string-value="AddVertex," calcext:value-type="string">
            <text:p>AddVertex,</text:p>
          </table:table-cell>
          <table:table-cell table:formula="of:=[.B91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9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3"/>
          <table:table-cell table:style-name="ce77" table:formula="of:=[.J87]" office:value-type="string" office:string-value="AddVertex," calcext:value-type="string">
            <text:p>AddVertex,</text:p>
          </table:table-cell>
          <table:table-cell table:formula="of:=[.K91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M8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91]" office:value-type="float" office:value="6.1736" calcext:value-type="float">
            <text:p>6.1736</text:p>
          </table:table-cell>
          <table:table-cell/>
          <table:table-cell table:style-name="ce99"/>
        </table:table-row>
        <table:table-row table:style-name="ro1">
          <table:table-cell table:formula="of:=[.A92]" office:value-type="string" office:string-value="AddVertex," calcext:value-type="string">
            <text:p>AddVertex,</text:p>
          </table:table-cell>
          <table:table-cell table:formula="of:=[.B92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9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92]" office:value-type="float" office:value="2" calcext:value-type="float">
            <text:p>2</text:p>
          </table:table-cell>
          <table:table-cell table:number-columns-repeated="3"/>
          <table:table-cell table:style-name="ce77" table:formula="of:=[.J88]" office:value-type="string" office:string-value="AddVertex," calcext:value-type="string">
            <text:p>AddVertex,</text:p>
          </table:table-cell>
          <table:table-cell table:formula="of:=[.K68]+([.K67]-[.K68])/2" office:value-type="float" office:value="0.5529" calcext:value-type="float">
            <text:p>0.5529</text:p>
          </table:table-cell>
          <table:table-cell office:value-type="string" calcext:value-type="string">
            <text:p>,</text:p>
          </table:table-cell>
          <table:table-cell table:formula="of:=[.M9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6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2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77" table:formula="of:=[.J89]" office:value-type="string" office:string-value="AddVertex," calcext:value-type="string">
            <text:p>AddVertex,</text:p>
          </table:table-cell>
          <table:table-cell table:formula="of:=[.K93]" office:value-type="float" office:value="0.5529" calcext:value-type="float">
            <text:p>0.5529</text:p>
          </table:table-cell>
          <table:table-cell office:value-type="string" calcext:value-type="string">
            <text:p>,</text:p>
          </table:table-cell>
          <table:table-cell table:formula="of:=[.M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9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90]" office:value-type="string" office:string-value="AddFace," calcext:value-type="string">
            <text:p>AddFace,</text:p>
          </table:table-cell>
          <table:table-cell table:formula="of:=[.Q90]+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formula="of:=[.K95]+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[.M95]+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style-name="ce99" table:formula="of:=[.O95]+1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91]" office:value-type="string" office:string-value="AddVertex," calcext:value-type="string">
            <text:p>AddVertex,</text:p>
          </table:table-cell>
          <table:table-cell table:formula="of:=[.K94]" office:value-type="float" office:value="0.5529" calcext:value-type="float">
            <text:p>0.5529</text:p>
          </table:table-cell>
          <table:table-cell office:value-type="string" calcext:value-type="string">
            <text:p>,</text:p>
          </table:table-cell>
          <table:table-cell table:formula="of:=[.M9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94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92]" office:value-type="string" office:string-value="AddVertex," calcext:value-type="string">
            <text:p>AddVertex,</text:p>
          </table:table-cell>
          <table:table-cell table:formula="of:=[.K96]" office:value-type="float" office:value="0.5529" calcext:value-type="float">
            <text:p>0.5529</text:p>
          </table:table-cell>
          <table:table-cell office:value-type="string" calcext:value-type="string">
            <text:p>,</text:p>
          </table:table-cell>
          <table:table-cell table:formula="of:=[.M9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9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93]" office:value-type="string" office:string-value="AddVertex," calcext:value-type="string">
            <text:p>AddVertex,</text:p>
          </table:table-cell>
          <table:table-cell table:formula="of:=[.K72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M9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72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94]" office:value-type="string" office:string-value="AddVertex," calcext:value-type="string">
            <text:p>AddVertex,</text:p>
          </table:table-cell>
          <table:table-cell table:formula="of:=[.K98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M9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98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95]" office:value-type="string" office:string-value="AddFace," calcext:value-type="string">
            <text:p>AddFace,</text:p>
          </table:table-cell>
          <table:table-cell table:formula="of:=[.Q95]+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formula="of:=[.K100]+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formula="of:=[.M100]+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style-name="ce99" table:formula="of:=[.O100]+1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office:value-type="string" calcext:value-type="string">
            <text:p>SetTextureCoordinates,</text:p>
          </table:table-cell>
          <table:table-cell table:formula="of:=[.K90]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1]" office:value-type="string" office:string-value="SetTextureCoordinates," calcext:value-type="string">
            <text:p>SetTextureCoordinates,</text:p>
          </table:table-cell>
          <table:table-cell table:formula="of:=[.K101]+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2]" office:value-type="string" office:string-value="SetTextureCoordinates," calcext:value-type="string">
            <text:p>SetTextureCoordinates,</text:p>
          </table:table-cell>
          <table:table-cell table:formula="of:=[.K102]+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3]" office:value-type="string" office:string-value="SetTextureCoordinates," calcext:value-type="string">
            <text:p>SetTextureCoordinates,</text:p>
          </table:table-cell>
          <table:table-cell table:formula="of:=[.K103]+1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4]" office:value-type="string" office:string-value="SetTextureCoordinates," calcext:value-type="string">
            <text:p>SetTextureCoordinates,</text:p>
          </table:table-cell>
          <table:table-cell table:formula="of:=[.K104]+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5]" office:value-type="string" office:string-value="SetTextureCoordinates," calcext:value-type="string">
            <text:p>SetTextureCoordinates,</text:p>
          </table:table-cell>
          <table:table-cell table:formula="of:=[.K105]+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6]" office:value-type="string" office:string-value="SetTextureCoordinates," calcext:value-type="string">
            <text:p>SetTextureCoordinates,</text:p>
          </table:table-cell>
          <table:table-cell table:formula="of:=[.K106]+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7]" office:value-type="string" office:string-value="SetTextureCoordinates," calcext:value-type="string">
            <text:p>SetTextureCoordinates,</text:p>
          </table:table-cell>
          <table:table-cell table:formula="of:=[.K107]+1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8]" office:value-type="string" office:string-value="SetTextureCoordinates," calcext:value-type="string">
            <text:p>SetTextureCoordinates,</text:p>
          </table:table-cell>
          <table:table-cell table:formula="of:=[.K108]+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9]" office:value-type="string" office:string-value="SetTextureCoordinates," calcext:value-type="string">
            <text:p>SetTextureCoordinates,</text:p>
          </table:table-cell>
          <table:table-cell table:formula="of:=[.K109]+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10]" office:value-type="string" office:string-value="SetTextureCoordinates," calcext:value-type="string">
            <text:p>SetTextureCoordinates,</text:p>
          </table:table-cell>
          <table:table-cell table:formula="of:=[.K110]+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11]" office:value-type="string" office:string-value="SetTextureCoordinates," calcext:value-type="string">
            <text:p>SetTextureCoordinates,</text:p>
          </table:table-cell>
          <table:table-cell table:formula="of:=[.K111]+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2" office:value-type="string" calcext:value-type="string">
            <text:p>GenerateNormals</text:p>
          </table:table-cell>
          <table:table-cell table:style-name="ce86" table:number-columns-repeated="6"/>
          <table:table-cell table:style-name="ce133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4" office:value-type="string" calcext:value-type="string">
            <text:p>トングレール分岐側</text:p>
          </table:table-cell>
          <table:table-cell table:style-name="ce13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6" office:value-type="string" calcext:value-type="string">
            <text:p>CreateMeshBuilder</text:p>
          </table:table-cell>
          <table:table-cell table:style-name="ce83" table:number-columns-repeated="6"/>
          <table:table-cell table:style-name="ce98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office:value-type="string" calcext:value-type="string">
            <text:p>LoadTexture,</text:p>
          </table:table-cell>
          <table:table-cell office:value-type="string" calcext:value-type="string">
            <text:p>Rail.png</text:p>
          </table:table-cell>
          <table:table-cell table:number-columns-repeated="5"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office:value-type="string" calcext:value-type="string">
            <text:p>;トング分岐側</text:p>
          </table:table-cell>
          <table:table-cell table:number-columns-repeated="6"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office:value-type="string" calcext:value-type="string">
            <text:p>;分岐側左トングレール頭</text:p>
          </table:table-cell>
          <table:table-cell table:number-columns-repeated="6"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office:value-type="string" calcext:value-type="string">
            <text:p>AddVertex,</text:p>
          </table:table-cell>
          <table:table-cell table:formula="of:=ROUND([.D17]-[.B2]/2-[.B8];[.B1]-1)" office:value-type="float" office:value="-0.4433" calcext:value-type="float">
            <text:p>-0.44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0]" office:value-type="string" office:string-value="AddVertex," calcext:value-type="string">
            <text:p>AddVertex,</text:p>
          </table:table-cell>
          <table:table-cell table:formula="of:=[.K120]+[.B8]" office:value-type="float" office:value="-0.3783" calcext:value-type="float">
            <text:p>-0.3783</text:p>
          </table:table-cell>
          <table:table-cell office:value-type="string" calcext:value-type="string">
            <text:p>,</text:p>
          </table:table-cell>
          <table:table-cell table:formula="of:=[.M1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20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1]" office:value-type="string" office:string-value="AddVertex," calcext:value-type="string">
            <text:p>AddVertex,</text:p>
          </table:table-cell>
          <table:table-cell table:formula="of:=[.K123]+[.B8]" office:value-type="float" office:value="-0.4685" calcext:value-type="float">
            <text:p>-0.4685</text:p>
          </table:table-cell>
          <table:table-cell office:value-type="string" calcext:value-type="string">
            <text:p>,</text:p>
          </table:table-cell>
          <table:table-cell table:formula="of:=[.M1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C16]+[.C17]/TAN([.D15]);[.B1]-1)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2]" office:value-type="string" office:string-value="AddVertex," calcext:value-type="string">
            <text:p>AddVertex,</text:p>
          </table:table-cell>
          <table:table-cell table:formula="of:=-[.B2]/2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table:formula="of:=[.M1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22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office:value-type="string" calcext:value-type="string">
            <text:p>AddFace,</text:p>
          </table:table-cell>
          <table:table-cell table:formula="of:=[.K17]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formula="of:=[.K124]+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formula="of:=[.M124]+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style-name="ce99" table:formula="of:=[.O124]+1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0]" office:value-type="string" office:string-value="AddVertex," calcext:value-type="string">
            <text:p>AddVertex,</text:p>
          </table:table-cell>
          <table:table-cell table:formula="of:=[.K123]" office:value-type="float" office:value="-0.5335" calcext:value-type="float">
            <text:p>-0.5335</text:p>
          </table:table-cell>
          <table:table-cell table:formula="of:=[.L123]" office:value-type="string" office:string-value="," calcext:value-type="string">
            <text:p>,</text:p>
          </table:table-cell>
          <table:table-cell table:formula="of:=[.M123]" office:value-type="float" office:value="0" calcext:value-type="float">
            <text:p>0</text:p>
          </table:table-cell>
          <table:table-cell table:formula="of:=[.N123]" office:value-type="string" office:string-value="," calcext:value-type="string">
            <text:p>,</text:p>
          </table:table-cell>
          <table:table-cell table:formula="of:=[.O123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1]" office:value-type="string" office:string-value="AddVertex," calcext:value-type="string">
            <text:p>AddVertex,</text:p>
          </table:table-cell>
          <table:table-cell table:formula="of:=[.K122]" office:value-type="float" office:value="-0.4685" calcext:value-type="float">
            <text:p>-0.4685</text:p>
          </table:table-cell>
          <table:table-cell table:formula="of:=[.L122]" office:value-type="string" office:string-value="," calcext:value-type="string">
            <text:p>,</text:p>
          </table:table-cell>
          <table:table-cell table:formula="of:=[.M122]" office:value-type="float" office:value="0" calcext:value-type="float">
            <text:p>0</text:p>
          </table:table-cell>
          <table:table-cell table:formula="of:=[.N122]" office:value-type="string" office:string-value="," calcext:value-type="string">
            <text:p>,</text:p>
          </table:table-cell>
          <table:table-cell table:formula="of:=[.O122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2]" office:value-type="string" office:string-value="AddVertex," calcext:value-type="string">
            <text:p>AddVertex,</text:p>
          </table:table-cell>
          <table:table-cell table:formula="of:=ROUND([.C17]-[.B2]/2;[.B1]-1)" office:value-type="float" office:value="-0.4947" calcext:value-type="float">
            <text:p>-0.4947</text:p>
          </table:table-cell>
          <table:table-cell table:formula="of:=[.L123]" office:value-type="string" office:string-value="," calcext:value-type="string">
            <text:p>,</text:p>
          </table:table-cell>
          <table:table-cell table:formula="of:=[.M126]" office:value-type="float" office:value="0" calcext:value-type="float">
            <text:p>0</text:p>
          </table:table-cell>
          <table:table-cell table:formula="of:=[.N123]" office:value-type="string" office:string-value="," calcext:value-type="string">
            <text:p>,</text:p>
          </table:table-cell>
          <table:table-cell table:formula="of:=[.C1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3]" office:value-type="string" office:string-value="AddVertex," calcext:value-type="string">
            <text:p>AddVertex,</text:p>
          </table:table-cell>
          <table:table-cell table:formula="of:=[.K125]" office:value-type="float" office:value="-0.5335" calcext:value-type="float">
            <text:p>-0.5335</text:p>
          </table:table-cell>
          <table:table-cell table:formula="of:=[.L124]" office:value-type="string" office:string-value="," calcext:value-type="string">
            <text:p>,</text:p>
          </table:table-cell>
          <table:table-cell table:formula="of:=[.M127]" office:value-type="float" office:value="0" calcext:value-type="float">
            <text:p>0</text:p>
          </table:table-cell>
          <table:table-cell table:formula="of:=[.N124]" office:value-type="string" office:string-value="," calcext:value-type="string">
            <text:p>,</text:p>
          </table:table-cell>
          <table:table-cell table:formula="of:=[.O12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4]" office:value-type="string" office:string-value="AddFace," calcext:value-type="string">
            <text:p>AddFace,</text:p>
          </table:table-cell>
          <table:table-cell table:formula="of:=[.Q124]+1" office:value-type="float" office:value="160" calcext:value-type="float">
            <text:p>160</text:p>
          </table:table-cell>
          <table:table-cell table:formula="of:=[.L125]" office:value-type="string" office:string-value="," calcext:value-type="string">
            <text:p>,</text:p>
          </table:table-cell>
          <table:table-cell table:formula="of:=[.K129]+1" office:value-type="float" office:value="161" calcext:value-type="float">
            <text:p>161</text:p>
          </table:table-cell>
          <table:table-cell table:formula="of:=[.N125]" office:value-type="string" office:string-value="," calcext:value-type="string">
            <text:p>,</text:p>
          </table:table-cell>
          <table:table-cell table:formula="of:=[.M129]+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style-name="ce99" table:formula="of:=[.O129]+1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6]" office:value-type="string" office:string-value="AddVertex," calcext:value-type="string">
            <text:p>AddVertex,</text:p>
          </table:table-cell>
          <table:table-cell table:formula="of:=[.K128]" office:value-type="float" office:value="-0.5335" calcext:value-type="float">
            <text:p>-0.5335</text:p>
          </table:table-cell>
          <table:table-cell table:formula="of:=[.L128]" office:value-type="string" office:string-value="," calcext:value-type="string">
            <text:p>,</text:p>
          </table:table-cell>
          <table:table-cell table:formula="of:=[.M128]" office:value-type="float" office:value="0" calcext:value-type="float">
            <text:p>0</text:p>
          </table:table-cell>
          <table:table-cell table:formula="of:=[.N128]" office:value-type="string" office:string-value="," calcext:value-type="string">
            <text:p>,</text:p>
          </table:table-cell>
          <table:table-cell table:formula="of:=[.O128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7]" office:value-type="string" office:string-value="AddVertex," calcext:value-type="string">
            <text:p>AddVertex,</text:p>
          </table:table-cell>
          <table:table-cell table:formula="of:=[.K127]" office:value-type="float" office:value="-0.4947" calcext:value-type="float">
            <text:p>-0.4947</text:p>
          </table:table-cell>
          <table:table-cell table:formula="of:=[.L127]" office:value-type="string" office:string-value="," calcext:value-type="string">
            <text:p>,</text:p>
          </table:table-cell>
          <table:table-cell table:formula="of:=[.M127]" office:value-type="float" office:value="0" calcext:value-type="float">
            <text:p>0</text:p>
          </table:table-cell>
          <table:table-cell table:formula="of:=[.N127]" office:value-type="string" office:string-value="," calcext:value-type="string">
            <text:p>,</text:p>
          </table:table-cell>
          <table:table-cell table:formula="of:=[.O12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8]" office:value-type="string" office:string-value="AddVertex," calcext:value-type="string">
            <text:p>AddVertex,</text:p>
          </table:table-cell>
          <table:table-cell table:formula="of:=[.K130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9]" office:value-type="string" office:string-value="AddFace," calcext:value-type="string">
            <text:p>AddFace,</text:p>
          </table:table-cell>
          <table:table-cell table:formula="of:=[.Q129]+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K133]+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formula="of:=[.M133]+1" office:value-type="float" office:value="166" calcext:value-type="float">
            <text:p>166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1]" office:value-type="string" office:string-value="SetTextureCoordinates," calcext:value-type="string">
            <text:p>SetTextureCoordinates,</text:p>
          </table:table-cell>
          <table:table-cell table:formula="of:=[.K124]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2]" office:value-type="string" office:string-value="SetTextureCoordinates," calcext:value-type="string">
            <text:p>SetTextureCoordinates,</text:p>
          </table:table-cell>
          <table:table-cell table:formula="of:=[.K134]+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3]" office:value-type="string" office:string-value="SetTextureCoordinates," calcext:value-type="string">
            <text:p>SetTextureCoordinates,</text:p>
          </table:table-cell>
          <table:table-cell table:formula="of:=[.K135]+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4]" office:value-type="string" office:string-value="SetTextureCoordinates," calcext:value-type="string">
            <text:p>SetTextureCoordinates,</text:p>
          </table:table-cell>
          <table:table-cell table:formula="of:=[.K136]+1"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5]" office:value-type="string" office:string-value="SetTextureCoordinates," calcext:value-type="string">
            <text:p>SetTextureCoordinates,</text:p>
          </table:table-cell>
          <table:table-cell table:formula="of:=[.K137]+1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6]" office:value-type="string" office:string-value="SetTextureCoordinates," calcext:value-type="string">
            <text:p>SetTextureCoordinates,</text:p>
          </table:table-cell>
          <table:table-cell table:formula="of:=[.K138]+1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07]" office:value-type="string" office:string-value="SetTextureCoordinates," calcext:value-type="string">
            <text:p>SetTextureCoordinates,</text:p>
          </table:table-cell>
          <table:table-cell table:formula="of:=[.K139]+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08]" office:value-type="string" office:string-value="SetTextureCoordinates," calcext:value-type="string">
            <text:p>SetTextureCoordinates,</text:p>
          </table:table-cell>
          <table:table-cell table:formula="of:=[.K140]+1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41]" office:value-type="string" office:string-value="SetTextureCoordinates," calcext:value-type="string">
            <text:p>SetTextureCoordinates,</text:p>
          </table:table-cell>
          <table:table-cell table:formula="of:=[.K141]+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42]" office:value-type="string" office:string-value="SetTextureCoordinates," calcext:value-type="string">
            <text:p>SetTextureCoordinates,</text:p>
          </table:table-cell>
          <table:table-cell table:formula="of:=[.K142]+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43]" office:value-type="string" office:string-value="SetTextureCoordinates," calcext:value-type="string">
            <text:p>SetTextureCoordinates,</text:p>
          </table:table-cell>
          <table:table-cell table:formula="of:=[.K143]+1"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office:value-type="string" calcext:value-type="string">
            <text:p>;分岐側左トングレール腹</text:p>
          </table:table-cell>
          <table:table-cell table:number-columns-repeated="6"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0]" office:value-type="string" office:string-value="AddVertex," calcext:value-type="string">
            <text:p>AddVertex,</text:p>
          </table:table-cell>
          <table:table-cell table:formula="of:=[.K120]-([.K120]-[.K121])/2" office:value-type="float" office:value="-0.4108" calcext:value-type="float">
            <text:p>-0.410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20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1]" office:value-type="string" office:string-value="AddVertex," calcext:value-type="string">
            <text:p>AddVertex,</text:p>
          </table:table-cell>
          <table:table-cell table:formula="of:=[.K146]" office:value-type="float" office:value="-0.4108" calcext:value-type="float">
            <text:p>-0.4108</text:p>
          </table:table-cell>
          <table:table-cell office:value-type="string" calcext:value-type="string">
            <text:p>,</text:p>
          </table:table-cell>
          <table:table-cell table:formula="of:=[.M146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46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22]" office:value-type="string" office:string-value="AddVertex," calcext:value-type="string">
            <text:p>AddVertex,</text:p>
          </table:table-cell>
          <table:table-cell table:formula="of:=[.K123]-([.K123]-[.K122])/2" office:value-type="float" office:value="-0.501" calcext:value-type="float">
            <text:p>-0.501</text:p>
          </table:table-cell>
          <table:table-cell office:value-type="string" calcext:value-type="string">
            <text:p>,</text:p>
          </table:table-cell>
          <table:table-cell table:formula="of:=[.M14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22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23]" office:value-type="string" office:string-value="AddVertex," calcext:value-type="string">
            <text:p>AddVertex,</text:p>
          </table:table-cell>
          <table:table-cell table:formula="of:=[.K148]" office:value-type="float" office:value="-0.501" calcext:value-type="float">
            <text:p>-0.501</text:p>
          </table:table-cell>
          <table:table-cell office:value-type="string" calcext:value-type="string">
            <text:p>,</text:p>
          </table:table-cell>
          <table:table-cell table:formula="of:=[.M1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48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office:value-type="string" calcext:value-type="string">
            <text:p>AddFace2,</text:p>
          </table:table-cell>
          <table:table-cell table:formula="of:=[.O133]+1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formula="of:=[.K150]+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formula="of:=[.M150]+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style-name="ce99" table:formula="of:=[.O150]+1" office:value-type="float" office:value="170" calcext:value-type="float">
            <text:p>170</text:p>
          </table:table-cell>
        </table:table-row>
        <table:table-row table:style-name="ro1">
          <table:table-cell table:style-name="ce80" office:value-type="string" calcext:value-type="string">
            <text:p>;ノーズ部</text:p>
          </table:table-cell>
          <table:table-cell table:style-name="ce64" table:number-columns-repeated="6"/>
          <table:table-cell table:style-name="ce100"/>
          <table:table-cell/>
          <table:table-cell table:style-name="ce77" table:formula="of:=[.J146]" office:value-type="string" office:string-value="AddVertex," calcext:value-type="string">
            <text:p>AddVertex,</text:p>
          </table:table-cell>
          <table:table-cell table:formula="of:=[.K149]" office:value-type="float" office:value="-0.501" calcext:value-type="float">
            <text:p>-0.501</text:p>
          </table:table-cell>
          <table:table-cell table:formula="of:=[.L149]" office:value-type="string" office:string-value="," calcext:value-type="string">
            <text:p>,</text:p>
          </table:table-cell>
          <table:table-cell table:formula="of:=[.M149]" office:value-type="float" office:value="0" calcext:value-type="float">
            <text:p>0</text:p>
          </table:table-cell>
          <table:table-cell table:formula="of:=[.N149]" office:value-type="string" office:string-value="," calcext:value-type="string">
            <text:p>,</text:p>
          </table:table-cell>
          <table:table-cell table:formula="of:=[.O149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分岐側左レール頭</text:p>
          </table:table-cell>
          <table:table-cell table:number-columns-repeated="8"/>
          <table:table-cell table:style-name="ce77" table:formula="of:=[.J147]" office:value-type="string" office:string-value="AddVertex," calcext:value-type="string">
            <text:p>AddVertex,</text:p>
          </table:table-cell>
          <table:table-cell table:formula="of:=[.K148]" office:value-type="float" office:value="-0.501" calcext:value-type="float">
            <text:p>-0.501</text:p>
          </table:table-cell>
          <table:table-cell table:formula="of:=[.L148]" office:value-type="string" office:string-value="," calcext:value-type="string">
            <text:p>,</text:p>
          </table:table-cell>
          <table:table-cell table:formula="of:=[.M148]" office:value-type="float" office:value="-0.153" calcext:value-type="float">
            <text:p>-0.153</text:p>
          </table:table-cell>
          <table:table-cell table:formula="of:=[.N148]" office:value-type="string" office:string-value="," calcext:value-type="string">
            <text:p>,</text:p>
          </table:table-cell>
          <table:table-cell table:formula="of:=[.O148]" office:value-type="float" office:value="5.8992" calcext:value-type="float">
            <text:p>5.8992</text:p>
          </table:table-cell>
          <table:table-cell/>
          <table:table-cell table:style-name="ce99"/>
        </table:table-row>
        <table:table-row table:style-name="ro1">
          <table:table-cell table:formula="of:=[.A93]" office:value-type="string" office:string-value="AddVertex," calcext:value-type="string">
            <text:p>AddVertex,</text:p>
          </table:table-cell>
          <table:table-cell table:formula="of:=ROUND([.H17]-[.B2]/2-[.B8];[.B1]-1)" office:value-type="float" office:value="1.3019" calcext:value-type="float">
            <text:p>1.30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5" calcext:value-type="float">
            <text:p>25</text:p>
          </table:table-cell>
          <table:table-cell table:number-columns-repeated="3"/>
          <table:table-cell table:style-name="ce77" table:formula="of:=[.J148]" office:value-type="string" office:string-value="AddVertex," calcext:value-type="string">
            <text:p>AddVertex,</text:p>
          </table:table-cell>
          <table:table-cell table:formula="of:=[.K127]+([.K128]-[.K127])/2" office:value-type="float" office:value="-0.5141" calcext:value-type="float">
            <text:p>-0.5141</text:p>
          </table:table-cell>
          <table:table-cell office:value-type="string" calcext:value-type="string">
            <text:p>,</text:p>
          </table:table-cell>
          <table:table-cell table:formula="of:=[.M15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2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53]" office:value-type="string" office:string-value="AddVertex," calcext:value-type="string">
            <text:p>AddVertex,</text:p>
          </table:table-cell>
          <table:table-cell table:formula="of:=[.B153]+[.B8]" office:value-type="float" office:value="1.3669" calcext:value-type="float">
            <text:p>1.3669</text:p>
          </table:table-cell>
          <table:table-cell table:formula="of:=[.C153]" office:value-type="string" office:string-value="," calcext:value-type="string">
            <text:p>,</text:p>
          </table:table-cell>
          <table:table-cell table:formula="of:=[.D1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53]" office:value-type="float" office:value="25" calcext:value-type="float">
            <text:p>25</text:p>
          </table:table-cell>
          <table:table-cell table:number-columns-repeated="3"/>
          <table:table-cell table:style-name="ce77" table:formula="of:=[.J149]" office:value-type="string" office:string-value="AddVertex," calcext:value-type="string">
            <text:p>AddVertex,</text:p>
          </table:table-cell>
          <table:table-cell table:formula="of:=[.K153]" office:value-type="float" office:value="-0.5141" calcext:value-type="float">
            <text:p>-0.5141</text:p>
          </table:table-cell>
          <table:table-cell office:value-type="string" calcext:value-type="string">
            <text:p>,</text:p>
          </table:table-cell>
          <table:table-cell table:formula="of:=[.M1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5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54]" office:value-type="string" office:string-value="AddVertex," calcext:value-type="string">
            <text:p>AddVertex,</text:p>
          </table:table-cell>
          <table:table-cell table:formula="of:=[.B2]/2+[.B8]*2" office:value-type="float" office:value="0.6635" calcext:value-type="float">
            <text:p>0.6635</text:p>
          </table:table-cell>
          <table:table-cell office:value-type="string" calcext:value-type="string">
            <text:p>,</text:p>
          </table:table-cell>
          <table:table-cell table:formula="of:=[.D1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[.B2]-[.B8]*2)/TAN([.H15]);[.B1]-1)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50]" office:value-type="string" office:string-value="AddFace2," calcext:value-type="string">
            <text:p>AddFace2,</text:p>
          </table:table-cell>
          <table:table-cell table:formula="of:=[.Q150]+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.K155]+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formula="of:=[.M155]+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style-name="ce99" table:formula="of:=[.O155]+1" office:value-type="float" office:value="174" calcext:value-type="float">
            <text:p>174</text:p>
          </table:table-cell>
        </table:table-row>
        <table:table-row table:style-name="ro1">
          <table:table-cell table:formula="of:=[.A155]" office:value-type="string" office:string-value="AddVertex," calcext:value-type="string">
            <text:p>AddVertex,</text:p>
          </table:table-cell>
          <table:table-cell table:formula="of:=[.B155]-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1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55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51]" office:value-type="string" office:string-value="AddVertex," calcext:value-type="string">
            <text:p>AddVertex,</text:p>
          </table:table-cell>
          <table:table-cell table:formula="of:=[.K154]" office:value-type="float" office:value="-0.5141" calcext:value-type="float">
            <text:p>-0.5141</text:p>
          </table:table-cell>
          <table:table-cell table:formula="of:=[.L154]" office:value-type="string" office:string-value="," calcext:value-type="string">
            <text:p>,</text:p>
          </table:table-cell>
          <table:table-cell table:formula="of:=[.M154]" office:value-type="float" office:value="0" calcext:value-type="float">
            <text:p>0</text:p>
          </table:table-cell>
          <table:table-cell table:formula="of:=[.N154]" office:value-type="string" office:string-value="," calcext:value-type="string">
            <text:p>,</text:p>
          </table:table-cell>
          <table:table-cell table:formula="of:=[.O154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table:formula="of:=56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formula="of:=[.B157]+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D157]+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formula="of:=[.F157]+1" office:value-type="float" office:value="59" calcext:value-type="float">
            <text:p>59</text:p>
          </table:table-cell>
          <table:table-cell/>
          <table:table-cell table:style-name="ce77" table:formula="of:=[.J152]" office:value-type="string" office:string-value="AddVertex," calcext:value-type="string">
            <text:p>AddVertex,</text:p>
          </table:table-cell>
          <table:table-cell table:formula="of:=[.K153]" office:value-type="float" office:value="-0.5141" calcext:value-type="float">
            <text:p>-0.5141</text:p>
          </table:table-cell>
          <table:table-cell table:formula="of:=[.L153]" office:value-type="string" office:string-value="," calcext:value-type="string">
            <text:p>,</text:p>
          </table:table-cell>
          <table:table-cell table:formula="of:=[.M153]" office:value-type="float" office:value="-0.153" calcext:value-type="float">
            <text:p>-0.153</text:p>
          </table:table-cell>
          <table:table-cell table:formula="of:=[.N153]" office:value-type="string" office:string-value="," calcext:value-type="string">
            <text:p>,</text:p>
          </table:table-cell>
          <table:table-cell table:formula="of:=[.O15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分岐側先端部頭三角</text:p>
          </table:table-cell>
          <table:table-cell table:number-columns-repeated="8"/>
          <table:table-cell table:style-name="ce77" table:formula="of:=[.J153]" office:value-type="string" office:string-value="AddVertex," calcext:value-type="string">
            <text:p>AddVertex,</text:p>
          </table:table-cell>
          <table:table-cell table:formula="of:=[.K132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table:formula="of:=[.M15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32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156]" office:value-type="string" office:string-value="AddVertex," calcext:value-type="string">
            <text:p>AddVertex,</text:p>
          </table:table-cell>
          <table:table-cell table:formula="of:=[.B156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1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56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54]" office:value-type="string" office:string-value="AddVertex," calcext:value-type="string">
            <text:p>AddVertex,</text:p>
          </table:table-cell>
          <table:table-cell table:formula="of:=[.K158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table:formula="of:=[.M1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58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159]" office:value-type="string" office:string-value="AddVertex," calcext:value-type="string">
            <text:p>AddVertex,</text:p>
          </table:table-cell>
          <table:table-cell table:formula="of:=[.B155]" office:value-type="float" office:value="0.6635" calcext:value-type="float">
            <text:p>0.6635</text:p>
          </table:table-cell>
          <table:table-cell office:value-type="string" calcext:value-type="string">
            <text:p>,</text:p>
          </table:table-cell>
          <table:table-cell table:formula="of:=[.D15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59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55]" office:value-type="string" office:string-value="AddFace2," calcext:value-type="string">
            <text:p>AddFace2,</text:p>
          </table:table-cell>
          <table:table-cell table:formula="of:=[.Q155]+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.K160]+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formula="of:=[.M160]+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style-name="ce99" table:formula="of:=[.O160]+1" office:value-type="float" office:value="178" calcext:value-type="float">
            <text:p>178</text:p>
          </table:table-cell>
        </table:table-row>
        <table:table-row table:style-name="ro1">
          <table:table-cell table:formula="of:=[.A160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6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[.B2]-[.B8]*2)/TAN([.H15])-[.B8]*2/TAN([.H15]);[.B1]-1)" office:value-type="float" office:value="18.3477" calcext:value-type="float">
            <text:p>18.3477</text:p>
          </table:table-cell>
          <table:table-cell table:number-columns-repeated="3"/>
          <table:table-cell table:style-name="ce77" table:formula="of:=[.J134]" office:value-type="string" office:string-value="SetTextureCoordinates," calcext:value-type="string">
            <text:p>SetTextureCoordinates,</text:p>
          </table:table-cell>
          <table:table-cell table:formula="of:=[.K150]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ce77" table:formula="of:=[.J135]" office:value-type="string" office:string-value="SetTextureCoordinates," calcext:value-type="string">
            <text:p>SetTextureCoordinates,</text:p>
          </table:table-cell>
          <table:table-cell table:formula="of:=[.K161]+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分岐側左レール腹</text:p>
          </table:table-cell>
          <table:table-cell table:number-columns-repeated="8"/>
          <table:table-cell table:style-name="ce77" table:formula="of:=[.J136]" office:value-type="string" office:string-value="SetTextureCoordinates," calcext:value-type="string">
            <text:p>SetTextureCoordinates,</text:p>
          </table:table-cell>
          <table:table-cell table:formula="of:=[.K162]+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35]" office:value-type="string" office:string-value="AddVertex," calcext:value-type="string">
            <text:p>AddVertex,</text:p>
          </table:table-cell>
          <table:table-cell table:formula="of:=[.B153]+[.B8]/2" office:value-type="float" office:value="1.3344" calcext:value-type="float">
            <text:p>1.334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5" calcext:value-type="float">
            <text:p>25</text:p>
          </table:table-cell>
          <table:table-cell table:number-columns-repeated="3"/>
          <table:table-cell table:style-name="ce77" table:formula="of:=[.J137]" office:value-type="string" office:string-value="SetTextureCoordinates," calcext:value-type="string">
            <text:p>SetTextureCoordinates,</text:p>
          </table:table-cell>
          <table:table-cell table:formula="of:=[.K163]+1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64]" office:value-type="string" office:string-value="AddVertex," calcext:value-type="string">
            <text:p>AddVertex,</text:p>
          </table:table-cell>
          <table:table-cell table:formula="of:=[.B164]" office:value-type="float" office:value="1.3344" calcext:value-type="float">
            <text:p>1.3344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64]" office:value-type="float" office:value="25" calcext:value-type="float">
            <text:p>25</text:p>
          </table:table-cell>
          <table:table-cell table:number-columns-repeated="3"/>
          <table:table-cell table:style-name="ce77" table:formula="of:=[.J138]" office:value-type="string" office:string-value="SetTextureCoordinates," calcext:value-type="string">
            <text:p>SetTextureCoordinates,</text:p>
          </table:table-cell>
          <table:table-cell table:formula="of:=[.K164]+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65]" office:value-type="string" office:string-value="AddVertex," calcext:value-type="string">
            <text:p>AddVertex,</text:p>
          </table:table-cell>
          <table:table-cell table:formula="of:=[.B155]-[.B8]/2" office:value-type="float" office:value="0.631" calcext:value-type="float">
            <text:p>0.631</text:p>
          </table:table-cell>
          <table:table-cell office:value-type="string" calcext:value-type="string">
            <text:p>,</text:p>
          </table:table-cell>
          <table:table-cell table:formula="of:=[.D16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59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39]" office:value-type="string" office:string-value="SetTextureCoordinates," calcext:value-type="string">
            <text:p>SetTextureCoordinates,</text:p>
          </table:table-cell>
          <table:table-cell table:formula="of:=[.K165]+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66]" office:value-type="string" office:string-value="AddVertex," calcext:value-type="string">
            <text:p>AddVertex,</text:p>
          </table:table-cell>
          <table:table-cell table:formula="of:=[.B166]" office:value-type="float" office:value="0.631" calcext:value-type="float">
            <text:p>0.631</text:p>
          </table:table-cell>
          <table:table-cell office:value-type="string" calcext:value-type="string">
            <text:p>,</text:p>
          </table:table-cell>
          <table:table-cell table:formula="of:=[.D16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66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40]" office:value-type="string" office:string-value="SetTextureCoordinates," calcext:value-type="string">
            <text:p>SetTextureCoordinates,</text:p>
          </table:table-cell>
          <table:table-cell table:formula="of:=[.K166]+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2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7" table:formula="of:=[.J141]" office:value-type="string" office:string-value="SetTextureCoordinates," calcext:value-type="string">
            <text:p>SetTextureCoordinates,</text:p>
          </table:table-cell>
          <table:table-cell table:formula="of:=[.K167]+1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67]" office:value-type="string" office:string-value="AddVertex," calcext:value-type="string">
            <text:p>AddVertex,</text:p>
          </table:table-cell>
          <table:table-cell table:formula="of:=[.B167]" office:value-type="float" office:value="0.631" calcext:value-type="float">
            <text:p>0.631</text:p>
          </table:table-cell>
          <table:table-cell office:value-type="string" calcext:value-type="string">
            <text:p>,</text:p>
          </table:table-cell>
          <table:table-cell table:formula="of:=[.D16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67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42]" office:value-type="string" office:string-value="SetTextureCoordinates," calcext:value-type="string">
            <text:p>SetTextureCoordinates,</text:p>
          </table:table-cell>
          <table:table-cell table:formula="of:=[.K168]+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69]" office:value-type="string" office:string-value="AddVertex," calcext:value-type="string">
            <text:p>AddVertex,</text:p>
          </table:table-cell>
          <table:table-cell table:formula="of:=[.B169]" office:value-type="float" office:value="0.631" calcext:value-type="float">
            <text:p>0.631</text:p>
          </table:table-cell>
          <table:table-cell office:value-type="string" calcext:value-type="string">
            <text:p>,</text:p>
          </table:table-cell>
          <table:table-cell table:formula="of:=[.D16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69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43]" office:value-type="string" office:string-value="SetTextureCoordinates," calcext:value-type="string">
            <text:p>SetTextureCoordinates,</text:p>
          </table:table-cell>
          <table:table-cell table:formula="of:=[.K169]+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70]" office:value-type="string" office:string-value="AddVertex," calcext:value-type="string">
            <text:p>AddVertex,</text:p>
          </table:table-cell>
          <table:table-cell table:formula="of:=[.B161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7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61]" office:value-type="float" office:value="18.3477" calcext:value-type="float">
            <text:p>18.3477</text:p>
          </table:table-cell>
          <table:table-cell table:number-columns-repeated="3"/>
          <table:table-cell table:style-name="ce77" table:formula="of:=[.J144]" office:value-type="string" office:string-value="SetTextureCoordinates," calcext:value-type="string">
            <text:p>SetTextureCoordinates,</text:p>
          </table:table-cell>
          <table:table-cell table:formula="of:=[.K170]+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71]" office:value-type="string" office:string-value="AddVertex," calcext:value-type="string">
            <text:p>AddVertex,</text:p>
          </table:table-cell>
          <table:table-cell table:formula="of:=[.B171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6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71]" office:value-type="float" office:value="18.3477" calcext:value-type="float">
            <text:p>18.3477</text:p>
          </table:table-cell>
          <table:table-cell table:number-columns-repeated="3"/>
          <table:table-cell table:style-name="ce77" table:formula="of:=[.J171]" office:value-type="string" office:string-value="SetTextureCoordinates," calcext:value-type="string">
            <text:p>SetTextureCoordinates,</text:p>
          </table:table-cell>
          <table:table-cell table:formula="of:=[.K171]+1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68]" office:value-type="string" office:string-value="AddFace2," calcext:value-type="string">
            <text:p>AddFace2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formula="of:=[.D173]+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formula="of:=[.F173]+1" office:value-type="float" office:value="70" calcext:value-type="float">
            <text:p>70</text:p>
          </table:table-cell>
          <table:table-cell/>
          <table:table-cell table:style-name="ce77" office:value-type="string" calcext:value-type="string">
            <text:p>;基準側右トングレール頭</text:p>
          </table:table-cell>
          <table:table-cell table:number-columns-repeated="6"/>
          <table:table-cell table:style-name="ce99"/>
        </table:table-row>
        <table:table-row table:style-name="ro1">
          <table:table-cell office:value-type="string" calcext:value-type="string">
            <text:p>;基準側右レール頭</text:p>
          </table:table-cell>
          <table:table-cell table:number-columns-repeated="8"/>
          <table:table-cell table:style-name="ce77" table:formula="of:=[.J120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172]" office:value-type="string" office:string-value="AddVertex," calcext:value-type="string">
            <text:p>AddVertex,</text:p>
          </table:table-cell>
          <table:table-cell table:formula="of:=[.$B$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5" calcext:value-type="float">
            <text:p>25</text:p>
          </table:table-cell>
          <table:table-cell table:number-columns-repeated="3"/>
          <table:table-cell table:style-name="ce77" table:formula="of:=[.J121]" office:value-type="string" office:string-value="AddVertex," calcext:value-type="string">
            <text:p>AddVertex,</text:p>
          </table:table-cell>
          <table:table-cell table:formula="of:=[.K174]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74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175]" office:value-type="string" office:string-value="AddVertex," calcext:value-type="string">
            <text:p>AddVertex,</text:p>
          </table:table-cell>
          <table:table-cell table:formula="of:=[.B175]+[.$B$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17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75]" office:value-type="float" office:value="25" calcext:value-type="float">
            <text:p>25</text:p>
          </table:table-cell>
          <table:table-cell table:number-columns-repeated="3"/>
          <table:table-cell table:style-name="ce77" table:formula="of:=[.J122]" office:value-type="string" office:string-value="AddVertex," calcext:value-type="string">
            <text:p>AddVertex,</text:p>
          </table:table-cell>
          <table:table-cell table:formula="of:=ROUND(-[.C17]*2+[.K175]-[.B8]*0.3;[.B1]-1)" office:value-type="float" office:value="0.5014" calcext:value-type="float">
            <text:p>0.50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76]" office:value-type="string" office:string-value="AddVertex," calcext:value-type="string">
            <text:p>AddVertex,</text:p>
          </table:table-cell>
          <table:table-cell table:formula="of:=[.B176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1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56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23]" office:value-type="string" office:string-value="AddVertex," calcext:value-type="string">
            <text:p>AddVertex,</text:p>
          </table:table-cell>
          <table:table-cell table:formula="of:==ROUND(-[.C17]*2+[.K175]-[.B8];[.B1]-1)" office:value-type="float" office:value="0.4559" calcext:value-type="float">
            <text:p>0.455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7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77]" office:value-type="string" office:string-value="AddVertex," calcext:value-type="string">
            <text:p>AddVertex,</text:p>
          </table:table-cell>
          <table:table-cell table:formula="of:=[.B175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7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77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24]" office:value-type="string" office:string-value="AddFace," calcext:value-type="string">
            <text:p>AddFace,</text:p>
          </table:table-cell>
          <table:table-cell table:formula="of:=[.Q160]+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formula="of:=[.K178]+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formula="of:=[.M178]+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style-name="ce99" table:formula="of:=[.O178]+1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77" table:formula="of:=[.J174]" office:value-type="string" office:string-value="AddVertex," calcext:value-type="string">
            <text:p>AddVertex,</text:p>
          </table:table-cell>
          <table:table-cell table:formula="of:=[.K177]" office:value-type="float" office:value="0.4559" calcext:value-type="float">
            <text:p>0.4559</text:p>
          </table:table-cell>
          <table:table-cell table:formula="of:=[.L177]" office:value-type="string" office:string-value="," calcext:value-type="string">
            <text:p>,</text:p>
          </table:table-cell>
          <table:table-cell table:formula="of:=[.M177]" office:value-type="float" office:value="0" calcext:value-type="float">
            <text:p>0</text:p>
          </table:table-cell>
          <table:table-cell table:formula="of:=[.N177]" office:value-type="string" office:string-value="," calcext:value-type="string">
            <text:p>,</text:p>
          </table:table-cell>
          <table:table-cell table:formula="of:=[.O177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基準側先端部頭三角</text:p>
          </table:table-cell>
          <table:table-cell table:number-columns-repeated="8"/>
          <table:table-cell table:style-name="ce77" table:formula="of:=[.J175]" office:value-type="string" office:string-value="AddVertex," calcext:value-type="string">
            <text:p>AddVertex,</text:p>
          </table:table-cell>
          <table:table-cell table:formula="of:=[.K176]" office:value-type="float" office:value="0.5014" calcext:value-type="float">
            <text:p>0.5014</text:p>
          </table:table-cell>
          <table:table-cell table:formula="of:=[.L176]" office:value-type="string" office:string-value="," calcext:value-type="string">
            <text:p>,</text:p>
          </table:table-cell>
          <table:table-cell table:formula="of:=[.M176]" office:value-type="float" office:value="0" calcext:value-type="float">
            <text:p>0</text:p>
          </table:table-cell>
          <table:table-cell table:formula="of:=[.N176]" office:value-type="string" office:string-value="," calcext:value-type="string">
            <text:p>,</text:p>
          </table:table-cell>
          <table:table-cell table:formula="of:=[.O17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75]" office:value-type="string" office:string-value="AddVertex," calcext:value-type="string">
            <text:p>AddVertex,</text:p>
          </table:table-cell>
          <table:table-cell table:formula="of:=[.B178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7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78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76]" office:value-type="string" office:string-value="AddVertex," calcext:value-type="string">
            <text:p>AddVertex,</text:p>
          </table:table-cell>
          <table:table-cell table:formula="of:=[.B2]/2*0.6" office:value-type="float" office:value="0.3201" calcext:value-type="float">
            <text:p>0.3201</text:p>
          </table:table-cell>
          <table:table-cell office:value-type="string" calcext:value-type="string">
            <text:p>,</text:p>
          </table:table-cell>
          <table:table-cell table:formula="of:=[.M18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181]" office:value-type="string" office:string-value="AddVertex," calcext:value-type="string">
            <text:p>AddVertex,</text:p>
          </table:table-cell>
          <table:table-cell table:formula="of:=[.B177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1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81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78]" office:value-type="string" office:string-value="AddFace," calcext:value-type="string">
            <text:p>AddFace,</text:p>
          </table:table-cell>
          <table:table-cell table:formula="of:=[.Q178]+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[.K182]+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formula="of:=[.M182]+1" office:value-type="float" office:value="185" calcext:value-type="float">
            <text:p>185</text:p>
          </table:table-cell>
          <table:table-cell/>
          <table:table-cell table:style-name="ce99"/>
        </table:table-row>
        <table:table-row table:style-name="ro1">
          <table:table-cell table:formula="of:=[.A182]" office:value-type="string" office:string-value="AddVertex," calcext:value-type="string">
            <text:p>AddVertex,</text:p>
          </table:table-cell>
          <table:table-cell table:formula="of:=[.B181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72]" office:value-type="float" office:value="18.3477" calcext:value-type="float">
            <text:p>18.3477</text:p>
          </table:table-cell>
          <table:table-cell table:number-columns-repeated="3"/>
          <table:table-cell table:style-name="ce77" table:formula="of:=[.J161]" office:value-type="string" office:string-value="SetTextureCoordinates," calcext:value-type="string">
            <text:p>SetTextureCoordinates,</text:p>
          </table:table-cell>
          <table:table-cell table:formula="of:=[.K178]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179]+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formula="of:=[.B184]+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formula="of:=[.D184]+1" office:value-type="float" office:value="77" calcext:value-type="float">
            <text:p>77</text:p>
          </table:table-cell>
          <table:table-cell table:number-columns-repeated="3"/>
          <table:table-cell table:style-name="ce77" table:formula="of:=[.J162]" office:value-type="string" office:string-value="SetTextureCoordinates," calcext:value-type="string">
            <text:p>SetTextureCoordinates,</text:p>
          </table:table-cell>
          <table:table-cell table:formula="of:=[.K183]+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office:value-type="string" calcext:value-type="string">
            <text:p>;基準側右レール腹</text:p>
          </table:table-cell>
          <table:table-cell table:number-columns-repeated="8"/>
          <table:table-cell table:style-name="ce77" table:formula="of:=[.J163]" office:value-type="string" office:string-value="SetTextureCoordinates," calcext:value-type="string">
            <text:p>SetTextureCoordinates,</text:p>
          </table:table-cell>
          <table:table-cell table:formula="of:=[.K184]+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75]" office:value-type="string" office:string-value="AddVertex," calcext:value-type="string">
            <text:p>AddVertex,</text:p>
          </table:table-cell>
          <table:table-cell table:formula="of:=[.B175]+[.$B$8]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75]" office:value-type="float" office:value="25" calcext:value-type="float">
            <text:p>25</text:p>
          </table:table-cell>
          <table:table-cell table:number-columns-repeated="3"/>
          <table:table-cell table:style-name="ce77" table:formula="of:=[.J164]" office:value-type="string" office:string-value="SetTextureCoordinates," calcext:value-type="string">
            <text:p>SetTextureCoordinates,</text:p>
          </table:table-cell>
          <table:table-cell table:formula="of:=[.K185]+1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86]" office:value-type="string" office:string-value="AddVertex," calcext:value-type="string">
            <text:p>AddVertex,</text:p>
          </table:table-cell>
          <table:table-cell table:formula="of:=[.B186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86]" office:value-type="float" office:value="25" calcext:value-type="float">
            <text:p>25</text:p>
          </table:table-cell>
          <table:table-cell table:number-columns-repeated="3"/>
          <table:table-cell table:style-name="ce77" table:formula="of:=[.J165]" office:value-type="string" office:string-value="SetTextureCoordinates," calcext:value-type="string">
            <text:p>SetTextureCoordinates,</text:p>
          </table:table-cell>
          <table:table-cell table:formula="of:=[.K186]+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87]" office:value-type="string" office:string-value="AddVertex," calcext:value-type="string">
            <text:p>AddVertex,</text:p>
          </table:table-cell>
          <table:table-cell table:formula="of:=[.B187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18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77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66]" office:value-type="string" office:string-value="SetTextureCoordinates," calcext:value-type="string">
            <text:p>SetTextureCoordinates,</text:p>
          </table:table-cell>
          <table:table-cell table:formula="of:=[.K187]+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88]" office:value-type="string" office:string-value="AddVertex," calcext:value-type="string">
            <text:p>AddVertex,</text:p>
          </table:table-cell>
          <table:table-cell table:formula="of:=[.B188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1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88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67]" office:value-type="string" office:string-value="SetTextureCoordinates," calcext:value-type="string">
            <text:p>SetTextureCoordinates,</text:p>
          </table:table-cell>
          <table:table-cell table:formula="of:=[.K188]+1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68]" office:value-type="string" office:string-value="AddFace2," calcext:value-type="string">
            <text:p>AddFace2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.B190]+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formula="of:=[.D190]+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formula="of:=[.F190]+1" office:value-type="float" office:value="81" calcext:value-type="float">
            <text:p>81</text:p>
          </table:table-cell>
          <table:table-cell/>
          <table:table-cell table:style-name="ce77" office:value-type="string" calcext:value-type="string">
            <text:p>;基準側右トングレール腹</text:p>
          </table:table-cell>
          <table:table-cell table:number-columns-repeated="6"/>
          <table:table-cell table:style-name="ce99"/>
        </table:table-row>
        <table:table-row table:style-name="ro1">
          <table:table-cell table:formula="of:=[.A189]" office:value-type="string" office:string-value="AddVertex," calcext:value-type="string">
            <text:p>AddVertex,</text:p>
          </table:table-cell>
          <table:table-cell table:formula="of:=[.B189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1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89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46]" office:value-type="string" office:string-value="AddVertex," calcext:value-type="string">
            <text:p>AddVertex,</text:p>
          </table:table-cell>
          <table:table-cell table:formula="of:=[.K174]+([.K175]-[.K174])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74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191]" office:value-type="string" office:string-value="AddVertex," calcext:value-type="string">
            <text:p>AddVertex,</text:p>
          </table:table-cell>
          <table:table-cell table:formula="of:=[.B191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18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91]" office:value-type="float" office:value="19.3854" calcext:value-type="float">
            <text:p>19.3854</text:p>
          </table:table-cell>
          <table:table-cell table:number-columns-repeated="3"/>
          <table:table-cell table:style-name="ce77" table:formula="of:=[.J147]" office:value-type="string" office:string-value="AddVertex," calcext:value-type="string">
            <text:p>AddVertex,</text:p>
          </table:table-cell>
          <table:table-cell table:formula="of:=[.K191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M191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91]" office:value-type="float" office:value="8.24" calcext:value-type="float">
            <text:p>8.24</text:p>
          </table:table-cell>
          <table:table-cell/>
          <table:table-cell table:style-name="ce99"/>
        </table:table-row>
        <table:table-row table:style-name="ro1">
          <table:table-cell table:formula="of:=[.A192]" office:value-type="string" office:string-value="AddVertex," calcext:value-type="string">
            <text:p>AddVertex,</text:p>
          </table:table-cell>
          <table:table-cell table:formula="of:=[.B183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9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83]" office:value-type="float" office:value="18.3477" calcext:value-type="float">
            <text:p>18.3477</text:p>
          </table:table-cell>
          <table:table-cell table:number-columns-repeated="3"/>
          <table:table-cell table:style-name="ce77" table:formula="of:=[.J148]" office:value-type="string" office:string-value="AddVertex," calcext:value-type="string">
            <text:p>AddVertex,</text:p>
          </table:table-cell>
          <table:table-cell table:formula="of:=[.K177]+([.K176]-[.K177])/2" office:value-type="float" office:value="0.47865" calcext:value-type="float">
            <text:p>0.47865</text:p>
          </table:table-cell>
          <table:table-cell office:value-type="string" calcext:value-type="string">
            <text:p>,</text:p>
          </table:table-cell>
          <table:table-cell table:formula="of:=[.M19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76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93]" office:value-type="string" office:string-value="AddVertex," calcext:value-type="string">
            <text:p>AddVertex,</text:p>
          </table:table-cell>
          <table:table-cell table:formula="of:=[.B193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1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93]" office:value-type="float" office:value="18.3477" calcext:value-type="float">
            <text:p>18.3477</text:p>
          </table:table-cell>
          <table:table-cell table:number-columns-repeated="3"/>
          <table:table-cell table:style-name="ce77" table:formula="of:=[.J149]" office:value-type="string" office:string-value="AddVertex," calcext:value-type="string">
            <text:p>AddVertex,</text:p>
          </table:table-cell>
          <table:table-cell table:formula="of:=[.K193]" office:value-type="float" office:value="0.47865" calcext:value-type="float">
            <text:p>0.47865</text:p>
          </table:table-cell>
          <table:table-cell office:value-type="string" calcext:value-type="string">
            <text:p>,</text:p>
          </table:table-cell>
          <table:table-cell table:formula="of:=[.M1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9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190]" office:value-type="string" office:string-value="AddFace2," calcext:value-type="string">
            <text:p>AddFace2,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B195]+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formula="of:=[.D195]+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formula="of:=[.F195]+1" office:value-type="float" office:value="85" calcext:value-type="float">
            <text:p>85</text:p>
          </table:table-cell>
          <table:table-cell/>
          <table:table-cell table:style-name="ce77" table:formula="of:=[.J150]" office:value-type="string" office:string-value="AddFace2," calcext:value-type="string">
            <text:p>AddFace2,</text:p>
          </table:table-cell>
          <table:table-cell table:formula="of:=[.O182]+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formula="of:=[.K195]+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[.M195]+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style-name="ce99" table:formula="of:=[.O195]+1" office:value-type="float" office:value="189" calcext:value-type="float">
            <text:p>189</text:p>
          </table:table-cell>
        </table:table-row>
        <table:table-row table:style-name="ro1">
          <table:table-cell table:formula="of:=[.A95]" office:value-type="string" office:string-value="SetTextureCoordinates," calcext:value-type="string">
            <text:p>SetTextureCoordinates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91]" office:value-type="string" office:string-value="AddVertex," calcext:value-type="string">
            <text:p>AddVertex,</text:p>
          </table:table-cell>
          <table:table-cell table:formula="of:=[.K194]" office:value-type="float" office:value="0.47865" calcext:value-type="float">
            <text:p>0.47865</text:p>
          </table:table-cell>
          <table:table-cell table:formula="of:=[.L194]" office:value-type="string" office:string-value="," calcext:value-type="string">
            <text:p>,</text:p>
          </table:table-cell>
          <table:table-cell table:formula="of:=[.M194]" office:value-type="float" office:value="0" calcext:value-type="float">
            <text:p>0</text:p>
          </table:table-cell>
          <table:table-cell table:formula="of:=[.N194]" office:value-type="string" office:string-value="," calcext:value-type="string">
            <text:p>,</text:p>
          </table:table-cell>
          <table:table-cell table:formula="of:=[.O194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96]" office:value-type="string" office:string-value="SetTextureCoordinates," calcext:value-type="string">
            <text:p>SetTextureCoordinates,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92]" office:value-type="string" office:string-value="AddVertex," calcext:value-type="string">
            <text:p>AddVertex,</text:p>
          </table:table-cell>
          <table:table-cell table:formula="of:=[.K193]" office:value-type="float" office:value="0.47865" calcext:value-type="float">
            <text:p>0.47865</text:p>
          </table:table-cell>
          <table:table-cell table:formula="of:=[.L193]" office:value-type="string" office:string-value="," calcext:value-type="string">
            <text:p>,</text:p>
          </table:table-cell>
          <table:table-cell table:formula="of:=[.M193]" office:value-type="float" office:value="-0.153" calcext:value-type="float">
            <text:p>-0.153</text:p>
          </table:table-cell>
          <table:table-cell table:formula="of:=[.N193]" office:value-type="string" office:string-value="," calcext:value-type="string">
            <text:p>,</text:p>
          </table:table-cell>
          <table:table-cell table:formula="of:=[.O193]" office:value-type="float" office:value="5.12" calcext:value-type="float">
            <text:p>5.12</text:p>
          </table:table-cell>
          <table:table-cell/>
          <table:table-cell table:style-name="ce99"/>
        </table:table-row>
        <table:table-row table:style-name="ro1">
          <table:table-cell table:formula="of:=[.A97]" office:value-type="string" office:string-value="SetTextureCoordinates," calcext:value-type="string">
            <text:p>SetTextureCoordinates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93]" office:value-type="string" office:string-value="AddVertex," calcext:value-type="string">
            <text:p>AddVertex,</text:p>
          </table:table-cell>
          <table:table-cell table:formula="of:=[.K181]" office:value-type="float" office:value="0.3201" calcext:value-type="float">
            <text:p>0.3201</text:p>
          </table:table-cell>
          <table:table-cell office:value-type="string" calcext:value-type="string">
            <text:p>,</text:p>
          </table:table-cell>
          <table:table-cell table:formula="of:=[.M19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O181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98]" office:value-type="string" office:string-value="SetTextureCoordinates," calcext:value-type="string">
            <text:p>SetTextureCoordinates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94]" office:value-type="string" office:string-value="AddVertex," calcext:value-type="string">
            <text:p>AddVertex,</text:p>
          </table:table-cell>
          <table:table-cell table:formula="of:=[.K198]" office:value-type="float" office:value="0.3201" calcext:value-type="float">
            <text:p>0.3201</text:p>
          </table:table-cell>
          <table:table-cell office:value-type="string" calcext:value-type="string">
            <text:p>,</text:p>
          </table:table-cell>
          <table:table-cell table:formula="of:=[.M19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O198]" office:value-type="float" office:value="2" calcext:value-type="float">
            <text:p>2</text:p>
          </table:table-cell>
          <table:table-cell/>
          <table:table-cell table:style-name="ce99"/>
        </table:table-row>
        <table:table-row table:style-name="ro1">
          <table:table-cell table:formula="of:=[.A99]" office:value-type="string" office:string-value="SetTextureCoordinates," calcext:value-type="string">
            <text:p>SetTextureCoordinates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95]" office:value-type="string" office:string-value="AddFace2," calcext:value-type="string">
            <text:p>AddFace2,</text:p>
          </table:table-cell>
          <table:table-cell table:formula="of:=[.Q195]+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formula="of:=[.K200]+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formula="of:=[.M200]+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style-name="ce99" table:formula="of:=[.O200]+1" office:value-type="float" office:value="193" calcext:value-type="float">
            <text:p>193</text:p>
          </table:table-cell>
        </table:table-row>
        <table:table-row table:style-name="ro1">
          <table:table-cell table:formula="of:=[.A100]" office:value-type="string" office:string-value="SetTextureCoordinates," calcext:value-type="string">
            <text:p>SetTextureCoordinates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61]" office:value-type="string" office:string-value="SetTextureCoordinates," calcext:value-type="string">
            <text:p>SetTextureCoordinates,</text:p>
          </table:table-cell>
          <table:table-cell table:formula="of:=[.K195]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01]" office:value-type="string" office:string-value="SetTextureCoordinates," calcext:value-type="string">
            <text:p>SetTextureCoordinates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62]" office:value-type="string" office:string-value="SetTextureCoordinates," calcext:value-type="string">
            <text:p>SetTextureCoordinates,</text:p>
          </table:table-cell>
          <table:table-cell table:formula="of:=[.K201]+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02]" office:value-type="string" office:string-value="SetTextureCoordinates," calcext:value-type="string">
            <text:p>SetTextureCoordinates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63]" office:value-type="string" office:string-value="SetTextureCoordinates," calcext:value-type="string">
            <text:p>SetTextureCoordinates,</text:p>
          </table:table-cell>
          <table:table-cell table:formula="of:=[.K202]+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03]" office:value-type="string" office:string-value="SetTextureCoordinates," calcext:value-type="string">
            <text:p>SetTextureCoordinates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64]" office:value-type="string" office:string-value="SetTextureCoordinates," calcext:value-type="string">
            <text:p>SetTextureCoordinates,</text:p>
          </table:table-cell>
          <table:table-cell table:formula="of:=[.K203]+1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04]" office:value-type="string" office:string-value="SetTextureCoordinates," calcext:value-type="string">
            <text:p>SetTextureCoordinates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65]" office:value-type="string" office:string-value="SetTextureCoordinates," calcext:value-type="string">
            <text:p>SetTextureCoordinates,</text:p>
          </table:table-cell>
          <table:table-cell table:formula="of:=[.K204]+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05]" office:value-type="string" office:string-value="SetTextureCoordinates," calcext:value-type="string">
            <text:p>SetTextureCoordinates,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7" table:formula="of:=[.J166]" office:value-type="string" office:string-value="SetTextureCoordinates," calcext:value-type="string">
            <text:p>SetTextureCoordinates,</text:p>
          </table:table-cell>
          <table:table-cell table:formula="of:=[.K205]+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ce99"/>
        </table:table-row>
        <table:table-row table:style-name="ro1">
          <table:table-cell table:formula="of:=[.A106]" office:value-type="string" office:string-value="SetTextureCoordinates," calcext:value-type="string">
            <text:p>SetTextureCoordinates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67]" office:value-type="string" office:string-value="SetTextureCoordinates," calcext:value-type="string">
            <text:p>SetTextureCoordinates,</text:p>
          </table:table-cell>
          <table:table-cell table:formula="of:=[.K206]+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07]" office:value-type="string" office:string-value="SetTextureCoordinates," calcext:value-type="string">
            <text:p>SetTextureCoordinates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7" table:formula="of:=[.J168]" office:value-type="string" office:string-value="SetTextureCoordinates," calcext:value-type="string">
            <text:p>SetTextureCoordinates,</text:p>
          </table:table-cell>
          <table:table-cell table:formula="of:=[.K207]+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ce99"/>
        </table:table-row>
        <table:table-row table:style-name="ro1">
          <table:table-cell table:formula="of:=[.A108]" office:value-type="string" office:string-value="SetTextureCoordinates," calcext:value-type="string">
            <text:p>SetTextureCoordinates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2" office:value-type="string" calcext:value-type="string">
            <text:p>GenerateNormals</text:p>
          </table:table-cell>
          <table:table-cell table:style-name="ce86" table:number-columns-repeated="6"/>
          <table:table-cell table:style-name="ce133"/>
        </table:table-row>
        <table:table-row table:style-name="ro1">
          <table:table-cell table:formula="of:=[.A109]" office:value-type="string" office:string-value="SetTextureCoordinates," calcext:value-type="string">
            <text:p>SetTextureCoordinates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0]" office:value-type="string" office:string-value="SetTextureCoordinates," calcext:value-type="string">
            <text:p>SetTextureCoordinates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1]" office:value-type="string" office:string-value="SetTextureCoordinates," calcext:value-type="string">
            <text:p>SetTextureCoordinates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2]" office:value-type="string" office:string-value="SetTextureCoordinates," calcext:value-type="string">
            <text:p>SetTextureCoordinates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3]" office:value-type="string" office:string-value="SetTextureCoordinates," calcext:value-type="string">
            <text:p>SetTextureCoordinates,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4]" office:value-type="string" office:string-value="SetTextureCoordinates," calcext:value-type="string">
            <text:p>SetTextureCoordinates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5]" office:value-type="string" office:string-value="SetTextureCoordinates," calcext:value-type="string">
            <text:p>SetTextureCoordinates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6]" office:value-type="string" office:string-value="SetTextureCoordinates," calcext:value-type="string">
            <text:p>SetTextureCoordinates,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7]" office:value-type="string" office:string-value="SetTextureCoordinates," calcext:value-type="string">
            <text:p>SetTextureCoordinates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8]" office:value-type="string" office:string-value="SetTextureCoordinates," calcext:value-type="string">
            <text:p>SetTextureCoordinates,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9]" office:value-type="string" office:string-value="SetTextureCoordinates," calcext:value-type="string">
            <text:p>SetTextureCoordinates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0]" office:value-type="string" office:string-value="SetTextureCoordinates," calcext:value-type="string">
            <text:p>SetTextureCoordinates,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1]" office:value-type="string" office:string-value="SetTextureCoordinates," calcext:value-type="string">
            <text:p>SetTextureCoordinates,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2]" office:value-type="string" office:string-value="SetTextureCoordinates," calcext:value-type="string">
            <text:p>SetTextureCoordinates,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3]" office:value-type="string" office:string-value="SetTextureCoordinates," calcext:value-type="string">
            <text:p>SetTextureCoordinates,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4]" office:value-type="string" office:string-value="SetTextureCoordinates," calcext:value-type="string">
            <text:p>SetTextureCoordinates,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;ウィング部レール</text:p>
          </table:table-cell>
          <table:table-cell table:style-name="ce64" table:number-columns-repeated="6"/>
          <table:table-cell table:style-name="ce100"/>
          <table:table-cell table:number-columns-repeated="9"/>
        </table:table-row>
        <table:table-row table:style-name="ro1">
          <table:table-cell office:value-type="string" calcext:value-type="string">
            <text:p>;分岐側踏面三角</text:p>
          </table:table-cell>
          <table:table-cell table:number-columns-repeated="16"/>
        </table:table-row>
        <table:table-row table:style-name="ro1">
          <table:table-cell table:formula="of:=[.A229]" office:value-type="string" office:string-value="AddVertex,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[.B2]-[.B8]*2)/TAN([.H15])-[.B8]*2/TAN([.H15])-[.B10]/SIN([.H15]);[.B1]-1)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2]/2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[.B2]-[.B8]*2)/TAN([.H15])-[.B8]*2/TAN([.H15])-[.B10]/SIN([.H15])+[.B8]/TAN([.H15]);[.B1]-1)" office:value-type="float" office:value="18.5286" calcext:value-type="float">
            <text:p>18.5286</text:p>
          </table:table-cell>
          <table:table-cell table:number-columns-repeated="11"/>
        </table:table-row>
        <table:table-row table:style-name="ro1">
          <table:table-cell table:formula="of:=[.A229]" office:value-type="string" office:string-value="AddVertex," calcext:value-type="string">
            <text:p>AddVertex,</text:p>
          </table:table-cell>
          <table:table-cell table:formula="of:=[.B229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28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formula="of:=[.B231]+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formula="of:=[.D231]+1"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;基準側踏面三角</text:p>
          </table:table-cell>
          <table:table-cell table:number-columns-repeated="16"/>
        </table:table-row>
        <table:table-row table:style-name="ro1">
          <table:table-cell table:formula="of:=[.A230]" office:value-type="string" office:string-value="AddVertex," calcext:value-type="string">
            <text:p>AddVertex,</text:p>
          </table:table-cell>
          <table:table-cell table:formula="of:=[.B2]/2-[.B10]-[.B8]" office:value-type="float" office:value="0.4265" calcext:value-type="float">
            <text:p>0.42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[.B2]-[.B8]*2)/TAN([.H15])-[.B8]*2/TAN([.H15])-[.B10]/TAN([.H15]);[.B1]-1)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33]" office:value-type="string" office:string-value="AddVertex," calcext:value-type="string">
            <text:p>AddVertex,</text:p>
          </table:table-cell>
          <table:table-cell table:formula="of:=[.B233]+[.B8]" office:value-type="float" office:value="0.4915" calcext:value-type="float">
            <text:p>0.4915</text:p>
          </table:table-cell>
          <table:table-cell office:value-type="string" calcext:value-type="string">
            <text:p>,</text:p>
          </table:table-cell>
          <table:table-cell table:formula="of:=[.D2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[.B2]-[.B8]*2)/TAN([.H15])-[.B8]*2/TAN([.H15])-[.B10]/TAN([.H15])+[.B8]/TAN([.H15]);[.B1]-1)" office:value-type="float" office:value="18.5313" calcext:value-type="float">
            <text:p>18.5313</text:p>
          </table:table-cell>
          <table:table-cell table:number-columns-repeated="11"/>
        </table:table-row>
        <table:table-row table:style-name="ro1">
          <table:table-cell table:formula="of:=[.A234]" office:value-type="string" office:string-value="AddVertex," calcext:value-type="string">
            <text:p>AddVertex,</text:p>
          </table:table-cell>
          <table:table-cell table:formula="of:=[.B234]" office:value-type="float" office:value="0.4915" calcext:value-type="float">
            <text:p>0.4915</text:p>
          </table:table-cell>
          <table:table-cell office:value-type="string" calcext:value-type="string">
            <text:p>,</text:p>
          </table:table-cell>
          <table:table-cell table:formula="of:=[.D2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3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31]" office:value-type="string" office:string-value="AddFace," calcext:value-type="string">
            <text:p>AddFace,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B236]+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formula="of:=[.D236]+1"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;分岐側ウィングレール腹</text:p>
          </table:table-cell>
          <table:table-cell table:number-columns-repeated="16"/>
        </table:table-row>
        <table:table-row table:style-name="ro1">
          <table:table-cell table:formula="of:=[.A247]" office:value-type="string" office:string-value="AddVertex," calcext:value-type="string">
            <text:p>AddVertex,</text:p>
          </table:table-cell>
          <table:table-cell table:style-name="ce84" table:formula="of:=ROUND([.B240]+([.F238]-[.F240])*TAN([.H15]);[.B1]-1)" office:value-type="float" office:value="0.8165" calcext:value-type="float">
            <text:p>0.8165</text:p>
          </table:table-cell>
          <table:table-cell table:style-name="ce84" table:formula="of:=[.C244]" office:value-type="string" office:string-value="," calcext:value-type="string">
            <text:p>,</text:p>
          </table:table-cell>
          <table:table-cell table:style-name="ce84" table:formula="of:=[.D244]" office:value-type="float" office:value="0" calcext:value-type="float">
            <text:p>0</text:p>
          </table:table-cell>
          <table:table-cell table:style-name="ce84" table:formula="of:=[.E244]" office:value-type="string" office:string-value="," calcext:value-type="string">
            <text:p>,</text:p>
          </table:table-cell>
          <table:table-cell table:style-name="ce84" table:formula="of:=[.F240]+[.B11]" office:value-type="float" office:value="20.0098" calcext:value-type="float">
            <text:p>20.0098</text:p>
          </table:table-cell>
          <table:table-cell table:number-columns-repeated="11"/>
        </table:table-row>
        <table:table-row table:style-name="ro1">
          <table:table-cell table:formula="of:=[.A238]" office:value-type="string" office:string-value="AddVertex," calcext:value-type="string">
            <text:p>AddVertex,</text:p>
          </table:table-cell>
          <table:table-cell table:style-name="ce84" table:formula="of:=[.B238]" office:value-type="float" office:value="0.8165" calcext:value-type="float">
            <text:p>0.8165</text:p>
          </table:table-cell>
          <table:table-cell table:style-name="ce84" table:formula="of:=[.C245]" office:value-type="string" office:string-value="," calcext:value-type="string">
            <text:p>,</text:p>
          </table:table-cell>
          <table:table-cell table:style-name="ce84" table:formula="of:=[.D245]" office:value-type="float" office:value="-0.153" calcext:value-type="float">
            <text:p>-0.153</text:p>
          </table:table-cell>
          <table:table-cell table:style-name="ce84" table:formula="of:=[.E245]" office:value-type="string" office:string-value="," calcext:value-type="string">
            <text:p>,</text:p>
          </table:table-cell>
          <table:table-cell table:style-name="ce84" table:formula="of:=[.F238]" office:value-type="float" office:value="20.0098" calcext:value-type="float">
            <text:p>20.0098</text:p>
          </table:table-cell>
          <table:table-cell table:number-columns-repeated="11"/>
        </table:table-row>
        <table:table-row table:style-name="ro1">
          <table:table-cell table:formula="of:=[.A239]" office:value-type="string" office:string-value="AddVertex," calcext:value-type="string">
            <text:p>AddVertex,</text:p>
          </table:table-cell>
          <table:table-cell table:formula="of:=[.B228]+[.B8]/2" office:value-type="float" office:value="0.566" calcext:value-type="float">
            <text:p>0.566</text:p>
          </table:table-cell>
          <table:table-cell table:formula="of:=[.C246]" office:value-type="string" office:string-value="," calcext:value-type="string">
            <text:p>,</text:p>
          </table:table-cell>
          <table:table-cell table:formula="of:=[.D246]" office:value-type="float" office:value="-0.153" calcext:value-type="float">
            <text:p>-0.153</text:p>
          </table:table-cell>
          <table:table-cell table:formula="of:=[.E246]" office:value-type="string" office:string-value="," calcext:value-type="string">
            <text:p>,</text:p>
          </table:table-cell>
          <table:table-cell table:formula="of:=[.F228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table:formula="of:=[.A240]" office:value-type="string" office:string-value="AddVertex," calcext:value-type="string">
            <text:p>AddVertex,</text:p>
          </table:table-cell>
          <table:table-cell table:formula="of:=[.B240]" office:value-type="float" office:value="0.566" calcext:value-type="float">
            <text:p>0.566</text:p>
          </table:table-cell>
          <table:table-cell table:formula="of:=[.C247]" office:value-type="string" office:string-value="," calcext:value-type="string">
            <text:p>,</text:p>
          </table:table-cell>
          <table:table-cell table:formula="of:=[.D247]" office:value-type="float" office:value="0" calcext:value-type="float">
            <text:p>0</text:p>
          </table:table-cell>
          <table:table-cell table:formula="of:=[.E247]" office:value-type="string" office:string-value="," calcext:value-type="string">
            <text:p>,</text:p>
          </table:table-cell>
          <table:table-cell table:formula="of:=[.F240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2,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基準側ウィングレール腹</text:p>
          </table:table-cell>
          <table:table-cell table:number-columns-repeated="16"/>
        </table:table-row>
        <table:table-row table:style-name="ro1">
          <table:table-cell table:formula="of:=[.A228]" office:value-type="string" office:string-value="AddVertex," calcext:value-type="string">
            <text:p>AddVertex,</text:p>
          </table:table-cell>
          <table:table-cell table:style-name="ce84" table:formula="of:=[.B246]" office:value-type="float" office:value="0.459" calcext:value-type="float">
            <text:p>0.459</text:p>
          </table:table-cell>
          <table:table-cell table:style-name="ce84" office:value-type="string" calcext:value-type="string">
            <text:p>,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,</text:p>
          </table:table-cell>
          <table:table-cell table:style-name="ce84" table:formula="of:=ROUND([.H16]-([.H17]-[.B2]-[.B8]*2)/TAN([.H15])-[.B8]*2/TAN([.H15])-[.B10]/TAN([.H15])+[.B11]*COS([.H15]);[.B1]-1)" office:value-type="float" office:value="19.9969" calcext:value-type="float">
            <text:p>19.9969</text:p>
          </table:table-cell>
          <table:table-cell table:number-columns-repeated="11"/>
        </table:table-row>
        <table:table-row table:style-name="ro1">
          <table:table-cell table:formula="of:=[.A244]" office:value-type="string" office:string-value="AddVertex," calcext:value-type="string">
            <text:p>AddVertex,</text:p>
          </table:table-cell>
          <table:table-cell table:style-name="ce84" table:formula="of:=[.B244]" office:value-type="float" office:value="0.459" calcext:value-type="float">
            <text:p>0.459</text:p>
          </table:table-cell>
          <table:table-cell table:style-name="ce84" office:value-type="string" calcext:value-type="string">
            <text:p>,</text:p>
          </table:table-cell>
          <table:table-cell table:style-name="ce84" table:formula="of:=-[.B9]" office:value-type="float" office:value="-0.153" calcext:value-type="float">
            <text:p>-0.153</text:p>
          </table:table-cell>
          <table:table-cell table:style-name="ce84" office:value-type="string" calcext:value-type="string">
            <text:p>,</text:p>
          </table:table-cell>
          <table:table-cell table:style-name="ce84" table:formula="of:=[.F244]" office:value-type="float" office:value="19.9969" calcext:value-type="float">
            <text:p>19.9969</text:p>
          </table:table-cell>
          <table:table-cell table:number-columns-repeated="11"/>
        </table:table-row>
        <table:table-row table:style-name="ro1">
          <table:table-cell table:formula="of:=[.A245]" office:value-type="string" office:string-value="AddVertex," calcext:value-type="string">
            <text:p>AddVertex,</text:p>
          </table:table-cell>
          <table:table-cell table:formula="of:=[.B233]+[.B8]/2" office:value-type="float" office:value="0.459" calcext:value-type="float">
            <text:p>0.459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33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46]" office:value-type="string" office:string-value="AddVertex," calcext:value-type="string">
            <text:p>AddVertex,</text:p>
          </table:table-cell>
          <table:table-cell table:formula="of:=[.B246]" office:value-type="float" office:value="0.459" calcext:value-type="float">
            <text:p>0.45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6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42]" office:value-type="string" office:string-value="AddFace2," calcext:value-type="string">
            <text:p>AddFace2,</text:p>
          </table:table-cell>
          <table:table-cell table:formula="of:=[.H242]+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formula="of:=[.B248]+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formula="of:=[.D248]+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formula="of:=[.F248]+1"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table:formula="of:=[.A196]" office:value-type="string" office:string-value="SetTextureCoordinates," calcext:value-type="string">
            <text:p>SetTextureCoordinates,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97]" office:value-type="string" office:string-value="SetTextureCoordinates," calcext:value-type="string">
            <text:p>SetTextureCoordinates,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98]" office:value-type="string" office:string-value="SetTextureCoordinates," calcext:value-type="string">
            <text:p>SetTextureCoordinates,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99]" office:value-type="string" office:string-value="SetTextureCoordinates," calcext:value-type="string">
            <text:p>SetTextureCoordinates,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00]" office:value-type="string" office:string-value="SetTextureCoordinates," calcext:value-type="string">
            <text:p>SetTextureCoordinates,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201]" office:value-type="string" office:string-value="SetTextureCoordinates," calcext:value-type="string">
            <text:p>SetTextureCoordinates,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02]" office:value-type="string" office:string-value="SetTextureCoordinates," calcext:value-type="string">
            <text:p>SetTextureCoordinates,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203]" office:value-type="string" office:string-value="SetTextureCoordinates," calcext:value-type="string">
            <text:p>SetTextureCoordinates,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204]" office:value-type="string" office:string-value="SetTextureCoordinates," calcext:value-type="string">
            <text:p>SetTextureCoordinates,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05]" office:value-type="string" office:string-value="SetTextureCoordinates," calcext:value-type="string">
            <text:p>SetTextureCoordinates,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06]" office:value-type="string" office:string-value="SetTextureCoordinates," calcext:value-type="string">
            <text:p>SetTextureCoordinates,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207]" office:value-type="string" office:string-value="SetTextureCoordinates," calcext:value-type="string">
            <text:p>SetTextureCoordinates,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208]" office:value-type="string" office:string-value="SetTextureCoordinates," calcext:value-type="string">
            <text:p>SetTextureCoordinates,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09]" office:value-type="string" office:string-value="SetTextureCoordinates," calcext:value-type="string">
            <text:p>SetTextureCoordinates,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;リード部</text:p>
          </table:table-cell>
          <table:table-cell table:style-name="ce64" table:number-columns-repeated="6"/>
          <table:table-cell table:style-name="ce100"/>
          <table:table-cell table:number-columns-repeated="9"/>
        </table:table-row>
        <table:table-row table:style-name="ro1">
          <table:table-cell office:value-type="string" calcext:value-type="string">
            <text:p>;分岐側左レール頭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233]" office:value-type="float" office:value="0.4265" calcext:value-type="float">
            <text:p>0.4265</text:p>
          </table:table-cell>
          <table:table-cell office:value-type="string" calcext:value-type="string">
            <text:p>,</text:p>
          </table:table-cell>
          <table:table-cell table:formula="of:=[.D2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3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65]" office:value-type="string" office:string-value="AddVertex," calcext:value-type="string">
            <text:p>AddVertex,</text:p>
          </table:table-cell>
          <table:table-cell table:formula="of:=[.B235]" office:value-type="float" office:value="0.4915" calcext:value-type="float">
            <text:p>0.4915</text:p>
          </table:table-cell>
          <table:table-cell office:value-type="string" calcext:value-type="string">
            <text:p>,</text:p>
          </table:table-cell>
          <table:table-cell table:formula="of:=[.D2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5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66]" office:value-type="string" office:string-value="AddVertex," calcext:value-type="string">
            <text:p>AddVertex,</text:p>
          </table:table-cell>
          <table:table-cell table:formula="of:=ROUND([.G17]-[.B2]/2;[.B1]-1)" office:value-type="float" office:value="0.4398" calcext:value-type="float">
            <text:p>0.4398</text:p>
          </table:table-cell>
          <table:table-cell table:formula="of:=[.C266]" office:value-type="string" office:string-value="," calcext:value-type="string">
            <text:p>,</text:p>
          </table:table-cell>
          <table:table-cell table:formula="of:=[.D266]" office:value-type="float" office:value="0" calcext:value-type="float">
            <text:p>0</text:p>
          </table:table-cell>
          <table:table-cell table:formula="of:=[.E266]" office:value-type="string" office:string-value="," calcext:value-type="string">
            <text:p>,</text:p>
          </table:table-cell>
          <table:table-cell table:formula="of:=[.G16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267]" office:value-type="string" office:string-value="AddVertex," calcext:value-type="string">
            <text:p>AddVertex,</text:p>
          </table:table-cell>
          <table:table-cell table:formula="of:=[.B267]-[.B8]" office:value-type="float" office:value="0.3748" calcext:value-type="float">
            <text:p>0.3748</text:p>
          </table:table-cell>
          <table:table-cell table:formula="of:=[.C267]" office:value-type="string" office:string-value="," calcext:value-type="string">
            <text:p>,</text:p>
          </table:table-cell>
          <table:table-cell table:formula="of:=[.D267]" office:value-type="float" office:value="0" calcext:value-type="float">
            <text:p>0</text:p>
          </table:table-cell>
          <table:table-cell table:formula="of:=[.E267]" office:value-type="string" office:string-value="," calcext:value-type="string">
            <text:p>,</text:p>
          </table:table-cell>
          <table:table-cell table:formula="of:=[.F267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formula="of:=[.B269]+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D269]+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formula="of:=[.F269]+1"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table:formula="of:=[.A271]" office:value-type="string" office:string-value="AddVertex," calcext:value-type="string">
            <text:p>AddVertex,</text:p>
          </table:table-cell>
          <table:table-cell table:formula="of:=[.B268]" office:value-type="float" office:value="0.3748" calcext:value-type="float">
            <text:p>0.3748</text:p>
          </table:table-cell>
          <table:table-cell table:formula="of:=[.C268]" office:value-type="string" office:string-value="," calcext:value-type="string">
            <text:p>,</text:p>
          </table:table-cell>
          <table:table-cell table:formula="of:=[.D268]" office:value-type="float" office:value="0" calcext:value-type="float">
            <text:p>0</text:p>
          </table:table-cell>
          <table:table-cell table:formula="of:=[.E268]" office:value-type="string" office:string-value="," calcext:value-type="string">
            <text:p>,</text:p>
          </table:table-cell>
          <table:table-cell table:formula="of:=[.F268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268]" office:value-type="string" office:string-value="AddVertex," calcext:value-type="string">
            <text:p>AddVertex,</text:p>
          </table:table-cell>
          <table:table-cell table:formula="of:=[.B267]" office:value-type="float" office:value="0.4398" calcext:value-type="float">
            <text:p>0.4398</text:p>
          </table:table-cell>
          <table:table-cell office:value-type="string" calcext:value-type="string">
            <text:p>,</text:p>
          </table:table-cell>
          <table:table-cell table:formula="of:=[.D26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7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273]" office:value-type="string" office:string-value="AddVertex," calcext:value-type="string">
            <text:p>AddVertex,</text:p>
          </table:table-cell>
          <table:table-cell table:formula="of:=ROUND([.F17]-[.B2]/2;[.B1]-1)" office:value-type="float" office:value="0.0886" calcext:value-type="float">
            <text:p>0.0886</text:p>
          </table:table-cell>
          <table:table-cell office:value-type="string" calcext:value-type="string">
            <text:p>,</text:p>
          </table:table-cell>
          <table:table-cell table:formula="of:=[.D2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73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70]" office:value-type="string" office:string-value="AddVertex," calcext:value-type="string">
            <text:p>AddVertex,</text:p>
          </table:table-cell>
          <table:table-cell table:formula="of:=ROUND([.B272]-[.B8];[.B1]-1)" office:value-type="float" office:value="0.0236" calcext:value-type="float">
            <text:p>0.0236</text:p>
          </table:table-cell>
          <table:table-cell table:formula="of:=[.C270]" office:value-type="string" office:string-value="," calcext:value-type="string">
            <text:p>,</text:p>
          </table:table-cell>
          <table:table-cell table:formula="of:=[.D270]" office:value-type="float" office:value="0" calcext:value-type="float">
            <text:p>0</text:p>
          </table:table-cell>
          <table:table-cell table:formula="of:=[.E270]" office:value-type="string" office:string-value="," calcext:value-type="string">
            <text:p>,</text:p>
          </table:table-cell>
          <table:table-cell table:formula="of:=[.F1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69]" office:value-type="string" office:string-value="AddFace," calcext:value-type="string">
            <text:p>AddFace,</text:p>
          </table:table-cell>
          <table:table-cell table:formula="of:=[.H269]+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B$274]+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formula="of:=[.D$274]+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formula="of:=[.F$274]+1"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table:formula="of:=[.A273]" office:value-type="string" office:string-value="AddVertex," calcext:value-type="string">
            <text:p>AddVertex,</text:p>
          </table:table-cell>
          <table:table-cell table:formula="of:=[.B273]" office:value-type="float" office:value="0.0236" calcext:value-type="float">
            <text:p>0.0236</text:p>
          </table:table-cell>
          <table:table-cell table:formula="of:=[.C273]" office:value-type="string" office:string-value="," calcext:value-type="string">
            <text:p>,</text:p>
          </table:table-cell>
          <table:table-cell table:formula="of:=[.D273]" office:value-type="float" office:value="0" calcext:value-type="float">
            <text:p>0</text:p>
          </table:table-cell>
          <table:table-cell table:formula="of:=[.E273]" office:value-type="string" office:string-value="," calcext:value-type="string">
            <text:p>,</text:p>
          </table:table-cell>
          <table:table-cell table:formula="of:=[.F273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72]" office:value-type="string" office:string-value="AddVertex," calcext:value-type="string">
            <text:p>AddVertex,</text:p>
          </table:table-cell>
          <table:table-cell table:formula="of:=[.B272]" office:value-type="float" office:value="0.0886" calcext:value-type="float">
            <text:p>0.0886</text:p>
          </table:table-cell>
          <table:table-cell table:formula="of:=[.C272]" office:value-type="string" office:string-value="," calcext:value-type="string">
            <text:p>,</text:p>
          </table:table-cell>
          <table:table-cell table:formula="of:=[.D272]" office:value-type="float" office:value="0" calcext:value-type="float">
            <text:p>0</text:p>
          </table:table-cell>
          <table:table-cell table:formula="of:=[.E272]" office:value-type="string" office:string-value="," calcext:value-type="string">
            <text:p>,</text:p>
          </table:table-cell>
          <table:table-cell table:formula="of:=[.F272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75]" office:value-type="string" office:string-value="AddVertex," calcext:value-type="string">
            <text:p>AddVertex,</text:p>
          </table:table-cell>
          <table:table-cell table:formula="of:=ROUND([.E17]-[.B2]/2;[.B1]-1)" office:value-type="float" office:value="-0.184" calcext:value-type="float">
            <text:p>-0.184</text:p>
          </table:table-cell>
          <table:table-cell office:value-type="string" calcext:value-type="string">
            <text:p>,</text:p>
          </table:table-cell>
          <table:table-cell table:formula="of:=[.D27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77]" office:value-type="string" office:string-value="AddVertex," calcext:value-type="string">
            <text:p>AddVertex,</text:p>
          </table:table-cell>
          <table:table-cell table:formula="of:=[.B277]-[.B8]" office:value-type="float" office:value="-0.249" calcext:value-type="float">
            <text:p>-0.249</text:p>
          </table:table-cell>
          <table:table-cell office:value-type="string" calcext:value-type="string">
            <text:p>,</text:p>
          </table:table-cell>
          <table:table-cell table:formula="of:=[.D27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77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74]" office:value-type="string" office:string-value="AddFace," calcext:value-type="string">
            <text:p>AddFace,</text:p>
          </table:table-cell>
          <table:table-cell table:formula="of:=[.H274]+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formula="of:=[.B279]+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formula="of:=[.D279]+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formula="of:=[.F279]+1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table:formula="of:=[.A278]" office:value-type="string" office:string-value="AddVertex," calcext:value-type="string">
            <text:p>AddVertex,</text:p>
          </table:table-cell>
          <table:table-cell table:formula="of:=[.B278]" office:value-type="float" office:value="-0.249" calcext:value-type="float">
            <text:p>-0.249</text:p>
          </table:table-cell>
          <table:table-cell table:formula="of:=[.C278]" office:value-type="string" office:string-value="," calcext:value-type="string">
            <text:p>,</text:p>
          </table:table-cell>
          <table:table-cell table:formula="of:=[.D278]" office:value-type="float" office:value="0" calcext:value-type="float">
            <text:p>0</text:p>
          </table:table-cell>
          <table:table-cell table:formula="of:=[.E278]" office:value-type="string" office:string-value="," calcext:value-type="string">
            <text:p>,</text:p>
          </table:table-cell>
          <table:table-cell table:formula="of:=[.F278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77]" office:value-type="string" office:string-value="AddVertex," calcext:value-type="string">
            <text:p>AddVertex,</text:p>
          </table:table-cell>
          <table:table-cell table:formula="of:=[.B277]" office:value-type="float" office:value="-0.184" calcext:value-type="float">
            <text:p>-0.184</text:p>
          </table:table-cell>
          <table:table-cell table:formula="of:=[.C277]" office:value-type="string" office:string-value="," calcext:value-type="string">
            <text:p>,</text:p>
          </table:table-cell>
          <table:table-cell table:formula="of:=[.D277]" office:value-type="float" office:value="0" calcext:value-type="float">
            <text:p>0</text:p>
          </table:table-cell>
          <table:table-cell table:formula="of:=[.E277]" office:value-type="string" office:string-value="," calcext:value-type="string">
            <text:p>,</text:p>
          </table:table-cell>
          <table:table-cell table:formula="of:=[.F277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81]" office:value-type="string" office:string-value="AddVertex," calcext:value-type="string">
            <text:p>AddVertex,</text:p>
          </table:table-cell>
          <table:table-cell table:formula="of:=ROUND([.D17]-[.B2]/2;[.B1]-1)" office:value-type="float" office:value="-0.3783" calcext:value-type="float">
            <text:p>-0.3783</text:p>
          </table:table-cell>
          <table:table-cell office:value-type="string" calcext:value-type="string">
            <text:p>,</text:p>
          </table:table-cell>
          <table:table-cell table:formula="of:=[.D2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282]" office:value-type="string" office:string-value="AddVertex," calcext:value-type="string">
            <text:p>AddVertex,</text:p>
          </table:table-cell>
          <table:table-cell table:formula="of:=[.B282]-[.B8]" office:value-type="float" office:value="-0.4433" calcext:value-type="float">
            <text:p>-0.4433</text:p>
          </table:table-cell>
          <table:table-cell office:value-type="string" calcext:value-type="string">
            <text:p>,</text:p>
          </table:table-cell>
          <table:table-cell table:formula="of:=[.D28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82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279]" office:value-type="string" office:string-value="AddFace," calcext:value-type="string">
            <text:p>AddFace,</text:p>
          </table:table-cell>
          <table:table-cell table:formula="of:=[.H279]+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.B284]+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formula="of:=[.D284]+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formula="of:=[.F284]+1"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分岐側左レール腹</text:p>
          </table:table-cell>
          <table:table-cell table:number-columns-repeated="16"/>
        </table:table-row>
        <table:table-row table:style-name="ro1">
          <table:table-cell table:formula="of:=[.A283]" office:value-type="string" office:string-value="AddVertex," calcext:value-type="string">
            <text:p>AddVertex,</text:p>
          </table:table-cell>
          <table:table-cell table:formula="of:=[.B265]+[.B8]/2" office:value-type="float" office:value="0.459" calcext:value-type="float">
            <text:p>0.459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5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86]" office:value-type="string" office:string-value="AddVertex," calcext:value-type="string">
            <text:p>AddVertex,</text:p>
          </table:table-cell>
          <table:table-cell table:formula="of:=[.B286]" office:value-type="float" office:value="0.459" calcext:value-type="float">
            <text:p>0.459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86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287]" office:value-type="string" office:string-value="AddVertex," calcext:value-type="string">
            <text:p>AddVertex,</text:p>
          </table:table-cell>
          <table:table-cell table:formula="of:=[.B267]-[.B8]/2" office:value-type="float" office:value="0.4073" calcext:value-type="float">
            <text:p>0.4073</text:p>
          </table:table-cell>
          <table:table-cell office:value-type="string" calcext:value-type="string">
            <text:p>,</text:p>
          </table:table-cell>
          <table:table-cell table:formula="of:=[.D28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288]" office:value-type="string" office:string-value="AddVertex," calcext:value-type="string">
            <text:p>AddVertex,</text:p>
          </table:table-cell>
          <table:table-cell table:formula="of:=[.B288]" office:value-type="float" office:value="0.4073" calcext:value-type="float">
            <text:p>0.4073</text:p>
          </table:table-cell>
          <table:table-cell office:value-type="string" calcext:value-type="string">
            <text:p>,</text:p>
          </table:table-cell>
          <table:table-cell table:formula="of:=[.D2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88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2,</text:p>
          </table:table-cell>
          <table:table-cell table:formula="of:=[.H284]+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formula="of:=[.B290]+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formula="of:=[.D290]+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[.F290]+1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table:formula="of:=[.A289]" office:value-type="string" office:string-value="AddVertex," calcext:value-type="string">
            <text:p>AddVertex,</text:p>
          </table:table-cell>
          <table:table-cell table:formula="of:=[.B289]" office:value-type="float" office:value="0.4073" calcext:value-type="float">
            <text:p>0.4073</text:p>
          </table:table-cell>
          <table:table-cell office:value-type="string" calcext:value-type="string">
            <text:p>,</text:p>
          </table:table-cell>
          <table:table-cell table:formula="of:=[.D28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89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291]" office:value-type="string" office:string-value="AddVertex," calcext:value-type="string">
            <text:p>AddVertex,</text:p>
          </table:table-cell>
          <table:table-cell table:formula="of:=[.B291]" office:value-type="float" office:value="0.4073" calcext:value-type="float">
            <text:p>0.4073</text:p>
          </table:table-cell>
          <table:table-cell office:value-type="string" calcext:value-type="string">
            <text:p>,</text:p>
          </table:table-cell>
          <table:table-cell table:formula="of:=[.D28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91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292]" office:value-type="string" office:string-value="AddVertex," calcext:value-type="string">
            <text:p>AddVertex,</text:p>
          </table:table-cell>
          <table:table-cell table:formula="of:=[.B272]-[.B8]/2" office:value-type="float" office:value="0.0561" calcext:value-type="float">
            <text:p>0.0561</text:p>
          </table:table-cell>
          <table:table-cell office:value-type="string" calcext:value-type="string">
            <text:p>,</text:p>
          </table:table-cell>
          <table:table-cell table:formula="of:=[.D29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93]" office:value-type="string" office:string-value="AddVertex," calcext:value-type="string">
            <text:p>AddVertex,</text:p>
          </table:table-cell>
          <table:table-cell table:formula="of:=[.B293]" office:value-type="float" office:value="0.0561" calcext:value-type="float">
            <text:p>0.0561</text:p>
          </table:table-cell>
          <table:table-cell office:value-type="string" calcext:value-type="string">
            <text:p>,</text:p>
          </table:table-cell>
          <table:table-cell table:formula="of:=[.D2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93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90]" office:value-type="string" office:string-value="AddFace2," calcext:value-type="string">
            <text:p>AddFace2,</text:p>
          </table:table-cell>
          <table:table-cell table:formula="of:=[.H290]+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formula="of:=[.B295]+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formula="of:=[.D295]+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formula="of:=[.F295]+1"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table:formula="of:=[.A294]" office:value-type="string" office:string-value="AddVertex," calcext:value-type="string">
            <text:p>AddVertex,</text:p>
          </table:table-cell>
          <table:table-cell table:formula="of:=[.B294]" office:value-type="float" office:value="0.0561" calcext:value-type="float">
            <text:p>0.0561</text:p>
          </table:table-cell>
          <table:table-cell office:value-type="string" calcext:value-type="string">
            <text:p>,</text:p>
          </table:table-cell>
          <table:table-cell table:formula="of:=[.D29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94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96]" office:value-type="string" office:string-value="AddVertex," calcext:value-type="string">
            <text:p>AddVertex,</text:p>
          </table:table-cell>
          <table:table-cell table:formula="of:=[.B296]" office:value-type="float" office:value="0.0561" calcext:value-type="float">
            <text:p>0.0561</text:p>
          </table:table-cell>
          <table:table-cell office:value-type="string" calcext:value-type="string">
            <text:p>,</text:p>
          </table:table-cell>
          <table:table-cell table:formula="of:=[.D29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9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297]" office:value-type="string" office:string-value="AddVertex," calcext:value-type="string">
            <text:p>AddVertex,</text:p>
          </table:table-cell>
          <table:table-cell table:formula="of:=[.B277]-[.B8]/2" office:value-type="float" office:value="-0.2165" calcext:value-type="float">
            <text:p>-0.2165</text:p>
          </table:table-cell>
          <table:table-cell office:value-type="string" calcext:value-type="string">
            <text:p>,</text:p>
          </table:table-cell>
          <table:table-cell table:formula="of:=[.D29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98]" office:value-type="string" office:string-value="AddVertex," calcext:value-type="string">
            <text:p>AddVertex,</text:p>
          </table:table-cell>
          <table:table-cell table:formula="of:=[.B298]" office:value-type="float" office:value="-0.2165" calcext:value-type="float">
            <text:p>-0.2165</text:p>
          </table:table-cell>
          <table:table-cell office:value-type="string" calcext:value-type="string">
            <text:p>,</text:p>
          </table:table-cell>
          <table:table-cell table:formula="of:=[.D29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98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95]" office:value-type="string" office:string-value="AddFace2," calcext:value-type="string">
            <text:p>AddFace2,</text:p>
          </table:table-cell>
          <table:table-cell table:formula="of:=[.H295]+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formula="of:=[.B300]+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formula="of:=[.D300]+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formula="of:=[.F300]+1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table:formula="of:=[.A299]" office:value-type="string" office:string-value="AddVertex," calcext:value-type="string">
            <text:p>AddVertex,</text:p>
          </table:table-cell>
          <table:table-cell table:formula="of:=[.B299]" office:value-type="float" office:value="-0.2165" calcext:value-type="float">
            <text:p>-0.2165</text:p>
          </table:table-cell>
          <table:table-cell table:formula="of:=[.C299]" office:value-type="string" office:string-value="," calcext:value-type="string">
            <text:p>,</text:p>
          </table:table-cell>
          <table:table-cell table:formula="of:=[.D299]" office:value-type="float" office:value="0" calcext:value-type="float">
            <text:p>0</text:p>
          </table:table-cell>
          <table:table-cell table:formula="of:=[.E299]" office:value-type="string" office:string-value="," calcext:value-type="string">
            <text:p>,</text:p>
          </table:table-cell>
          <table:table-cell table:formula="of:=[.F299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298]" office:value-type="string" office:string-value="AddVertex," calcext:value-type="string">
            <text:p>AddVertex,</text:p>
          </table:table-cell>
          <table:table-cell table:formula="of:=[.B298]" office:value-type="float" office:value="-0.2165" calcext:value-type="float">
            <text:p>-0.2165</text:p>
          </table:table-cell>
          <table:table-cell table:formula="of:=[.C298]" office:value-type="string" office:string-value="," calcext:value-type="string">
            <text:p>,</text:p>
          </table:table-cell>
          <table:table-cell table:formula="of:=[.D298]" office:value-type="float" office:value="-0.153" calcext:value-type="float">
            <text:p>-0.153</text:p>
          </table:table-cell>
          <table:table-cell table:formula="of:=[.E298]" office:value-type="string" office:string-value="," calcext:value-type="string">
            <text:p>,</text:p>
          </table:table-cell>
          <table:table-cell table:formula="of:=[.F298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302]" office:value-type="string" office:string-value="AddVertex," calcext:value-type="string">
            <text:p>AddVertex,</text:p>
          </table:table-cell>
          <table:table-cell table:formula="of:=[.B282]-[.B8]/2" office:value-type="float" office:value="-0.4108" calcext:value-type="float">
            <text:p>-0.4108</text:p>
          </table:table-cell>
          <table:table-cell office:value-type="string" calcext:value-type="string">
            <text:p>,</text:p>
          </table:table-cell>
          <table:table-cell table:formula="of:=[.D30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303]" office:value-type="string" office:string-value="AddVertex," calcext:value-type="string">
            <text:p>AddVertex,</text:p>
          </table:table-cell>
          <table:table-cell table:formula="of:=[.B303]" office:value-type="float" office:value="-0.4108" calcext:value-type="float">
            <text:p>-0.4108</text:p>
          </table:table-cell>
          <table:table-cell office:value-type="string" calcext:value-type="string">
            <text:p>,</text:p>
          </table:table-cell>
          <table:table-cell table:formula="of:=[.D30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03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300]" office:value-type="string" office:string-value="AddFace2," calcext:value-type="string">
            <text:p>AddFace2,</text:p>
          </table:table-cell>
          <table:table-cell table:formula="of:=[.H300]+1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formula="of:=[.B305]+1"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formula="of:=[.D305]+1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formula="of:=[.F305]+1"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基準側右レール頭</text:p>
          </table:table-cell>
          <table:table-cell table:number-columns-repeated="16"/>
        </table:table-row>
        <table:table-row table:style-name="ro1">
          <table:table-cell table:formula="of:=[.A283]" office:value-type="string" office:string-value="AddVertex," calcext:value-type="string">
            <text:p>AddVertex,</text:p>
          </table:table-cell>
          <table:table-cell table:formula="of:=[.B228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28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table:formula="of:=[.A307]" office:value-type="string" office:string-value="AddVertex," calcext:value-type="string">
            <text:p>AddVertex,</text:p>
          </table:table-cell>
          <table:table-cell table:formula="of:=[.B230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30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07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table:formula="of:=[.A308]" office:value-type="string" office:string-value="AddVertex," calcext:value-type="string">
            <text:p>AddVertex,</text:p>
          </table:table-cell>
          <table:table-cell table:formula="of:=[.B30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30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309]" office:value-type="string" office:string-value="AddVertex," calcext:value-type="string">
            <text:p>AddVertex,</text:p>
          </table:table-cell>
          <table:table-cell table:formula="of:=[.B307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30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09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305]+1"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table:formula="of:=[.B311]+1"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table:formula="of:=[.D311]+1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formula="of:=[.F311]+1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基準側右レール腹</text:p>
          </table:table-cell>
          <table:table-cell table:number-columns-repeated="16"/>
        </table:table-row>
        <table:table-row table:style-name="ro1">
          <table:table-cell table:formula="of:=[.A310]" office:value-type="string" office:string-value="AddVertex," calcext:value-type="string">
            <text:p>AddVertex,</text:p>
          </table:table-cell>
          <table:table-cell table:formula="of:=[.B308]-[.B8]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07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table:formula="of:=[.A313]" office:value-type="string" office:string-value="AddVertex," calcext:value-type="string">
            <text:p>AddVertex,</text:p>
          </table:table-cell>
          <table:table-cell table:formula="of:=[.B313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13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table:formula="of:=[.A314]" office:value-type="string" office:string-value="AddVertex," calcext:value-type="string">
            <text:p>AddVertex,</text:p>
          </table:table-cell>
          <table:table-cell table:formula="of:=[.B314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31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09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315]" office:value-type="string" office:string-value="AddVertex," calcext:value-type="string">
            <text:p>AddVertex,</text:p>
          </table:table-cell>
          <table:table-cell table:formula="of:=[.B315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3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15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300]" office:value-type="string" office:string-value="AddFace2," calcext:value-type="string">
            <text:p>AddFace2,</text:p>
          </table:table-cell>
          <table:table-cell table:formula="of:=[.H311]+1"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formula="of:=[.B317]+1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formula="of:=[.D317]+1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formula="of:=[.F317]+1"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table:formula="of:=[.A95]" office:value-type="string" office:string-value="SetTextureCoordinates," calcext:value-type="string">
            <text:p>SetTextureCoordinates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96]" office:value-type="string" office:string-value="SetTextureCoordinates," calcext:value-type="string">
            <text:p>SetTextureCoordinates,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97]" office:value-type="string" office:string-value="SetTextureCoordinates," calcext:value-type="string">
            <text:p>SetTextureCoordinates,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8]" office:value-type="string" office:string-value="SetTextureCoordinates," calcext:value-type="string">
            <text:p>SetTextureCoordinates,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99]" office:value-type="string" office:string-value="SetTextureCoordinates," calcext:value-type="string">
            <text:p>SetTextureCoordinates,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00]" office:value-type="string" office:string-value="SetTextureCoordinates," calcext:value-type="string">
            <text:p>SetTextureCoordinates,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01]" office:value-type="string" office:string-value="SetTextureCoordinates," calcext:value-type="string">
            <text:p>SetTextureCoordinates,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2]" office:value-type="string" office:string-value="SetTextureCoordinates," calcext:value-type="string">
            <text:p>SetTextureCoordinates,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3]" office:value-type="string" office:string-value="SetTextureCoordinates," calcext:value-type="string">
            <text:p>SetTextureCoordinates,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04]" office:value-type="string" office:string-value="SetTextureCoordinates," calcext:value-type="string">
            <text:p>SetTextureCoordinates,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05]" office:value-type="string" office:string-value="SetTextureCoordinates," calcext:value-type="string">
            <text:p>SetTextureCoordinates,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6]" office:value-type="string" office:string-value="SetTextureCoordinates," calcext:value-type="string">
            <text:p>SetTextureCoordinates,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07]" office:value-type="string" office:string-value="SetTextureCoordinates," calcext:value-type="string">
            <text:p>SetTextureCoordinates,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08]" office:value-type="string" office:string-value="SetTextureCoordinates," calcext:value-type="string">
            <text:p>SetTextureCoordinates,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09]" office:value-type="string" office:string-value="SetTextureCoordinates," calcext:value-type="string">
            <text:p>SetTextureCoordinates,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0]" office:value-type="string" office:string-value="SetTextureCoordinates," calcext:value-type="string">
            <text:p>SetTextureCoordinates,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1]" office:value-type="string" office:string-value="SetTextureCoordinates," calcext:value-type="string">
            <text:p>SetTextureCoordinates,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2]" office:value-type="string" office:string-value="SetTextureCoordinates," calcext:value-type="string">
            <text:p>SetTextureCoordinates,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3]" office:value-type="string" office:string-value="SetTextureCoordinates," calcext:value-type="string">
            <text:p>SetTextureCoordinates,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4]" office:value-type="string" office:string-value="SetTextureCoordinates," calcext:value-type="string">
            <text:p>SetTextureCoordinates,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5]" office:value-type="string" office:string-value="SetTextureCoordinates," calcext:value-type="string">
            <text:p>SetTextureCoordinates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6]" office:value-type="string" office:string-value="SetTextureCoordinates," calcext:value-type="string">
            <text:p>SetTextureCoordinates,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17]" office:value-type="string" office:string-value="SetTextureCoordinates," calcext:value-type="string">
            <text:p>SetTextureCoordinates,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8]" office:value-type="string" office:string-value="SetTextureCoordinates," calcext:value-type="string">
            <text:p>SetTextureCoordinates,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9]" office:value-type="string" office:string-value="SetTextureCoordinates," calcext:value-type="string">
            <text:p>SetTextureCoordinates,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0]" office:value-type="string" office:string-value="SetTextureCoordinates," calcext:value-type="string">
            <text:p>SetTextureCoordinates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1]" office:value-type="string" office:string-value="SetTextureCoordinates," calcext:value-type="string">
            <text:p>SetTextureCoordinates,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2]" office:value-type="string" office:string-value="SetTextureCoordinates," calcext:value-type="string">
            <text:p>SetTextureCoordinates,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3]" office:value-type="string" office:string-value="SetTextureCoordinates," calcext:value-type="string">
            <text:p>SetTextureCoordinates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4]" office:value-type="string" office:string-value="SetTextureCoordinates," calcext:value-type="string">
            <text:p>SetTextureCoordinates,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5]" office:value-type="string" office:string-value="SetTextureCoordinates," calcext:value-type="string">
            <text:p>SetTextureCoordinates,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6]" office:value-type="string" office:string-value="SetTextureCoordinates," calcext:value-type="string">
            <text:p>SetTextureCoordinates,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27]" office:value-type="string" office:string-value="SetTextureCoordinates," calcext:value-type="string">
            <text:p>SetTextureCoordinates,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8]" office:value-type="string" office:string-value="SetTextureCoordinates," calcext:value-type="string">
            <text:p>SetTextureCoordinates,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29]" office:value-type="string" office:string-value="SetTextureCoordinates," calcext:value-type="string">
            <text:p>SetTextureCoordinates,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30]" office:value-type="string" office:string-value="SetTextureCoordinates," calcext:value-type="string">
            <text:p>SetTextureCoordinates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31]" office:value-type="string" office:string-value="SetTextureCoordinates," calcext:value-type="string">
            <text:p>SetTextureCoordinates,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32]" office:value-type="string" office:string-value="SetTextureCoordinates," calcext:value-type="string">
            <text:p>SetTextureCoordinates,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133]" office:value-type="string" office:string-value="SetTextureCoordinates," calcext:value-type="string">
            <text:p>SetTextureCoordinates,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34]" office:value-type="string" office:string-value="SetTextureCoordinates," calcext:value-type="string">
            <text:p>SetTextureCoordinates,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;分岐器先端右レール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59]" office:value-type="string" office:string-value="AddVertex," calcext:value-type="string">
            <text:p>AddVertex,</text:p>
          </table:table-cell>
          <table:table-cell table:formula="of:=[.B359]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9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0]" office:value-type="string" office:string-value="AddVertex," calcext:value-type="string">
            <text:p>AddVertex,</text:p>
          </table:table-cell>
          <table:table-cell table:formula="of:=[.B360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1]" office:value-type="string" office:string-value="AddVertex," calcext:value-type="string">
            <text:p>AddVertex,</text:p>
          </table:table-cell>
          <table:table-cell table:formula="of:=[.B359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AddFace,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formula="of:=[.B363]+1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formula="of:=[.D363]+1"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style-name="Default" table:formula="of:=[.F363]+1"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table:style-name="Default" table:formula="of:=[.A359]" office:value-type="string" office:string-value="AddVertex," calcext:value-type="string">
            <text:p>AddVertex,</text:p>
          </table:table-cell>
          <table:table-cell table:formula="of:=[.B359]+[.B8]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9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0]" office:value-type="string" office:string-value="AddVertex," calcext:value-type="string">
            <text:p>AddVertex,</text:p>
          </table:table-cell>
          <table:table-cell table:formula="of:=[.B364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364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60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1]" office:value-type="string" office:string-value="AddVertex," calcext:value-type="string">
            <text:p>AddVertex,</text:p>
          </table:table-cell>
          <table:table-cell table:formula="of:=[.B365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36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6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2]" office:value-type="string" office:string-value="AddVertex," calcext:value-type="string">
            <text:p>AddVertex,</text:p>
          </table:table-cell>
          <table:table-cell table:formula="of:=[.B366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36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AddFace2,</text:p>
          </table:table-cell>
          <table:table-cell table:formula="of:=[.H363]+1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[.B368]+1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formula="of:=[.D368]+1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style-name="Default" table:formula="of:=[.F368]+1"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69]" office:value-type="string" office:string-value="SetTextureCoordinates," calcext:value-type="string">
            <text:p>SetTextureCoordinates,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70]" office:value-type="string" office:string-value="SetTextureCoordinates," calcext:value-type="string">
            <text:p>SetTextureCoordinates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71]" office:value-type="string" office:string-value="SetTextureCoordinates," calcext:value-type="string">
            <text:p>SetTextureCoordinates,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72]" office:value-type="string" office:string-value="SetTextureCoordinates," calcext:value-type="string">
            <text:p>SetTextureCoordinates,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73]" office:value-type="string" office:string-value="SetTextureCoordinates," calcext:value-type="string">
            <text:p>SetTextureCoordinates,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74]" office:value-type="string" office:string-value="SetTextureCoordinates," calcext:value-type="string">
            <text:p>SetTextureCoordinates,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A375]" office:value-type="string" office:string-value="SetTextureCoordinates," calcext:value-type="string">
            <text:p>SetTextureCoordinates,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;分岐器先端左レール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 table:formula="of:=[.A359]" office:value-type="string" office:string-value="AddVertex," calcext:value-type="string">
            <text:p>AddVertex,</text:p>
          </table:table-cell>
          <table:table-cell table:formula="of:=-([.B2]/2+[.B8])" office:value-type="float" office:value="-0.5985" calcext:value-type="float">
            <text:p>-0.5985</text:p>
          </table:table-cell>
          <table:table-cell table:formula="of:=[.C359]" office:value-type="string" office:string-value="," calcext:value-type="string">
            <text:p>,</text:p>
          </table:table-cell>
          <table:table-cell table:formula="of:=[.D359]" office:value-type="float" office:value="0" calcext:value-type="float">
            <text:p>0</text:p>
          </table:table-cell>
          <table:table-cell table:formula="of:=[.E359]" office:value-type="string" office:string-value="," calcext:value-type="string">
            <text:p>,</text:p>
          </table:table-cell>
          <table:table-cell table:formula="of:=[.F359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0]" office:value-type="string" office:string-value="AddVertex," calcext:value-type="string">
            <text:p>AddVertex,</text:p>
          </table:table-cell>
          <table:table-cell table:formula="of:=[.B378]+[.B8]" office:value-type="float" office:value="-0.5335" calcext:value-type="float">
            <text:p>-0.5335</text:p>
          </table:table-cell>
          <table:table-cell table:formula="of:=[.C360]" office:value-type="string" office:string-value="," calcext:value-type="string">
            <text:p>,</text:p>
          </table:table-cell>
          <table:table-cell table:formula="of:=[.D360]" office:value-type="float" office:value="0" calcext:value-type="float">
            <text:p>0</text:p>
          </table:table-cell>
          <table:table-cell table:formula="of:=[.E360]" office:value-type="string" office:string-value="," calcext:value-type="string">
            <text:p>,</text:p>
          </table:table-cell>
          <table:table-cell table:formula="of:=[.F360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1]" office:value-type="string" office:string-value="AddVertex," calcext:value-type="string">
            <text:p>AddVertex,</text:p>
          </table:table-cell>
          <table:table-cell table:formula="of:=[.B379]" office:value-type="float" office:value="-0.5335" calcext:value-type="float">
            <text:p>-0.5335</text:p>
          </table:table-cell>
          <table:table-cell table:formula="of:=[.C361]" office:value-type="string" office:string-value="," calcext:value-type="string">
            <text:p>,</text:p>
          </table:table-cell>
          <table:table-cell table:formula="of:=[.D361]" office:value-type="float" office:value="0" calcext:value-type="float">
            <text:p>0</text:p>
          </table:table-cell>
          <table:table-cell table:formula="of:=[.E361]" office:value-type="string" office:string-value="," calcext:value-type="string">
            <text:p>,</text:p>
          </table:table-cell>
          <table:table-cell table:formula="of:=[.F36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2]" office:value-type="string" office:string-value="AddVertex," calcext:value-type="string">
            <text:p>AddVertex,</text:p>
          </table:table-cell>
          <table:table-cell table:formula="of:=[.B378]" office:value-type="float" office:value="-0.5985" calcext:value-type="float">
            <text:p>-0.5985</text:p>
          </table:table-cell>
          <table:table-cell table:formula="of:=[.C362]" office:value-type="string" office:string-value="," calcext:value-type="string">
            <text:p>,</text:p>
          </table:table-cell>
          <table:table-cell table:formula="of:=[.D362]" office:value-type="float" office:value="0" calcext:value-type="float">
            <text:p>0</text:p>
          </table:table-cell>
          <table:table-cell table:formula="of:=[.E362]" office:value-type="string" office:string-value="," calcext:value-type="string">
            <text:p>,</text:p>
          </table:table-cell>
          <table:table-cell table:formula="of:=[.F36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3]" office:value-type="string" office:string-value="AddFace," calcext:value-type="string">
            <text:p>AddFace,</text:p>
          </table:table-cell>
          <table:table-cell table:formula="of:=[.H368]+1" office:value-type="float" office:value="148" calcext:value-type="float">
            <text:p>148</text:p>
          </table:table-cell>
          <table:table-cell table:formula="of:=[.C363]" office:value-type="string" office:string-value="," calcext:value-type="string">
            <text:p>,</text:p>
          </table:table-cell>
          <table:table-cell table:formula="of:=[.B382]+1" office:value-type="float" office:value="149" calcext:value-type="float">
            <text:p>149</text:p>
          </table:table-cell>
          <table:table-cell table:formula="of:=[.E363]" office:value-type="string" office:string-value="," calcext:value-type="string">
            <text:p>,</text:p>
          </table:table-cell>
          <table:table-cell table:formula="of:=[.D382]+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style-name="Default" table:formula="of:=[.F382]+1"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table:style-name="Default" table:formula="of:=[.A364]" office:value-type="string" office:string-value="AddVertex," calcext:value-type="string">
            <text:p>AddVertex,</text:p>
          </table:table-cell>
          <table:table-cell table:formula="of:=[.B378]+[.B8]/2" office:value-type="float" office:value="-0.566" calcext:value-type="float">
            <text:p>-0.566</text:p>
          </table:table-cell>
          <table:table-cell table:formula="of:=[.C364]" office:value-type="string" office:string-value="," calcext:value-type="string">
            <text:p>,</text:p>
          </table:table-cell>
          <table:table-cell table:formula="of:=[.D364]" office:value-type="float" office:value="0" calcext:value-type="float">
            <text:p>0</text:p>
          </table:table-cell>
          <table:table-cell table:formula="of:=[.E364]" office:value-type="string" office:string-value="," calcext:value-type="string">
            <text:p>,</text:p>
          </table:table-cell>
          <table:table-cell table:formula="of:=[.F364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5]" office:value-type="string" office:string-value="AddVertex," calcext:value-type="string">
            <text:p>AddVertex,</text:p>
          </table:table-cell>
          <table:table-cell table:formula="of:=[.B383]" office:value-type="float" office:value="-0.566" calcext:value-type="float">
            <text:p>-0.566</text:p>
          </table:table-cell>
          <table:table-cell table:formula="of:=[.C365]" office:value-type="string" office:string-value="," calcext:value-type="string">
            <text:p>,</text:p>
          </table:table-cell>
          <table:table-cell table:formula="of:=[.D365]" office:value-type="float" office:value="-0.153" calcext:value-type="float">
            <text:p>-0.153</text:p>
          </table:table-cell>
          <table:table-cell table:formula="of:=[.E365]" office:value-type="string" office:string-value="," calcext:value-type="string">
            <text:p>,</text:p>
          </table:table-cell>
          <table:table-cell table:formula="of:=[.F365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6]" office:value-type="string" office:string-value="AddVertex," calcext:value-type="string">
            <text:p>AddVertex,</text:p>
          </table:table-cell>
          <table:table-cell table:formula="of:=[.B384]" office:value-type="float" office:value="-0.566" calcext:value-type="float">
            <text:p>-0.566</text:p>
          </table:table-cell>
          <table:table-cell table:formula="of:=[.C366]" office:value-type="string" office:string-value="," calcext:value-type="string">
            <text:p>,</text:p>
          </table:table-cell>
          <table:table-cell table:formula="of:=[.D366]" office:value-type="float" office:value="-0.153" calcext:value-type="float">
            <text:p>-0.153</text:p>
          </table:table-cell>
          <table:table-cell table:formula="of:=[.E366]" office:value-type="string" office:string-value="," calcext:value-type="string">
            <text:p>,</text:p>
          </table:table-cell>
          <table:table-cell table:formula="of:=[.F36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7]" office:value-type="string" office:string-value="AddVertex," calcext:value-type="string">
            <text:p>AddVertex,</text:p>
          </table:table-cell>
          <table:table-cell table:formula="of:=[.B385]" office:value-type="float" office:value="-0.566" calcext:value-type="float">
            <text:p>-0.566</text:p>
          </table:table-cell>
          <table:table-cell table:formula="of:=[.C367]" office:value-type="string" office:string-value="," calcext:value-type="string">
            <text:p>,</text:p>
          </table:table-cell>
          <table:table-cell table:formula="of:=[.D367]" office:value-type="float" office:value="0" calcext:value-type="float">
            <text:p>0</text:p>
          </table:table-cell>
          <table:table-cell table:formula="of:=[.E367]" office:value-type="string" office:string-value="," calcext:value-type="string">
            <text:p>,</text:p>
          </table:table-cell>
          <table:table-cell table:formula="of:=[.F36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68]" office:value-type="string" office:string-value="AddFace2," calcext:value-type="string">
            <text:p>AddFace2,</text:p>
          </table:table-cell>
          <table:table-cell table:formula="of:=[.H382]+1" office:value-type="float" office:value="152" calcext:value-type="float">
            <text:p>152</text:p>
          </table:table-cell>
          <table:table-cell table:formula="of:=[.C368]" office:value-type="string" office:string-value="," calcext:value-type="string">
            <text:p>,</text:p>
          </table:table-cell>
          <table:table-cell table:formula="of:=[.B387]+1" office:value-type="float" office:value="153" calcext:value-type="float">
            <text:p>153</text:p>
          </table:table-cell>
          <table:table-cell table:formula="of:=[.E368]" office:value-type="string" office:string-value="," calcext:value-type="string">
            <text:p>,</text:p>
          </table:table-cell>
          <table:table-cell table:formula="of:=[.D387]+1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style-name="Default" table:formula="of:=[.F387]+1"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table:style-name="Default" table:formula="of:=[.A369]" office:value-type="string" office:string-value="SetTextureCoordinates," calcext:value-type="string">
            <text:p>SetTextureCoordinates,</text:p>
          </table:table-cell>
          <table:table-cell office:value-type="float" office:value="148" calcext:value-type="float">
            <text:p>148</text:p>
          </table:table-cell>
          <table:table-cell table:formula="of:=[.C369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0]" office:value-type="string" office:string-value="SetTextureCoordinates," calcext:value-type="string">
            <text:p>SetTextureCoordinates,</text:p>
          </table:table-cell>
          <table:table-cell office:value-type="float" office:value="149" calcext:value-type="float">
            <text:p>149</text:p>
          </table:table-cell>
          <table:table-cell table:formula="of:=[.C370]" office:value-type="string" office:string-value=",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1]" office:value-type="string" office:string-value="SetTextureCoordinates," calcext:value-type="string">
            <text:p>SetTextureCoordinates,</text:p>
          </table:table-cell>
          <table:table-cell office:value-type="float" office:value="150" calcext:value-type="float">
            <text:p>150</text:p>
          </table:table-cell>
          <table:table-cell table:formula="of:=[.C371]" office:value-type="string" office:string-value=",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2]" office:value-type="string" office:string-value="SetTextureCoordinates," calcext:value-type="string">
            <text:p>SetTextureCoordinates,</text:p>
          </table:table-cell>
          <table:table-cell office:value-type="float" office:value="151" calcext:value-type="float">
            <text:p>151</text:p>
          </table:table-cell>
          <table:table-cell table:formula="of:=[.C372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3]" office:value-type="string" office:string-value="SetTextureCoordinates," calcext:value-type="string">
            <text:p>SetTextureCoordinates,</text:p>
          </table:table-cell>
          <table:table-cell office:value-type="float" office:value="152" calcext:value-type="float">
            <text:p>152</text:p>
          </table:table-cell>
          <table:table-cell table:formula="of:=[.C373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4]" office:value-type="string" office:string-value="SetTextureCoordinates," calcext:value-type="string">
            <text:p>SetTextureCoordinates,</text:p>
          </table:table-cell>
          <table:table-cell office:value-type="float" office:value="153" calcext:value-type="float">
            <text:p>153</text:p>
          </table:table-cell>
          <table:table-cell table:formula="of:=[.C374]" office:value-type="string" office:string-value=",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5]" office:value-type="string" office:string-value="SetTextureCoordinates," calcext:value-type="string">
            <text:p>SetTextureCoordinates,</text:p>
          </table:table-cell>
          <table:table-cell office:value-type="float" office:value="154" calcext:value-type="float">
            <text:p>154</text:p>
          </table:table-cell>
          <table:table-cell table:formula="of:=[.C375]" office:value-type="string" office:string-value=",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376]" office:value-type="string" office:string-value="SetTextureCoordinates," calcext:value-type="string">
            <text:p>SetTextureCoordinates,</text:p>
          </table:table-cell>
          <table:table-cell office:value-type="float" office:value="155" calcext:value-type="float">
            <text:p>155</text:p>
          </table:table-cell>
          <table:table-cell table:formula="of:=[.C376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16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  <table:table-cell table:number-columns-repeated="9"/>
        </table:table-row>
        <table:table-row table:style-name="ro1">
          <table:table-cell office:value-type="string" calcext:value-type="string">
            <text:p>;ウイング部分岐側レール頭(車輪が踏まない部分)</text:p>
          </table:table-cell>
          <table:table-cell table:number-columns-repeated="16"/>
        </table:table-row>
        <table:table-row table:style-name="ro1">
          <table:table-cell table:formula="of:=[.A316]" office:value-type="string" office:string-value="AddVertex," calcext:value-type="string">
            <text:p>AddVertex,</text:p>
          </table:table-cell>
          <table:table-cell table:formula="of:=[.B238]-[.B8]/2" office:value-type="float" office:value="0.784" calcext:value-type="float">
            <text:p>0.78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8]" office:value-type="float" office:value="20.0098" calcext:value-type="float">
            <text:p>20.0098</text:p>
          </table:table-cell>
          <table:table-cell table:number-columns-repeated="11"/>
        </table:table-row>
        <table:table-row table:style-name="ro1">
          <table:table-cell table:formula="of:=[.A399]" office:value-type="string" office:string-value="AddVertex," calcext:value-type="string">
            <text:p>AddVertex,</text:p>
          </table:table-cell>
          <table:table-cell table:formula="of:=[.B238]+[.B8]/2" office:value-type="float" office:value="0.849" calcext:value-type="float">
            <text:p>0.849</text:p>
          </table:table-cell>
          <table:table-cell office:value-type="string" calcext:value-type="string">
            <text:p>,</text:p>
          </table:table-cell>
          <table:table-cell table:formula="of:=[.D39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99]" office:value-type="float" office:value="20.0098" calcext:value-type="float">
            <text:p>20.0098</text:p>
          </table:table-cell>
          <table:table-cell table:number-columns-repeated="11"/>
        </table:table-row>
        <table:table-row table:style-name="ro1">
          <table:table-cell table:formula="of:=[.A400]" office:value-type="string" office:string-value="AddVertex," calcext:value-type="string">
            <text:p>AddVertex,</text:p>
          </table:table-cell>
          <table:table-cell table:formula="of:=[.B230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40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0]" office:value-type="float" office:value="18.0098" calcext:value-type="float">
            <text:p>18.0098</text:p>
          </table:table-cell>
          <table:table-cell table:number-columns-repeated="11"/>
        </table:table-row>
        <table:table-row table:style-name="ro1">
          <table:table-cell table:formula="of:=[.A401]" office:value-type="string" office:string-value="AddVertex," calcext:value-type="string">
            <text:p>AddVertex,</text:p>
          </table:table-cell>
          <table:table-cell table:formula="of:=[.B229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40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29]" office:value-type="float" office:value="18.5286" calcext:value-type="float">
            <text:p>18.52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403]+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D403]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F40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ウイング部基準側レール頭(車輪が踏まない部分)</text:p>
          </table:table-cell>
          <table:table-cell table:number-columns-repeated="16"/>
        </table:table-row>
        <table:table-row table:style-name="ro1">
          <table:table-cell table:formula="of:=[.A399]" office:value-type="string" office:string-value="AddVertex," calcext:value-type="string">
            <text:p>AddVertex,</text:p>
          </table:table-cell>
          <table:table-cell table:formula="of:=[.B244]-[.B8]/2" office:value-type="float" office:value="0.4265" calcext:value-type="float">
            <text:p>0.42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4]" office:value-type="float" office:value="19.9969" calcext:value-type="float">
            <text:p>19.9969</text:p>
          </table:table-cell>
          <table:table-cell table:number-columns-repeated="11"/>
        </table:table-row>
        <table:table-row table:style-name="ro1">
          <table:table-cell table:formula="of:=[.A400]" office:value-type="string" office:string-value="AddVertex," calcext:value-type="string">
            <text:p>AddVertex,</text:p>
          </table:table-cell>
          <table:table-cell table:formula="of:=[.B244]+[.B8]/2" office:value-type="float" office:value="0.4915" calcext:value-type="float">
            <text:p>0.4915</text:p>
          </table:table-cell>
          <table:table-cell office:value-type="string" calcext:value-type="string">
            <text:p>,</text:p>
          </table:table-cell>
          <table:table-cell table:formula="of:=[.D40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5]" office:value-type="float" office:value="19.9969" calcext:value-type="float">
            <text:p>19.9969</text:p>
          </table:table-cell>
          <table:table-cell table:number-columns-repeated="11"/>
        </table:table-row>
        <table:table-row table:style-name="ro1">
          <table:table-cell table:formula="of:=[.A401]" office:value-type="string" office:string-value="AddVertex," calcext:value-type="string">
            <text:p>AddVertex,</text:p>
          </table:table-cell>
          <table:table-cell table:formula="of:=[.B234]" office:value-type="float" office:value="0.4915" calcext:value-type="float">
            <text:p>0.4915</text:p>
          </table:table-cell>
          <table:table-cell office:value-type="string" calcext:value-type="string">
            <text:p>,</text:p>
          </table:table-cell>
          <table:table-cell table:formula="of:=[.D40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4]" office:value-type="float" office:value="18.5313" calcext:value-type="float">
            <text:p>18.5313</text:p>
          </table:table-cell>
          <table:table-cell table:number-columns-repeated="11"/>
        </table:table-row>
        <table:table-row table:style-name="ro1">
          <table:table-cell table:formula="of:=[.A402]" office:value-type="string" office:string-value="AddVertex," calcext:value-type="string">
            <text:p>AddVertex,</text:p>
          </table:table-cell>
          <table:table-cell table:formula="of:=[.B233]" office:value-type="float" office:value="0.4265" calcext:value-type="float">
            <text:p>0.4265</text:p>
          </table:table-cell>
          <table:table-cell office:value-type="string" calcext:value-type="string">
            <text:p>,</text:p>
          </table:table-cell>
          <table:table-cell table:formula="of:=[.D40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33]" office:value-type="float" office:value="18.0124" calcext:value-type="float">
            <text:p>18.0124</text:p>
          </table:table-cell>
          <table:table-cell table:number-columns-repeated="11"/>
        </table:table-row>
        <table:table-row table:style-name="ro1">
          <table:table-cell table:formula="of:=[.A403]" office:value-type="string" office:string-value="AddFace," calcext:value-type="string">
            <text:p>AddFace,</text:p>
          </table:table-cell>
          <table:table-cell table:formula="of:=[.H403]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409]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409]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F409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分岐側ガードレール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ROUND([.H17]-([.H16]-[.F411])*TAN([.H15])+[.B2]/2-[.B10]-[.B8];[.B1]-1)" office:value-type="float" office:value="1.8294" calcext:value-type="float">
            <text:p>1.829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2]+2.5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1]" office:value-type="string" office:string-value="AddVertex," calcext:value-type="string">
            <text:p>AddVertex,</text:p>
          </table:table-cell>
          <table:table-cell table:formula="of:=[.B411]+[.B8]" office:value-type="float" office:value="1.8944" calcext:value-type="float">
            <text:p>1.8944</text:p>
          </table:table-cell>
          <table:table-cell office:value-type="string" calcext:value-type="string">
            <text:p>,</text:p>
          </table:table-cell>
          <table:table-cell table:formula="of:=[.D4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1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2]" office:value-type="string" office:string-value="AddVertex," calcext:value-type="string">
            <text:p>AddVertex,</text:p>
          </table:table-cell>
          <table:table-cell table:formula="of:=ROUND([.H17]-([.H16]-[.F413])*TAN([.H15])+[.B2]/2-[.B10];[.B1]-1)" office:value-type="float" office:value="1.268" calcext:value-type="float">
            <text:p>1.268</text:p>
          </table:table-cell>
          <table:table-cell office:value-type="string" calcext:value-type="string">
            <text:p>,</text:p>
          </table:table-cell>
          <table:table-cell table:formula="of:=[.D4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2]-2.5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table:formula="of:=[.A413]" office:value-type="string" office:string-value="AddVertex," calcext:value-type="string">
            <text:p>AddVertex,</text:p>
          </table:table-cell>
          <table:table-cell table:formula="of:=[.B413]-[.B8]" office:value-type="float" office:value="1.203" calcext:value-type="float">
            <text:p>1.203</text:p>
          </table:table-cell>
          <table:table-cell office:value-type="string" calcext:value-type="string">
            <text:p>,</text:p>
          </table:table-cell>
          <table:table-cell table:formula="of:=[.D4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3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409]+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415]+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415]+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415]+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腹</text:p>
          </table:table-cell>
          <table:table-cell table:number-columns-repeated="16"/>
        </table:table-row>
        <table:table-row table:style-name="ro1">
          <table:table-cell table:formula="of:=[.A411]" office:value-type="string" office:string-value="AddVertex," calcext:value-type="string">
            <text:p>AddVertex,</text:p>
          </table:table-cell>
          <table:table-cell table:formula="of:=[.B412]" office:value-type="float" office:value="1.8944" calcext:value-type="float">
            <text:p>1.8944</text:p>
          </table:table-cell>
          <table:table-cell office:value-type="string" calcext:value-type="string">
            <text:p>,</text:p>
          </table:table-cell>
          <table:table-cell table:formula="of:=[.D4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1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2]" office:value-type="string" office:string-value="AddVertex," calcext:value-type="string">
            <text:p>AddVertex,</text:p>
          </table:table-cell>
          <table:table-cell table:formula="of:=[.B417]" office:value-type="float" office:value="1.8944" calcext:value-type="float">
            <text:p>1.8944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12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3]" office:value-type="string" office:string-value="AddVertex," calcext:value-type="string">
            <text:p>AddVertex,</text:p>
          </table:table-cell>
          <table:table-cell table:formula="of:=[.B413]" office:value-type="float" office:value="1.268" calcext:value-type="float">
            <text:p>1.268</text:p>
          </table:table-cell>
          <table:table-cell office:value-type="string" calcext:value-type="string">
            <text:p>,</text:p>
          </table:table-cell>
          <table:table-cell table:formula="of:=[.D41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13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table:formula="of:=[.A414]" office:value-type="string" office:string-value="AddVertex," calcext:value-type="string">
            <text:p>AddVertex,</text:p>
          </table:table-cell>
          <table:table-cell table:formula="of:=[.B419]" office:value-type="float" office:value="1.268" calcext:value-type="float">
            <text:p>1.268</text:p>
          </table:table-cell>
          <table:table-cell office:value-type="string" calcext:value-type="string">
            <text:p>,</text:p>
          </table:table-cell>
          <table:table-cell table:formula="of:=[.D4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4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2,</text:p>
          </table:table-cell>
          <table:table-cell table:formula="of:=[.H415]+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421]+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421]+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F421]+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基準側ガードレール</text:p>
          </table:table-cell>
          <table:table-cell table:number-columns-repeated="16"/>
        </table:table-row>
        <table:table-row table:style-name="ro1">
          <table:table-cell table:formula="of:=[.A411]" office:value-type="string" office:string-value="AddVertex," calcext:value-type="string">
            <text:p>AddVertex,</text:p>
          </table:table-cell>
          <table:table-cell table:formula="of:=-[.B2]/2+[.B10]" office:value-type="float" office:value="-0.4915" calcext:value-type="float">
            <text:p>-0.4915</text:p>
          </table:table-cell>
          <table:table-cell office:value-type="string" calcext:value-type="string">
            <text:p>,</text:p>
          </table:table-cell>
          <table:table-cell table:formula="of:=[.D4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7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2]" office:value-type="string" office:string-value="AddVertex," calcext:value-type="string">
            <text:p>AddVertex,</text:p>
          </table:table-cell>
          <table:table-cell table:formula="of:=[.B423]+[.B8]" office:value-type="float" office:value="-0.4265" calcext:value-type="float">
            <text:p>-0.4265</text:p>
          </table:table-cell>
          <table:table-cell office:value-type="string" calcext:value-type="string">
            <text:p>,</text:p>
          </table:table-cell>
          <table:table-cell table:formula="of:=[.D4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8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3]" office:value-type="string" office:string-value="AddVertex," calcext:value-type="string">
            <text:p>AddVertex,</text:p>
          </table:table-cell>
          <table:table-cell table:formula="of:=[.B424]" office:value-type="float" office:value="-0.4265" calcext:value-type="float">
            <text:p>-0.4265</text:p>
          </table:table-cell>
          <table:table-cell office:value-type="string" calcext:value-type="string">
            <text:p>,</text:p>
          </table:table-cell>
          <table:table-cell table:formula="of:=[.D4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9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table:formula="of:=[.A414]" office:value-type="string" office:string-value="AddVertex," calcext:value-type="string">
            <text:p>AddVertex,</text:p>
          </table:table-cell>
          <table:table-cell table:formula="of:=[.B423]" office:value-type="float" office:value="-0.4915" calcext:value-type="float">
            <text:p>-0.4915</text:p>
          </table:table-cell>
          <table:table-cell office:value-type="string" calcext:value-type="string">
            <text:p>,</text:p>
          </table:table-cell>
          <table:table-cell table:formula="of:=[.D4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0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table:formula="of:=[.A415]" office:value-type="string" office:string-value="AddFace," calcext:value-type="string">
            <text:p>AddFace,</text:p>
          </table:table-cell>
          <table:table-cell table:formula="of:=[.H421]+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427]+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427]+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F427]+1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;腹</text:p>
          </table:table-cell>
          <table:table-cell table:number-columns-repeated="16"/>
        </table:table-row>
        <table:table-row table:style-name="ro1">
          <table:table-cell table:formula="of:=[.A417]" office:value-type="string" office:string-value="AddVertex," calcext:value-type="string">
            <text:p>AddVertex,</text:p>
          </table:table-cell>
          <table:table-cell table:formula="of:=[.B423]" office:value-type="float" office:value="-0.4915" calcext:value-type="float">
            <text:p>-0.4915</text:p>
          </table:table-cell>
          <table:table-cell office:value-type="string" calcext:value-type="string">
            <text:p>,</text:p>
          </table:table-cell>
          <table:table-cell table:formula="of:=[.D4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3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8]" office:value-type="string" office:string-value="AddVertex," calcext:value-type="string">
            <text:p>AddVertex,</text:p>
          </table:table-cell>
          <table:table-cell table:formula="of:=[.B429]" office:value-type="float" office:value="-0.4915" calcext:value-type="float">
            <text:p>-0.4915</text:p>
          </table:table-cell>
          <table:table-cell office:value-type="string" calcext:value-type="string">
            <text:p>,</text:p>
          </table:table-cell>
          <table:table-cell table:formula="of:=[.D41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24]" office:value-type="float" office:value="21.0286" calcext:value-type="float">
            <text:p>21.0286</text:p>
          </table:table-cell>
          <table:table-cell table:number-columns-repeated="11"/>
        </table:table-row>
        <table:table-row table:style-name="ro1">
          <table:table-cell table:formula="of:=[.A419]" office:value-type="string" office:string-value="AddVertex," calcext:value-type="string">
            <text:p>AddVertex,</text:p>
          </table:table-cell>
          <table:table-cell table:formula="of:=[.B430]" office:value-type="float" office:value="-0.4915" calcext:value-type="float">
            <text:p>-0.4915</text:p>
          </table:table-cell>
          <table:table-cell office:value-type="string" calcext:value-type="string">
            <text:p>,</text:p>
          </table:table-cell>
          <table:table-cell table:formula="of:=[.D41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25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table:formula="of:=[.A420]" office:value-type="string" office:string-value="AddVertex," calcext:value-type="string">
            <text:p>AddVertex,</text:p>
          </table:table-cell>
          <table:table-cell table:formula="of:=[.B431]" office:value-type="float" office:value="-0.4915" calcext:value-type="float">
            <text:p>-0.4915</text:p>
          </table:table-cell>
          <table:table-cell office:value-type="string" calcext:value-type="string">
            <text:p>,</text:p>
          </table:table-cell>
          <table:table-cell table:formula="of:=[.D4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6]" office:value-type="float" office:value="16.0286" calcext:value-type="float">
            <text:p>16.0286</text:p>
          </table:table-cell>
          <table:table-cell table:number-columns-repeated="11"/>
        </table:table-row>
        <table:table-row table:style-name="ro1">
          <table:table-cell table:formula="of:=[.A421]" office:value-type="string" office:string-value="AddFace2," calcext:value-type="string">
            <text:p>AddFace2,</text:p>
          </table:table-cell>
          <table:table-cell table:formula="of:=[.H427]+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B433]+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433]+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F433]+1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Color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16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  <table:table-cell table:number-columns-repeated="9"/>
        </table:table-row>
        <table:table-row table:style-name="ro1">
          <table:table-cell office:value-type="string" calcext:value-type="string">
            <text:p>;枕木(ポイント部)</text:p>
          </table:table-cell>
          <table:table-cell table:number-columns-repeated="16"/>
        </table:table-row>
        <table:table-row table:style-name="ro1">
          <table:table-cell table:formula="of:=[.A20]" office:value-type="string" office:string-value="LoadTexture," calcext:value-type="string">
            <text:p>LoadTexture,</text:p>
          </table:table-cell>
          <table:table-cell office:value-type="string" calcext:value-type="string">
            <text:p>TurnoutTie.p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-0.95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439]" office:value-type="string" office:string-value="AddVertex," calcext:value-type="string">
            <text:p>AddVertex,</text:p>
          </table:table-cell>
          <table:table-cell table:formula="of:=ROUND([.H17]+0.95;[.B1]-1)" office:value-type="float" office:value="2.8504" calcext:value-type="float">
            <text:p>2.8504</text:p>
          </table:table-cell>
          <table:table-cell office:value-type="string" calcext:value-type="string">
            <text:p>,</text:p>
          </table:table-cell>
          <table:table-cell table:formula="of:=[.D43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39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440]" office:value-type="string" office:string-value="AddVertex," calcext:value-type="string">
            <text:p>AddVertex,</text:p>
          </table:table-cell>
          <table:table-cell table:formula="of:=ROUND([.G17]+0.95;[.B1]-1)" office:value-type="float" office:value="1.9233" calcext:value-type="float">
            <text:p>1.9233</text:p>
          </table:table-cell>
          <table:table-cell office:value-type="string" calcext:value-type="string">
            <text:p>,</text:p>
          </table:table-cell>
          <table:table-cell table:formula="of:=[.D44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441]" office:value-type="string" office:string-value="AddVertex," calcext:value-type="string">
            <text:p>AddVertex,</text:p>
          </table:table-cell>
          <table:table-cell table:formula="of:=[.B439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4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1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443]+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D443]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F44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439]" office:value-type="string" office:string-value="AddVertex," calcext:value-type="string">
            <text:p>AddVertex,</text:p>
          </table:table-cell>
          <table:table-cell table:formula="of:=[.B442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4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2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440]" office:value-type="string" office:string-value="AddVertex," calcext:value-type="string">
            <text:p>AddVertex,</text:p>
          </table:table-cell>
          <table:table-cell table:formula="of:=[.B441]" office:value-type="float" office:value="1.9233" calcext:value-type="float">
            <text:p>1.9233</text:p>
          </table:table-cell>
          <table:table-cell office:value-type="string" calcext:value-type="string">
            <text:p>,</text:p>
          </table:table-cell>
          <table:table-cell table:formula="of:=[.D44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4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441]" office:value-type="string" office:string-value="AddVertex," calcext:value-type="string">
            <text:p>AddVertex,</text:p>
          </table:table-cell>
          <table:table-cell table:formula="of:=ROUND([.F17]+0.95;[.B1]-1)" office:value-type="float" office:value="1.5721" calcext:value-type="float">
            <text:p>1.5721</text:p>
          </table:table-cell>
          <table:table-cell office:value-type="string" calcext:value-type="string">
            <text:p>,</text:p>
          </table:table-cell>
          <table:table-cell table:formula="of:=[.D43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442]" office:value-type="string" office:string-value="AddVertex," calcext:value-type="string">
            <text:p>AddVertex,</text:p>
          </table:table-cell>
          <table:table-cell table:formula="of:=[.B444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4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443]" office:value-type="string" office:string-value="AddFace," calcext:value-type="string">
            <text:p>AddFace,</text:p>
          </table:table-cell>
          <table:table-cell table:formula="of:=[.H443]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448]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448]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F448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444]" office:value-type="string" office:string-value="AddVertex," calcext:value-type="string">
            <text:p>AddVertex,</text:p>
          </table:table-cell>
          <table:table-cell table:formula="of:=[.B447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4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7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445]" office:value-type="string" office:string-value="AddVertex," calcext:value-type="string">
            <text:p>AddVertex,</text:p>
          </table:table-cell>
          <table:table-cell table:formula="of:=[.B446]" office:value-type="float" office:value="1.5721" calcext:value-type="float">
            <text:p>1.5721</text:p>
          </table:table-cell>
          <table:table-cell office:value-type="string" calcext:value-type="string">
            <text:p>,</text:p>
          </table:table-cell>
          <table:table-cell table:formula="of:=[.D44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9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446]" office:value-type="string" office:string-value="AddVertex," calcext:value-type="string">
            <text:p>AddVertex,</text:p>
          </table:table-cell>
          <table:table-cell table:formula="of:=ROUND([.E17]+0.95;[.B1]-1)" office:value-type="float" office:value="1.2995" calcext:value-type="float">
            <text:p>1.2995</text:p>
          </table:table-cell>
          <table:table-cell office:value-type="string" calcext:value-type="string">
            <text:p>,</text:p>
          </table:table-cell>
          <table:table-cell table:formula="of:=[.D45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447]" office:value-type="string" office:string-value="AddVertex," calcext:value-type="string">
            <text:p>AddVertex,</text:p>
          </table:table-cell>
          <table:table-cell table:formula="of:=[.B449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5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1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448]" office:value-type="string" office:string-value="AddFace," calcext:value-type="string">
            <text:p>AddFace,</text:p>
          </table:table-cell>
          <table:table-cell table:formula="of:=[.H448]+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453]+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453]+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453]+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formula="of:=[.A449]" office:value-type="string" office:string-value="AddVertex," calcext:value-type="string">
            <text:p>AddVertex,</text:p>
          </table:table-cell>
          <table:table-cell table:formula="of:=[.B452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5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2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450]" office:value-type="string" office:string-value="AddVertex," calcext:value-type="string">
            <text:p>AddVertex,</text:p>
          </table:table-cell>
          <table:table-cell table:formula="of:=[.B451]" office:value-type="float" office:value="1.2995" calcext:value-type="float">
            <text:p>1.2995</text:p>
          </table:table-cell>
          <table:table-cell office:value-type="string" calcext:value-type="string">
            <text:p>,</text:p>
          </table:table-cell>
          <table:table-cell table:formula="of:=[.D45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4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451]" office:value-type="string" office:string-value="AddVertex," calcext:value-type="string">
            <text:p>AddVertex,</text:p>
          </table:table-cell>
          <table:table-cell table:formula="of:=ROUND([.D17]+0.95;[.B1]-1)" office:value-type="float" office:value="1.1052" calcext:value-type="float">
            <text:p>1.1052</text:p>
          </table:table-cell>
          <table:table-cell office:value-type="string" calcext:value-type="string">
            <text:p>,</text:p>
          </table:table-cell>
          <table:table-cell table:formula="of:=[.D45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452]" office:value-type="string" office:string-value="AddVertex," calcext:value-type="string">
            <text:p>AddVertex,</text:p>
          </table:table-cell>
          <table:table-cell table:formula="of:=[.B454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5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453]" office:value-type="string" office:string-value="AddFace," calcext:value-type="string">
            <text:p>AddFace,</text:p>
          </table:table-cell>
          <table:table-cell table:formula="of:=[.H453]+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458]+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458]+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F458]+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[.A454]" office:value-type="string" office:string-value="AddVertex," calcext:value-type="string">
            <text:p>AddVertex,</text:p>
          </table:table-cell>
          <table:table-cell table:formula="of:=[.B457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5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7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455]" office:value-type="string" office:string-value="AddVertex," calcext:value-type="string">
            <text:p>AddVertex,</text:p>
          </table:table-cell>
          <table:table-cell table:formula="of:=[.B456]" office:value-type="float" office:value="1.1052" calcext:value-type="float">
            <text:p>1.1052</text:p>
          </table:table-cell>
          <table:table-cell office:value-type="string" calcext:value-type="string">
            <text:p>,</text:p>
          </table:table-cell>
          <table:table-cell table:formula="of:=[.D45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9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456]" office:value-type="string" office:string-value="AddVertex," calcext:value-type="string">
            <text:p>AddVertex,</text:p>
          </table:table-cell>
          <table:table-cell table:formula="of:=ROUND([.C17]+0.95;[.B1]-1)" office:value-type="float" office:value="0.9888" calcext:value-type="float">
            <text:p>0.9888</text:p>
          </table:table-cell>
          <table:table-cell office:value-type="string" calcext:value-type="string">
            <text:p>,</text:p>
          </table:table-cell>
          <table:table-cell table:formula="of:=[.D46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457]" office:value-type="string" office:string-value="AddVertex," calcext:value-type="string">
            <text:p>AddVertex,</text:p>
          </table:table-cell>
          <table:table-cell table:formula="of:=[.B459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6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1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458]" office:value-type="string" office:string-value="AddFace," calcext:value-type="string">
            <text:p>AddFace,</text:p>
          </table:table-cell>
          <table:table-cell table:formula="of:=[.H458]+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463]+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463]+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F463]+1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[.A459]" office:value-type="string" office:string-value="AddVertex," calcext:value-type="string">
            <text:p>AddVertex,</text:p>
          </table:table-cell>
          <table:table-cell table:formula="of:=[.B462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2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460]" office:value-type="string" office:string-value="AddVertex," calcext:value-type="string">
            <text:p>AddVertex,</text:p>
          </table:table-cell>
          <table:table-cell table:formula="of:=[.B461]" office:value-type="float" office:value="0.9888" calcext:value-type="float">
            <text:p>0.9888</text:p>
          </table:table-cell>
          <table:table-cell office:value-type="string" calcext:value-type="string">
            <text:p>,</text:p>
          </table:table-cell>
          <table:table-cell table:formula="of:=[.D46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4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461]" office:value-type="string" office:string-value="AddVertex," calcext:value-type="string">
            <text:p>AddVertex,</text:p>
          </table:table-cell>
          <table:table-cell table:formula="of:=ROUND([.B17]+0.95;[.B1]-1)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45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462]" office:value-type="string" office:string-value="AddVertex," calcext:value-type="string">
            <text:p>AddVertex,</text:p>
          </table:table-cell>
          <table:table-cell table:formula="of:=[.B464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6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6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463]" office:value-type="string" office:string-value="AddFace," calcext:value-type="string">
            <text:p>AddFace,</text:p>
          </table:table-cell>
          <table:table-cell table:formula="of:=[.H463]+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B468]+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468]+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F468]+1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formula="of:=[.A95]" office:value-type="string" office:string-value="SetTextureCoordinates,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4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96]" office:value-type="string" office:string-value="SetTextureCoordinates,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97]" office:value-type="string" office:string-value="SetTextureCoordinates,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table:formula="of:=([.F440]-[.F441])/[.F440]*1.03" office:value-type="float" office:value="0.30488" calcext:value-type="float">
            <text:p>0.30488</text:p>
          </table:table-cell>
          <table:table-cell table:number-columns-repeated="11"/>
        </table:table-row>
        <table:table-row table:style-name="ro1">
          <table:table-cell table:formula="of:=[.A98]" office:value-type="string" office:string-value="SetTextureCoordinates,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4" table:formula="of:=[.D46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71]" office:value-type="float" office:value="0.30488" calcext:value-type="float">
            <text:p>0.30488</text:p>
          </table:table-cell>
          <table:table-cell table:number-columns-repeated="11"/>
        </table:table-row>
        <table:table-row table:style-name="ro1">
          <table:table-cell table:formula="of:=[.A99]" office:value-type="string" office:string-value="SetTextureCoordinates," calcext:value-type="string">
            <text:p>SetTextureCoordinates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D47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72]" office:value-type="float" office:value="0.30488" calcext:value-type="float">
            <text:p>0.30488</text:p>
          </table:table-cell>
          <table:table-cell table:number-columns-repeated="11"/>
        </table:table-row>
        <table:table-row table:style-name="ro1">
          <table:table-cell table:formula="of:=[.A100]" office:value-type="string" office:string-value="SetTextureCoordinates," calcext:value-type="string">
            <text:p>SetTextureCoordinates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471]"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table:formula="of:=[.F471]" office:value-type="float" office:value="0.30488" calcext:value-type="float">
            <text:p>0.30488</text:p>
          </table:table-cell>
          <table:table-cell table:number-columns-repeated="11"/>
        </table:table-row>
        <table:table-row table:style-name="ro1">
          <table:table-cell table:formula="of:=[.A101]" office:value-type="string" office:string-value="SetTextureCoordinates," calcext:value-type="string">
            <text:p>SetTextureCoordinates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table:formula="of:=([.F439]-[.F446])/[.F439]*1.02" office:value-type="float" office:value="0.429216" calcext:value-type="float">
            <text:p>0.429216</text:p>
          </table:table-cell>
          <table:table-cell table:number-columns-repeated="11"/>
        </table:table-row>
        <table:table-row table:style-name="ro1">
          <table:table-cell table:formula="of:=[.A102]" office:value-type="string" office:string-value="SetTextureCoordinates," calcext:value-type="string">
            <text:p>SetTextureCoordinates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D473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75]" office:value-type="float" office:value="0.429216" calcext:value-type="float">
            <text:p>0.429216</text:p>
          </table:table-cell>
          <table:table-cell table:number-columns-repeated="11"/>
        </table:table-row>
        <table:table-row table:style-name="ro1">
          <table:table-cell table:formula="of:=[.A103]" office:value-type="string" office:string-value="SetTextureCoordinates," calcext:value-type="string">
            <text:p>SetTextureCoordinates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D47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76]" office:value-type="float" office:value="0.429216" calcext:value-type="float">
            <text:p>0.429216</text:p>
          </table:table-cell>
          <table:table-cell table:number-columns-repeated="11"/>
        </table:table-row>
        <table:table-row table:style-name="ro1">
          <table:table-cell table:formula="of:=[.A104]" office:value-type="string" office:string-value="SetTextureCoordinates," calcext:value-type="string">
            <text:p>SetTextureCoordinates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475]"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table:formula="of:=[.F477]" office:value-type="float" office:value="0.429216" calcext:value-type="float">
            <text:p>0.429216</text:p>
          </table:table-cell>
          <table:table-cell table:number-columns-repeated="11"/>
        </table:table-row>
        <table:table-row table:style-name="ro1">
          <table:table-cell table:formula="of:=[.A105]" office:value-type="string" office:string-value="SetTextureCoordinates," calcext:value-type="string">
            <text:p>SetTextureCoordinates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table:formula="of:=([.F440]-[.F451])/[.F440]*1.08" office:value-type="float" office:value="0.589248" calcext:value-type="float">
            <text:p>0.589248</text:p>
          </table:table-cell>
          <table:table-cell table:number-columns-repeated="11"/>
        </table:table-row>
        <table:table-row table:style-name="ro1">
          <table:table-cell table:formula="of:=[.A106]" office:value-type="string" office:string-value="SetTextureCoordinates," calcext:value-type="string">
            <text:p>SetTextureCoordinates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D47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79]" office:value-type="float" office:value="0.589248" calcext:value-type="float">
            <text:p>0.589248</text:p>
          </table:table-cell>
          <table:table-cell table:number-columns-repeated="11"/>
        </table:table-row>
        <table:table-row table:style-name="ro1">
          <table:table-cell table:formula="of:=[.A107]" office:value-type="string" office:string-value="SetTextureCoordinates," calcext:value-type="string">
            <text:p>SetTextureCoordinates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D48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0]" office:value-type="float" office:value="0.589248" calcext:value-type="float">
            <text:p>0.589248</text:p>
          </table:table-cell>
          <table:table-cell table:number-columns-repeated="11"/>
        </table:table-row>
        <table:table-row table:style-name="ro1">
          <table:table-cell table:formula="of:=[.A108]" office:value-type="string" office:string-value="SetTextureCoordinates," calcext:value-type="string">
            <text:p>SetTextureCoordinates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479]"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table:formula="of:=[.F481]" office:value-type="float" office:value="0.589248" calcext:value-type="float">
            <text:p>0.589248</text:p>
          </table:table-cell>
          <table:table-cell table:number-columns-repeated="11"/>
        </table:table-row>
        <table:table-row table:style-name="ro1">
          <table:table-cell table:formula="of:=[.A109]" office:value-type="string" office:string-value="SetTextureCoordinates," calcext:value-type="string">
            <text:p>SetTextureCoordinates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table:formula="of:=([.F439]-[.F456])/[.F439]*1.1" office:value-type="float" office:value="0.73744" calcext:value-type="float">
            <text:p>0.73744</text:p>
          </table:table-cell>
          <table:table-cell table:number-columns-repeated="11"/>
        </table:table-row>
        <table:table-row table:style-name="ro1">
          <table:table-cell table:formula="of:=[.A110]" office:value-type="string" office:string-value="SetTextureCoordinates," calcext:value-type="string">
            <text:p>SetTextureCoordinates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D48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3]" office:value-type="float" office:value="0.73744" calcext:value-type="float">
            <text:p>0.73744</text:p>
          </table:table-cell>
          <table:table-cell table:number-columns-repeated="11"/>
        </table:table-row>
        <table:table-row table:style-name="ro1">
          <table:table-cell table:formula="of:=[.A111]" office:value-type="string" office:string-value="SetTextureCoordinates," calcext:value-type="string">
            <text:p>SetTextureCoordinates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D48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4]" office:value-type="float" office:value="0.73744" calcext:value-type="float">
            <text:p>0.73744</text:p>
          </table:table-cell>
          <table:table-cell table:number-columns-repeated="11"/>
        </table:table-row>
        <table:table-row table:style-name="ro1">
          <table:table-cell table:formula="of:=[.A112]" office:value-type="string" office:string-value="SetTextureCoordinates," calcext:value-type="string">
            <text:p>SetTextureCoordinates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483]"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table:formula="of:=[.F485]" office:value-type="float" office:value="0.73744" calcext:value-type="float">
            <text:p>0.73744</text:p>
          </table:table-cell>
          <table:table-cell table:number-columns-repeated="11"/>
        </table:table-row>
        <table:table-row table:style-name="ro1">
          <table:table-cell table:formula="of:=[.A113]" office:value-type="string" office:string-value="SetTextureCoordinates," calcext:value-type="string">
            <text:p>SetTextureCoordinates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table:formula="of:=([.F439]-[.F461])/[.F439]*1.06" office:value-type="float" office:value="0.842912" calcext:value-type="float">
            <text:p>0.842912</text:p>
          </table:table-cell>
          <table:table-cell table:number-columns-repeated="11"/>
        </table:table-row>
        <table:table-row table:style-name="ro1">
          <table:table-cell table:formula="of:=[.A114]" office:value-type="string" office:string-value="SetTextureCoordinates," calcext:value-type="string">
            <text:p>SetTextureCoordinates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D48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7]" office:value-type="float" office:value="0.842912" calcext:value-type="float">
            <text:p>0.842912</text:p>
          </table:table-cell>
          <table:table-cell table:number-columns-repeated="11"/>
        </table:table-row>
        <table:table-row table:style-name="ro1">
          <table:table-cell table:formula="of:=[.A115]" office:value-type="string" office:string-value="SetTextureCoordinates," calcext:value-type="string">
            <text:p>SetTextureCoordinates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D48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8]" office:value-type="float" office:value="0.842912" calcext:value-type="float">
            <text:p>0.842912</text:p>
          </table:table-cell>
          <table:table-cell table:number-columns-repeated="11"/>
        </table:table-row>
        <table:table-row table:style-name="ro1">
          <table:table-cell table:formula="of:=[.A116]" office:value-type="string" office:string-value="SetTextureCoordinates," calcext:value-type="string">
            <text:p>SetTextureCoordinates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487]"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table:formula="of:=[.F489]" office:value-type="float" office:value="0.842912" calcext:value-type="float">
            <text:p>0.842912</text:p>
          </table:table-cell>
          <table:table-cell table:number-columns-repeated="11"/>
        </table:table-row>
        <table:table-row table:style-name="ro1">
          <table:table-cell table:formula="of:=[.A117]" office:value-type="string" office:string-value="SetTextureCoordinates," calcext:value-type="string">
            <text:p>SetTextureCoordinates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118]" office:value-type="string" office:string-value="SetTextureCoordinates," calcext:value-type="string">
            <text:p>SetTextureCoordinates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D48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16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  <table:table-cell table:number-columns-repeated="9"/>
        </table:table-row>
        <table:table-row table:style-name="ro1">
          <table:table-cell table:style-name="Default" office:value-type="string" calcext:value-type="string">
            <text:p>;分岐器先端枕木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LoadTexture,</text:p>
          </table:table-cell>
          <table:table-cell office:value-type="string" calcext:value-type="string">
            <text:p>Tie.png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AddVertex,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0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497]" office:value-type="string" office:string-value="AddVertex," calcext:value-type="string">
            <text:p>AddVertex,</text:p>
          </table:table-cell>
          <table:table-cell table:formula="of:=-[.B497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49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97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498]" office:value-type="string" office:string-value="AddVertex," calcext:value-type="string">
            <text:p>AddVertex,</text:p>
          </table:table-cell>
          <table:table-cell table:formula="of:=[.B498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49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499]" office:value-type="string" office:string-value="AddVertex," calcext:value-type="string">
            <text:p>AddVertex,</text:p>
          </table:table-cell>
          <table:table-cell table:formula="of:=[.B497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9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9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02]" office:value-type="string" office:string-value="SetTextureCoordinates,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03]" office:value-type="string" office:string-value="SetTextureCoordinates,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97]/5"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04]" office:value-type="string" office:string-value="SetTextureCoordinates,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04]"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  <table:table-cell table:number-columns-repeated="9"/>
        </table:table-row>
        <table:table-row table:style-name="ro1">
          <table:table-cell office:value-type="string" calcext:value-type="string">
            <text:p>;基準線側砕石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adTexture,</text:p>
          </table:table-cell>
          <table:table-cell office:value-type="string" calcext:value-type="string">
            <text:p>Ballast.png</text:p>
          </table:table-cell>
          <table:table-cell table:number-columns-repeated="15"/>
        </table:table-row>
        <table:table-row table:style-name="ro1">
          <table:table-cell table:formula="of:=[.A464]" office:value-type="string" office:string-value="AddVertex," calcext:value-type="string">
            <text:p>AddVertex,</text:p>
          </table:table-cell>
          <table:table-cell table:formula="of:=0.95-2.5+[.B439]" office:value-type="float" office:value="-2.5" calcext:value-type="float">
            <text:p>-2.5</text:p>
          </table:table-cell>
          <table:table-cell office:value-type="string" calcext:value-type="string">
            <text:p>,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439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465]" office:value-type="string" office:string-value="AddVertex," calcext:value-type="string">
            <text:p>AddVertex,</text:p>
          </table:table-cell>
          <table:table-cell table:formula="of:=[.B439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43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39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466]" office:value-type="string" office:string-value="AddVertex," calcext:value-type="string">
            <text:p>AddVertex,</text:p>
          </table:table-cell>
          <table:table-cell table:formula="of:=[.B467]" office:value-type="float" office:value="-0.95" calcext:value-type="float">
            <text:p>-0.95</text:p>
          </table:table-cell>
          <table:table-cell table:formula="of:=[.C467]" office:value-type="string" office:string-value="," calcext:value-type="string">
            <text:p>,</text:p>
          </table:table-cell>
          <table:table-cell table:formula="of:=[.D467]" office:value-type="float" office:value="-0.153" calcext:value-type="float">
            <text:p>-0.153</text:p>
          </table:table-cell>
          <table:table-cell table:formula="of:=[.E467]" office:value-type="string" office:string-value=",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467]" office:value-type="string" office:string-value="AddVertex," calcext:value-type="string">
            <text:p>AddVertex,</text:p>
          </table:table-cell>
          <table:table-cell table:formula="of:=0.95-2.5+[.B512]" office:value-type="float" office:value="-2.5" calcext:value-type="float">
            <text:p>-2.5</text:p>
          </table:table-cell>
          <table:table-cell office:value-type="string" calcext:value-type="string">
            <text:p>,</text:p>
          </table:table-cell>
          <table:table-cell table:formula="of:=[.D510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51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468]" office:value-type="string" office:string-value="AddFace,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514]+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D514]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F514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TextureCoordinates,</text:p>
          </table:table-cell>
          <table:table-cell table:formula="of:=[.B5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0]/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TextureCoordinates,</text:p>
          </table:table-cell>
          <table:table-cell table:formula="of:=[.D51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15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TextureCoordinates,</text:p>
          </table:table-cell>
          <table:table-cell table:formula="of:=[.F514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12]/2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TextureCoordinates,</text:p>
          </table:table-cell>
          <table:table-cell table:formula="of:=[.H51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;分岐線側砕石</text:p>
          </table:table-cell>
          <table:table-cell table:number-columns-repeated="16"/>
        </table:table-row>
        <table:table-row table:style-name="ro1">
          <table:table-cell table:formula="of:=[.A510]" office:value-type="string" office:string-value="AddVertex," calcext:value-type="string">
            <text:p>AddVertex,</text:p>
          </table:table-cell>
          <table:table-cell table:formula="of:=[.B440]" office:value-type="float" office:value="2.8504" calcext:value-type="float">
            <text:p>2.8504</text:p>
          </table:table-cell>
          <table:table-cell table:formula="of:=[.C440]" office:value-type="string" office:string-value="," calcext:value-type="string">
            <text:p>,</text:p>
          </table:table-cell>
          <table:table-cell table:formula="of:=[.D440]" office:value-type="float" office:value="-0.153" calcext:value-type="float">
            <text:p>-0.153</text:p>
          </table:table-cell>
          <table:table-cell table:formula="of:=[.E440]" office:value-type="string" office:string-value="," calcext:value-type="string">
            <text:p>,</text:p>
          </table:table-cell>
          <table:table-cell table:formula="of:=[.F440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511]" office:value-type="string" office:string-value="AddVertex," calcext:value-type="string">
            <text:p>AddVertex,</text:p>
          </table:table-cell>
          <table:table-cell table:formula="of:=[.B520]+2.5-0.95" office:value-type="float" office:value="4.4004" calcext:value-type="float">
            <text:p>4.4004</text:p>
          </table:table-cell>
          <table:table-cell office:value-type="string" calcext:value-type="string">
            <text:p>,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520]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512]" office:value-type="string" office:string-value="AddVertex," calcext:value-type="string">
            <text:p>AddVertex,</text:p>
          </table:table-cell>
          <table:table-cell table:formula="of:=[.B441]+2.5-0.95" office:value-type="float" office:value="3.4733" calcext:value-type="float">
            <text:p>3.4733</text:p>
          </table:table-cell>
          <table:table-cell office:value-type="string" calcext:value-type="string">
            <text:p>,</text:p>
          </table:table-cell>
          <table:table-cell table:formula="of:=[.D52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441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513]" office:value-type="string" office:string-value="AddVertex," calcext:value-type="string">
            <text:p>AddVertex,</text:p>
          </table:table-cell>
          <table:table-cell table:formula="of:=[.B441]" office:value-type="float" office:value="1.9233" calcext:value-type="float">
            <text:p>1.9233</text:p>
          </table:table-cell>
          <table:table-cell table:formula="of:=[.C441]" office:value-type="string" office:string-value="," calcext:value-type="string">
            <text:p>,</text:p>
          </table:table-cell>
          <table:table-cell table:formula="of:=[.D441]" office:value-type="float" office:value="-0.153" calcext:value-type="float">
            <text:p>-0.153</text:p>
          </table:table-cell>
          <table:table-cell table:formula="of:=[.E441]" office:value-type="string" office:string-value="," calcext:value-type="string">
            <text:p>,</text:p>
          </table:table-cell>
          <table:table-cell table:formula="of:=[.F441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514]" office:value-type="string" office:string-value="AddFace," calcext:value-type="string">
            <text:p>AddFace,</text:p>
          </table:table-cell>
          <table:table-cell table:formula="of:=[.H514]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524]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524]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F524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520]" office:value-type="string" office:string-value="AddVertex," calcext:value-type="string">
            <text:p>AddVertex,</text:p>
          </table:table-cell>
          <table:table-cell table:formula="of:=[.B523]" office:value-type="float" office:value="1.9233" calcext:value-type="float">
            <text:p>1.9233</text:p>
          </table:table-cell>
          <table:table-cell table:formula="of:=[.C523]" office:value-type="string" office:string-value="," calcext:value-type="string">
            <text:p>,</text:p>
          </table:table-cell>
          <table:table-cell table:formula="of:=[.D523]" office:value-type="float" office:value="-0.153" calcext:value-type="float">
            <text:p>-0.153</text:p>
          </table:table-cell>
          <table:table-cell table:formula="of:=[.E523]" office:value-type="string" office:string-value="," calcext:value-type="string">
            <text:p>,</text:p>
          </table:table-cell>
          <table:table-cell table:formula="of:=[.F523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521]" office:value-type="string" office:string-value="AddVertex," calcext:value-type="string">
            <text:p>AddVertex,</text:p>
          </table:table-cell>
          <table:table-cell table:formula="of:=[.B522]" office:value-type="float" office:value="3.4733" calcext:value-type="float">
            <text:p>3.4733</text:p>
          </table:table-cell>
          <table:table-cell table:formula="of:=[.C522]" office:value-type="string" office:string-value="," calcext:value-type="string">
            <text:p>,</text:p>
          </table:table-cell>
          <table:table-cell table:formula="of:=[.D522]" office:value-type="float" office:value="-0.5" calcext:value-type="float">
            <text:p>-0.5</text:p>
          </table:table-cell>
          <table:table-cell table:formula="of:=[.E522]" office:value-type="string" office:string-value="," calcext:value-type="string">
            <text:p>,</text:p>
          </table:table-cell>
          <table:table-cell table:formula="of:=[.F522]" office:value-type="float" office:value="17.6" calcext:value-type="float">
            <text:p>17.6</text:p>
          </table:table-cell>
          <table:table-cell table:number-columns-repeated="11"/>
        </table:table-row>
        <table:table-row table:style-name="ro1">
          <table:table-cell table:formula="of:=[.A522]" office:value-type="string" office:string-value="AddVertex," calcext:value-type="string">
            <text:p>AddVertex,</text:p>
          </table:table-cell>
          <table:table-cell table:formula="of:=[.B446]+2.5-0.95" office:value-type="float" office:value="3.1221" calcext:value-type="float">
            <text:p>3.1221</text:p>
          </table:table-cell>
          <table:table-cell office:value-type="string" calcext:value-type="string">
            <text:p>,</text:p>
          </table:table-cell>
          <table:table-cell table:formula="of:=[.D52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44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523]" office:value-type="string" office:string-value="AddVertex," calcext:value-type="string">
            <text:p>AddVertex,</text:p>
          </table:table-cell>
          <table:table-cell table:formula="of:=[.B446]" office:value-type="float" office:value="1.5721" calcext:value-type="float">
            <text:p>1.5721</text:p>
          </table:table-cell>
          <table:table-cell table:formula="of:=[.C446]" office:value-type="string" office:string-value="," calcext:value-type="string">
            <text:p>,</text:p>
          </table:table-cell>
          <table:table-cell table:formula="of:=[.D446]" office:value-type="float" office:value="-0.153" calcext:value-type="float">
            <text:p>-0.153</text:p>
          </table:table-cell>
          <table:table-cell table:formula="of:=[.E446]" office:value-type="string" office:string-value="," calcext:value-type="string">
            <text:p>,</text:p>
          </table:table-cell>
          <table:table-cell table:formula="of:=[.F446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524]" office:value-type="string" office:string-value="AddFace," calcext:value-type="string">
            <text:p>AddFace,</text:p>
          </table:table-cell>
          <table:table-cell table:formula="of:=[.H524]+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529]+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529]+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529]+1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formula="of:=[.A525]" office:value-type="string" office:string-value="AddVertex," calcext:value-type="string">
            <text:p>AddVertex,</text:p>
          </table:table-cell>
          <table:table-cell table:formula="of:=[.B528]" office:value-type="float" office:value="1.5721" calcext:value-type="float">
            <text:p>1.5721</text:p>
          </table:table-cell>
          <table:table-cell table:formula="of:=[.C528]" office:value-type="string" office:string-value="," calcext:value-type="string">
            <text:p>,</text:p>
          </table:table-cell>
          <table:table-cell table:formula="of:=[.D528]" office:value-type="float" office:value="-0.153" calcext:value-type="float">
            <text:p>-0.153</text:p>
          </table:table-cell>
          <table:table-cell table:formula="of:=[.E528]" office:value-type="string" office:string-value="," calcext:value-type="string">
            <text:p>,</text:p>
          </table:table-cell>
          <table:table-cell table:formula="of:=[.F528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526]" office:value-type="string" office:string-value="AddVertex," calcext:value-type="string">
            <text:p>AddVertex,</text:p>
          </table:table-cell>
          <table:table-cell table:formula="of:=[.B527]" office:value-type="float" office:value="3.1221" calcext:value-type="float">
            <text:p>3.1221</text:p>
          </table:table-cell>
          <table:table-cell table:formula="of:=[.C527]" office:value-type="string" office:string-value="," calcext:value-type="string">
            <text:p>,</text:p>
          </table:table-cell>
          <table:table-cell table:formula="of:=[.D527]" office:value-type="float" office:value="-0.5" calcext:value-type="float">
            <text:p>-0.5</text:p>
          </table:table-cell>
          <table:table-cell table:formula="of:=[.E527]" office:value-type="string" office:string-value="," calcext:value-type="string">
            <text:p>,</text:p>
          </table:table-cell>
          <table:table-cell table:formula="of:=[.F527]" office:value-type="float" office:value="14.48" calcext:value-type="float">
            <text:p>14.48</text:p>
          </table:table-cell>
          <table:table-cell table:number-columns-repeated="11"/>
        </table:table-row>
        <table:table-row table:style-name="ro1">
          <table:table-cell table:formula="of:=[.A527]" office:value-type="string" office:string-value="AddVertex," calcext:value-type="string">
            <text:p>AddVertex,</text:p>
          </table:table-cell>
          <table:table-cell table:formula="of:=[.B451]+2.5-0.95" office:value-type="float" office:value="2.8495" calcext:value-type="float">
            <text:p>2.8495</text:p>
          </table:table-cell>
          <table:table-cell office:value-type="string" calcext:value-type="string">
            <text:p>,</text:p>
          </table:table-cell>
          <table:table-cell table:formula="of:=[.D53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451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528]" office:value-type="string" office:string-value="AddVertex," calcext:value-type="string">
            <text:p>AddVertex,</text:p>
          </table:table-cell>
          <table:table-cell table:formula="of:=[.B451]" office:value-type="float" office:value="1.2995" calcext:value-type="float">
            <text:p>1.2995</text:p>
          </table:table-cell>
          <table:table-cell table:formula="of:=[.C451]" office:value-type="string" office:string-value="," calcext:value-type="string">
            <text:p>,</text:p>
          </table:table-cell>
          <table:table-cell table:formula="of:=[.D451]" office:value-type="float" office:value="-0.153" calcext:value-type="float">
            <text:p>-0.153</text:p>
          </table:table-cell>
          <table:table-cell table:formula="of:=[.E451]" office:value-type="string" office:string-value="," calcext:value-type="string">
            <text:p>,</text:p>
          </table:table-cell>
          <table:table-cell table:formula="of:=[.F451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529]" office:value-type="string" office:string-value="AddFace," calcext:value-type="string">
            <text:p>AddFace,</text:p>
          </table:table-cell>
          <table:table-cell table:formula="of:=[.H529]+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534]+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534]+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F534]+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[.A530]" office:value-type="string" office:string-value="AddVertex," calcext:value-type="string">
            <text:p>AddVertex,</text:p>
          </table:table-cell>
          <table:table-cell table:formula="of:=[.B533]" office:value-type="float" office:value="1.2995" calcext:value-type="float">
            <text:p>1.2995</text:p>
          </table:table-cell>
          <table:table-cell table:formula="of:=[.C533]" office:value-type="string" office:string-value="," calcext:value-type="string">
            <text:p>,</text:p>
          </table:table-cell>
          <table:table-cell table:formula="of:=[.D533]" office:value-type="float" office:value="-0.153" calcext:value-type="float">
            <text:p>-0.153</text:p>
          </table:table-cell>
          <table:table-cell table:formula="of:=[.E533]" office:value-type="string" office:string-value="," calcext:value-type="string">
            <text:p>,</text:p>
          </table:table-cell>
          <table:table-cell table:formula="of:=[.F533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531]" office:value-type="string" office:string-value="AddVertex," calcext:value-type="string">
            <text:p>AddVertex,</text:p>
          </table:table-cell>
          <table:table-cell table:formula="of:=[.B532]" office:value-type="float" office:value="2.8495" calcext:value-type="float">
            <text:p>2.8495</text:p>
          </table:table-cell>
          <table:table-cell table:formula="of:=[.C532]" office:value-type="string" office:string-value="," calcext:value-type="string">
            <text:p>,</text:p>
          </table:table-cell>
          <table:table-cell table:formula="of:=[.D532]" office:value-type="float" office:value="-0.5" calcext:value-type="float">
            <text:p>-0.5</text:p>
          </table:table-cell>
          <table:table-cell table:formula="of:=[.E532]" office:value-type="string" office:string-value="," calcext:value-type="string">
            <text:p>,</text:p>
          </table:table-cell>
          <table:table-cell table:formula="of:=[.F532]" office:value-type="float" office:value="11.36" calcext:value-type="float">
            <text:p>11.36</text:p>
          </table:table-cell>
          <table:table-cell table:number-columns-repeated="11"/>
        </table:table-row>
        <table:table-row table:style-name="ro1">
          <table:table-cell table:formula="of:=[.A532]" office:value-type="string" office:string-value="AddVertex," calcext:value-type="string">
            <text:p>AddVertex,</text:p>
          </table:table-cell>
          <table:table-cell table:formula="of:=[.B456]+2.5-0.95" office:value-type="float" office:value="2.6552" calcext:value-type="float">
            <text:p>2.6552</text:p>
          </table:table-cell>
          <table:table-cell office:value-type="string" calcext:value-type="string">
            <text:p>,</text:p>
          </table:table-cell>
          <table:table-cell table:formula="of:=[.D53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45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533]" office:value-type="string" office:string-value="AddVertex," calcext:value-type="string">
            <text:p>AddVertex,</text:p>
          </table:table-cell>
          <table:table-cell table:formula="of:=[.B456]" office:value-type="float" office:value="1.1052" calcext:value-type="float">
            <text:p>1.1052</text:p>
          </table:table-cell>
          <table:table-cell table:formula="of:=[.C456]" office:value-type="string" office:string-value="," calcext:value-type="string">
            <text:p>,</text:p>
          </table:table-cell>
          <table:table-cell table:formula="of:=[.D456]" office:value-type="float" office:value="-0.153" calcext:value-type="float">
            <text:p>-0.153</text:p>
          </table:table-cell>
          <table:table-cell table:formula="of:=[.E456]" office:value-type="string" office:string-value="," calcext:value-type="string">
            <text:p>,</text:p>
          </table:table-cell>
          <table:table-cell table:formula="of:=[.F456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534]" office:value-type="string" office:string-value="AddFace," calcext:value-type="string">
            <text:p>AddFace,</text:p>
          </table:table-cell>
          <table:table-cell table:formula="of:=[.H534]+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539]+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539]+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F539]+1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[.A535]" office:value-type="string" office:string-value="AddVertex," calcext:value-type="string">
            <text:p>AddVertex,</text:p>
          </table:table-cell>
          <table:table-cell table:formula="of:=[.B538]" office:value-type="float" office:value="1.1052" calcext:value-type="float">
            <text:p>1.1052</text:p>
          </table:table-cell>
          <table:table-cell table:formula="of:=[.C538]" office:value-type="string" office:string-value="," calcext:value-type="string">
            <text:p>,</text:p>
          </table:table-cell>
          <table:table-cell table:formula="of:=[.D538]" office:value-type="float" office:value="-0.153" calcext:value-type="float">
            <text:p>-0.153</text:p>
          </table:table-cell>
          <table:table-cell table:formula="of:=[.E538]" office:value-type="string" office:string-value="," calcext:value-type="string">
            <text:p>,</text:p>
          </table:table-cell>
          <table:table-cell table:formula="of:=[.F538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536]" office:value-type="string" office:string-value="AddVertex," calcext:value-type="string">
            <text:p>AddVertex,</text:p>
          </table:table-cell>
          <table:table-cell table:formula="of:=[.B537]" office:value-type="float" office:value="2.6552" calcext:value-type="float">
            <text:p>2.6552</text:p>
          </table:table-cell>
          <table:table-cell table:formula="of:=[.C537]" office:value-type="string" office:string-value="," calcext:value-type="string">
            <text:p>,</text:p>
          </table:table-cell>
          <table:table-cell table:formula="of:=[.D537]" office:value-type="float" office:value="-0.5" calcext:value-type="float">
            <text:p>-0.5</text:p>
          </table:table-cell>
          <table:table-cell table:formula="of:=[.E537]" office:value-type="string" office:string-value="," calcext:value-type="string">
            <text:p>,</text:p>
          </table:table-cell>
          <table:table-cell table:formula="of:=[.F537]" office:value-type="float" office:value="8.24" calcext:value-type="float">
            <text:p>8.24</text:p>
          </table:table-cell>
          <table:table-cell table:number-columns-repeated="11"/>
        </table:table-row>
        <table:table-row table:style-name="ro1">
          <table:table-cell table:formula="of:=[.A537]" office:value-type="string" office:string-value="AddVertex," calcext:value-type="string">
            <text:p>AddVertex,</text:p>
          </table:table-cell>
          <table:table-cell table:formula="of:=[.B461]+2.5-0.95" office:value-type="float" office:value="2.5388" calcext:value-type="float">
            <text:p>2.5388</text:p>
          </table:table-cell>
          <table:table-cell office:value-type="string" calcext:value-type="string">
            <text:p>,</text:p>
          </table:table-cell>
          <table:table-cell table:formula="of:=[.D54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465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538]" office:value-type="string" office:string-value="AddVertex," calcext:value-type="string">
            <text:p>AddVertex,</text:p>
          </table:table-cell>
          <table:table-cell table:formula="of:=[.B461]" office:value-type="float" office:value="0.9888" calcext:value-type="float">
            <text:p>0.9888</text:p>
          </table:table-cell>
          <table:table-cell table:formula="of:=[.C461]" office:value-type="string" office:string-value="," calcext:value-type="string">
            <text:p>,</text:p>
          </table:table-cell>
          <table:table-cell table:formula="of:=[.D461]" office:value-type="float" office:value="-0.153" calcext:value-type="float">
            <text:p>-0.153</text:p>
          </table:table-cell>
          <table:table-cell table:formula="of:=[.E461]" office:value-type="string" office:string-value="," calcext:value-type="string">
            <text:p>,</text:p>
          </table:table-cell>
          <table:table-cell table:formula="of:=[.F461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539]" office:value-type="string" office:string-value="AddFace," calcext:value-type="string">
            <text:p>AddFace,</text:p>
          </table:table-cell>
          <table:table-cell table:formula="of:=[.H539]+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B544]+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544]+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F544]+1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formula="of:=[.A540]" office:value-type="string" office:string-value="AddVertex," calcext:value-type="string">
            <text:p>AddVertex,</text:p>
          </table:table-cell>
          <table:table-cell table:formula="of:=[.B543]" office:value-type="float" office:value="0.9888" calcext:value-type="float">
            <text:p>0.9888</text:p>
          </table:table-cell>
          <table:table-cell table:formula="of:=[.C543]" office:value-type="string" office:string-value="," calcext:value-type="string">
            <text:p>,</text:p>
          </table:table-cell>
          <table:table-cell table:formula="of:=[.D543]" office:value-type="float" office:value="-0.153" calcext:value-type="float">
            <text:p>-0.153</text:p>
          </table:table-cell>
          <table:table-cell table:formula="of:=[.E543]" office:value-type="string" office:string-value="," calcext:value-type="string">
            <text:p>,</text:p>
          </table:table-cell>
          <table:table-cell table:formula="of:=[.F543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541]" office:value-type="string" office:string-value="AddVertex," calcext:value-type="string">
            <text:p>AddVertex,</text:p>
          </table:table-cell>
          <table:table-cell table:formula="of:=[.B542]" office:value-type="float" office:value="2.5388" calcext:value-type="float">
            <text:p>2.5388</text:p>
          </table:table-cell>
          <table:table-cell table:formula="of:=[.C542]" office:value-type="string" office:string-value="," calcext:value-type="string">
            <text:p>,</text:p>
          </table:table-cell>
          <table:table-cell table:formula="of:=[.D542]" office:value-type="float" office:value="-0.5" calcext:value-type="float">
            <text:p>-0.5</text:p>
          </table:table-cell>
          <table:table-cell table:formula="of:=[.E542]" office:value-type="string" office:string-value="," calcext:value-type="string">
            <text:p>,</text:p>
          </table:table-cell>
          <table:table-cell table:formula="of:=[.F542]" office:value-type="float" office:value="5.12" calcext:value-type="float">
            <text:p>5.12</text:p>
          </table:table-cell>
          <table:table-cell table:number-columns-repeated="11"/>
        </table:table-row>
        <table:table-row table:style-name="ro1">
          <table:table-cell table:formula="of:=[.A542]" office:value-type="string" office:string-value="AddVertex," calcext:value-type="string">
            <text:p>AddVertex,</text:p>
          </table:table-cell>
          <table:table-cell table:formula="of:=[.B466]+2.5-0.95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.D54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543]" office:value-type="string" office:string-value="AddVertex," calcext:value-type="string">
            <text:p>AddVertex,</text:p>
          </table:table-cell>
          <table:table-cell table:formula="of:=[.B466]" office:value-type="float" office:value="0.95" calcext:value-type="float">
            <text:p>0.95</text:p>
          </table:table-cell>
          <table:table-cell table:formula="of:=[.C466]" office:value-type="string" office:string-value="," calcext:value-type="string">
            <text:p>,</text:p>
          </table:table-cell>
          <table:table-cell table:formula="of:=[.D466]" office:value-type="float" office:value="-0.153" calcext:value-type="float">
            <text:p>-0.153</text:p>
          </table:table-cell>
          <table:table-cell table:formula="of:=[.E466]" office:value-type="string" office:string-value="," calcext:value-type="string">
            <text:p>,</text:p>
          </table:table-cell>
          <table:table-cell table:formula="of:=[.F547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544]" office:value-type="string" office:string-value="AddFace," calcext:value-type="string">
            <text:p>AddFace,</text:p>
          </table:table-cell>
          <table:table-cell table:formula="of:=[.H544]+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.B549]+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[.D549]+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F549]+1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style-name="Default" table:formula="of:=[.A545]" office:value-type="string" office:string-value="AddVertex," calcext:value-type="string">
            <text:p>AddVertex,</text:p>
          </table:table-cell>
          <table:table-cell table:formula="of:=[.B548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54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48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46]" office:value-type="string" office:string-value="AddVertex," calcext:value-type="string">
            <text:p>AddVertex,</text:p>
          </table:table-cell>
          <table:table-cell table:formula="of:=[.B547]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.D54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550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47]" office:value-type="string" office:string-value="AddVertex," calcext:value-type="string">
            <text:p>AddVertex,</text:p>
          </table:table-cell>
          <table:table-cell table:formula="of:=[.B551]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.D547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48]" office:value-type="string" office:string-value="AddVertex," calcext:value-type="string">
            <text:p>AddVertex,</text:p>
          </table:table-cell>
          <table:table-cell table:formula="of:=[.B550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54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5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49]" office:value-type="string" office:string-value="AddFace," calcext:value-type="string">
            <text:p>AddFace,</text:p>
          </table:table-cell>
          <table:table-cell table:formula="of:=[.H549]+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.B554]+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[.D554]+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style-name="Default" table:formula="of:=[.F554]+1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table:formula="of:=[.A515]" office:value-type="string" office:string-value="SetTextureCoordinates," calcext:value-type="string">
            <text:p>SetTextureCoordinates,</text:p>
          </table:table-cell>
          <table:table-cell table:formula="of:=[.B52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20]/2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16]" office:value-type="string" office:string-value="SetTextureCoordinates," calcext:value-type="string">
            <text:p>SetTextureCoordinates,</text:p>
          </table:table-cell>
          <table:table-cell table:formula="of:=[.B555]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55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517]" office:value-type="string" office:string-value="SetTextureCoordinates," calcext:value-type="string">
            <text:p>SetTextureCoordinates,</text:p>
          </table:table-cell>
          <table:table-cell table:formula="of:=[.B556]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2]/25" office:value-type="float" office:value="0.704" calcext:value-type="float">
            <text:p>0.704</text:p>
          </table:table-cell>
          <table:table-cell table:number-columns-repeated="11"/>
        </table:table-row>
        <table:table-row table:style-name="ro1">
          <table:table-cell table:formula="of:=[.A518]" office:value-type="string" office:string-value="SetTextureCoordinates," calcext:value-type="string">
            <text:p>SetTextureCoordinates,</text:p>
          </table:table-cell>
          <table:table-cell table:formula="of:=[.B557]+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57]" office:value-type="float" office:value="0.704" calcext:value-type="float">
            <text:p>0.704</text:p>
          </table:table-cell>
          <table:table-cell table:number-columns-repeated="11"/>
        </table:table-row>
        <table:table-row table:style-name="ro1">
          <table:table-cell table:formula="of:=[.A555]" office:value-type="string" office:string-value="SetTextureCoordinates," calcext:value-type="string">
            <text:p>SetTextureCoordinates,</text:p>
          </table:table-cell>
          <table:table-cell table:formula="of:=[.B529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25]/25" office:value-type="float" office:value="0.704" calcext:value-type="float">
            <text:p>0.704</text:p>
          </table:table-cell>
          <table:table-cell table:number-columns-repeated="11"/>
        </table:table-row>
        <table:table-row table:style-name="ro1">
          <table:table-cell table:formula="of:=[.A556]" office:value-type="string" office:string-value="SetTextureCoordinates," calcext:value-type="string">
            <text:p>SetTextureCoordinates,</text:p>
          </table:table-cell>
          <table:table-cell table:formula="of:=[.B559]+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59]" office:value-type="float" office:value="0.704" calcext:value-type="float">
            <text:p>0.704</text:p>
          </table:table-cell>
          <table:table-cell table:number-columns-repeated="11"/>
        </table:table-row>
        <table:table-row table:style-name="ro1">
          <table:table-cell table:formula="of:=[.A557]" office:value-type="string" office:string-value="SetTextureCoordinates," calcext:value-type="string">
            <text:p>SetTextureCoordinates,</text:p>
          </table:table-cell>
          <table:table-cell table:formula="of:=[.B560]+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7]/25" office:value-type="float" office:value="0.5792" calcext:value-type="float">
            <text:p>0.5792</text:p>
          </table:table-cell>
          <table:table-cell table:number-columns-repeated="11"/>
        </table:table-row>
        <table:table-row table:style-name="ro1">
          <table:table-cell table:formula="of:=[.A558]" office:value-type="string" office:string-value="SetTextureCoordinates," calcext:value-type="string">
            <text:p>SetTextureCoordinates,</text:p>
          </table:table-cell>
          <table:table-cell table:formula="of:=[.B561]+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61]" office:value-type="float" office:value="0.5792" calcext:value-type="float">
            <text:p>0.5792</text:p>
          </table:table-cell>
          <table:table-cell table:number-columns-repeated="11"/>
        </table:table-row>
        <table:table-row table:style-name="ro1">
          <table:table-cell table:formula="of:=[.A559]" office:value-type="string" office:string-value="SetTextureCoordinates," calcext:value-type="string">
            <text:p>SetTextureCoordinates,</text:p>
          </table:table-cell>
          <table:table-cell table:formula="of:=[.B534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62]" office:value-type="float" office:value="0.5792" calcext:value-type="float">
            <text:p>0.5792</text:p>
          </table:table-cell>
          <table:table-cell table:number-columns-repeated="11"/>
        </table:table-row>
        <table:table-row table:style-name="ro1">
          <table:table-cell table:formula="of:=[.A560]" office:value-type="string" office:string-value="SetTextureCoordinates," calcext:value-type="string">
            <text:p>SetTextureCoordinates,</text:p>
          </table:table-cell>
          <table:table-cell table:formula="of:=[.B563]+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63]" office:value-type="float" office:value="0.5792" calcext:value-type="float">
            <text:p>0.5792</text:p>
          </table:table-cell>
          <table:table-cell table:number-columns-repeated="11"/>
        </table:table-row>
        <table:table-row table:style-name="ro1">
          <table:table-cell table:formula="of:=[.A561]" office:value-type="string" office:string-value="SetTextureCoordinates," calcext:value-type="string">
            <text:p>SetTextureCoordinates,</text:p>
          </table:table-cell>
          <table:table-cell table:formula="of:=[.B564]+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32]/25" office:value-type="float" office:value="0.4544" calcext:value-type="float">
            <text:p>0.4544</text:p>
          </table:table-cell>
          <table:table-cell table:number-columns-repeated="11"/>
        </table:table-row>
        <table:table-row table:style-name="ro1">
          <table:table-cell table:formula="of:=[.A562]" office:value-type="string" office:string-value="SetTextureCoordinates," calcext:value-type="string">
            <text:p>SetTextureCoordinates,</text:p>
          </table:table-cell>
          <table:table-cell table:formula="of:=[.B565]+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65]" office:value-type="float" office:value="0.4544" calcext:value-type="float">
            <text:p>0.4544</text:p>
          </table:table-cell>
          <table:table-cell table:number-columns-repeated="11"/>
        </table:table-row>
        <table:table-row table:style-name="ro1">
          <table:table-cell table:formula="of:=[.A563]" office:value-type="string" office:string-value="SetTextureCoordinates," calcext:value-type="string">
            <text:p>SetTextureCoordinates,</text:p>
          </table:table-cell>
          <table:table-cell table:formula="of:=[.B539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66]" office:value-type="float" office:value="0.4544" calcext:value-type="float">
            <text:p>0.4544</text:p>
          </table:table-cell>
          <table:table-cell table:number-columns-repeated="11"/>
        </table:table-row>
        <table:table-row table:style-name="ro1">
          <table:table-cell table:formula="of:=[.A564]" office:value-type="string" office:string-value="SetTextureCoordinates," calcext:value-type="string">
            <text:p>SetTextureCoordinates,</text:p>
          </table:table-cell>
          <table:table-cell table:formula="of:=[.B567]+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67]" office:value-type="float" office:value="0.4544" calcext:value-type="float">
            <text:p>0.4544</text:p>
          </table:table-cell>
          <table:table-cell table:number-columns-repeated="11"/>
        </table:table-row>
        <table:table-row table:style-name="ro1">
          <table:table-cell table:formula="of:=[.A565]" office:value-type="string" office:string-value="SetTextureCoordinates," calcext:value-type="string">
            <text:p>SetTextureCoordinates,</text:p>
          </table:table-cell>
          <table:table-cell table:formula="of:=[.B568]+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37]/25" office:value-type="float" office:value="0.3296" calcext:value-type="float">
            <text:p>0.3296</text:p>
          </table:table-cell>
          <table:table-cell table:number-columns-repeated="11"/>
        </table:table-row>
        <table:table-row table:style-name="ro1">
          <table:table-cell table:formula="of:=[.A566]" office:value-type="string" office:string-value="SetTextureCoordinates," calcext:value-type="string">
            <text:p>SetTextureCoordinates,</text:p>
          </table:table-cell>
          <table:table-cell table:formula="of:=[.B569]+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69]" office:value-type="float" office:value="0.3296" calcext:value-type="float">
            <text:p>0.3296</text:p>
          </table:table-cell>
          <table:table-cell table:number-columns-repeated="11"/>
        </table:table-row>
        <table:table-row table:style-name="ro1">
          <table:table-cell table:formula="of:=[.A567]" office:value-type="string" office:string-value="SetTextureCoordinates," calcext:value-type="string">
            <text:p>SetTextureCoordinates,</text:p>
          </table:table-cell>
          <table:table-cell table:formula="of:=[.B544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70]" office:value-type="float" office:value="0.3296" calcext:value-type="float">
            <text:p>0.3296</text:p>
          </table:table-cell>
          <table:table-cell table:number-columns-repeated="11"/>
        </table:table-row>
        <table:table-row table:style-name="ro1">
          <table:table-cell table:formula="of:=[.A568]" office:value-type="string" office:string-value="SetTextureCoordinates," calcext:value-type="string">
            <text:p>SetTextureCoordinates,</text:p>
          </table:table-cell>
          <table:table-cell table:formula="of:=[.B571]+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71]" office:value-type="float" office:value="0.3296" calcext:value-type="float">
            <text:p>0.3296</text:p>
          </table:table-cell>
          <table:table-cell table:number-columns-repeated="11"/>
        </table:table-row>
        <table:table-row table:style-name="ro1">
          <table:table-cell table:formula="of:=[.A569]" office:value-type="string" office:string-value="SetTextureCoordinates," calcext:value-type="string">
            <text:p>SetTextureCoordinates,</text:p>
          </table:table-cell>
          <table:table-cell table:formula="of:=[.B572]+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42]/25" office:value-type="float" office:value="0.2048" calcext:value-type="float">
            <text:p>0.2048</text:p>
          </table:table-cell>
          <table:table-cell table:number-columns-repeated="11"/>
        </table:table-row>
        <table:table-row table:style-name="ro1">
          <table:table-cell table:formula="of:=[.A570]" office:value-type="string" office:string-value="SetTextureCoordinates," calcext:value-type="string">
            <text:p>SetTextureCoordinates,</text:p>
          </table:table-cell>
          <table:table-cell table:formula="of:=[.B573]+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73]" office:value-type="float" office:value="0.2048" calcext:value-type="float">
            <text:p>0.2048</text:p>
          </table:table-cell>
          <table:table-cell table:number-columns-repeated="11"/>
        </table:table-row>
        <table:table-row table:style-name="ro1">
          <table:table-cell table:formula="of:=[.A571]" office:value-type="string" office:string-value="SetTextureCoordinates," calcext:value-type="string">
            <text:p>SetTextureCoordinates,</text:p>
          </table:table-cell>
          <table:table-cell table:formula="of:=[.B549]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74]" office:value-type="float" office:value="0.2048" calcext:value-type="float">
            <text:p>0.2048</text:p>
          </table:table-cell>
          <table:table-cell table:number-columns-repeated="11"/>
        </table:table-row>
        <table:table-row table:style-name="ro1">
          <table:table-cell table:formula="of:=[.A572]" office:value-type="string" office:string-value="SetTextureCoordinates," calcext:value-type="string">
            <text:p>SetTextureCoordinates,</text:p>
          </table:table-cell>
          <table:table-cell table:formula="of:=[.B575]+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75]" office:value-type="float" office:value="0.2048" calcext:value-type="float">
            <text:p>0.2048</text:p>
          </table:table-cell>
          <table:table-cell table:number-columns-repeated="11"/>
        </table:table-row>
        <table:table-row table:style-name="ro1">
          <table:table-cell table:formula="of:=[.A573]" office:value-type="string" office:string-value="SetTextureCoordinates," calcext:value-type="string">
            <text:p>SetTextureCoordinates,</text:p>
          </table:table-cell>
          <table:table-cell table:formula="of:=[.B576]+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47]/25" office:value-type="float" office:value="0.08" calcext:value-type="float">
            <text:p>0.08</text:p>
          </table:table-cell>
          <table:table-cell table:number-columns-repeated="11"/>
        </table:table-row>
        <table:table-row table:style-name="ro1">
          <table:table-cell table:formula="of:=[.A574]" office:value-type="string" office:string-value="SetTextureCoordinates," calcext:value-type="string">
            <text:p>SetTextureCoordinates,</text:p>
          </table:table-cell>
          <table:table-cell table:formula="of:=[.B577]+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77]" office:value-type="float" office:value="0.08" calcext:value-type="float">
            <text:p>0.08</text:p>
          </table:table-cell>
          <table:table-cell table:number-columns-repeated="11"/>
        </table:table-row>
        <table:table-row table:style-name="ro1">
          <table:table-cell table:style-name="Default" table:formula="of:=[.A575]" office:value-type="string" office:string-value="SetTextureCoordinates," calcext:value-type="string">
            <text:p>SetTextureCoordinates,</text:p>
          </table:table-cell>
          <table:table-cell table:formula="of:=[.B578]+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78]" office:value-type="float" office:value="0.08" calcext:value-type="float">
            <text:p>0.08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76]" office:value-type="string" office:string-value="SetTextureCoordinates," calcext:value-type="string">
            <text:p>SetTextureCoordinates,</text:p>
          </table:table-cell>
          <table:table-cell table:formula="of:=[.B579]+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79]" office:value-type="float" office:value="0.08" calcext:value-type="float">
            <text:p>0.08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77]" office:value-type="string" office:string-value="SetTextureCoordinates," calcext:value-type="string">
            <text:p>SetTextureCoordinates,</text:p>
          </table:table-cell>
          <table:table-cell table:formula="of:=[.B580]+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formula="of:=[.A578]" office:value-type="string" office:string-value="SetTextureCoordinates," calcext:value-type="string">
            <text:p>SetTextureCoordinates,</text:p>
          </table:table-cell>
          <table:table-cell table:formula="of:=[.B581]+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8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2" office:value-type="string" calcext:value-type="string">
            <text:p>GenerateNormals</text:p>
          </table:table-cell>
          <table:table-cell table:style-name="ce86" table:number-columns-repeated="6"/>
          <table:table-cell table:style-name="ce133"/>
          <table:table-cell table:number-columns-repeated="9"/>
        </table:table-row>
      </table:table>
      <table:table table:name="両開き分岐器錬成陣" table:style-name="ta1">
        <office:forms form:automatic-focus="false" form:apply-design-mode="false"/>
        <table:table-column table:style-name="co2" table:default-cell-style-name="ce77"/>
        <table:table-column table:style-name="co2" table:number-columns-repeated="6" table:default-cell-style-name="Default"/>
        <table:table-column table:style-name="co2" table:default-cell-style-name="ce99"/>
        <table:table-row table:style-name="ro1">
          <table:table-cell table:style-name="Default" office:value-type="string" calcext:value-type="string">
            <text:p>丸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桁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軌間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曲線半径</text:p>
          </table:table-cell>
          <table:table-cell office:value-type="float" office:value="360.3" calcext:value-type="float">
            <text:p>360.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※軌道中心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リード長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※自線基準線側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ノーズ長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先端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レール頭幅</text:p>
          </table:table-cell>
          <table:table-cell table:formula="of:=65/1000" office:value-type="float" office:value="0.065" calcext:value-type="float">
            <text:p>0.065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レール高さ</text:p>
          </table:table-cell>
          <table:table-cell table:formula="of:=153/1000" office:value-type="float" office:value="0.153" calcext:value-type="float">
            <text:p>0.153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フランジウェイ</text:p>
          </table:table-cell>
          <table:table-cell table:formula="of:=42/1000" office:value-type="float" office:value="0.042" calcext:value-type="float">
            <text:p>0.042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75" office:value-type="string" calcext:value-type="string">
            <text:p>ウィング先端部長さ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トング先開き量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※軌間に対しての割合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θ0</text:p>
          </table:table-cell>
          <table:table-cell office:value-type="string" calcext:value-type="string">
            <text:p>θ1</text:p>
          </table:table-cell>
          <table:table-cell office:value-type="string" calcext:value-type="string">
            <text:p>θ2</text:p>
          </table:table-cell>
          <table:table-cell office:value-type="string" calcext:value-type="string">
            <text:p>θ3</text:p>
          </table:table-cell>
          <table:table-cell office:value-type="string" calcext:value-type="string">
            <text:p>θ4</text:p>
          </table:table-cell>
          <table:table-cell office:value-type="string" calcext:value-type="string">
            <text:p>θ5</text:p>
          </table:table-cell>
          <table:table-cell table:style-name="Default" office:value-type="string" calcext:value-type="string">
            <text:p>End</text:p>
          </table:table-cell>
        </table:table-row>
        <table:table-row table:style-name="ro1">
          <table:table-cell table:style-name="Default" office:value-type="string" calcext:value-type="string">
            <text:p>弧度 </text:p>
          </table:table-cell>
          <table:table-cell table:formula="of:=ACOS(([.$B$3]-[.B17])/[.$B$3])" office:value-type="float" office:value="0" calcext:value-type="float">
            <text:p>0</text:p>
          </table:table-cell>
          <table:table-cell table:formula="of:=ACOS(([.$B$3]-[.C17])/[.$B$3])" office:value-type="float" office:value="0.00999183986349199" calcext:value-type="float">
            <text:p>0.009991839863492</text:p>
          </table:table-cell>
          <table:table-cell table:formula="of:=ACOS(([.$B$3]-[.D17])/[.$B$3])" office:value-type="float" office:value="0.0199846774552659" calcext:value-type="float">
            <text:p>0.019984677455266</text:p>
          </table:table-cell>
          <table:table-cell table:formula="of:=ACOS(([.$B$3]-[.E17])/[.$B$3])" office:value-type="float" office:value="0.0299795114006094" calcext:value-type="float">
            <text:p>0.029979511400609</text:p>
          </table:table-cell>
          <table:table-cell table:formula="of:=ACOS(([.$B$3]-[.F17])/[.$B$3])" office:value-type="float" office:value="0.0399773421210578" calcext:value-type="float">
            <text:p>0.039977342121058</text:p>
          </table:table-cell>
          <table:table-cell table:formula="of:=ACOS(([.$B$3]-[.G17])/[.$B$3])" office:value-type="float" office:value="0.0499791727381501" calcext:value-type="float">
            <text:p>0.04997917273815</text:p>
          </table:table-cell>
          <table:table-cell table:style-name="Default" table:formula="of:=[.G15]" office:value-type="float" office:value="0.0499791727381501" calcext:value-type="float">
            <text:p>0.04997917273815</text:p>
          </table:table-cell>
        </table:table-row>
        <table:table-row table:style-name="ro1">
          <table:table-cell table:style-name="Default" office:value-type="string" calcext:value-type="string">
            <text:p>Z軸</text:p>
          </table:table-cell>
          <table:table-cell table:formula="of:=[.B6]" office:value-type="float" office:value="2" calcext:value-type="float">
            <text:p>2</text:p>
          </table:table-cell>
          <table:table-cell table:formula="of:=[.B6]+1/5*[.$B$4]" office:value-type="float" office:value="5.6" calcext:value-type="float">
            <text:p>5.6</text:p>
          </table:table-cell>
          <table:table-cell table:formula="of:=[.B6]+2/5*[.$B$4]" office:value-type="float" office:value="9.2" calcext:value-type="float">
            <text:p>9.2</text:p>
          </table:table-cell>
          <table:table-cell table:formula="of:=[.B6]+3/5*[.$B$4]" office:value-type="float" office:value="12.8" calcext:value-type="float">
            <text:p>12.8</text:p>
          </table:table-cell>
          <table:table-cell table:formula="of:=[.B6]+4/5*[.$B$4]" office:value-type="float" office:value="16.4" calcext:value-type="float">
            <text:p>16.4</text:p>
          </table:table-cell>
          <table:table-cell table:formula="of:=[.B6]+5/5*[.$B$4]" office:value-type="float" office:value="20" calcext:value-type="float">
            <text:p>20</text:p>
          </table:table-cell>
          <table:table-cell table:style-name="Default" table:formula="of:=[.B6]+5/5*[.$B$4]+[.B5]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X軸</text:p>
          </table:table-cell>
          <table:table-cell table:formula="of:=[.$B$3]-SQRT(ABS([.$B$3]^2-([.$B$4]*0/5)^2))" office:value-type="float" office:value="0" calcext:value-type="float">
            <text:p>0</text:p>
          </table:table-cell>
          <table:table-cell table:formula="of:=[.$B$3]-SQRT(ABS([.$B$3]^2-([.$B$4]*1/5)^2))" office:value-type="float" office:value="0.0179854613888892" calcext:value-type="float">
            <text:p>0.017985461388889</text:p>
          </table:table-cell>
          <table:table-cell table:formula="of:=[.$B$3]-SQRT(ABS([.$B$3]^2-([.$B$4]*2/5)^2))" office:value-type="float" office:value="0.0719472334226907" calcext:value-type="float">
            <text:p>0.071947233422691</text:p>
          </table:table-cell>
          <table:table-cell table:formula="of:=[.$B$3]-SQRT(ABS([.$B$3]^2-([.$B$4]*3/5)^2))" office:value-type="float" office:value="0.161901487776504" calcext:value-type="float">
            <text:p>0.161901487776504</text:p>
          </table:table-cell>
          <table:table-cell table:formula="of:=[.$B$3]-SQRT(ABS([.$B$3]^2-([.$B$4]*4/5)^2))" office:value-type="float" office:value="0.287875204181489" calcext:value-type="float">
            <text:p>0.287875204181489</text:p>
          </table:table-cell>
          <table:table-cell table:formula="of:=[.$B$3]-SQRT(ABS([.$B$3]^2-([.$B$4]*5/5)^2))" office:value-type="float" office:value="0.44990621093342" calcext:value-type="float">
            <text:p>0.44990621093342</text:p>
          </table:table-cell>
          <table:table-cell table:style-name="Default" table:formula="of:=[.$B$3]-SQRT(ABS([.$B$3]^2-[.$B$4]^2))+TAN([.H15])*[.B5]" office:value-type="float" office:value="0.950114500737311" calcext:value-type="float">
            <text:p>0.950114500737311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136" office:value-type="string" calcext:value-type="string">
            <text:p>※左分岐を作る場合はRotateをマイナスにすること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76" office:value-type="string" calcext:value-type="string">
            <text:p>CreateMeshBuilder</text:p>
          </table:table-cell>
          <table:table-cell table:style-name="ce83" table:number-columns-repeated="6"/>
          <table:table-cell table:style-name="ce98"/>
        </table:table-row>
        <table:table-row table:style-name="ro1">
          <table:table-cell office:value-type="string" calcext:value-type="string">
            <text:p>LoadTexture,</text:p>
          </table:table-cell>
          <table:table-cell office:value-type="string" calcext:value-type="string">
            <text:p>Rail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;右分岐側右レール頭</text:p>
          </table:table-cell>
          <table:table-cell table:number-columns-repeated="7"/>
        </table:table-row>
        <table:table-row table:style-name="ro1">
          <table:table-cell table:style-name="ce78" office:value-type="string" calcext:value-type="string">
            <text:p>AddVertex,</text:p>
          </table:table-cell>
          <table:table-cell table:formula="of:=ROUND([.$H$17]+[.$B$2]/2;[.B1]-1)" office:value-type="float" office:value="1.4836" calcext:value-type="float">
            <text:p>1.48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4]" office:value-type="string" office:string-value="AddVertex," calcext:value-type="string">
            <text:p>AddVertex,</text:p>
          </table:table-cell>
          <table:table-cell table:formula="of:=ROUND([.$H$17]+[.$B$2]/2 + [.$B$8];[.B1]-1)" office:value-type="float" office:value="1.5486" calcext:value-type="float">
            <text:p>1.5486</text:p>
          </table:table-cell>
          <table:table-cell office:value-type="string" calcext:value-type="string">
            <text:p>,</text:p>
          </table:table-cell>
          <table:table-cell table:formula="of:=[.D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9" table:formula="of:=[.A25]" office:value-type="string" office:string-value="AddVertex," calcext:value-type="string">
            <text:p>AddVertex,</text:p>
          </table:table-cell>
          <table:table-cell table:formula="of:=ROUND([.$G$17]+[.$B$2]/2+[.$B$8];[.B1]-1)" office:value-type="float" office:value="1.0484" calcext:value-type="float">
            <text:p>1.0484</text:p>
          </table:table-cell>
          <table:table-cell office:value-type="string" calcext:value-type="string">
            <text:p>,</text:p>
          </table:table-cell>
          <table:table-cell table:formula="of:=[.D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79" table:formula="of:=[.A26]" office:value-type="string" office:string-value="AddVertex," calcext:value-type="string">
            <text:p>AddVertex,</text:p>
          </table:table-cell>
          <table:table-cell table:formula="of:=ROUND([.$G$17]+[.$B$2]/2;[.B1]-1)" office:value-type="float" office:value="0.9834" calcext:value-type="float">
            <text:p>0.9834</text:p>
          </table:table-cell>
          <table:table-cell office:value-type="string" calcext:value-type="string">
            <text:p>,</text:p>
          </table:table-cell>
          <table:table-cell table:formula="of:=[.D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7]" office:value-type="string" office:string-value="AddVertex," calcext:value-type="string">
            <text:p>AddVertex,</text:p>
          </table:table-cell>
          <table:table-cell table:formula="of:=ROUND([.B27];[.B1]-1)" office:value-type="float" office:value="0.9834" calcext:value-type="float">
            <text:p>0.9834</text:p>
          </table:table-cell>
          <table:table-cell office:value-type="string" calcext:value-type="string">
            <text:p>,</text:p>
          </table:table-cell>
          <table:table-cell table:formula="of:=[.D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9]" office:value-type="string" office:string-value="AddVertex," calcext:value-type="string">
            <text:p>AddVertex,</text:p>
          </table:table-cell>
          <table:table-cell table:formula="of:=ROUND([.B26];[.B1]-1)" office:value-type="float" office:value="1.0484" calcext:value-type="float">
            <text:p>1.0484</text:p>
          </table:table-cell>
          <table:table-cell office:value-type="string" calcext:value-type="string">
            <text:p>,</text:p>
          </table:table-cell>
          <table:table-cell table:formula="of:=[.D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0]" office:value-type="string" office:string-value="AddVertex," calcext:value-type="string">
            <text:p>AddVertex,</text:p>
          </table:table-cell>
          <table:table-cell table:formula="of:=ROUND([.F17]+[.$B$2]/2+[.$B$8];[.B1]-1)" office:value-type="float" office:value="0.8864" calcext:value-type="float">
            <text:p>0.8864</text:p>
          </table:table-cell>
          <table:table-cell office:value-type="string" calcext:value-type="string">
            <text:p>,</text:p>
          </table:table-cell>
          <table:table-cell table:formula="of:=[.D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1]" office:value-type="string" office:string-value="AddVertex," calcext:value-type="string">
            <text:p>AddVertex,</text:p>
          </table:table-cell>
          <table:table-cell table:formula="of:=ROUND([.$F$17]+[.$B$2]/2;[.B1]-1)" office:value-type="float" office:value="0.8214" calcext:value-type="float">
            <text:p>0.8214</text:p>
          </table:table-cell>
          <table:table-cell office:value-type="string" calcext:value-type="string">
            <text:p>,</text:p>
          </table:table-cell>
          <table:table-cell table:formula="of:=[.D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1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2]" office:value-type="string" office:string-value="AddVertex," calcext:value-type="string">
            <text:p>AddVertex,</text:p>
          </table:table-cell>
          <table:table-cell table:formula="of:=[.B32]" office:value-type="float" office:value="0.8214" calcext:value-type="float">
            <text:p>0.8214</text:p>
          </table:table-cell>
          <table:table-cell office:value-type="string" calcext:value-type="string">
            <text:p>,</text:p>
          </table:table-cell>
          <table:table-cell table:formula="of:=[.D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4]" office:value-type="string" office:string-value="AddVertex," calcext:value-type="string">
            <text:p>AddVertex,</text:p>
          </table:table-cell>
          <table:table-cell table:formula="of:=[.B31]" office:value-type="float" office:value="0.8864" calcext:value-type="float">
            <text:p>0.8864</text:p>
          </table:table-cell>
          <table:table-cell office:value-type="string" calcext:value-type="string">
            <text:p>,</text:p>
          </table:table-cell>
          <table:table-cell table:formula="of:=[.D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5]" office:value-type="string" office:string-value="AddVertex," calcext:value-type="string">
            <text:p>AddVertex,</text:p>
          </table:table-cell>
          <table:table-cell table:formula="of:=ROUND([.$E$17]+[.$B$2]/2+[.$B$8];[.B1]-1)" office:value-type="float" office:value="0.7604" calcext:value-type="float">
            <text:p>0.7604</text:p>
          </table:table-cell>
          <table:table-cell office:value-type="string" calcext:value-type="string">
            <text:p>,</text:p>
          </table:table-cell>
          <table:table-cell table:formula="of:=[.D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36]-[.B8]" office:value-type="float" office:value="0.6954" calcext:value-type="float">
            <text:p>0.6954</text:p>
          </table:table-cell>
          <table:table-cell office:value-type="string" calcext:value-type="string">
            <text:p>,</text:p>
          </table:table-cell>
          <table:table-cell table:formula="of:=[.D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37]" office:value-type="string" office:string-value="AddVertex," calcext:value-type="string">
            <text:p>AddVertex,</text:p>
          </table:table-cell>
          <table:table-cell table:formula="of:=[.B37]" office:value-type="float" office:value="0.6954" calcext:value-type="float">
            <text:p>0.6954</text:p>
          </table:table-cell>
          <table:table-cell office:value-type="string" calcext:value-type="string">
            <text:p>,</text:p>
          </table:table-cell>
          <table:table-cell table:formula="of:=[.D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9]" office:value-type="string" office:string-value="AddVertex," calcext:value-type="string">
            <text:p>AddVertex,</text:p>
          </table:table-cell>
          <table:table-cell table:formula="of:=[.B39]+[.B8]" office:value-type="float" office:value="0.7604" calcext:value-type="float">
            <text:p>0.7604</text:p>
          </table:table-cell>
          <table:table-cell office:value-type="string" calcext:value-type="string">
            <text:p>,</text:p>
          </table:table-cell>
          <table:table-cell table:formula="of:=[.D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9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]" office:value-type="string" office:string-value="AddVertex," calcext:value-type="string">
            <text:p>AddVertex,</text:p>
          </table:table-cell>
          <table:table-cell table:formula="of:=ROUND([.$D$17]+[.$B$2]/2+[.$B$8];[.B1]-1)" office:value-type="float" office:value="0.6704" calcext:value-type="float">
            <text:p>0.6704</text:p>
          </table:table-cell>
          <table:table-cell office:value-type="string" calcext:value-type="string">
            <text:p>,</text:p>
          </table:table-cell>
          <table:table-cell table:formula="of:=[.D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1]" office:value-type="string" office:string-value="AddVertex," calcext:value-type="string">
            <text:p>AddVertex,</text:p>
          </table:table-cell>
          <table:table-cell table:formula="of:=[.B41]-[.B8]" office:value-type="float" office:value="0.6054" calcext:value-type="float">
            <text:p>0.6054</text:p>
          </table:table-cell>
          <table:table-cell office:value-type="string" calcext:value-type="string">
            <text:p>,</text:p>
          </table:table-cell>
          <table:table-cell table:formula="of:=[.D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42]" office:value-type="string" office:string-value="AddVertex," calcext:value-type="string">
            <text:p>AddVertex,</text:p>
          </table:table-cell>
          <table:table-cell table:formula="of:=[.B42]" office:value-type="float" office:value="0.6054" calcext:value-type="float">
            <text:p>0.6054</text:p>
          </table:table-cell>
          <table:table-cell office:value-type="string" calcext:value-type="string">
            <text:p>,</text:p>
          </table:table-cell>
          <table:table-cell table:formula="of:=[.D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4]" office:value-type="string" office:string-value="AddVertex," calcext:value-type="string">
            <text:p>AddVertex,</text:p>
          </table:table-cell>
          <table:table-cell table:formula="of:=[.B41]" office:value-type="float" office:value="0.6704" calcext:value-type="float">
            <text:p>0.6704</text:p>
          </table:table-cell>
          <table:table-cell office:value-type="string" calcext:value-type="string">
            <text:p>,</text:p>
          </table:table-cell>
          <table:table-cell table:formula="of:=[.D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5]" office:value-type="string" office:string-value="AddVertex," calcext:value-type="string">
            <text:p>AddVertex,</text:p>
          </table:table-cell>
          <table:table-cell table:formula="of:=ROUND([.$C$17]+[.$B$2]/2+[.$B$8];[.B1]-1)" office:value-type="float" office:value="0.6165" calcext:value-type="float">
            <text:p>0.6165</text:p>
          </table:table-cell>
          <table:table-cell office:value-type="string" calcext:value-type="string">
            <text:p>,</text:p>
          </table:table-cell>
          <table:table-cell table:formula="of:=[.D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6]" office:value-type="string" office:string-value="AddVertex," calcext:value-type="string">
            <text:p>AddVertex,</text:p>
          </table:table-cell>
          <table:table-cell table:formula="of:=[.B46]-[.B8]" office:value-type="float" office:value="0.5515" calcext:value-type="float">
            <text:p>0.5515</text:p>
          </table:table-cell>
          <table:table-cell office:value-type="string" calcext:value-type="string">
            <text:p>,</text:p>
          </table:table-cell>
          <table:table-cell table:formula="of:=[.D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47]" office:value-type="string" office:string-value="AddVertex," calcext:value-type="string">
            <text:p>AddVertex,</text:p>
          </table:table-cell>
          <table:table-cell table:formula="of:=[.B47]" office:value-type="float" office:value="0.5515" calcext:value-type="float">
            <text:p>0.5515</text:p>
          </table:table-cell>
          <table:table-cell office:value-type="string" calcext:value-type="string">
            <text:p>,</text:p>
          </table:table-cell>
          <table:table-cell table:formula="of:=[.D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9]" office:value-type="string" office:string-value="AddVertex," calcext:value-type="string">
            <text:p>AddVertex,</text:p>
          </table:table-cell>
          <table:table-cell table:formula="of:=[.B46]" office:value-type="float" office:value="0.6165" calcext:value-type="float">
            <text:p>0.6165</text:p>
          </table:table-cell>
          <table:table-cell office:value-type="string" calcext:value-type="string">
            <text:p>,</text:p>
          </table:table-cell>
          <table:table-cell table:formula="of:=[.D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9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50]" office:value-type="string" office:string-value="AddVertex," calcext:value-type="string">
            <text:p>AddVertex,</text:p>
          </table:table-cell>
          <table:table-cell table:formula="of:=[.B17]+[.B2]/2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table:formula="of:=[.D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1]" office:value-type="string" office:string-value="AddVertex," calcext:value-type="string">
            <text:p>AddVertex,</text:p>
          </table:table-cell>
          <table:table-cell table:formula="of:=[.B51]-[.B8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table:formula="of:=[.D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;右分岐側右レール腹</text:p>
          </table:table-cell>
          <table:table-cell table:number-columns-repeated="7"/>
        </table:table-row>
        <table:table-row table:style-name="ro1">
          <table:table-cell table:formula="of:=[.A24]" office:value-type="string" office:string-value="AddVertex," calcext:value-type="string">
            <text:p>AddVertex,</text:p>
          </table:table-cell>
          <table:table-cell table:formula="of:=ROUND([.B24]+[.B8]/2;[.B1]-1)" office:value-type="float" office:value="1.5161" calcext:value-type="float">
            <text:p>1.5161</text:p>
          </table:table-cell>
          <table:table-cell office:value-type="string" calcext:value-type="string">
            <text:p>,</text:p>
          </table:table-cell>
          <table:table-cell table:formula="of:=[.D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5]" office:value-type="string" office:string-value="AddVertex," calcext:value-type="string">
            <text:p>AddVertex,</text:p>
          </table:table-cell>
          <table:table-cell table:formula="of:=ROUND([.B55];[.B1]-1)" office:value-type="float" office:value="1.5161" calcext:value-type="float">
            <text:p>1.5161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6]" office:value-type="string" office:string-value="AddVertex," calcext:value-type="string">
            <text:p>AddVertex,</text:p>
          </table:table-cell>
          <table:table-cell table:formula="of:=[.B26]-[.B8]/2" office:value-type="float" office:value="1.0159" calcext:value-type="float">
            <text:p>1.0159</text:p>
          </table:table-cell>
          <table:table-cell office:value-type="string" calcext:value-type="string">
            <text:p>,</text:p>
          </table:table-cell>
          <table:table-cell table:formula="of:=[.D5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7]" office:value-type="string" office:string-value="AddVertex," calcext:value-type="string">
            <text:p>AddVertex,</text:p>
          </table:table-cell>
          <table:table-cell table:formula="of:=[.B57]" office:value-type="float" office:value="1.0159" calcext:value-type="float">
            <text:p>1.0159</text:p>
          </table:table-cell>
          <table:table-cell office:value-type="string" calcext:value-type="string">
            <text:p>,</text:p>
          </table:table-cell>
          <table:table-cell table:formula="of:=[.D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5]" office:value-type="string" office:string-value="AddVertex," calcext:value-type="string">
            <text:p>AddVertex,</text:p>
          </table:table-cell>
          <table:table-cell table:formula="of:=[.B57]" office:value-type="float" office:value="1.0159" calcext:value-type="float">
            <text:p>1.0159</text:p>
          </table:table-cell>
          <table:table-cell office:value-type="string" calcext:value-type="string">
            <text:p>,</text:p>
          </table:table-cell>
          <table:table-cell table:formula="of:=[.D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0]" office:value-type="string" office:string-value="AddVertex," calcext:value-type="string">
            <text:p>AddVertex,</text:p>
          </table:table-cell>
          <table:table-cell table:formula="of:=[.B60]" office:value-type="float" office:value="1.0159" calcext:value-type="float">
            <text:p>1.0159</text:p>
          </table:table-cell>
          <table:table-cell office:value-type="string" calcext:value-type="string">
            <text:p>,</text:p>
          </table:table-cell>
          <table:table-cell table:formula="of:=[.D5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1]" office:value-type="string" office:string-value="AddVertex," calcext:value-type="string">
            <text:p>AddVertex,</text:p>
          </table:table-cell>
          <table:table-cell table:formula="of:=[.B31]-[.B8]/2" office:value-type="float" office:value="0.8539" calcext:value-type="float">
            <text:p>0.8539</text:p>
          </table:table-cell>
          <table:table-cell office:value-type="string" calcext:value-type="string">
            <text:p>,</text:p>
          </table:table-cell>
          <table:table-cell table:formula="of:=[.D6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1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2]" office:value-type="string" office:string-value="AddVertex," calcext:value-type="string">
            <text:p>AddVertex,</text:p>
          </table:table-cell>
          <table:table-cell table:formula="of:=[.B62]" office:value-type="float" office:value="0.8539" calcext:value-type="float">
            <text:p>0.8539</text:p>
          </table:table-cell>
          <table:table-cell office:value-type="string" calcext:value-type="string">
            <text:p>,</text:p>
          </table:table-cell>
          <table:table-cell table:formula="of:=[.D6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59]" office:value-type="string" office:string-value="AddFace2," calcext:value-type="string">
            <text:p>AddFace2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63]" office:value-type="string" office:string-value="AddVertex," calcext:value-type="string">
            <text:p>AddVertex,</text:p>
          </table:table-cell>
          <table:table-cell table:formula="of:=[.B62]" office:value-type="float" office:value="0.8539" calcext:value-type="float">
            <text:p>0.8539</text:p>
          </table:table-cell>
          <table:table-cell office:value-type="string" calcext:value-type="string">
            <text:p>,</text:p>
          </table:table-cell>
          <table:table-cell table:formula="of:=[.D6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5]" office:value-type="string" office:string-value="AddVertex," calcext:value-type="string">
            <text:p>AddVertex,</text:p>
          </table:table-cell>
          <table:table-cell table:formula="of:=[.B65]" office:value-type="float" office:value="0.8539" calcext:value-type="float">
            <text:p>0.8539</text:p>
          </table:table-cell>
          <table:table-cell office:value-type="string" calcext:value-type="string">
            <text:p>,</text:p>
          </table:table-cell>
          <table:table-cell table:formula="of:=[.D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5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6]" office:value-type="string" office:string-value="AddVertex," calcext:value-type="string">
            <text:p>AddVertex,</text:p>
          </table:table-cell>
          <table:table-cell table:formula="of:=[.B36]-[.B8]/2" office:value-type="float" office:value="0.7279" calcext:value-type="float">
            <text:p>0.7279</text:p>
          </table:table-cell>
          <table:table-cell office:value-type="string" calcext:value-type="string">
            <text:p>,</text:p>
          </table:table-cell>
          <table:table-cell table:formula="of:=[.D6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7]" office:value-type="string" office:string-value="AddVertex," calcext:value-type="string">
            <text:p>AddVertex,</text:p>
          </table:table-cell>
          <table:table-cell table:formula="of:=[.B67]" office:value-type="float" office:value="0.7279" calcext:value-type="float">
            <text:p>0.7279</text:p>
          </table:table-cell>
          <table:table-cell office:value-type="string" calcext:value-type="string">
            <text:p>,</text:p>
          </table:table-cell>
          <table:table-cell table:formula="of:=[.D6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4]" office:value-type="string" office:string-value="AddFace2," calcext:value-type="string">
            <text:p>AddFace2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68]" office:value-type="string" office:string-value="AddVertex," calcext:value-type="string">
            <text:p>AddVertex,</text:p>
          </table:table-cell>
          <table:table-cell table:formula="of:=[.B68]" office:value-type="float" office:value="0.7279" calcext:value-type="float">
            <text:p>0.7279</text:p>
          </table:table-cell>
          <table:table-cell office:value-type="string" calcext:value-type="string">
            <text:p>,</text:p>
          </table:table-cell>
          <table:table-cell table:formula="of:=[.D6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8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0]" office:value-type="string" office:string-value="AddVertex," calcext:value-type="string">
            <text:p>AddVertex,</text:p>
          </table:table-cell>
          <table:table-cell table:formula="of:=[.B70]" office:value-type="float" office:value="0.7279" calcext:value-type="float">
            <text:p>0.7279</text:p>
          </table:table-cell>
          <table:table-cell office:value-type="string" calcext:value-type="string">
            <text:p>,</text:p>
          </table:table-cell>
          <table:table-cell table:formula="of:=[.D6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0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1]" office:value-type="string" office:string-value="AddVertex," calcext:value-type="string">
            <text:p>AddVertex,</text:p>
          </table:table-cell>
          <table:table-cell table:formula="of:=[.B41]-[.B8]/2" office:value-type="float" office:value="0.6379" calcext:value-type="float">
            <text:p>0.6379</text:p>
          </table:table-cell>
          <table:table-cell office:value-type="string" calcext:value-type="string">
            <text:p>,</text:p>
          </table:table-cell>
          <table:table-cell table:formula="of:=[.D7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1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2]" office:value-type="string" office:string-value="AddVertex," calcext:value-type="string">
            <text:p>AddVertex,</text:p>
          </table:table-cell>
          <table:table-cell table:formula="of:=[.B72]" office:value-type="float" office:value="0.6379" calcext:value-type="float">
            <text:p>0.6379</text:p>
          </table:table-cell>
          <table:table-cell office:value-type="string" calcext:value-type="string">
            <text:p>,</text:p>
          </table:table-cell>
          <table:table-cell table:formula="of:=[.D7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69]" office:value-type="string" office:string-value="AddFace2," calcext:value-type="string">
            <text:p>AddFace2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73]" office:value-type="string" office:string-value="AddVertex," calcext:value-type="string">
            <text:p>AddVertex,</text:p>
          </table:table-cell>
          <table:table-cell table:formula="of:=[.B73]" office:value-type="float" office:value="0.6379" calcext:value-type="float">
            <text:p>0.6379</text:p>
          </table:table-cell>
          <table:table-cell office:value-type="string" calcext:value-type="string">
            <text:p>,</text:p>
          </table:table-cell>
          <table:table-cell table:formula="of:=[.D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3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]" office:value-type="string" office:string-value="AddVertex," calcext:value-type="string">
            <text:p>AddVertex,</text:p>
          </table:table-cell>
          <table:table-cell table:formula="of:=[.B75]" office:value-type="float" office:value="0.6379" calcext:value-type="float">
            <text:p>0.6379</text:p>
          </table:table-cell>
          <table:table-cell office:value-type="string" calcext:value-type="string">
            <text:p>,</text:p>
          </table:table-cell>
          <table:table-cell table:formula="of:=[.D7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6]" office:value-type="string" office:string-value="AddVertex," calcext:value-type="string">
            <text:p>AddVertex,</text:p>
          </table:table-cell>
          <table:table-cell table:formula="of:=[.B46]-[.B8]/2" office:value-type="float" office:value="0.584" calcext:value-type="float">
            <text:p>0.584</text:p>
          </table:table-cell>
          <table:table-cell office:value-type="string" calcext:value-type="string">
            <text:p>,</text:p>
          </table:table-cell>
          <table:table-cell table:formula="of:=[.D7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7]" office:value-type="string" office:string-value="AddVertex," calcext:value-type="string">
            <text:p>AddVertex,</text:p>
          </table:table-cell>
          <table:table-cell table:formula="of:=[.B77]" office:value-type="float" office:value="0.584" calcext:value-type="float">
            <text:p>0.584</text:p>
          </table:table-cell>
          <table:table-cell office:value-type="string" calcext:value-type="string">
            <text:p>,</text:p>
          </table:table-cell>
          <table:table-cell table:formula="of:=[.D7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4]" office:value-type="string" office:string-value="AddFace2," calcext:value-type="string">
            <text:p>AddFace2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78]" office:value-type="string" office:string-value="AddVertex," calcext:value-type="string">
            <text:p>AddVertex,</text:p>
          </table:table-cell>
          <table:table-cell table:formula="of:=[.B78]" office:value-type="float" office:value="0.584" calcext:value-type="float">
            <text:p>0.584</text:p>
          </table:table-cell>
          <table:table-cell office:value-type="string" calcext:value-type="string">
            <text:p>,</text:p>
          </table:table-cell>
          <table:table-cell table:formula="of:=[.D7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8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80]" office:value-type="string" office:string-value="AddVertex," calcext:value-type="string">
            <text:p>AddVertex,</text:p>
          </table:table-cell>
          <table:table-cell table:formula="of:=[.B80]" office:value-type="float" office:value="0.584" calcext:value-type="float">
            <text:p>0.584</text:p>
          </table:table-cell>
          <table:table-cell office:value-type="string" calcext:value-type="string">
            <text:p>,</text:p>
          </table:table-cell>
          <table:table-cell table:formula="of:=[.D7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80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81]" office:value-type="string" office:string-value="AddVertex," calcext:value-type="string">
            <text:p>AddVertex,</text:p>
          </table:table-cell>
          <table:table-cell table:formula="of:=[.B51]-[.B8]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8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2]" office:value-type="string" office:string-value="AddVertex," calcext:value-type="string">
            <text:p>AddVertex,</text:p>
          </table:table-cell>
          <table:table-cell table:formula="of:=[.B82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8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9]" office:value-type="string" office:string-value="AddFace2," calcext:value-type="string">
            <text:p>AddFace2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;左分岐側左レール頭</text:p>
          </table:table-cell>
          <table:table-cell table:number-columns-repeated="7"/>
        </table:table-row>
        <table:table-row table:style-name="ro1">
          <table:table-cell table:formula="of:=[.A24]" office:value-type="string" office:string-value="AddVertex," calcext:value-type="string">
            <text:p>AddVertex,</text:p>
          </table:table-cell>
          <table:table-cell table:formula="of:=-[.B25]" office:value-type="float" office:value="-1.5486" calcext:value-type="float">
            <text:p>-1.5486</text:p>
          </table:table-cell>
          <table:table-cell table:formula="of:=[.C24]" office:value-type="string" office:string-value="," calcext:value-type="string">
            <text:p>,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string" office:string-value="," calcext:value-type="string">
            <text:p>,</text:p>
          </table:table-cell>
          <table:table-cell table:formula="of:=[.F2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]" office:value-type="string" office:string-value="AddVertex," calcext:value-type="string">
            <text:p>AddVertex,</text:p>
          </table:table-cell>
          <table:table-cell table:formula="of:=-[.B24]" office:value-type="float" office:value="-1.4836" calcext:value-type="float">
            <text:p>-1.4836</text:p>
          </table:table-cell>
          <table:table-cell table:formula="of:=[.C25]" office:value-type="string" office:string-value="," calcext:value-type="string">
            <text:p>,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string" office:string-value="," calcext:value-type="string">
            <text:p>,</text:p>
          </table:table-cell>
          <table:table-cell table:formula="of:=[.F2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6]" office:value-type="string" office:string-value="AddVertex," calcext:value-type="string">
            <text:p>AddVertex,</text:p>
          </table:table-cell>
          <table:table-cell table:formula="of:=-[.B27]" office:value-type="float" office:value="-0.9834" calcext:value-type="float">
            <text:p>-0.9834</text:p>
          </table:table-cell>
          <table:table-cell table:formula="of:=[.C26]" office:value-type="string" office:string-value="," calcext:value-type="string">
            <text:p>,</text:p>
          </table:table-cell>
          <table:table-cell table:formula="of:=[.D26]" office:value-type="float" office:value="0" calcext:value-type="float">
            <text:p>0</text:p>
          </table:table-cell>
          <table:table-cell table:formula="of:=[.E26]" office:value-type="string" office:string-value="," calcext:value-type="string">
            <text:p>,</text:p>
          </table:table-cell>
          <table:table-cell table:formula="of:=[.F2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7]" office:value-type="string" office:string-value="AddVertex," calcext:value-type="string">
            <text:p>AddVertex,</text:p>
          </table:table-cell>
          <table:table-cell table:formula="of:=-[.B26]" office:value-type="float" office:value="-1.0484" calcext:value-type="float">
            <text:p>-1.0484</text:p>
          </table:table-cell>
          <table:table-cell table:formula="of:=[.C27]" office:value-type="string" office:string-value="," calcext:value-type="string">
            <text:p>,</text:p>
          </table:table-cell>
          <table:table-cell table:formula="of:=[.D27]" office:value-type="float" office:value="0" calcext:value-type="float">
            <text:p>0</text:p>
          </table:table-cell>
          <table:table-cell table:formula="of:=[.E27]" office:value-type="string" office:string-value="," calcext:value-type="string">
            <text:p>,</text:p>
          </table:table-cell>
          <table:table-cell table:formula="of:=[.F2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8]" office:value-type="string" office:string-value="AddFace," calcext:value-type="string">
            <text:p>AddFace,</text:p>
          </table:table-cell>
          <table:table-cell office:value-type="float" office:value="48" calcext:value-type="float">
            <text:p>48</text:p>
          </table:table-cell>
          <table:table-cell table:formula="of:=[.C28]" office:value-type="string" office:string-value="," calcext:value-type="string">
            <text:p>,</text:p>
          </table:table-cell>
          <table:table-cell table:formula="of:=[.B90]+1" office:value-type="float" office:value="49" calcext:value-type="float">
            <text:p>49</text:p>
          </table:table-cell>
          <table:table-cell table:formula="of:=[.E28]" office:value-type="string" office:string-value="," calcext:value-type="string">
            <text:p>,</text:p>
          </table:table-cell>
          <table:table-cell table:formula="of:=[.D90]+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[.F90]+1" office:value-type="float" office:value="51" calcext:value-type="float">
            <text:p>51</text:p>
          </table:table-cell>
        </table:table-row>
        <table:table-row table:style-name="ro1">
          <table:table-cell table:formula="of:=[.A29]" office:value-type="string" office:string-value="AddVertex," calcext:value-type="string">
            <text:p>AddVertex,</text:p>
          </table:table-cell>
          <table:table-cell table:formula="of:=[.B89]" office:value-type="float" office:value="-1.0484" calcext:value-type="float">
            <text:p>-1.0484</text:p>
          </table:table-cell>
          <table:table-cell table:formula="of:=[.C29]" office:value-type="string" office:string-value="," calcext:value-type="string">
            <text:p>,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string" office:string-value="," calcext:value-type="string">
            <text:p>,</text:p>
          </table:table-cell>
          <table:table-cell table:formula="of:=[.F2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0]" office:value-type="string" office:string-value="AddVertex," calcext:value-type="string">
            <text:p>AddVertex,</text:p>
          </table:table-cell>
          <table:table-cell table:formula="of:=[.B88]" office:value-type="float" office:value="-0.9834" calcext:value-type="float">
            <text:p>-0.9834</text:p>
          </table:table-cell>
          <table:table-cell table:formula="of:=[.C30]" office:value-type="string" office:string-value="," calcext:value-type="string">
            <text:p>,</text:p>
          </table:table-cell>
          <table:table-cell table:formula="of:=[.D30]" office:value-type="float" office:value="0" calcext:value-type="float">
            <text:p>0</text:p>
          </table:table-cell>
          <table:table-cell table:formula="of:=[.E30]" office:value-type="string" office:string-value="," calcext:value-type="string">
            <text:p>,</text:p>
          </table:table-cell>
          <table:table-cell table:formula="of:=[.F3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1]" office:value-type="string" office:string-value="AddVertex," calcext:value-type="string">
            <text:p>AddVertex,</text:p>
          </table:table-cell>
          <table:table-cell table:formula="of:=-[.B32]" office:value-type="float" office:value="-0.8214" calcext:value-type="float">
            <text:p>-0.8214</text:p>
          </table:table-cell>
          <table:table-cell table:formula="of:=[.C31]" office:value-type="string" office:string-value="," calcext:value-type="string">
            <text:p>,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string" office:string-value="," calcext:value-type="string">
            <text:p>,</text:p>
          </table:table-cell>
          <table:table-cell table:formula="of:=[.F31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2]" office:value-type="string" office:string-value="AddVertex," calcext:value-type="string">
            <text:p>AddVertex,</text:p>
          </table:table-cell>
          <table:table-cell table:formula="of:=-[.B31]" office:value-type="float" office:value="-0.8864" calcext:value-type="float">
            <text:p>-0.8864</text:p>
          </table:table-cell>
          <table:table-cell table:formula="of:=[.C32]" office:value-type="string" office:string-value="," calcext:value-type="string">
            <text:p>,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string" office:string-value="," calcext:value-type="string">
            <text:p>,</text:p>
          </table:table-cell>
          <table:table-cell table:formula="of:=[.F3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3]" office:value-type="string" office:string-value="AddFace," calcext:value-type="string">
            <text:p>AddFace,</text:p>
          </table:table-cell>
          <table:table-cell table:formula="of:=[.H90]+1" office:value-type="float" office:value="52" calcext:value-type="float">
            <text:p>52</text:p>
          </table:table-cell>
          <table:table-cell table:formula="of:=[.C33]" office:value-type="string" office:string-value="," calcext:value-type="string">
            <text:p>,</text:p>
          </table:table-cell>
          <table:table-cell table:formula="of:=[.B95]+1" office:value-type="float" office:value="53" calcext:value-type="float">
            <text:p>53</text:p>
          </table:table-cell>
          <table:table-cell table:formula="of:=[.E33]" office:value-type="string" office:string-value="," calcext:value-type="string">
            <text:p>,</text:p>
          </table:table-cell>
          <table:table-cell table:formula="of:=[.D95]+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F95]+1" office:value-type="float" office:value="55" calcext:value-type="float">
            <text:p>55</text:p>
          </table:table-cell>
        </table:table-row>
        <table:table-row table:style-name="ro1">
          <table:table-cell table:formula="of:=[.A34]" office:value-type="string" office:string-value="AddVertex," calcext:value-type="string">
            <text:p>AddVertex,</text:p>
          </table:table-cell>
          <table:table-cell table:formula="of:=[.B94]" office:value-type="float" office:value="-0.8864" calcext:value-type="float">
            <text:p>-0.8864</text:p>
          </table:table-cell>
          <table:table-cell table:formula="of:=[.C34]" office:value-type="string" office:string-value="," calcext:value-type="string">
            <text:p>,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string" office:string-value="," calcext:value-type="string">
            <text:p>,</text:p>
          </table:table-cell>
          <table:table-cell table:formula="of:=[.F3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5]" office:value-type="string" office:string-value="AddVertex," calcext:value-type="string">
            <text:p>AddVertex,</text:p>
          </table:table-cell>
          <table:table-cell table:formula="of:=[.B93]" office:value-type="float" office:value="-0.8214" calcext:value-type="float">
            <text:p>-0.8214</text:p>
          </table:table-cell>
          <table:table-cell table:formula="of:=[.C35]" office:value-type="string" office:string-value="," calcext:value-type="string">
            <text:p>,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string" office:string-value="," calcext:value-type="string">
            <text:p>,</text:p>
          </table:table-cell>
          <table:table-cell table:formula="of:=[.F35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6]" office:value-type="string" office:string-value="AddVertex," calcext:value-type="string">
            <text:p>AddVertex,</text:p>
          </table:table-cell>
          <table:table-cell table:formula="of:=-[.B37]" office:value-type="float" office:value="-0.6954" calcext:value-type="float">
            <text:p>-0.6954</text:p>
          </table:table-cell>
          <table:table-cell table:formula="of:=[.C36]" office:value-type="string" office:string-value="," calcext:value-type="string">
            <text:p>,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string" office:string-value="," calcext:value-type="string">
            <text:p>,</text:p>
          </table:table-cell>
          <table:table-cell table:formula="of:=[.F3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7]" office:value-type="string" office:string-value="AddVertex," calcext:value-type="string">
            <text:p>AddVertex,</text:p>
          </table:table-cell>
          <table:table-cell table:formula="of:=-[.B36]" office:value-type="float" office:value="-0.7604" calcext:value-type="float">
            <text:p>-0.7604</text:p>
          </table:table-cell>
          <table:table-cell table:formula="of:=[.C37]" office:value-type="string" office:string-value="," calcext:value-type="string">
            <text:p>,</text:p>
          </table:table-cell>
          <table:table-cell table:formula="of:=[.D37]" office:value-type="float" office:value="0" calcext:value-type="float">
            <text:p>0</text:p>
          </table:table-cell>
          <table:table-cell table:formula="of:=[.E37]" office:value-type="string" office:string-value="," calcext:value-type="string">
            <text:p>,</text:p>
          </table:table-cell>
          <table:table-cell table:formula="of:=[.F3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8]" office:value-type="string" office:string-value="AddFace," calcext:value-type="string">
            <text:p>AddFace,</text:p>
          </table:table-cell>
          <table:table-cell table:formula="of:=[.H95]+1" office:value-type="float" office:value="56" calcext:value-type="float">
            <text:p>56</text:p>
          </table:table-cell>
          <table:table-cell table:formula="of:=[.C38]" office:value-type="string" office:string-value="," calcext:value-type="string">
            <text:p>,</text:p>
          </table:table-cell>
          <table:table-cell table:formula="of:=[.B100]+1" office:value-type="float" office:value="57" calcext:value-type="float">
            <text:p>57</text:p>
          </table:table-cell>
          <table:table-cell table:formula="of:=[.E38]" office:value-type="string" office:string-value="," calcext:value-type="string">
            <text:p>,</text:p>
          </table:table-cell>
          <table:table-cell table:formula="of:=[.D100]+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formula="of:=[.F100]+1" office:value-type="float" office:value="59" calcext:value-type="float">
            <text:p>59</text:p>
          </table:table-cell>
        </table:table-row>
        <table:table-row table:style-name="ro1">
          <table:table-cell table:formula="of:=[.A39]" office:value-type="string" office:string-value="AddVertex," calcext:value-type="string">
            <text:p>AddVertex,</text:p>
          </table:table-cell>
          <table:table-cell table:formula="of:=[.B99]" office:value-type="float" office:value="-0.7604" calcext:value-type="float">
            <text:p>-0.7604</text:p>
          </table:table-cell>
          <table:table-cell table:formula="of:=[.C39]" office:value-type="string" office:string-value="," calcext:value-type="string">
            <text:p>,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string" office:string-value="," calcext:value-type="string">
            <text:p>,</text:p>
          </table:table-cell>
          <table:table-cell table:formula="of:=[.F39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]" office:value-type="string" office:string-value="AddVertex," calcext:value-type="string">
            <text:p>AddVertex,</text:p>
          </table:table-cell>
          <table:table-cell table:formula="of:=[.B98]" office:value-type="float" office:value="-0.6954" calcext:value-type="float">
            <text:p>-0.6954</text:p>
          </table:table-cell>
          <table:table-cell table:formula="of:=[.C40]" office:value-type="string" office:string-value="," calcext:value-type="string">
            <text:p>,</text:p>
          </table:table-cell>
          <table:table-cell table:formula="of:=[.D40]" office:value-type="float" office:value="0" calcext:value-type="float">
            <text:p>0</text:p>
          </table:table-cell>
          <table:table-cell table:formula="of:=[.E40]" office:value-type="string" office:string-value="," calcext:value-type="string">
            <text:p>,</text:p>
          </table:table-cell>
          <table:table-cell table:formula="of:=[.F40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1]" office:value-type="string" office:string-value="AddVertex," calcext:value-type="string">
            <text:p>AddVertex,</text:p>
          </table:table-cell>
          <table:table-cell table:formula="of:=-[.B42]" office:value-type="float" office:value="-0.6054" calcext:value-type="float">
            <text:p>-0.6054</text:p>
          </table:table-cell>
          <table:table-cell table:formula="of:=[.C41]" office:value-type="string" office:string-value="," calcext:value-type="string">
            <text:p>,</text:p>
          </table:table-cell>
          <table:table-cell table:formula="of:=[.D41]" office:value-type="float" office:value="0" calcext:value-type="float">
            <text:p>0</text:p>
          </table:table-cell>
          <table:table-cell table:formula="of:=[.E41]" office:value-type="string" office:string-value="," calcext:value-type="string">
            <text:p>,</text:p>
          </table:table-cell>
          <table:table-cell table:formula="of:=[.F41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2]" office:value-type="string" office:string-value="AddVertex," calcext:value-type="string">
            <text:p>AddVertex,</text:p>
          </table:table-cell>
          <table:table-cell table:formula="of:=-[.B41]" office:value-type="float" office:value="-0.6704" calcext:value-type="float">
            <text:p>-0.6704</text:p>
          </table:table-cell>
          <table:table-cell table:formula="of:=[.C42]" office:value-type="string" office:string-value="," calcext:value-type="string">
            <text:p>,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string" office:string-value="," calcext:value-type="string">
            <text:p>,</text:p>
          </table:table-cell>
          <table:table-cell table:formula="of:=[.F4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3]" office:value-type="string" office:string-value="AddFace," calcext:value-type="string">
            <text:p>AddFace,</text:p>
          </table:table-cell>
          <table:table-cell table:formula="of:=[.H100]+1" office:value-type="float" office:value="60" calcext:value-type="float">
            <text:p>60</text:p>
          </table:table-cell>
          <table:table-cell table:formula="of:=[.C43]" office:value-type="string" office:string-value="," calcext:value-type="string">
            <text:p>,</text:p>
          </table:table-cell>
          <table:table-cell table:formula="of:=[.B105]+1" office:value-type="float" office:value="61" calcext:value-type="float">
            <text:p>61</text:p>
          </table:table-cell>
          <table:table-cell table:formula="of:=[.E43]" office:value-type="string" office:string-value="," calcext:value-type="string">
            <text:p>,</text:p>
          </table:table-cell>
          <table:table-cell table:formula="of:=[.D105]+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formula="of:=[.F105]+1" office:value-type="float" office:value="63" calcext:value-type="float">
            <text:p>63</text:p>
          </table:table-cell>
        </table:table-row>
        <table:table-row table:style-name="ro1">
          <table:table-cell table:formula="of:=[.A44]" office:value-type="string" office:string-value="AddVertex," calcext:value-type="string">
            <text:p>AddVertex,</text:p>
          </table:table-cell>
          <table:table-cell table:formula="of:=[.B104]" office:value-type="float" office:value="-0.6704" calcext:value-type="float">
            <text:p>-0.6704</text:p>
          </table:table-cell>
          <table:table-cell table:formula="of:=[.C44]" office:value-type="string" office:string-value="," calcext:value-type="string">
            <text:p>,</text:p>
          </table:table-cell>
          <table:table-cell table:formula="of:=[.D44]" office:value-type="float" office:value="0" calcext:value-type="float">
            <text:p>0</text:p>
          </table:table-cell>
          <table:table-cell table:formula="of:=[.E44]" office:value-type="string" office:string-value="," calcext:value-type="string">
            <text:p>,</text:p>
          </table:table-cell>
          <table:table-cell table:formula="of:=[.F44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5]" office:value-type="string" office:string-value="AddVertex," calcext:value-type="string">
            <text:p>AddVertex,</text:p>
          </table:table-cell>
          <table:table-cell table:formula="of:=[.B103]" office:value-type="float" office:value="-0.6054" calcext:value-type="float">
            <text:p>-0.6054</text:p>
          </table:table-cell>
          <table:table-cell table:formula="of:=[.C45]" office:value-type="string" office:string-value="," calcext:value-type="string">
            <text:p>,</text:p>
          </table:table-cell>
          <table:table-cell table:formula="of:=[.D45]" office:value-type="float" office:value="0" calcext:value-type="float">
            <text:p>0</text:p>
          </table:table-cell>
          <table:table-cell table:formula="of:=[.E45]" office:value-type="string" office:string-value="," calcext:value-type="string">
            <text:p>,</text:p>
          </table:table-cell>
          <table:table-cell table:formula="of:=[.F45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6]" office:value-type="string" office:string-value="AddVertex," calcext:value-type="string">
            <text:p>AddVertex,</text:p>
          </table:table-cell>
          <table:table-cell table:formula="of:=-[.B47]" office:value-type="float" office:value="-0.5515" calcext:value-type="float">
            <text:p>-0.5515</text:p>
          </table:table-cell>
          <table:table-cell table:formula="of:=[.C46]" office:value-type="string" office:string-value="," calcext:value-type="string">
            <text:p>,</text:p>
          </table:table-cell>
          <table:table-cell table:formula="of:=[.D46]" office:value-type="float" office:value="0" calcext:value-type="float">
            <text:p>0</text:p>
          </table:table-cell>
          <table:table-cell table:formula="of:=[.E46]" office:value-type="string" office:string-value="," calcext:value-type="string">
            <text:p>,</text:p>
          </table:table-cell>
          <table:table-cell table:formula="of:=[.F4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7]" office:value-type="string" office:string-value="AddVertex," calcext:value-type="string">
            <text:p>AddVertex,</text:p>
          </table:table-cell>
          <table:table-cell table:formula="of:=-[.B46]" office:value-type="float" office:value="-0.6165" calcext:value-type="float">
            <text:p>-0.6165</text:p>
          </table:table-cell>
          <table:table-cell table:formula="of:=[.C47]" office:value-type="string" office:string-value="," calcext:value-type="string">
            <text:p>,</text:p>
          </table:table-cell>
          <table:table-cell table:formula="of:=[.D47]" office:value-type="float" office:value="0" calcext:value-type="float">
            <text:p>0</text:p>
          </table:table-cell>
          <table:table-cell table:formula="of:=[.E47]" office:value-type="string" office:string-value="," calcext:value-type="string">
            <text:p>,</text:p>
          </table:table-cell>
          <table:table-cell table:formula="of:=[.F4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8]" office:value-type="string" office:string-value="AddFace," calcext:value-type="string">
            <text:p>AddFace,</text:p>
          </table:table-cell>
          <table:table-cell table:formula="of:=[.H105]+1" office:value-type="float" office:value="64" calcext:value-type="float">
            <text:p>64</text:p>
          </table:table-cell>
          <table:table-cell table:formula="of:=[.C48]" office:value-type="string" office:string-value="," calcext:value-type="string">
            <text:p>,</text:p>
          </table:table-cell>
          <table:table-cell table:formula="of:=[.B110]+1" office:value-type="float" office:value="65" calcext:value-type="float">
            <text:p>65</text:p>
          </table:table-cell>
          <table:table-cell table:formula="of:=[.E48]" office:value-type="string" office:string-value="," calcext:value-type="string">
            <text:p>,</text:p>
          </table:table-cell>
          <table:table-cell table:formula="of:=[.D110]+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formula="of:=[.F110]+1" office:value-type="float" office:value="67" calcext:value-type="float">
            <text:p>67</text:p>
          </table:table-cell>
        </table:table-row>
        <table:table-row table:style-name="ro1">
          <table:table-cell table:formula="of:=[.A49]" office:value-type="string" office:string-value="AddVertex," calcext:value-type="string">
            <text:p>AddVertex,</text:p>
          </table:table-cell>
          <table:table-cell table:formula="of:=[.B109]" office:value-type="float" office:value="-0.6165" calcext:value-type="float">
            <text:p>-0.6165</text:p>
          </table:table-cell>
          <table:table-cell table:formula="of:=[.C49]" office:value-type="string" office:string-value="," calcext:value-type="string">
            <text:p>,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string" office:string-value="," calcext:value-type="string">
            <text:p>,</text:p>
          </table:table-cell>
          <table:table-cell table:formula="of:=[.F49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50]" office:value-type="string" office:string-value="AddVertex," calcext:value-type="string">
            <text:p>AddVertex,</text:p>
          </table:table-cell>
          <table:table-cell table:formula="of:=[.B108]" office:value-type="float" office:value="-0.5515" calcext:value-type="float">
            <text:p>-0.5515</text:p>
          </table:table-cell>
          <table:table-cell table:formula="of:=[.C50]" office:value-type="string" office:string-value="," calcext:value-type="string">
            <text:p>,</text:p>
          </table:table-cell>
          <table:table-cell table:formula="of:=[.D50]" office:value-type="float" office:value="0" calcext:value-type="float">
            <text:p>0</text:p>
          </table:table-cell>
          <table:table-cell table:formula="of:=[.E50]" office:value-type="string" office:string-value="," calcext:value-type="string">
            <text:p>,</text:p>
          </table:table-cell>
          <table:table-cell table:formula="of:=[.F50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51]" office:value-type="string" office:string-value="AddVertex," calcext:value-type="string">
            <text:p>AddVertex,</text:p>
          </table:table-cell>
          <table:table-cell table:formula="of:=-[.B52]" office:value-type="float" office:value="-0.5335" calcext:value-type="float">
            <text:p>-0.5335</text:p>
          </table:table-cell>
          <table:table-cell table:formula="of:=[.C51]" office:value-type="string" office:string-value="," calcext:value-type="string">
            <text:p>,</text:p>
          </table:table-cell>
          <table:table-cell table:formula="of:=[.D51]" office:value-type="float" office:value="0" calcext:value-type="float">
            <text:p>0</text:p>
          </table:table-cell>
          <table:table-cell table:formula="of:=[.E51]" office:value-type="string" office:string-value="," calcext:value-type="string">
            <text:p>,</text:p>
          </table:table-cell>
          <table:table-cell table:formula="of:=[.F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2]" office:value-type="string" office:string-value="AddVertex," calcext:value-type="string">
            <text:p>AddVertex,</text:p>
          </table:table-cell>
          <table:table-cell table:formula="of:=-[.B51]" office:value-type="float" office:value="-0.5985" calcext:value-type="float">
            <text:p>-0.5985</text:p>
          </table:table-cell>
          <table:table-cell table:formula="of:=[.C52]" office:value-type="string" office:string-value="," calcext:value-type="string">
            <text:p>,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" office:value-type="string" office:string-value="," calcext:value-type="string">
            <text:p>,</text:p>
          </table:table-cell>
          <table:table-cell table:formula="of:=[.F5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3]" office:value-type="string" office:string-value="AddFace," calcext:value-type="string">
            <text:p>AddFace,</text:p>
          </table:table-cell>
          <table:table-cell table:formula="of:=[.H110]+1" office:value-type="float" office:value="68" calcext:value-type="float">
            <text:p>68</text:p>
          </table:table-cell>
          <table:table-cell table:formula="of:=[.C53]" office:value-type="string" office:string-value="," calcext:value-type="string">
            <text:p>,</text:p>
          </table:table-cell>
          <table:table-cell table:formula="of:=[.B115]+1" office:value-type="float" office:value="69" calcext:value-type="float">
            <text:p>69</text:p>
          </table:table-cell>
          <table:table-cell table:formula="of:=[.E53]" office:value-type="string" office:string-value="," calcext:value-type="string">
            <text:p>,</text:p>
          </table:table-cell>
          <table:table-cell table:formula="of:=[.D115]+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formula="of:=[.F115]+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;左分岐側左レール腹</text:p>
          </table:table-cell>
          <table:table-cell table:number-columns-repeated="7"/>
        </table:table-row>
        <table:table-row table:style-name="ro1">
          <table:table-cell table:formula="of:=[.A55]" office:value-type="string" office:string-value="AddVertex," calcext:value-type="string">
            <text:p>AddVertex,</text:p>
          </table:table-cell>
          <table:table-cell table:formula="of:=[.B86]+[.B8]/2" office:value-type="float" office:value="-1.5161" calcext:value-type="float">
            <text:p>-1.5161</text:p>
          </table:table-cell>
          <table:table-cell table:formula="of:=[.C55]" office:value-type="string" office:string-value="," calcext:value-type="string">
            <text:p>,</text:p>
          </table:table-cell>
          <table:table-cell table:formula="of:=[.D55]" office:value-type="float" office:value="0" calcext:value-type="float">
            <text:p>0</text:p>
          </table:table-cell>
          <table:table-cell table:formula="of:=[.E55]" office:value-type="string" office:string-value="," calcext:value-type="string">
            <text:p>,</text:p>
          </table:table-cell>
          <table:table-cell table:formula="of:=[.F5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6]" office:value-type="string" office:string-value="AddVertex," calcext:value-type="string">
            <text:p>AddVertex,</text:p>
          </table:table-cell>
          <table:table-cell table:formula="of:=[.B117]" office:value-type="float" office:value="-1.5161" calcext:value-type="float">
            <text:p>-1.5161</text:p>
          </table:table-cell>
          <table:table-cell table:formula="of:=[.C56]" office:value-type="string" office:string-value="," calcext:value-type="string">
            <text:p>,</text:p>
          </table:table-cell>
          <table:table-cell table:formula="of:=[.D56]" office:value-type="float" office:value="-0.153" calcext:value-type="float">
            <text:p>-0.153</text:p>
          </table:table-cell>
          <table:table-cell table:formula="of:=[.E56]" office:value-type="string" office:string-value="," calcext:value-type="string">
            <text:p>,</text:p>
          </table:table-cell>
          <table:table-cell table:formula="of:=[.F5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7]" office:value-type="string" office:string-value="AddVertex," calcext:value-type="string">
            <text:p>AddVertex,</text:p>
          </table:table-cell>
          <table:table-cell table:formula="of:=[.B89]+[.B8]/2" office:value-type="float" office:value="-1.0159" calcext:value-type="float">
            <text:p>-1.0159</text:p>
          </table:table-cell>
          <table:table-cell table:formula="of:=[.C57]" office:value-type="string" office:string-value="," calcext:value-type="string">
            <text:p>,</text:p>
          </table:table-cell>
          <table:table-cell table:formula="of:=[.D57]" office:value-type="float" office:value="-0.153" calcext:value-type="float">
            <text:p>-0.153</text:p>
          </table:table-cell>
          <table:table-cell table:formula="of:=[.E57]" office:value-type="string" office:string-value="," calcext:value-type="string">
            <text:p>,</text:p>
          </table:table-cell>
          <table:table-cell table:formula="of:=[.F5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8]" office:value-type="string" office:string-value="AddVertex," calcext:value-type="string">
            <text:p>AddVertex,</text:p>
          </table:table-cell>
          <table:table-cell table:formula="of:=[.B119]" office:value-type="float" office:value="-1.0159" calcext:value-type="float">
            <text:p>-1.0159</text:p>
          </table:table-cell>
          <table:table-cell table:formula="of:=[.C58]" office:value-type="string" office:string-value="," calcext:value-type="string">
            <text:p>,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string" office:string-value="," calcext:value-type="string">
            <text:p>,</text:p>
          </table:table-cell>
          <table:table-cell table:formula="of:=[.F5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9]" office:value-type="string" office:string-value="AddFace2," calcext:value-type="string">
            <text:p>AddFace2,</text:p>
          </table:table-cell>
          <table:table-cell table:formula="of:=[.H115]+1" office:value-type="float" office:value="72" calcext:value-type="float">
            <text:p>72</text:p>
          </table:table-cell>
          <table:table-cell table:formula="of:=[.C59]" office:value-type="string" office:string-value="," calcext:value-type="string">
            <text:p>,</text:p>
          </table:table-cell>
          <table:table-cell table:formula="of:=[.B121]+1" office:value-type="float" office:value="73" calcext:value-type="float">
            <text:p>73</text:p>
          </table:table-cell>
          <table:table-cell table:formula="of:=[.E59]" office:value-type="string" office:string-value="," calcext:value-type="string">
            <text:p>,</text:p>
          </table:table-cell>
          <table:table-cell table:formula="of:=[.D121]+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formula="of:=[.F121]+1" office:value-type="float" office:value="75" calcext:value-type="float">
            <text:p>75</text:p>
          </table:table-cell>
        </table:table-row>
        <table:table-row table:style-name="ro1">
          <table:table-cell table:formula="of:=[.A60]" office:value-type="string" office:string-value="AddVertex," calcext:value-type="string">
            <text:p>AddVertex,</text:p>
          </table:table-cell>
          <table:table-cell table:formula="of:=[.B120]" office:value-type="float" office:value="-1.0159" calcext:value-type="float">
            <text:p>-1.0159</text:p>
          </table:table-cell>
          <table:table-cell table:formula="of:=[.C60]" office:value-type="string" office:string-value="," calcext:value-type="string">
            <text:p>,</text:p>
          </table:table-cell>
          <table:table-cell table:formula="of:=[.D60]" office:value-type="float" office:value="0" calcext:value-type="float">
            <text:p>0</text:p>
          </table:table-cell>
          <table:table-cell table:formula="of:=[.E60]" office:value-type="string" office:string-value="," calcext:value-type="string">
            <text:p>,</text:p>
          </table:table-cell>
          <table:table-cell table:formula="of:=[.F6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1]" office:value-type="string" office:string-value="AddVertex," calcext:value-type="string">
            <text:p>AddVertex,</text:p>
          </table:table-cell>
          <table:table-cell table:formula="of:=[.B122]" office:value-type="float" office:value="-1.0159" calcext:value-type="float">
            <text:p>-1.0159</text:p>
          </table:table-cell>
          <table:table-cell table:formula="of:=[.C61]" office:value-type="string" office:string-value="," calcext:value-type="string">
            <text:p>,</text:p>
          </table:table-cell>
          <table:table-cell table:formula="of:=[.D61]" office:value-type="float" office:value="-0.153" calcext:value-type="float">
            <text:p>-0.153</text:p>
          </table:table-cell>
          <table:table-cell table:formula="of:=[.E61]" office:value-type="string" office:string-value="," calcext:value-type="string">
            <text:p>,</text:p>
          </table:table-cell>
          <table:table-cell table:formula="of:=[.F6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2]" office:value-type="string" office:string-value="AddVertex," calcext:value-type="string">
            <text:p>AddVertex,</text:p>
          </table:table-cell>
          <table:table-cell table:formula="of:=[.B96]+[.B8]/2" office:value-type="float" office:value="-0.8539" calcext:value-type="float">
            <text:p>-0.8539</text:p>
          </table:table-cell>
          <table:table-cell table:formula="of:=[.C62]" office:value-type="string" office:string-value="," calcext:value-type="string">
            <text:p>,</text:p>
          </table:table-cell>
          <table:table-cell table:formula="of:=[.D62]" office:value-type="float" office:value="-0.153" calcext:value-type="float">
            <text:p>-0.153</text:p>
          </table:table-cell>
          <table:table-cell table:formula="of:=[.E62]" office:value-type="string" office:string-value="," calcext:value-type="string">
            <text:p>,</text:p>
          </table:table-cell>
          <table:table-cell table:formula="of:=[.F6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3]" office:value-type="string" office:string-value="AddVertex," calcext:value-type="string">
            <text:p>AddVertex,</text:p>
          </table:table-cell>
          <table:table-cell table:formula="of:=[.B124]" office:value-type="float" office:value="-0.8539" calcext:value-type="float">
            <text:p>-0.8539</text:p>
          </table:table-cell>
          <table:table-cell table:formula="of:=[.C63]" office:value-type="string" office:string-value="," calcext:value-type="string">
            <text:p>,</text:p>
          </table:table-cell>
          <table:table-cell table:formula="of:=[.D63]" office:value-type="float" office:value="0" calcext:value-type="float">
            <text:p>0</text:p>
          </table:table-cell>
          <table:table-cell table:formula="of:=[.E63]" office:value-type="string" office:string-value="," calcext:value-type="string">
            <text:p>,</text:p>
          </table:table-cell>
          <table:table-cell table:formula="of:=[.F63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4]" office:value-type="string" office:string-value="AddFace2," calcext:value-type="string">
            <text:p>AddFace2,</text:p>
          </table:table-cell>
          <table:table-cell table:formula="of:=[.H121]+1" office:value-type="float" office:value="76" calcext:value-type="float">
            <text:p>76</text:p>
          </table:table-cell>
          <table:table-cell table:formula="of:=[.C64]" office:value-type="string" office:string-value="," calcext:value-type="string">
            <text:p>,</text:p>
          </table:table-cell>
          <table:table-cell table:formula="of:=[.B126]+1" office:value-type="float" office:value="77" calcext:value-type="float">
            <text:p>77</text:p>
          </table:table-cell>
          <table:table-cell table:formula="of:=[.E64]" office:value-type="string" office:string-value="," calcext:value-type="string">
            <text:p>,</text:p>
          </table:table-cell>
          <table:table-cell table:formula="of:=[.D126]+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.F126]+1" office:value-type="float" office:value="79" calcext:value-type="float">
            <text:p>79</text:p>
          </table:table-cell>
        </table:table-row>
        <table:table-row table:style-name="ro1">
          <table:table-cell table:formula="of:=[.A65]" office:value-type="string" office:string-value="AddVertex," calcext:value-type="string">
            <text:p>AddVertex,</text:p>
          </table:table-cell>
          <table:table-cell table:formula="of:=[.B125]" office:value-type="float" office:value="-0.8539" calcext:value-type="float">
            <text:p>-0.8539</text:p>
          </table:table-cell>
          <table:table-cell table:formula="of:=[.C65]" office:value-type="string" office:string-value="," calcext:value-type="string">
            <text:p>,</text:p>
          </table:table-cell>
          <table:table-cell table:formula="of:=[.D65]" office:value-type="float" office:value="0" calcext:value-type="float">
            <text:p>0</text:p>
          </table:table-cell>
          <table:table-cell table:formula="of:=[.E65]" office:value-type="string" office:string-value="," calcext:value-type="string">
            <text:p>,</text:p>
          </table:table-cell>
          <table:table-cell table:formula="of:=[.F65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6]" office:value-type="string" office:string-value="AddVertex," calcext:value-type="string">
            <text:p>AddVertex,</text:p>
          </table:table-cell>
          <table:table-cell table:formula="of:=[.B127]" office:value-type="float" office:value="-0.8539" calcext:value-type="float">
            <text:p>-0.8539</text:p>
          </table:table-cell>
          <table:table-cell table:formula="of:=[.C66]" office:value-type="string" office:string-value="," calcext:value-type="string">
            <text:p>,</text:p>
          </table:table-cell>
          <table:table-cell table:formula="of:=[.D66]" office:value-type="float" office:value="-0.153" calcext:value-type="float">
            <text:p>-0.153</text:p>
          </table:table-cell>
          <table:table-cell table:formula="of:=[.E66]" office:value-type="string" office:string-value="," calcext:value-type="string">
            <text:p>,</text:p>
          </table:table-cell>
          <table:table-cell table:formula="of:=[.F66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7]" office:value-type="string" office:string-value="AddVertex," calcext:value-type="string">
            <text:p>AddVertex,</text:p>
          </table:table-cell>
          <table:table-cell table:formula="of:=[.B99]+[.B8]/2" office:value-type="float" office:value="-0.7279" calcext:value-type="float">
            <text:p>-0.7279</text:p>
          </table:table-cell>
          <table:table-cell table:formula="of:=[.C67]" office:value-type="string" office:string-value="," calcext:value-type="string">
            <text:p>,</text:p>
          </table:table-cell>
          <table:table-cell table:formula="of:=[.D67]" office:value-type="float" office:value="-0.153" calcext:value-type="float">
            <text:p>-0.153</text:p>
          </table:table-cell>
          <table:table-cell table:formula="of:=[.E67]" office:value-type="string" office:string-value="," calcext:value-type="string">
            <text:p>,</text:p>
          </table:table-cell>
          <table:table-cell table:formula="of:=[.F6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8]" office:value-type="string" office:string-value="AddVertex," calcext:value-type="string">
            <text:p>AddVertex,</text:p>
          </table:table-cell>
          <table:table-cell table:formula="of:=[.B129]" office:value-type="float" office:value="-0.7279" calcext:value-type="float">
            <text:p>-0.7279</text:p>
          </table:table-cell>
          <table:table-cell table:formula="of:=[.C68]" office:value-type="string" office:string-value="," calcext:value-type="string">
            <text:p>,</text:p>
          </table:table-cell>
          <table:table-cell table:formula="of:=[.D68]" office:value-type="float" office:value="0" calcext:value-type="float">
            <text:p>0</text:p>
          </table:table-cell>
          <table:table-cell table:formula="of:=[.E68]" office:value-type="string" office:string-value="," calcext:value-type="string">
            <text:p>,</text:p>
          </table:table-cell>
          <table:table-cell table:formula="of:=[.F68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9]" office:value-type="string" office:string-value="AddFace2," calcext:value-type="string">
            <text:p>AddFace2,</text:p>
          </table:table-cell>
          <table:table-cell table:formula="of:=[.H126]+1" office:value-type="float" office:value="80" calcext:value-type="float">
            <text:p>80</text:p>
          </table:table-cell>
          <table:table-cell table:formula="of:=[.C69]" office:value-type="string" office:string-value="," calcext:value-type="string">
            <text:p>,</text:p>
          </table:table-cell>
          <table:table-cell table:formula="of:=[.B131]+1" office:value-type="float" office:value="81" calcext:value-type="float">
            <text:p>81</text:p>
          </table:table-cell>
          <table:table-cell table:formula="of:=[.E69]" office:value-type="string" office:string-value="," calcext:value-type="string">
            <text:p>,</text:p>
          </table:table-cell>
          <table:table-cell table:formula="of:=[.D131]+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F131]+1" office:value-type="float" office:value="83" calcext:value-type="float">
            <text:p>83</text:p>
          </table:table-cell>
        </table:table-row>
        <table:table-row table:style-name="ro1">
          <table:table-cell table:formula="of:=[.A70]" office:value-type="string" office:string-value="AddVertex," calcext:value-type="string">
            <text:p>AddVertex,</text:p>
          </table:table-cell>
          <table:table-cell table:formula="of:=[.B130]" office:value-type="float" office:value="-0.7279" calcext:value-type="float">
            <text:p>-0.7279</text:p>
          </table:table-cell>
          <table:table-cell table:formula="of:=[.C70]" office:value-type="string" office:string-value="," calcext:value-type="string">
            <text:p>,</text:p>
          </table:table-cell>
          <table:table-cell table:formula="of:=[.D70]" office:value-type="float" office:value="0" calcext:value-type="float">
            <text:p>0</text:p>
          </table:table-cell>
          <table:table-cell table:formula="of:=[.E70]" office:value-type="string" office:string-value="," calcext:value-type="string">
            <text:p>,</text:p>
          </table:table-cell>
          <table:table-cell table:formula="of:=[.F70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1]" office:value-type="string" office:string-value="AddVertex," calcext:value-type="string">
            <text:p>AddVertex,</text:p>
          </table:table-cell>
          <table:table-cell table:formula="of:=[.B132]" office:value-type="float" office:value="-0.7279" calcext:value-type="float">
            <text:p>-0.7279</text:p>
          </table:table-cell>
          <table:table-cell table:formula="of:=[.C71]" office:value-type="string" office:string-value="," calcext:value-type="string">
            <text:p>,</text:p>
          </table:table-cell>
          <table:table-cell table:formula="of:=[.D71]" office:value-type="float" office:value="-0.153" calcext:value-type="float">
            <text:p>-0.153</text:p>
          </table:table-cell>
          <table:table-cell table:formula="of:=[.E71]" office:value-type="string" office:string-value="," calcext:value-type="string">
            <text:p>,</text:p>
          </table:table-cell>
          <table:table-cell table:formula="of:=[.F71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2]" office:value-type="string" office:string-value="AddVertex," calcext:value-type="string">
            <text:p>AddVertex,</text:p>
          </table:table-cell>
          <table:table-cell table:formula="of:=[.B106]+[.B8]/2" office:value-type="float" office:value="-0.6379" calcext:value-type="float">
            <text:p>-0.6379</text:p>
          </table:table-cell>
          <table:table-cell table:formula="of:=[.C72]" office:value-type="string" office:string-value="," calcext:value-type="string">
            <text:p>,</text:p>
          </table:table-cell>
          <table:table-cell table:formula="of:=[.D72]" office:value-type="float" office:value="-0.153" calcext:value-type="float">
            <text:p>-0.153</text:p>
          </table:table-cell>
          <table:table-cell table:formula="of:=[.E72]" office:value-type="string" office:string-value="," calcext:value-type="string">
            <text:p>,</text:p>
          </table:table-cell>
          <table:table-cell table:formula="of:=[.F7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3]" office:value-type="string" office:string-value="AddVertex," calcext:value-type="string">
            <text:p>AddVertex,</text:p>
          </table:table-cell>
          <table:table-cell table:formula="of:=[.B134]" office:value-type="float" office:value="-0.6379" calcext:value-type="float">
            <text:p>-0.6379</text:p>
          </table:table-cell>
          <table:table-cell table:formula="of:=[.C73]" office:value-type="string" office:string-value="," calcext:value-type="string">
            <text:p>,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string" office:string-value="," calcext:value-type="string">
            <text:p>,</text:p>
          </table:table-cell>
          <table:table-cell table:formula="of:=[.F73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4]" office:value-type="string" office:string-value="AddFace2," calcext:value-type="string">
            <text:p>AddFace2,</text:p>
          </table:table-cell>
          <table:table-cell table:formula="of:=[.H131]+1" office:value-type="float" office:value="84" calcext:value-type="float">
            <text:p>84</text:p>
          </table:table-cell>
          <table:table-cell table:formula="of:=[.C74]" office:value-type="string" office:string-value="," calcext:value-type="string">
            <text:p>,</text:p>
          </table:table-cell>
          <table:table-cell table:formula="of:=[.B136]+1" office:value-type="float" office:value="85" calcext:value-type="float">
            <text:p>85</text:p>
          </table:table-cell>
          <table:table-cell table:formula="of:=[.E74]" office:value-type="string" office:string-value="," calcext:value-type="string">
            <text:p>,</text:p>
          </table:table-cell>
          <table:table-cell table:formula="of:=[.D136]+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formula="of:=[.F136]+1" office:value-type="float" office:value="87" calcext:value-type="float">
            <text:p>87</text:p>
          </table:table-cell>
        </table:table-row>
        <table:table-row table:style-name="ro1">
          <table:table-cell table:formula="of:=[.A75]" office:value-type="string" office:string-value="AddVertex," calcext:value-type="string">
            <text:p>AddVertex,</text:p>
          </table:table-cell>
          <table:table-cell table:formula="of:=[.B135]" office:value-type="float" office:value="-0.6379" calcext:value-type="float">
            <text:p>-0.6379</text:p>
          </table:table-cell>
          <table:table-cell table:formula="of:=[.C75]" office:value-type="string" office:string-value="," calcext:value-type="string">
            <text:p>,</text:p>
          </table:table-cell>
          <table:table-cell table:formula="of:=[.D75]" office:value-type="float" office:value="0" calcext:value-type="float">
            <text:p>0</text:p>
          </table:table-cell>
          <table:table-cell table:formula="of:=[.E75]" office:value-type="string" office:string-value="," calcext:value-type="string">
            <text:p>,</text:p>
          </table:table-cell>
          <table:table-cell table:formula="of:=[.F75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6]" office:value-type="string" office:string-value="AddVertex," calcext:value-type="string">
            <text:p>AddVertex,</text:p>
          </table:table-cell>
          <table:table-cell table:formula="of:=[.B137]" office:value-type="float" office:value="-0.6379" calcext:value-type="float">
            <text:p>-0.6379</text:p>
          </table:table-cell>
          <table:table-cell table:formula="of:=[.C76]" office:value-type="string" office:string-value="," calcext:value-type="string">
            <text:p>,</text:p>
          </table:table-cell>
          <table:table-cell table:formula="of:=[.D76]" office:value-type="float" office:value="-0.153" calcext:value-type="float">
            <text:p>-0.153</text:p>
          </table:table-cell>
          <table:table-cell table:formula="of:=[.E76]" office:value-type="string" office:string-value="," calcext:value-type="string">
            <text:p>,</text:p>
          </table:table-cell>
          <table:table-cell table:formula="of:=[.F76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7]" office:value-type="string" office:string-value="AddVertex," calcext:value-type="string">
            <text:p>AddVertex,</text:p>
          </table:table-cell>
          <table:table-cell table:formula="of:=[.B109]+[.B8]/2" office:value-type="float" office:value="-0.584" calcext:value-type="float">
            <text:p>-0.584</text:p>
          </table:table-cell>
          <table:table-cell table:formula="of:=[.C77]" office:value-type="string" office:string-value="," calcext:value-type="string">
            <text:p>,</text:p>
          </table:table-cell>
          <table:table-cell table:formula="of:=[.D77]" office:value-type="float" office:value="-0.153" calcext:value-type="float">
            <text:p>-0.153</text:p>
          </table:table-cell>
          <table:table-cell table:formula="of:=[.E77]" office:value-type="string" office:string-value="," calcext:value-type="string">
            <text:p>,</text:p>
          </table:table-cell>
          <table:table-cell table:formula="of:=[.F7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8]" office:value-type="string" office:string-value="AddVertex," calcext:value-type="string">
            <text:p>AddVertex,</text:p>
          </table:table-cell>
          <table:table-cell table:formula="of:=[.B139]" office:value-type="float" office:value="-0.584" calcext:value-type="float">
            <text:p>-0.584</text:p>
          </table:table-cell>
          <table:table-cell table:formula="of:=[.C78]" office:value-type="string" office:string-value="," calcext:value-type="string">
            <text:p>,</text:p>
          </table:table-cell>
          <table:table-cell table:formula="of:=[.D78]" office:value-type="float" office:value="0" calcext:value-type="float">
            <text:p>0</text:p>
          </table:table-cell>
          <table:table-cell table:formula="of:=[.E78]" office:value-type="string" office:string-value="," calcext:value-type="string">
            <text:p>,</text:p>
          </table:table-cell>
          <table:table-cell table:formula="of:=[.F78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9]" office:value-type="string" office:string-value="AddFace2," calcext:value-type="string">
            <text:p>AddFace2,</text:p>
          </table:table-cell>
          <table:table-cell table:formula="of:=[.H136]+1" office:value-type="float" office:value="88" calcext:value-type="float">
            <text:p>88</text:p>
          </table:table-cell>
          <table:table-cell table:formula="of:=[.C79]" office:value-type="string" office:string-value="," calcext:value-type="string">
            <text:p>,</text:p>
          </table:table-cell>
          <table:table-cell table:formula="of:=[.B141]+1" office:value-type="float" office:value="89" calcext:value-type="float">
            <text:p>89</text:p>
          </table:table-cell>
          <table:table-cell table:formula="of:=[.E79]" office:value-type="string" office:string-value="," calcext:value-type="string">
            <text:p>,</text:p>
          </table:table-cell>
          <table:table-cell table:formula="of:=[.D141]+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formula="of:=[.F141]+1" office:value-type="float" office:value="91" calcext:value-type="float">
            <text:p>91</text:p>
          </table:table-cell>
        </table:table-row>
        <table:table-row table:style-name="ro1">
          <table:table-cell table:formula="of:=[.A80]" office:value-type="string" office:string-value="AddVertex," calcext:value-type="string">
            <text:p>AddVertex,</text:p>
          </table:table-cell>
          <table:table-cell table:formula="of:=[.B140]" office:value-type="float" office:value="-0.584" calcext:value-type="float">
            <text:p>-0.584</text:p>
          </table:table-cell>
          <table:table-cell table:formula="of:=[.C80]" office:value-type="string" office:string-value="," calcext:value-type="string">
            <text:p>,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string" office:string-value="," calcext:value-type="string">
            <text:p>,</text:p>
          </table:table-cell>
          <table:table-cell table:formula="of:=[.F80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81]" office:value-type="string" office:string-value="AddVertex," calcext:value-type="string">
            <text:p>AddVertex,</text:p>
          </table:table-cell>
          <table:table-cell table:formula="of:=[.B142]" office:value-type="float" office:value="-0.584" calcext:value-type="float">
            <text:p>-0.584</text:p>
          </table:table-cell>
          <table:table-cell table:formula="of:=[.C81]" office:value-type="string" office:string-value="," calcext:value-type="string">
            <text:p>,</text:p>
          </table:table-cell>
          <table:table-cell table:formula="of:=[.D81]" office:value-type="float" office:value="-0.153" calcext:value-type="float">
            <text:p>-0.153</text:p>
          </table:table-cell>
          <table:table-cell table:formula="of:=[.E81]" office:value-type="string" office:string-value="," calcext:value-type="string">
            <text:p>,</text:p>
          </table:table-cell>
          <table:table-cell table:formula="of:=[.F81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82]" office:value-type="string" office:string-value="AddVertex," calcext:value-type="string">
            <text:p>AddVertex,</text:p>
          </table:table-cell>
          <table:table-cell table:formula="of:=[.B114]+[.B8]/2" office:value-type="float" office:value="-0.566" calcext:value-type="float">
            <text:p>-0.566</text:p>
          </table:table-cell>
          <table:table-cell table:formula="of:=[.C82]" office:value-type="string" office:string-value="," calcext:value-type="string">
            <text:p>,</text:p>
          </table:table-cell>
          <table:table-cell table:formula="of:=[.D82]" office:value-type="float" office:value="-0.153" calcext:value-type="float">
            <text:p>-0.153</text:p>
          </table:table-cell>
          <table:table-cell table:formula="of:=[.E82]" office:value-type="string" office:string-value="," calcext:value-type="string">
            <text:p>,</text:p>
          </table:table-cell>
          <table:table-cell table:formula="of:=[.F8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3]" office:value-type="string" office:string-value="AddVertex," calcext:value-type="string">
            <text:p>AddVertex,</text:p>
          </table:table-cell>
          <table:table-cell table:formula="of:=[.B144]" office:value-type="float" office:value="-0.566" calcext:value-type="float">
            <text:p>-0.566</text:p>
          </table:table-cell>
          <table:table-cell table:formula="of:=[.C83]" office:value-type="string" office:string-value="," calcext:value-type="string">
            <text:p>,</text:p>
          </table:table-cell>
          <table:table-cell table:formula="of:=[.D83]" office:value-type="float" office:value="0" calcext:value-type="float">
            <text:p>0</text:p>
          </table:table-cell>
          <table:table-cell table:formula="of:=[.E83]" office:value-type="string" office:string-value="," calcext:value-type="string">
            <text:p>,</text:p>
          </table:table-cell>
          <table:table-cell table:formula="of:=[.F8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4]" office:value-type="string" office:string-value="AddFace2," calcext:value-type="string">
            <text:p>AddFace2,</text:p>
          </table:table-cell>
          <table:table-cell table:formula="of:=[.H141]+1" office:value-type="float" office:value="92" calcext:value-type="float">
            <text:p>92</text:p>
          </table:table-cell>
          <table:table-cell table:formula="of:=[.C84]" office:value-type="string" office:string-value="," calcext:value-type="string">
            <text:p>,</text:p>
          </table:table-cell>
          <table:table-cell table:formula="of:=[.B146]+1" office:value-type="float" office:value="93" calcext:value-type="float">
            <text:p>93</text:p>
          </table:table-cell>
          <table:table-cell table:formula="of:=[.E84]" office:value-type="string" office:string-value="," calcext:value-type="string">
            <text:p>,</text:p>
          </table:table-cell>
          <table:table-cell table:formula="of:=[.D146]+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formula="of:=[.F146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" office:value-type="string" office:string-value="SetTextureCoordinates,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table:formula="of:=[.C86]" office:value-type="string" office:string-value=",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" office:value-type="string" office:string-value="SetTextureCoordinates,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table:formula="of:=[.C87]" office:value-type="string" office:string-value=",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49]" office:value-type="string" office:string-value="SetTextureCoordinates,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table:formula="of:=[.C88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0]" office:value-type="string" office:string-value="SetTextureCoordinates," calcext:value-type="string">
            <text:p>SetTextureCoordinates,</text:p>
          </table:table-cell>
          <table:table-cell office:value-type="float" office:value="4" calcext:value-type="float">
            <text:p>4</text:p>
          </table:table-cell>
          <table:table-cell table:formula="of:=[.C89]" office:value-type="string" office:string-value="," calcext:value-type="string">
            <text:p>,</text:p>
          </table:table-cell>
          <table:table-cell table:formula="of:=[.D147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" office:value-type="string" office:string-value="SetTextureCoordinates," calcext:value-type="string">
            <text:p>SetTextureCoordinates,</text:p>
          </table:table-cell>
          <table:table-cell office:value-type="float" office:value="5" calcext:value-type="float">
            <text:p>5</text:p>
          </table:table-cell>
          <table:table-cell table:formula="of:=[.C90]" office:value-type="string" office:string-value="," calcext:value-type="string">
            <text:p>,</text:p>
          </table:table-cell>
          <table:table-cell table:formula="of:=[.D148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" office:value-type="string" office:string-value="SetTextureCoordinates," calcext:value-type="string">
            <text:p>SetTextureCoordinates,</text:p>
          </table:table-cell>
          <table:table-cell office:value-type="float" office:value="6" calcext:value-type="float">
            <text:p>6</text:p>
          </table:table-cell>
          <table:table-cell table:formula="of:=[.C91]" office:value-type="string" office:string-value="," calcext:value-type="string">
            <text:p>,</text:p>
          </table:table-cell>
          <table:table-cell table:formula="of:=[.D149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49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3]" office:value-type="string" office:string-value="SetTextureCoordinates," calcext:value-type="string">
            <text:p>SetTextureCoordinates,</text:p>
          </table:table-cell>
          <table:table-cell office:value-type="float" office:value="7" calcext:value-type="float">
            <text:p>7</text:p>
          </table:table-cell>
          <table:table-cell table:formula="of:=[.C92]" office:value-type="string" office:string-value="," calcext:value-type="string">
            <text:p>,</text:p>
          </table:table-cell>
          <table:table-cell table:formula="of:=[.D150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4]" office:value-type="string" office:string-value="SetTextureCoordinates," calcext:value-type="string">
            <text:p>SetTextureCoordinates,</text:p>
          </table:table-cell>
          <table:table-cell office:value-type="float" office:value="8" calcext:value-type="float">
            <text:p>8</text:p>
          </table:table-cell>
          <table:table-cell table:formula="of:=[.C93]" office:value-type="string" office:string-value="," calcext:value-type="string">
            <text:p>,</text:p>
          </table:table-cell>
          <table:table-cell table:formula="of:=[.D151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5]" office:value-type="string" office:string-value="SetTextureCoordinates," calcext:value-type="string">
            <text:p>SetTextureCoordinates,</text:p>
          </table:table-cell>
          <table:table-cell office:value-type="float" office:value="9" calcext:value-type="float">
            <text:p>9</text:p>
          </table:table-cell>
          <table:table-cell table:formula="of:=[.C94]" office:value-type="string" office:string-value="," calcext:value-type="string">
            <text:p>,</text:p>
          </table:table-cell>
          <table:table-cell table:formula="of:=[.D152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6]" office:value-type="string" office:string-value="SetTextureCoordinates," calcext:value-type="string">
            <text:p>SetTextureCoordinates,</text:p>
          </table:table-cell>
          <table:table-cell office:value-type="float" office:value="10" calcext:value-type="float">
            <text:p>10</text:p>
          </table:table-cell>
          <table:table-cell table:formula="of:=[.C95]" office:value-type="string" office:string-value="," calcext:value-type="string">
            <text:p>,</text:p>
          </table:table-cell>
          <table:table-cell table:formula="of:=[.D153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7]" office:value-type="string" office:string-value="SetTextureCoordinates," calcext:value-type="string">
            <text:p>SetTextureCoordinates,</text:p>
          </table:table-cell>
          <table:table-cell office:value-type="float" office:value="11" calcext:value-type="float">
            <text:p>11</text:p>
          </table:table-cell>
          <table:table-cell table:formula="of:=[.C96]" office:value-type="string" office:string-value="," calcext:value-type="string">
            <text:p>,</text:p>
          </table:table-cell>
          <table:table-cell table:formula="of:=[.D154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8]" office:value-type="string" office:string-value="SetTextureCoordinates," calcext:value-type="string">
            <text:p>SetTextureCoordinates,</text:p>
          </table:table-cell>
          <table:table-cell office:value-type="float" office:value="12" calcext:value-type="float">
            <text:p>12</text:p>
          </table:table-cell>
          <table:table-cell table:formula="of:=[.C97]" office:value-type="string" office:string-value="," calcext:value-type="string">
            <text:p>,</text:p>
          </table:table-cell>
          <table:table-cell table:formula="of:=[.D155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9]" office:value-type="string" office:string-value="SetTextureCoordinates," calcext:value-type="string">
            <text:p>SetTextureCoordinates,</text:p>
          </table:table-cell>
          <table:table-cell office:value-type="float" office:value="13" calcext:value-type="float">
            <text:p>13</text:p>
          </table:table-cell>
          <table:table-cell table:formula="of:=[.C98]" office:value-type="string" office:string-value="," calcext:value-type="string">
            <text:p>,</text:p>
          </table:table-cell>
          <table:table-cell table:formula="of:=[.D156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0]" office:value-type="string" office:string-value="SetTextureCoordinates," calcext:value-type="string">
            <text:p>SetTextureCoordinates,</text:p>
          </table:table-cell>
          <table:table-cell office:value-type="float" office:value="14" calcext:value-type="float">
            <text:p>14</text:p>
          </table:table-cell>
          <table:table-cell table:formula="of:=[.C99]" office:value-type="string" office:string-value="," calcext:value-type="string">
            <text:p>,</text:p>
          </table:table-cell>
          <table:table-cell table:formula="of:=[.D157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7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1]" office:value-type="string" office:string-value="SetTextureCoordinates," calcext:value-type="string">
            <text:p>SetTextureCoordinates,</text:p>
          </table:table-cell>
          <table:table-cell office:value-type="float" office:value="15" calcext:value-type="float">
            <text:p>15</text:p>
          </table:table-cell>
          <table:table-cell table:formula="of:=[.C100]" office:value-type="string" office:string-value="," calcext:value-type="string">
            <text:p>,</text:p>
          </table:table-cell>
          <table:table-cell table:formula="of:=[.D158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2]" office:value-type="string" office:string-value="SetTextureCoordinates," calcext:value-type="string">
            <text:p>SetTextureCoordinates,</text:p>
          </table:table-cell>
          <table:table-cell office:value-type="float" office:value="16" calcext:value-type="float">
            <text:p>16</text:p>
          </table:table-cell>
          <table:table-cell table:formula="of:=[.C101]" office:value-type="string" office:string-value="," calcext:value-type="string">
            <text:p>,</text:p>
          </table:table-cell>
          <table:table-cell table:formula="of:=[.D159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3]" office:value-type="string" office:string-value="SetTextureCoordinates," calcext:value-type="string">
            <text:p>SetTextureCoordinates,</text:p>
          </table:table-cell>
          <table:table-cell office:value-type="float" office:value="17" calcext:value-type="float">
            <text:p>17</text:p>
          </table:table-cell>
          <table:table-cell table:formula="of:=[.C102]" office:value-type="string" office:string-value="," calcext:value-type="string">
            <text:p>,</text:p>
          </table:table-cell>
          <table:table-cell table:formula="of:=[.D160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4]" office:value-type="string" office:string-value="SetTextureCoordinates," calcext:value-type="string">
            <text:p>SetTextureCoordinates,</text:p>
          </table:table-cell>
          <table:table-cell office:value-type="float" office:value="18" calcext:value-type="float">
            <text:p>18</text:p>
          </table:table-cell>
          <table:table-cell table:formula="of:=[.C103]" office:value-type="string" office:string-value="," calcext:value-type="string">
            <text:p>,</text:p>
          </table:table-cell>
          <table:table-cell table:formula="of:=[.D161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5]" office:value-type="string" office:string-value="SetTextureCoordinates," calcext:value-type="string">
            <text:p>SetTextureCoordinates,</text:p>
          </table:table-cell>
          <table:table-cell office:value-type="float" office:value="19" calcext:value-type="float">
            <text:p>19</text:p>
          </table:table-cell>
          <table:table-cell table:formula="of:=[.C104]" office:value-type="string" office:string-value="," calcext:value-type="string">
            <text:p>,</text:p>
          </table:table-cell>
          <table:table-cell table:formula="of:=[.D162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6]" office:value-type="string" office:string-value="SetTextureCoordinates," calcext:value-type="string">
            <text:p>SetTextureCoordinates,</text:p>
          </table:table-cell>
          <table:table-cell office:value-type="float" office:value="20" calcext:value-type="float">
            <text:p>20</text:p>
          </table:table-cell>
          <table:table-cell table:formula="of:=[.C105]" office:value-type="string" office:string-value="," calcext:value-type="string">
            <text:p>,</text:p>
          </table:table-cell>
          <table:table-cell table:formula="of:=[.D163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7]" office:value-type="string" office:string-value="SetTextureCoordinates," calcext:value-type="string">
            <text:p>SetTextureCoordinates,</text:p>
          </table:table-cell>
          <table:table-cell office:value-type="float" office:value="21" calcext:value-type="float">
            <text:p>21</text:p>
          </table:table-cell>
          <table:table-cell table:formula="of:=[.C106]" office:value-type="string" office:string-value="," calcext:value-type="string">
            <text:p>,</text:p>
          </table:table-cell>
          <table:table-cell table:formula="of:=[.D164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8]" office:value-type="string" office:string-value="SetTextureCoordinates," calcext:value-type="string">
            <text:p>SetTextureCoordinates,</text:p>
          </table:table-cell>
          <table:table-cell office:value-type="float" office:value="22" calcext:value-type="float">
            <text:p>22</text:p>
          </table:table-cell>
          <table:table-cell table:formula="of:=[.C107]" office:value-type="string" office:string-value="," calcext:value-type="string">
            <text:p>,</text:p>
          </table:table-cell>
          <table:table-cell table:formula="of:=[.D165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69]" office:value-type="string" office:string-value="SetTextureCoordinates," calcext:value-type="string">
            <text:p>SetTextureCoordinates,</text:p>
          </table:table-cell>
          <table:table-cell office:value-type="float" office:value="23" calcext:value-type="float">
            <text:p>23</text:p>
          </table:table-cell>
          <table:table-cell table:formula="of:=[.C108]" office:value-type="string" office:string-value="," calcext:value-type="string">
            <text:p>,</text:p>
          </table:table-cell>
          <table:table-cell table:formula="of:=[.D166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0]" office:value-type="string" office:string-value="SetTextureCoordinates," calcext:value-type="string">
            <text:p>SetTextureCoordinates,</text:p>
          </table:table-cell>
          <table:table-cell office:value-type="float" office:value="24" calcext:value-type="float">
            <text:p>24</text:p>
          </table:table-cell>
          <table:table-cell table:formula="of:=[.C109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1]" office:value-type="string" office:string-value="SetTextureCoordinates," calcext:value-type="string">
            <text:p>SetTextureCoordinates,</text:p>
          </table:table-cell>
          <table:table-cell office:value-type="float" office:value="25" calcext:value-type="float">
            <text:p>25</text:p>
          </table:table-cell>
          <table:table-cell table:formula="of:=[.C110]" office:value-type="string" office:string-value=",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2]" office:value-type="string" office:string-value="SetTextureCoordinates," calcext:value-type="string">
            <text:p>SetTextureCoordinates,</text:p>
          </table:table-cell>
          <table:table-cell office:value-type="float" office:value="26" calcext:value-type="float">
            <text:p>26</text:p>
          </table:table-cell>
          <table:table-cell table:formula="of:=[.C111]" office:value-type="string" office:string-value=",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3]" office:value-type="string" office:string-value="SetTextureCoordinates," calcext:value-type="string">
            <text:p>SetTextureCoordinates,</text:p>
          </table:table-cell>
          <table:table-cell office:value-type="float" office:value="27" calcext:value-type="float">
            <text:p>27</text:p>
          </table:table-cell>
          <table:table-cell table:formula="of:=[.C112]" office:value-type="string" office:string-value=",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4]" office:value-type="string" office:string-value="SetTextureCoordinates," calcext:value-type="string">
            <text:p>SetTextureCoordinates,</text:p>
          </table:table-cell>
          <table:table-cell office:value-type="float" office:value="28" calcext:value-type="float">
            <text:p>28</text:p>
          </table:table-cell>
          <table:table-cell table:formula="of:=[.C113]" office:value-type="string" office:string-value="," calcext:value-type="string">
            <text:p>,</text:p>
          </table:table-cell>
          <table:table-cell table:formula="of:=[.D171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5]" office:value-type="string" office:string-value="SetTextureCoordinates," calcext:value-type="string">
            <text:p>SetTextureCoordinates,</text:p>
          </table:table-cell>
          <table:table-cell office:value-type="float" office:value="29" calcext:value-type="float">
            <text:p>29</text:p>
          </table:table-cell>
          <table:table-cell table:formula="of:=[.C114]" office:value-type="string" office:string-value="," calcext:value-type="string">
            <text:p>,</text:p>
          </table:table-cell>
          <table:table-cell table:formula="of:=[.D172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6]" office:value-type="string" office:string-value="SetTextureCoordinates," calcext:value-type="string">
            <text:p>SetTextureCoordinates,</text:p>
          </table:table-cell>
          <table:table-cell office:value-type="float" office:value="30" calcext:value-type="float">
            <text:p>30</text:p>
          </table:table-cell>
          <table:table-cell table:formula="of:=[.C115]" office:value-type="string" office:string-value="," calcext:value-type="string">
            <text:p>,</text:p>
          </table:table-cell>
          <table:table-cell table:formula="of:=[.D173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7]" office:value-type="string" office:string-value="SetTextureCoordinates," calcext:value-type="string">
            <text:p>SetTextureCoordinates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D174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78]" office:value-type="string" office:string-value="SetTextureCoordinates," calcext:value-type="string">
            <text:p>SetTextureCoordinates,</text:p>
          </table:table-cell>
          <table:table-cell office:value-type="float" office:value="32" calcext:value-type="float">
            <text:p>32</text:p>
          </table:table-cell>
          <table:table-cell table:formula="of:=[.C117]" office:value-type="string" office:string-value="," calcext:value-type="string">
            <text:p>,</text:p>
          </table:table-cell>
          <table:table-cell table:formula="of:=[.D175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9]" office:value-type="string" office:string-value="SetTextureCoordinates," calcext:value-type="string">
            <text:p>SetTextureCoordinates,</text:p>
          </table:table-cell>
          <table:table-cell office:value-type="float" office:value="33" calcext:value-type="float">
            <text:p>33</text:p>
          </table:table-cell>
          <table:table-cell table:formula="of:=[.C118]" office:value-type="string" office:string-value="," calcext:value-type="string">
            <text:p>,</text:p>
          </table:table-cell>
          <table:table-cell table:formula="of:=[.D176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0]" office:value-type="string" office:string-value="SetTextureCoordinates," calcext:value-type="string">
            <text:p>SetTextureCoordinates,</text:p>
          </table:table-cell>
          <table:table-cell office:value-type="float" office:value="34" calcext:value-type="float">
            <text:p>34</text:p>
          </table:table-cell>
          <table:table-cell table:formula="of:=[.C119]" office:value-type="string" office:string-value="," calcext:value-type="string">
            <text:p>,</text:p>
          </table:table-cell>
          <table:table-cell table:formula="of:=[.D177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7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81]" office:value-type="string" office:string-value="SetTextureCoordinates," calcext:value-type="string">
            <text:p>SetTextureCoordinates,</text:p>
          </table:table-cell>
          <table:table-cell office:value-type="float" office:value="35" calcext:value-type="float">
            <text:p>35</text:p>
          </table:table-cell>
          <table:table-cell table:formula="of:=[.C120]" office:value-type="string" office:string-value="," calcext:value-type="string">
            <text:p>,</text:p>
          </table:table-cell>
          <table:table-cell table:formula="of:=[.D178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82]" office:value-type="string" office:string-value="SetTextureCoordinates," calcext:value-type="string">
            <text:p>SetTextureCoordinates,</text:p>
          </table:table-cell>
          <table:table-cell office:value-type="float" office:value="36" calcext:value-type="float">
            <text:p>36</text:p>
          </table:table-cell>
          <table:table-cell table:formula="of:=[.C121]" office:value-type="string" office:string-value="," calcext:value-type="string">
            <text:p>,</text:p>
          </table:table-cell>
          <table:table-cell table:formula="of:=[.D179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3]" office:value-type="string" office:string-value="SetTextureCoordinates," calcext:value-type="string">
            <text:p>SetTextureCoordinates,</text:p>
          </table:table-cell>
          <table:table-cell office:value-type="float" office:value="37" calcext:value-type="float">
            <text:p>37</text:p>
          </table:table-cell>
          <table:table-cell table:formula="of:=[.C122]" office:value-type="string" office:string-value="," calcext:value-type="string">
            <text:p>,</text:p>
          </table:table-cell>
          <table:table-cell table:formula="of:=[.D180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4]" office:value-type="string" office:string-value="SetTextureCoordinates," calcext:value-type="string">
            <text:p>SetTextureCoordinates,</text:p>
          </table:table-cell>
          <table:table-cell office:value-type="float" office:value="38" calcext:value-type="float">
            <text:p>38</text:p>
          </table:table-cell>
          <table:table-cell table:formula="of:=[.C123]" office:value-type="string" office:string-value="," calcext:value-type="string">
            <text:p>,</text:p>
          </table:table-cell>
          <table:table-cell table:formula="of:=[.D181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85]" office:value-type="string" office:string-value="SetTextureCoordinates," calcext:value-type="string">
            <text:p>SetTextureCoordinates,</text:p>
          </table:table-cell>
          <table:table-cell office:value-type="float" office:value="39" calcext:value-type="float">
            <text:p>39</text:p>
          </table:table-cell>
          <table:table-cell table:formula="of:=[.C124]" office:value-type="string" office:string-value="," calcext:value-type="string">
            <text:p>,</text:p>
          </table:table-cell>
          <table:table-cell table:formula="of:=[.D182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86]" office:value-type="string" office:string-value="SetTextureCoordinates," calcext:value-type="string">
            <text:p>SetTextureCoordinates,</text:p>
          </table:table-cell>
          <table:table-cell office:value-type="float" office:value="40" calcext:value-type="float">
            <text:p>40</text:p>
          </table:table-cell>
          <table:table-cell table:formula="of:=[.C125]" office:value-type="string" office:string-value="," calcext:value-type="string">
            <text:p>,</text:p>
          </table:table-cell>
          <table:table-cell table:formula="of:=[.D183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7]" office:value-type="string" office:string-value="SetTextureCoordinates," calcext:value-type="string">
            <text:p>SetTextureCoordinates,</text:p>
          </table:table-cell>
          <table:table-cell office:value-type="float" office:value="41" calcext:value-type="float">
            <text:p>41</text:p>
          </table:table-cell>
          <table:table-cell table:formula="of:=[.C126]" office:value-type="string" office:string-value="," calcext:value-type="string">
            <text:p>,</text:p>
          </table:table-cell>
          <table:table-cell table:formula="of:=[.D184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8]" office:value-type="string" office:string-value="SetTextureCoordinates," calcext:value-type="string">
            <text:p>SetTextureCoordinates,</text:p>
          </table:table-cell>
          <table:table-cell office:value-type="float" office:value="42" calcext:value-type="float">
            <text:p>42</text:p>
          </table:table-cell>
          <table:table-cell table:formula="of:=[.C127]" office:value-type="string" office:string-value="," calcext:value-type="string">
            <text:p>,</text:p>
          </table:table-cell>
          <table:table-cell table:formula="of:=[.D185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89]" office:value-type="string" office:string-value="SetTextureCoordinates," calcext:value-type="string">
            <text:p>SetTextureCoordinates,</text:p>
          </table:table-cell>
          <table:table-cell office:value-type="float" office:value="43" calcext:value-type="float">
            <text:p>43</text:p>
          </table:table-cell>
          <table:table-cell table:formula="of:=[.C128]" office:value-type="string" office:string-value="," calcext:value-type="string">
            <text:p>,</text:p>
          </table:table-cell>
          <table:table-cell table:formula="of:=[.D186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0]" office:value-type="string" office:string-value="SetTextureCoordinates," calcext:value-type="string">
            <text:p>SetTextureCoordinates,</text:p>
          </table:table-cell>
          <table:table-cell office:value-type="float" office:value="44" calcext:value-type="float">
            <text:p>44</text:p>
          </table:table-cell>
          <table:table-cell table:formula="of:=[.C129]" office:value-type="string" office:string-value="," calcext:value-type="string">
            <text:p>,</text:p>
          </table:table-cell>
          <table:table-cell table:formula="of:=[.D187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1]" office:value-type="string" office:string-value="SetTextureCoordinates," calcext:value-type="string">
            <text:p>SetTextureCoordinates,</text:p>
          </table:table-cell>
          <table:table-cell office:value-type="float" office:value="45" calcext:value-type="float">
            <text:p>45</text:p>
          </table:table-cell>
          <table:table-cell table:formula="of:=[.C130]" office:value-type="string" office:string-value="," calcext:value-type="string">
            <text:p>,</text:p>
          </table:table-cell>
          <table:table-cell table:formula="of:=[.D188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2]" office:value-type="string" office:string-value="SetTextureCoordinates," calcext:value-type="string">
            <text:p>SetTextureCoordinates,</text:p>
          </table:table-cell>
          <table:table-cell office:value-type="float" office:value="46" calcext:value-type="float">
            <text:p>46</text:p>
          </table:table-cell>
          <table:table-cell table:formula="of:=[.C131]" office:value-type="string" office:string-value="," calcext:value-type="string">
            <text:p>,</text:p>
          </table:table-cell>
          <table:table-cell table:formula="of:=[.D189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9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3]" office:value-type="string" office:string-value="SetTextureCoordinates," calcext:value-type="string">
            <text:p>SetTextureCoordinates,</text:p>
          </table:table-cell>
          <table:table-cell office:value-type="float" office:value="47" calcext:value-type="float">
            <text:p>47</text:p>
          </table:table-cell>
          <table:table-cell table:formula="of:=[.C132]" office:value-type="string" office:string-value="," calcext:value-type="string">
            <text:p>,</text:p>
          </table:table-cell>
          <table:table-cell table:formula="of:=[.D190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9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4]" office:value-type="string" office:string-value="SetTextureCoordinates," calcext:value-type="string">
            <text:p>SetTextureCoordinates,</text:p>
          </table:table-cell>
          <table:table-cell office:value-type="float" office:value="48" calcext:value-type="float">
            <text:p>48</text:p>
          </table:table-cell>
          <table:table-cell table:formula="of:=[.C133]" office:value-type="string" office:string-value="," calcext:value-type="string">
            <text:p>,</text:p>
          </table:table-cell>
          <table:table-cell table:formula="of:=[.D147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4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5]" office:value-type="string" office:string-value="SetTextureCoordinates," calcext:value-type="string">
            <text:p>SetTextureCoordinates,</text:p>
          </table:table-cell>
          <table:table-cell office:value-type="float" office:value="49" calcext:value-type="float">
            <text:p>49</text:p>
          </table:table-cell>
          <table:table-cell table:formula="of:=[.C134]" office:value-type="string" office:string-value="," calcext:value-type="string">
            <text:p>,</text:p>
          </table:table-cell>
          <table:table-cell table:formula="of:=[.D148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4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6]" office:value-type="string" office:string-value="SetTextureCoordinates," calcext:value-type="string">
            <text:p>SetTextureCoordinates,</text:p>
          </table:table-cell>
          <table:table-cell office:value-type="float" office:value="50" calcext:value-type="float">
            <text:p>50</text:p>
          </table:table-cell>
          <table:table-cell table:formula="of:=[.C135]" office:value-type="string" office:string-value="," calcext:value-type="string">
            <text:p>,</text:p>
          </table:table-cell>
          <table:table-cell table:formula="of:=[.D149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49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7]" office:value-type="string" office:string-value="SetTextureCoordinates," calcext:value-type="string">
            <text:p>SetTextureCoordinates,</text:p>
          </table:table-cell>
          <table:table-cell office:value-type="float" office:value="51" calcext:value-type="float">
            <text:p>51</text:p>
          </table:table-cell>
          <table:table-cell table:formula="of:=[.C136]" office:value-type="string" office:string-value="," calcext:value-type="string">
            <text:p>,</text:p>
          </table:table-cell>
          <table:table-cell table:formula="of:=[.D150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98]" office:value-type="string" office:string-value="SetTextureCoordinates," calcext:value-type="string">
            <text:p>SetTextureCoordinates,</text:p>
          </table:table-cell>
          <table:table-cell office:value-type="float" office:value="52" calcext:value-type="float">
            <text:p>52</text:p>
          </table:table-cell>
          <table:table-cell table:formula="of:=[.C137]" office:value-type="string" office:string-value="," calcext:value-type="string">
            <text:p>,</text:p>
          </table:table-cell>
          <table:table-cell table:formula="of:=[.D151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9]" office:value-type="string" office:string-value="SetTextureCoordinates," calcext:value-type="string">
            <text:p>SetTextureCoordinates,</text:p>
          </table:table-cell>
          <table:table-cell office:value-type="float" office:value="53" calcext:value-type="float">
            <text:p>53</text:p>
          </table:table-cell>
          <table:table-cell table:formula="of:=[.C138]" office:value-type="string" office:string-value="," calcext:value-type="string">
            <text:p>,</text:p>
          </table:table-cell>
          <table:table-cell table:formula="of:=[.D152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0]" office:value-type="string" office:string-value="SetTextureCoordinates," calcext:value-type="string">
            <text:p>SetTextureCoordinates,</text:p>
          </table:table-cell>
          <table:table-cell office:value-type="float" office:value="54" calcext:value-type="float">
            <text:p>54</text:p>
          </table:table-cell>
          <table:table-cell table:formula="of:=[.C139]" office:value-type="string" office:string-value="," calcext:value-type="string">
            <text:p>,</text:p>
          </table:table-cell>
          <table:table-cell table:formula="of:=[.D153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01]" office:value-type="string" office:string-value="SetTextureCoordinates," calcext:value-type="string">
            <text:p>SetTextureCoordinates,</text:p>
          </table:table-cell>
          <table:table-cell office:value-type="float" office:value="55" calcext:value-type="float">
            <text:p>55</text:p>
          </table:table-cell>
          <table:table-cell table:formula="of:=[.C140]" office:value-type="string" office:string-value="," calcext:value-type="string">
            <text:p>,</text:p>
          </table:table-cell>
          <table:table-cell table:formula="of:=[.D154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02]" office:value-type="string" office:string-value="SetTextureCoordinates," calcext:value-type="string">
            <text:p>SetTextureCoordinates,</text:p>
          </table:table-cell>
          <table:table-cell office:value-type="float" office:value="56" calcext:value-type="float">
            <text:p>56</text:p>
          </table:table-cell>
          <table:table-cell table:formula="of:=[.C141]" office:value-type="string" office:string-value="," calcext:value-type="string">
            <text:p>,</text:p>
          </table:table-cell>
          <table:table-cell table:formula="of:=[.D155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3]" office:value-type="string" office:string-value="SetTextureCoordinates," calcext:value-type="string">
            <text:p>SetTextureCoordinates,</text:p>
          </table:table-cell>
          <table:table-cell office:value-type="float" office:value="57" calcext:value-type="float">
            <text:p>57</text:p>
          </table:table-cell>
          <table:table-cell table:formula="of:=[.C142]" office:value-type="string" office:string-value="," calcext:value-type="string">
            <text:p>,</text:p>
          </table:table-cell>
          <table:table-cell table:formula="of:=[.D156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4]" office:value-type="string" office:string-value="SetTextureCoordinates," calcext:value-type="string">
            <text:p>SetTextureCoordinates,</text:p>
          </table:table-cell>
          <table:table-cell office:value-type="float" office:value="58" calcext:value-type="float">
            <text:p>58</text:p>
          </table:table-cell>
          <table:table-cell table:formula="of:=[.C143]" office:value-type="string" office:string-value="," calcext:value-type="string">
            <text:p>,</text:p>
          </table:table-cell>
          <table:table-cell table:formula="of:=[.D157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57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05]" office:value-type="string" office:string-value="SetTextureCoordinates," calcext:value-type="string">
            <text:p>SetTextureCoordinates,</text:p>
          </table:table-cell>
          <table:table-cell office:value-type="float" office:value="59" calcext:value-type="float">
            <text:p>59</text:p>
          </table:table-cell>
          <table:table-cell table:formula="of:=[.C144]" office:value-type="string" office:string-value="," calcext:value-type="string">
            <text:p>,</text:p>
          </table:table-cell>
          <table:table-cell table:formula="of:=[.D158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06]" office:value-type="string" office:string-value="SetTextureCoordinates," calcext:value-type="string">
            <text:p>SetTextureCoordinates,</text:p>
          </table:table-cell>
          <table:table-cell office:value-type="float" office:value="60" calcext:value-type="float">
            <text:p>60</text:p>
          </table:table-cell>
          <table:table-cell table:formula="of:=[.C145]" office:value-type="string" office:string-value="," calcext:value-type="string">
            <text:p>,</text:p>
          </table:table-cell>
          <table:table-cell table:formula="of:=[.D159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5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7]" office:value-type="string" office:string-value="SetTextureCoordinates," calcext:value-type="string">
            <text:p>SetTextureCoordinates,</text:p>
          </table:table-cell>
          <table:table-cell office:value-type="float" office:value="61" calcext:value-type="float">
            <text:p>61</text:p>
          </table:table-cell>
          <table:table-cell table:formula="of:=[.C146]" office:value-type="string" office:string-value="," calcext:value-type="string">
            <text:p>,</text:p>
          </table:table-cell>
          <table:table-cell table:formula="of:=[.D160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8]" office:value-type="string" office:string-value="SetTextureCoordinates," calcext:value-type="string">
            <text:p>SetTextureCoordinates,</text:p>
          </table:table-cell>
          <table:table-cell office:value-type="float" office:value="62" calcext:value-type="float">
            <text:p>62</text:p>
          </table:table-cell>
          <table:table-cell table:formula="of:=[.C147]" office:value-type="string" office:string-value="," calcext:value-type="string">
            <text:p>,</text:p>
          </table:table-cell>
          <table:table-cell table:formula="of:=[.D161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09]" office:value-type="string" office:string-value="SetTextureCoordinates," calcext:value-type="string">
            <text:p>SetTextureCoordinates,</text:p>
          </table:table-cell>
          <table:table-cell office:value-type="float" office:value="63" calcext:value-type="float">
            <text:p>63</text:p>
          </table:table-cell>
          <table:table-cell table:formula="of:=[.C148]" office:value-type="string" office:string-value="," calcext:value-type="string">
            <text:p>,</text:p>
          </table:table-cell>
          <table:table-cell table:formula="of:=[.D162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0]" office:value-type="string" office:string-value="SetTextureCoordinates," calcext:value-type="string">
            <text:p>SetTextureCoordinates,</text:p>
          </table:table-cell>
          <table:table-cell office:value-type="float" office:value="64" calcext:value-type="float">
            <text:p>64</text:p>
          </table:table-cell>
          <table:table-cell table:formula="of:=[.C149]" office:value-type="string" office:string-value="," calcext:value-type="string">
            <text:p>,</text:p>
          </table:table-cell>
          <table:table-cell table:formula="of:=[.D163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1]" office:value-type="string" office:string-value="SetTextureCoordinates," calcext:value-type="string">
            <text:p>SetTextureCoordinates,</text:p>
          </table:table-cell>
          <table:table-cell office:value-type="float" office:value="65" calcext:value-type="float">
            <text:p>65</text:p>
          </table:table-cell>
          <table:table-cell table:formula="of:=[.C150]" office:value-type="string" office:string-value="," calcext:value-type="string">
            <text:p>,</text:p>
          </table:table-cell>
          <table:table-cell table:formula="of:=[.D164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2]" office:value-type="string" office:string-value="SetTextureCoordinates," calcext:value-type="string">
            <text:p>SetTextureCoordinates,</text:p>
          </table:table-cell>
          <table:table-cell office:value-type="float" office:value="66" calcext:value-type="float">
            <text:p>66</text:p>
          </table:table-cell>
          <table:table-cell table:formula="of:=[.C151]" office:value-type="string" office:string-value="," calcext:value-type="string">
            <text:p>,</text:p>
          </table:table-cell>
          <table:table-cell table:formula="of:=[.D165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3]" office:value-type="string" office:string-value="SetTextureCoordinates," calcext:value-type="string">
            <text:p>SetTextureCoordinates,</text:p>
          </table:table-cell>
          <table:table-cell office:value-type="float" office:value="67" calcext:value-type="float">
            <text:p>67</text:p>
          </table:table-cell>
          <table:table-cell table:formula="of:=[.C152]" office:value-type="string" office:string-value="," calcext:value-type="string">
            <text:p>,</text:p>
          </table:table-cell>
          <table:table-cell table:formula="of:=[.D166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4]" office:value-type="string" office:string-value="SetTextureCoordinates," calcext:value-type="string">
            <text:p>SetTextureCoordinates,</text:p>
          </table:table-cell>
          <table:table-cell office:value-type="float" office:value="68" calcext:value-type="float">
            <text:p>68</text:p>
          </table:table-cell>
          <table:table-cell table:formula="of:=[.C153]" office:value-type="string" office:string-value="," calcext:value-type="string">
            <text:p>,</text:p>
          </table:table-cell>
          <table:table-cell table:formula="of:=[.D167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6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5]" office:value-type="string" office:string-value="SetTextureCoordinates," calcext:value-type="string">
            <text:p>SetTextureCoordinates,</text:p>
          </table:table-cell>
          <table:table-cell office:value-type="float" office:value="69" calcext:value-type="float">
            <text:p>69</text:p>
          </table:table-cell>
          <table:table-cell table:formula="of:=[.C154]" office:value-type="string" office:string-value="," calcext:value-type="string">
            <text:p>,</text:p>
          </table:table-cell>
          <table:table-cell table:formula="of:=[.D168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6]" office:value-type="string" office:string-value="SetTextureCoordinates," calcext:value-type="string">
            <text:p>SetTextureCoordinates,</text:p>
          </table:table-cell>
          <table:table-cell office:value-type="float" office:value="70" calcext:value-type="float">
            <text:p>70</text:p>
          </table:table-cell>
          <table:table-cell table:formula="of:=[.C155]" office:value-type="string" office:string-value="," calcext:value-type="string">
            <text:p>,</text:p>
          </table:table-cell>
          <table:table-cell table:formula="of:=[.D169]" office:value-type="float" office:value="1" calcext:value-type="float">
            <text:p>1</text:p>
          </table:table-cell>
          <table:table-cell/>
          <table:table-cell office:value-type="string" calcext:value-type="string">
            <text:p>,</text:p>
          </table:table-cell>
          <table:table-cell table:formula="of:=[.G169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7]" office:value-type="string" office:string-value="SetTextureCoordinates," calcext:value-type="string">
            <text:p>SetTextureCoordinates,</text:p>
          </table:table-cell>
          <table:table-cell office:value-type="float" office:value="71" calcext:value-type="float">
            <text:p>71</text:p>
          </table:table-cell>
          <table:table-cell table:formula="of:=[.C156]" office:value-type="string" office:string-value="," calcext:value-type="string">
            <text:p>,</text:p>
          </table:table-cell>
          <table:table-cell table:formula="of:=[.D170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18]" office:value-type="string" office:string-value="SetTextureCoordinates," calcext:value-type="string">
            <text:p>SetTextureCoordinates,</text:p>
          </table:table-cell>
          <table:table-cell office:value-type="float" office:value="72" calcext:value-type="float">
            <text:p>72</text:p>
          </table:table-cell>
          <table:table-cell table:formula="of:=[.C157]" office:value-type="string" office:string-value="," calcext:value-type="string">
            <text:p>,</text:p>
          </table:table-cell>
          <table:table-cell table:formula="of:=[.D171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9]" office:value-type="string" office:string-value="SetTextureCoordinates," calcext:value-type="string">
            <text:p>SetTextureCoordinates,</text:p>
          </table:table-cell>
          <table:table-cell office:value-type="float" office:value="73" calcext:value-type="float">
            <text:p>73</text:p>
          </table:table-cell>
          <table:table-cell table:formula="of:=[.C158]" office:value-type="string" office:string-value="," calcext:value-type="string">
            <text:p>,</text:p>
          </table:table-cell>
          <table:table-cell table:formula="of:=[.D172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0]" office:value-type="string" office:string-value="SetTextureCoordinates," calcext:value-type="string">
            <text:p>SetTextureCoordinates,</text:p>
          </table:table-cell>
          <table:table-cell office:value-type="float" office:value="74" calcext:value-type="float">
            <text:p>74</text:p>
          </table:table-cell>
          <table:table-cell table:formula="of:=[.C159]" office:value-type="string" office:string-value="," calcext:value-type="string">
            <text:p>,</text:p>
          </table:table-cell>
          <table:table-cell table:formula="of:=[.D173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21]" office:value-type="string" office:string-value="SetTextureCoordinates," calcext:value-type="string">
            <text:p>SetTextureCoordinates,</text:p>
          </table:table-cell>
          <table:table-cell office:value-type="float" office:value="75" calcext:value-type="float">
            <text:p>75</text:p>
          </table:table-cell>
          <table:table-cell table:formula="of:=[.C160]" office:value-type="string" office:string-value="," calcext:value-type="string">
            <text:p>,</text:p>
          </table:table-cell>
          <table:table-cell table:formula="of:=[.D174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22]" office:value-type="string" office:string-value="SetTextureCoordinates," calcext:value-type="string">
            <text:p>SetTextureCoordinates,</text:p>
          </table:table-cell>
          <table:table-cell office:value-type="float" office:value="76" calcext:value-type="float">
            <text:p>76</text:p>
          </table:table-cell>
          <table:table-cell table:formula="of:=[.C161]" office:value-type="string" office:string-value="," calcext:value-type="string">
            <text:p>,</text:p>
          </table:table-cell>
          <table:table-cell table:formula="of:=[.D175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3]" office:value-type="string" office:string-value="SetTextureCoordinates," calcext:value-type="string">
            <text:p>SetTextureCoordinates,</text:p>
          </table:table-cell>
          <table:table-cell office:value-type="float" office:value="77" calcext:value-type="float">
            <text:p>77</text:p>
          </table:table-cell>
          <table:table-cell table:formula="of:=[.C162]" office:value-type="string" office:string-value="," calcext:value-type="string">
            <text:p>,</text:p>
          </table:table-cell>
          <table:table-cell table:formula="of:=[.D176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4]" office:value-type="string" office:string-value="SetTextureCoordinates," calcext:value-type="string">
            <text:p>SetTextureCoordinates,</text:p>
          </table:table-cell>
          <table:table-cell office:value-type="float" office:value="78" calcext:value-type="float">
            <text:p>78</text:p>
          </table:table-cell>
          <table:table-cell table:formula="of:=[.C163]" office:value-type="string" office:string-value="," calcext:value-type="string">
            <text:p>,</text:p>
          </table:table-cell>
          <table:table-cell table:formula="of:=[.D177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77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25]" office:value-type="string" office:string-value="SetTextureCoordinates," calcext:value-type="string">
            <text:p>SetTextureCoordinates,</text:p>
          </table:table-cell>
          <table:table-cell office:value-type="float" office:value="79" calcext:value-type="float">
            <text:p>79</text:p>
          </table:table-cell>
          <table:table-cell table:formula="of:=[.C164]" office:value-type="string" office:string-value="," calcext:value-type="string">
            <text:p>,</text:p>
          </table:table-cell>
          <table:table-cell table:formula="of:=[.D178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26]" office:value-type="string" office:string-value="SetTextureCoordinates," calcext:value-type="string">
            <text:p>SetTextureCoordinates,</text:p>
          </table:table-cell>
          <table:table-cell office:value-type="float" office:value="80" calcext:value-type="float">
            <text:p>80</text:p>
          </table:table-cell>
          <table:table-cell table:formula="of:=[.C165]" office:value-type="string" office:string-value="," calcext:value-type="string">
            <text:p>,</text:p>
          </table:table-cell>
          <table:table-cell table:formula="of:=[.D179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7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7]" office:value-type="string" office:string-value="SetTextureCoordinates," calcext:value-type="string">
            <text:p>SetTextureCoordinates,</text:p>
          </table:table-cell>
          <table:table-cell office:value-type="float" office:value="81" calcext:value-type="float">
            <text:p>81</text:p>
          </table:table-cell>
          <table:table-cell table:formula="of:=[.C166]" office:value-type="string" office:string-value="," calcext:value-type="string">
            <text:p>,</text:p>
          </table:table-cell>
          <table:table-cell table:formula="of:=[.D180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8]" office:value-type="string" office:string-value="SetTextureCoordinates," calcext:value-type="string">
            <text:p>SetTextureCoordinates,</text:p>
          </table:table-cell>
          <table:table-cell office:value-type="float" office:value="82" calcext:value-type="float">
            <text:p>82</text:p>
          </table:table-cell>
          <table:table-cell table:formula="of:=[.C167]" office:value-type="string" office:string-value="," calcext:value-type="string">
            <text:p>,</text:p>
          </table:table-cell>
          <table:table-cell table:formula="of:=[.D181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29]" office:value-type="string" office:string-value="SetTextureCoordinates," calcext:value-type="string">
            <text:p>SetTextureCoordinates,</text:p>
          </table:table-cell>
          <table:table-cell office:value-type="float" office:value="83" calcext:value-type="float">
            <text:p>83</text:p>
          </table:table-cell>
          <table:table-cell table:formula="of:=[.C168]" office:value-type="string" office:string-value="," calcext:value-type="string">
            <text:p>,</text:p>
          </table:table-cell>
          <table:table-cell table:formula="of:=[.D182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0]" office:value-type="string" office:string-value="SetTextureCoordinates," calcext:value-type="string">
            <text:p>SetTextureCoordinates,</text:p>
          </table:table-cell>
          <table:table-cell office:value-type="float" office:value="84" calcext:value-type="float">
            <text:p>84</text:p>
          </table:table-cell>
          <table:table-cell table:formula="of:=[.C169]" office:value-type="string" office:string-value="," calcext:value-type="string">
            <text:p>,</text:p>
          </table:table-cell>
          <table:table-cell table:formula="of:=[.D183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1]" office:value-type="string" office:string-value="SetTextureCoordinates," calcext:value-type="string">
            <text:p>SetTextureCoordinates,</text:p>
          </table:table-cell>
          <table:table-cell office:value-type="float" office:value="85" calcext:value-type="float">
            <text:p>85</text:p>
          </table:table-cell>
          <table:table-cell table:formula="of:=[.C170]" office:value-type="string" office:string-value="," calcext:value-type="string">
            <text:p>,</text:p>
          </table:table-cell>
          <table:table-cell table:formula="of:=[.D184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2]" office:value-type="string" office:string-value="SetTextureCoordinates," calcext:value-type="string">
            <text:p>SetTextureCoordinates,</text:p>
          </table:table-cell>
          <table:table-cell office:value-type="float" office:value="86" calcext:value-type="float">
            <text:p>86</text:p>
          </table:table-cell>
          <table:table-cell table:formula="of:=[.C171]" office:value-type="string" office:string-value="," calcext:value-type="string">
            <text:p>,</text:p>
          </table:table-cell>
          <table:table-cell table:formula="of:=[.D185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3]" office:value-type="string" office:string-value="SetTextureCoordinates," calcext:value-type="string">
            <text:p>SetTextureCoordinates,</text:p>
          </table:table-cell>
          <table:table-cell office:value-type="float" office:value="87" calcext:value-type="float">
            <text:p>87</text:p>
          </table:table-cell>
          <table:table-cell table:formula="of:=[.C172]" office:value-type="string" office:string-value="," calcext:value-type="string">
            <text:p>,</text:p>
          </table:table-cell>
          <table:table-cell table:formula="of:=[.D186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4]" office:value-type="string" office:string-value="SetTextureCoordinates," calcext:value-type="string">
            <text:p>SetTextureCoordinates,</text:p>
          </table:table-cell>
          <table:table-cell office:value-type="float" office:value="88" calcext:value-type="float">
            <text:p>88</text:p>
          </table:table-cell>
          <table:table-cell table:formula="of:=[.C173]" office:value-type="string" office:string-value="," calcext:value-type="string">
            <text:p>,</text:p>
          </table:table-cell>
          <table:table-cell table:formula="of:=[.D187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5]" office:value-type="string" office:string-value="SetTextureCoordinates," calcext:value-type="string">
            <text:p>SetTextureCoordinates,</text:p>
          </table:table-cell>
          <table:table-cell office:value-type="float" office:value="89" calcext:value-type="float">
            <text:p>89</text:p>
          </table:table-cell>
          <table:table-cell table:formula="of:=[.C174]" office:value-type="string" office:string-value="," calcext:value-type="string">
            <text:p>,</text:p>
          </table:table-cell>
          <table:table-cell table:formula="of:=[.D188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6]" office:value-type="string" office:string-value="SetTextureCoordinates," calcext:value-type="string">
            <text:p>SetTextureCoordinates,</text:p>
          </table:table-cell>
          <table:table-cell office:value-type="float" office:value="90" calcext:value-type="float">
            <text:p>90</text:p>
          </table:table-cell>
          <table:table-cell table:formula="of:=[.C175]" office:value-type="string" office:string-value="," calcext:value-type="string">
            <text:p>,</text:p>
          </table:table-cell>
          <table:table-cell table:formula="of:=[.D189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89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7]" office:value-type="string" office:string-value="SetTextureCoordinates," calcext:value-type="string">
            <text:p>SetTextureCoordinates,</text:p>
          </table:table-cell>
          <table:table-cell office:value-type="float" office:value="91" calcext:value-type="float">
            <text:p>91</text:p>
          </table:table-cell>
          <table:table-cell table:formula="of:=[.C176]" office:value-type="string" office:string-value="," calcext:value-type="string">
            <text:p>,</text:p>
          </table:table-cell>
          <table:table-cell table:formula="of:=[.D190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9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38]" office:value-type="string" office:string-value="SetTextureCoordinates," calcext:value-type="string">
            <text:p>SetTextureCoordinates,</text:p>
          </table:table-cell>
          <table:table-cell office:value-type="float" office:value="92" calcext:value-type="float">
            <text:p>92</text:p>
          </table:table-cell>
          <table:table-cell table:formula="of:=[.C177]" office:value-type="string" office:string-value="," calcext:value-type="string">
            <text:p>,</text:p>
          </table:table-cell>
          <table:table-cell table:formula="of:=[.D191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9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9]" office:value-type="string" office:string-value="SetTextureCoordinates," calcext:value-type="string">
            <text:p>SetTextureCoordinates,</text:p>
          </table:table-cell>
          <table:table-cell office:value-type="float" office:value="93" calcext:value-type="float">
            <text:p>93</text:p>
          </table:table-cell>
          <table:table-cell table:formula="of:=[.C178]" office:value-type="string" office:string-value="," calcext:value-type="string">
            <text:p>,</text:p>
          </table:table-cell>
          <table:table-cell table:formula="of:=[.D192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9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0]" office:value-type="string" office:string-value="SetTextureCoordinates," calcext:value-type="string">
            <text:p>SetTextureCoordinates,</text:p>
          </table:table-cell>
          <table:table-cell office:value-type="float" office:value="94" calcext:value-type="float">
            <text:p>94</text:p>
          </table:table-cell>
          <table:table-cell table:formula="of:=[.C179]" office:value-type="string" office:string-value="," calcext:value-type="string">
            <text:p>,</text:p>
          </table:table-cell>
          <table:table-cell table:formula="of:=[.D193]" office:value-type="float" office:value="0" calcext:value-type="float">
            <text:p>0</text:p>
          </table:table-cell>
          <table:table-cell/>
          <table:table-cell office:value-type="string" calcext:value-type="string">
            <text:p>,</text:p>
          </table:table-cell>
          <table:table-cell table:formula="of:=[.G19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41]" office:value-type="string" office:string-value="SetTextureCoordinates," calcext:value-type="string">
            <text:p>SetTextureCoordinates,</text:p>
          </table:table-cell>
          <table:table-cell office:value-type="float" office:value="95" calcext:value-type="float">
            <text:p>95</text:p>
          </table:table-cell>
          <table:table-cell table:formula="of:=[.C180]" office:value-type="string" office:string-value="," calcext:value-type="string">
            <text:p>,</text:p>
          </table:table-cell>
          <table:table-cell table:formula="of:=[.D194]" office:value-type="float" office:value="0.5" calcext:value-type="float">
            <text:p>0.5</text:p>
          </table:table-cell>
          <table:table-cell/>
          <table:table-cell office:value-type="string" calcext:value-type="string">
            <text:p>,</text:p>
          </table:table-cell>
          <table:table-cell table:formula="of:=[.G194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0" office:value-type="string" calcext:value-type="string">
            <text:p>;ノーズ部</text:p>
          </table:table-cell>
          <table:table-cell table:style-name="ce64" table:number-columns-repeated="6"/>
          <table:table-cell table:style-name="ce100"/>
        </table:table-row>
        <table:table-row table:style-name="ro1">
          <table:table-cell office:value-type="string" calcext:value-type="string">
            <text:p>;右分岐側左レール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ROUND([.H17]-[.B2]/2-[.B8];[.B1]-1)" office:value-type="float" office:value="0.3516" calcext:value-type="float">
            <text:p>0.35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45]" office:value-type="string" office:string-value="AddVertex," calcext:value-type="string">
            <text:p>AddVertex,</text:p>
          </table:table-cell>
          <table:table-cell table:formula="of:=[.B245]+[.B8]" office:value-type="float" office:value="0.4166" calcext:value-type="float">
            <text:p>0.4166</text:p>
          </table:table-cell>
          <table:table-cell office:value-type="string" calcext:value-type="string">
            <text:p>,</text:p>
          </table:table-cell>
          <table:table-cell table:formula="of:=[.D2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46]" office:value-type="string" office:string-value="AddVertex," calcext:value-type="string">
            <text:p>AddVertex,</text:p>
          </table:table-cell>
          <table:table-cell table:formula="of:=[.B8]" office:value-type="float" office:value="0.065" calcext:value-type="float">
            <text:p>0.065</text:p>
          </table:table-cell>
          <table:table-cell office:value-type="string" calcext:value-type="string">
            <text:p>,</text:p>
          </table:table-cell>
          <table:table-cell table:formula="of:=[.D2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H16]-([.H17]-([.B2]/2+[.B8]))/TAN([.H15]);[.B1]-1)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47]" office:value-type="string" office:string-value="AddVertex," calcext:value-type="string">
            <text:p>AddVertex,</text:p>
          </table:table-cell>
          <table:table-cell table:formula="of:=[.B247]-[.B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2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7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146]+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formula="of:=[.B249]+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formula="of:=[.D249]+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formula="of:=[.F249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;右分岐側左レール頭三角</text:p>
          </table:table-cell>
          <table:table-cell table:number-columns-repeated="7"/>
        </table:table-row>
        <table:table-row table:style-name="ro1">
          <table:table-cell table:formula="of:=[.A245]" office:value-type="string" office:string-value="AddVertex," calcext:value-type="string">
            <text:p>AddVertex,</text:p>
          </table:table-cell>
          <table:table-cell table:formula="of:=[.B248]" office:value-type="float" office:value="0" calcext:value-type="float">
            <text:p>0</text:p>
          </table:table-cell>
          <table:table-cell table:formula="of:=[.C248]" office:value-type="string" office:string-value="," calcext:value-type="string">
            <text:p>,</text:p>
          </table:table-cell>
          <table:table-cell table:formula="of:=[.D248]" office:value-type="float" office:value="0" calcext:value-type="float">
            <text:p>0</text:p>
          </table:table-cell>
          <table:table-cell table:formula="of:=[.E248]" office:value-type="string" office:string-value="," calcext:value-type="string">
            <text:p>,</text:p>
          </table:table-cell>
          <table:table-cell table:formula="of:=[.F248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46]" office:value-type="string" office:string-value="AddVertex," calcext:value-type="string">
            <text:p>AddVertex,</text:p>
          </table:table-cell>
          <table:table-cell table:formula="of:=[.B247]" office:value-type="float" office:value="0.065" calcext:value-type="float">
            <text:p>0.065</text:p>
          </table:table-cell>
          <table:table-cell table:formula="of:=[.C247]" office:value-type="string" office:string-value="," calcext:value-type="string">
            <text:p>,</text:p>
          </table:table-cell>
          <table:table-cell table:formula="of:=[.D247]" office:value-type="float" office:value="0" calcext:value-type="float">
            <text:p>0</text:p>
          </table:table-cell>
          <table:table-cell table:formula="of:=[.E247]" office:value-type="string" office:string-value="," calcext:value-type="string">
            <text:p>,</text:p>
          </table:table-cell>
          <table:table-cell table:formula="of:=[.F247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47]" office:value-type="string" office:string-value="AddVertex," calcext:value-type="string">
            <text:p>AddVertex,</text:p>
          </table:table-cell>
          <table:table-cell table:formula="of:=[.B2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2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F251]-[.B8]/TAN([.H15]);[.B1]-1)" office:value-type="float" office:value="21.6711" calcext:value-type="float">
            <text:p>21.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249]+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formula="of:=[.B254]+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D254]+1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右分岐側左レール腹</text:p>
          </table:table-cell>
          <table:table-cell table:number-columns-repeated="7"/>
        </table:table-row>
        <table:table-row table:style-name="ro1">
          <table:table-cell table:formula="of:=[.A251]" office:value-type="string" office:string-value="AddVertex," calcext:value-type="string">
            <text:p>AddVertex,</text:p>
          </table:table-cell>
          <table:table-cell table:formula="of:=[.B245]+[.B8]/2" office:value-type="float" office:value="0.3841" calcext:value-type="float">
            <text:p>0.384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2]" office:value-type="string" office:string-value="AddVertex," calcext:value-type="string">
            <text:p>AddVertex,</text:p>
          </table:table-cell>
          <table:table-cell table:formula="of:=[.B256]" office:value-type="float" office:value="0.3841" calcext:value-type="float">
            <text:p>0.3841</text:p>
          </table:table-cell>
          <table:table-cell office:value-type="string" calcext:value-type="string">
            <text:p>,</text:p>
          </table:table-cell>
          <table:table-cell table:formula="of:=[.D256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5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3]" office:value-type="string" office:string-value="AddVertex," calcext:value-type="string">
            <text:p>AddVertex,</text:p>
          </table:table-cell>
          <table:table-cell table:formula="of:=[.B248]+[.B8]/2" office:value-type="float" office:value="0.0325" calcext:value-type="float">
            <text:p>0.0325</text:p>
          </table:table-cell>
          <table:table-cell office:value-type="string" calcext:value-type="string">
            <text:p>,</text:p>
          </table:table-cell>
          <table:table-cell table:formula="of:=[.D25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48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58]" office:value-type="string" office:string-value="AddVertex," calcext:value-type="string">
            <text:p>AddVertex,</text:p>
          </table:table-cell>
          <table:table-cell table:formula="of:=[.B258]" office:value-type="float" office:value="0.0325" calcext:value-type="float">
            <text:p>0.0325</text:p>
          </table:table-cell>
          <table:table-cell office:value-type="string" calcext:value-type="string">
            <text:p>,</text:p>
          </table:table-cell>
          <table:table-cell table:formula="of:=[.D2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58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2,</text:p>
          </table:table-cell>
          <table:table-cell table:formula="of:=[.F254]+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formula="of:=[.B260]+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D260]+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formula="of:=[.F260]+1" office:value-type="float" office:value="106" calcext:value-type="float">
            <text:p>106</text:p>
          </table:table-cell>
        </table:table-row>
        <table:table-row table:style-name="ro1">
          <table:table-cell table:formula="of:=[.A256]" office:value-type="string" office:string-value="AddVertex," calcext:value-type="string">
            <text:p>AddVertex,</text:p>
          </table:table-cell>
          <table:table-cell table:formula="of:=[.B259]" office:value-type="float" office:value="0.0325" calcext:value-type="float">
            <text:p>0.0325</text:p>
          </table:table-cell>
          <table:table-cell table:formula="of:=[.C259]" office:value-type="string" office:string-value="," calcext:value-type="string">
            <text:p>,</text:p>
          </table:table-cell>
          <table:table-cell table:formula="of:=[.D259]" office:value-type="float" office:value="0" calcext:value-type="float">
            <text:p>0</text:p>
          </table:table-cell>
          <table:table-cell table:formula="of:=[.E259]" office:value-type="string" office:string-value="," calcext:value-type="string">
            <text:p>,</text:p>
          </table:table-cell>
          <table:table-cell table:formula="of:=[.F259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57]" office:value-type="string" office:string-value="AddVertex," calcext:value-type="string">
            <text:p>AddVertex,</text:p>
          </table:table-cell>
          <table:table-cell table:formula="of:=[.B258]" office:value-type="float" office:value="0.0325" calcext:value-type="float">
            <text:p>0.0325</text:p>
          </table:table-cell>
          <table:table-cell table:formula="of:=[.C258]" office:value-type="string" office:string-value="," calcext:value-type="string">
            <text:p>,</text:p>
          </table:table-cell>
          <table:table-cell table:formula="of:=[.D258]" office:value-type="float" office:value="-0.153" calcext:value-type="float">
            <text:p>-0.153</text:p>
          </table:table-cell>
          <table:table-cell table:formula="of:=[.E258]" office:value-type="string" office:string-value="," calcext:value-type="string">
            <text:p>,</text:p>
          </table:table-cell>
          <table:table-cell table:formula="of:=[.F258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58]" office:value-type="string" office:string-value="AddVertex," calcext:value-type="string">
            <text:p>AddVertex,</text:p>
          </table:table-cell>
          <table:table-cell table:formula="of:=[.B2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2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53]" office:value-type="float" office:value="21.6711" calcext:value-type="float">
            <text:p>21.6711</text:p>
          </table:table-cell>
          <table:table-cell table:number-columns-repeated="2"/>
        </table:table-row>
        <table:table-row table:style-name="ro1">
          <table:table-cell table:formula="of:=[.A259]" office:value-type="string" office:string-value="AddVertex," calcext:value-type="string">
            <text:p>AddVertex,</text:p>
          </table:table-cell>
          <table:table-cell table:formula="of:=[.B26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26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3]" office:value-type="float" office:value="21.6711" calcext:value-type="float">
            <text:p>21.6711</text:p>
          </table:table-cell>
          <table:table-cell table:number-columns-repeated="2"/>
        </table:table-row>
        <table:table-row table:style-name="ro1">
          <table:table-cell table:formula="of:=[.A260]" office:value-type="string" office:string-value="AddFace2," calcext:value-type="string">
            <text:p>AddFace2,</text:p>
          </table:table-cell>
          <table:table-cell table:formula="of:=[.H260]+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formula="of:=[.B265]+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formula="of:=[.D265]+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formula="of:=[.F265]+1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;左分岐側右レール頭</text:p>
          </table:table-cell>
          <table:table-cell table:number-columns-repeated="7"/>
        </table:table-row>
        <table:table-row table:style-name="ro1">
          <table:table-cell table:formula="of:=[.A251]" office:value-type="string" office:string-value="AddVertex," calcext:value-type="string">
            <text:p>AddVertex,</text:p>
          </table:table-cell>
          <table:table-cell table:formula="of:=-[.B246]" office:value-type="float" office:value="-0.4166" calcext:value-type="float">
            <text:p>-0.41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2]" office:value-type="string" office:string-value="AddVertex," calcext:value-type="string">
            <text:p>AddVertex,</text:p>
          </table:table-cell>
          <table:table-cell table:formula="of:=-[.B245]" office:value-type="float" office:value="-0.3516" calcext:value-type="float">
            <text:p>-0.35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3]" office:value-type="string" office:string-value="AddVertex," calcext:value-type="string">
            <text:p>AddVertex,</text:p>
          </table:table-cell>
          <table:table-cell table:formula="of:=-[.B248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47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48]" office:value-type="string" office:string-value="AddVertex," calcext:value-type="string">
            <text:p>AddVertex,</text:p>
          </table:table-cell>
          <table:table-cell table:formula="of:=-[.B247]" office:value-type="float" office:value="-0.065" calcext:value-type="float">
            <text:p>-0.0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9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49]" office:value-type="string" office:string-value="AddFace," calcext:value-type="string">
            <text:p>AddFace,</text:p>
          </table:table-cell>
          <table:table-cell table:formula="of:=[.H265]+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formula="of:=[.B271]+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.D271]+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formula="of:=[.F271]+1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;左分岐側右レール頭三角</text:p>
          </table:table-cell>
          <table:table-cell table:number-columns-repeated="7"/>
        </table:table-row>
        <table:table-row table:style-name="ro1">
          <table:table-cell table:formula="of:=[.A251]" office:value-type="string" office:string-value="AddVertex," calcext:value-type="string">
            <text:p>AddVertex,</text:p>
          </table:table-cell>
          <table:table-cell table:formula="of:=[.B270]" office:value-type="float" office:value="-0.065" calcext:value-type="float">
            <text:p>-0.0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70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52]" office:value-type="string" office:string-value="AddVertex," calcext:value-type="string">
            <text:p>AddVertex,</text:p>
          </table:table-cell>
          <table:table-cell table:formula="of:=[.B269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73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53]" office:value-type="string" office:string-value="AddVertex," calcext:value-type="string">
            <text:p>AddVertex,</text:p>
          </table:table-cell>
          <table:table-cell table:formula="of:=[.B274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53]" office:value-type="float" office:value="21.6711" calcext:value-type="float">
            <text:p>21.6711</text:p>
          </table:table-cell>
          <table:table-cell table:number-columns-repeated="2"/>
        </table:table-row>
        <table:table-row table:style-name="ro1">
          <table:table-cell table:formula="of:=[.A254]" office:value-type="string" office:string-value="AddFace," calcext:value-type="string">
            <text:p>AddFace,</text:p>
          </table:table-cell>
          <table:table-cell table:formula="of:=[.H271]+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[.B276]+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formula="of:=[.D276]+1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左分岐側右レール腹</text:p>
          </table:table-cell>
          <table:table-cell table:number-columns-repeated="7"/>
        </table:table-row>
        <table:table-row table:style-name="ro1">
          <table:table-cell table:formula="of:=[.A256]" office:value-type="string" office:string-value="AddVertex," calcext:value-type="string">
            <text:p>AddVertex,</text:p>
          </table:table-cell>
          <table:table-cell table:formula="of:=-[.B256]" office:value-type="float" office:value="-0.3841" calcext:value-type="float">
            <text:p>-0.3841</text:p>
          </table:table-cell>
          <table:table-cell office:value-type="string" calcext:value-type="string">
            <text:p>,</text:p>
          </table:table-cell>
          <table:table-cell table:formula="of:=[.D2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5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7]" office:value-type="string" office:string-value="AddVertex," calcext:value-type="string">
            <text:p>AddVertex,</text:p>
          </table:table-cell>
          <table:table-cell table:formula="of:=[.B278]" office:value-type="float" office:value="-0.3841" calcext:value-type="float">
            <text:p>-0.3841</text:p>
          </table:table-cell>
          <table:table-cell office:value-type="string" calcext:value-type="string">
            <text:p>,</text:p>
          </table:table-cell>
          <table:table-cell table:formula="of:=[.D25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5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58]" office:value-type="string" office:string-value="AddVertex," calcext:value-type="string">
            <text:p>AddVertex,</text:p>
          </table:table-cell>
          <table:table-cell table:formula="of:=-[.B258]" office:value-type="float" office:value="-0.0325" calcext:value-type="float">
            <text:p>-0.0325</text:p>
          </table:table-cell>
          <table:table-cell office:value-type="string" calcext:value-type="string">
            <text:p>,</text:p>
          </table:table-cell>
          <table:table-cell table:formula="of:=[.D25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58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59]" office:value-type="string" office:string-value="AddVertex," calcext:value-type="string">
            <text:p>AddVertex,</text:p>
          </table:table-cell>
          <table:table-cell table:formula="of:=[.B280]" office:value-type="float" office:value="-0.0325" calcext:value-type="float">
            <text:p>-0.0325</text:p>
          </table:table-cell>
          <table:table-cell office:value-type="string" calcext:value-type="string">
            <text:p>,</text:p>
          </table:table-cell>
          <table:table-cell table:formula="of:=[.D25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59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60]" office:value-type="string" office:string-value="AddFace2," calcext:value-type="string">
            <text:p>AddFace2,</text:p>
          </table:table-cell>
          <table:table-cell table:formula="of:=[.F276]+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[.B282]+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formula="of:=[.D282]+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formula="of:=[.F282]+1" office:value-type="float" office:value="121" calcext:value-type="float">
            <text:p>121</text:p>
          </table:table-cell>
        </table:table-row>
        <table:table-row table:style-name="ro1">
          <table:table-cell table:formula="of:=[.A261]" office:value-type="string" office:string-value="AddVertex," calcext:value-type="string">
            <text:p>AddVertex,</text:p>
          </table:table-cell>
          <table:table-cell table:formula="of:=[.B281]" office:value-type="float" office:value="-0.0325" calcext:value-type="float">
            <text:p>-0.0325</text:p>
          </table:table-cell>
          <table:table-cell office:value-type="string" calcext:value-type="string">
            <text:p>,</text:p>
          </table:table-cell>
          <table:table-cell table:formula="of:=[.D26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1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62]" office:value-type="string" office:string-value="AddVertex," calcext:value-type="string">
            <text:p>AddVertex,</text:p>
          </table:table-cell>
          <table:table-cell table:formula="of:=[.B283]" office:value-type="float" office:value="-0.0325" calcext:value-type="float">
            <text:p>-0.0325</text:p>
          </table:table-cell>
          <table:table-cell office:value-type="string" calcext:value-type="string">
            <text:p>,</text:p>
          </table:table-cell>
          <table:table-cell table:formula="of:=[.D2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62]" office:value-type="float" office:value="22.9706" calcext:value-type="float">
            <text:p>22.9706</text:p>
          </table:table-cell>
          <table:table-cell table:number-columns-repeated="2"/>
        </table:table-row>
        <table:table-row table:style-name="ro1">
          <table:table-cell table:formula="of:=[.A263]" office:value-type="string" office:string-value="AddVertex," calcext:value-type="string">
            <text:p>AddVertex,</text:p>
          </table:table-cell>
          <table:table-cell table:formula="of:=-[.B263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26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263]" office:value-type="float" office:value="21.6711" calcext:value-type="float">
            <text:p>21.6711</text:p>
          </table:table-cell>
          <table:table-cell table:number-columns-repeated="2"/>
        </table:table-row>
        <table:table-row table:style-name="ro1">
          <table:table-cell table:formula="of:=[.A264]" office:value-type="string" office:string-value="AddVertex," calcext:value-type="string">
            <text:p>AddVertex,</text:p>
          </table:table-cell>
          <table:table-cell table:formula="of:=[.B285]" office:value-type="float" office:value="-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26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264]" office:value-type="float" office:value="21.6711" calcext:value-type="float">
            <text:p>21.6711</text:p>
          </table:table-cell>
          <table:table-cell table:number-columns-repeated="2"/>
        </table:table-row>
        <table:table-row table:style-name="ro1">
          <table:table-cell table:formula="of:=[.A265]" office:value-type="string" office:string-value="AddFace2," calcext:value-type="string">
            <text:p>AddFace2,</text:p>
          </table:table-cell>
          <table:table-cell table:formula="of:=[.H282]+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formula="of:=[.B287]+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formula="of:=[.D287]+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formula="of:=[.F287]+1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8]" office:value-type="string" office:string-value="SetTextureCoordinates," calcext:value-type="string">
            <text:p>SetTextureCoordinates,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9]" office:value-type="string" office:string-value="SetTextureCoordinates," calcext:value-type="string">
            <text:p>SetTextureCoordinates,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90]" office:value-type="string" office:string-value="SetTextureCoordinates," calcext:value-type="string">
            <text:p>SetTextureCoordinates,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91]" office:value-type="string" office:string-value="SetTextureCoordinates," calcext:value-type="string">
            <text:p>SetTextureCoordinates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2]" office:value-type="string" office:string-value="SetTextureCoordinates," calcext:value-type="string">
            <text:p>SetTextureCoordinates,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3]" office:value-type="string" office:string-value="SetTextureCoordinates," calcext:value-type="string">
            <text:p>SetTextureCoordinates,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94]" office:value-type="string" office:string-value="SetTextureCoordinates," calcext:value-type="string">
            <text:p>SetTextureCoordinates,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5]" office:value-type="string" office:string-value="SetTextureCoordinates," calcext:value-type="string">
            <text:p>SetTextureCoordinates,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6]" office:value-type="string" office:string-value="SetTextureCoordinates," calcext:value-type="string">
            <text:p>SetTextureCoordinates,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97]" office:value-type="string" office:string-value="SetTextureCoordinates," calcext:value-type="string">
            <text:p>SetTextureCoordinates,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98]" office:value-type="string" office:string-value="SetTextureCoordinates," calcext:value-type="string">
            <text:p>SetTextureCoordinates,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9]" office:value-type="string" office:string-value="SetTextureCoordinates," calcext:value-type="string">
            <text:p>SetTextureCoordinates,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0]" office:value-type="string" office:string-value="SetTextureCoordinates," calcext:value-type="string">
            <text:p>SetTextureCoordinates,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01]" office:value-type="string" office:string-value="SetTextureCoordinates," calcext:value-type="string">
            <text:p>SetTextureCoordinates,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02]" office:value-type="string" office:string-value="SetTextureCoordinates," calcext:value-type="string">
            <text:p>SetTextureCoordinates,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3]" office:value-type="string" office:string-value="SetTextureCoordinates," calcext:value-type="string">
            <text:p>SetTextureCoordinates,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4]" office:value-type="string" office:string-value="SetTextureCoordinates," calcext:value-type="string">
            <text:p>SetTextureCoordinates,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05]" office:value-type="string" office:string-value="SetTextureCoordinates," calcext:value-type="string">
            <text:p>SetTextureCoordinates,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06]" office:value-type="string" office:string-value="SetTextureCoordinates," calcext:value-type="string">
            <text:p>SetTextureCoordinates,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7]" office:value-type="string" office:string-value="SetTextureCoordinates," calcext:value-type="string">
            <text:p>SetTextureCoordinates,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8]" office:value-type="string" office:string-value="SetTextureCoordinates," calcext:value-type="string">
            <text:p>SetTextureCoordinates,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09]" office:value-type="string" office:string-value="SetTextureCoordinates," calcext:value-type="string">
            <text:p>SetTextureCoordinates,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0]" office:value-type="string" office:string-value="SetTextureCoordinates," calcext:value-type="string">
            <text:p>SetTextureCoordinates,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1]" office:value-type="string" office:string-value="SetTextureCoordinates," calcext:value-type="string">
            <text:p>SetTextureCoordinates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12]" office:value-type="string" office:string-value="SetTextureCoordinates," calcext:value-type="string">
            <text:p>SetTextureCoordinates,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13]" office:value-type="string" office:string-value="SetTextureCoordinates," calcext:value-type="string">
            <text:p>SetTextureCoordinates,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4]" office:value-type="string" office:string-value="SetTextureCoordinates," calcext:value-type="string">
            <text:p>SetTextureCoordinates,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5]" office:value-type="string" office:string-value="SetTextureCoordinates," calcext:value-type="string">
            <text:p>SetTextureCoordinates,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16]" office:value-type="string" office:string-value="SetTextureCoordinates," calcext:value-type="string">
            <text:p>SetTextureCoordinates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0" office:value-type="string" calcext:value-type="string">
            <text:p>;ウィング部レール</text:p>
          </table:table-cell>
          <table:table-cell table:style-name="ce64" table:number-columns-repeated="6"/>
          <table:table-cell table:style-name="ce100"/>
        </table:table-row>
        <table:table-row table:style-name="ro1">
          <table:table-cell office:value-type="string" calcext:value-type="string">
            <text:p>;右分岐側踏面頭三角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-[.B10]/2-[.B8]" office:value-type="float" office:value="-0.086" calcext:value-type="float">
            <text:p>-0.0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F253]-([.B10]/2)/TAN([.H15]);[.B1]-1)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20]" office:value-type="string" office:string-value="AddVertex," calcext:value-type="string">
            <text:p>AddVertex,</text:p>
          </table:table-cell>
          <table:table-cell table:formula="of:=[.B322]+([.B320]-[.B322])/2" office:value-type="float" office:value="-0.0535" calcext:value-type="float">
            <text:p>-0.0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F320]+([.B8]/2)/TAN([.H15]);[.B1]-1)" office:value-type="float" office:value="21.901" calcext:value-type="float">
            <text:p>21.901</text:p>
          </table:table-cell>
          <table:table-cell table:number-columns-repeated="2"/>
        </table:table-row>
        <table:table-row table:style-name="ro1">
          <table:table-cell table:formula="of:=[.A321]" office:value-type="string" office:string-value="AddVertex," calcext:value-type="string">
            <text:p>AddVertex,</text:p>
          </table:table-cell>
          <table:table-cell table:formula="of:=[.B320]+[.B8]" office:value-type="float" office:value="-0.021" calcext:value-type="float">
            <text:p>-0.0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0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287]+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formula="of:=[.B323]+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formula="of:=[.D323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右分岐側踏面三角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ROUND([.B328]-[.B11]*TAN([.H15]);[.B1]-1)" office:value-type="float" office:value="-0.1535" calcext:value-type="float">
            <text:p>-0.1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7]+[.B11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325]" office:value-type="string" office:string-value="AddVertex," calcext:value-type="string">
            <text:p>AddVertex,</text:p>
          </table:table-cell>
          <table:table-cell table:formula="of:=[.B325]" office:value-type="float" office:value="-0.1535" calcext:value-type="float">
            <text:p>-0.1535</text:p>
          </table:table-cell>
          <table:table-cell office:value-type="string" calcext:value-type="string">
            <text:p>,</text:p>
          </table:table-cell>
          <table:table-cell table:formula="of:=[.D325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25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326]" office:value-type="string" office:string-value="AddVertex," calcext:value-type="string">
            <text:p>AddVertex,</text:p>
          </table:table-cell>
          <table:table-cell table:formula="of:=[.B322]+([.B320]-[.B322])/2" office:value-type="float" office:value="-0.0535" calcext:value-type="float">
            <text:p>-0.0535</text:p>
          </table:table-cell>
          <table:table-cell office:value-type="string" calcext:value-type="string">
            <text:p>,</text:p>
          </table:table-cell>
          <table:table-cell table:formula="of:=[.D32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22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27]" office:value-type="string" office:string-value="AddVertex," calcext:value-type="string">
            <text:p>AddVertex,</text:p>
          </table:table-cell>
          <table:table-cell table:formula="of:=[.B327]" office:value-type="float" office:value="-0.0535" calcext:value-type="float">
            <text:p>-0.0535</text:p>
          </table:table-cell>
          <table:table-cell office:value-type="string" calcext:value-type="string">
            <text:p>,</text:p>
          </table:table-cell>
          <table:table-cell table:formula="of:=[.D3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7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2,</text:p>
          </table:table-cell>
          <table:table-cell table:formula="of:=[.F323]+1"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formula="of:=[.B329]+1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formula="of:=[.D329]+1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formula="of:=[.F329]+1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;左分岐側踏面頭三角</text:p>
          </table:table-cell>
          <table:table-cell table:number-columns-repeated="7"/>
        </table:table-row>
        <table:table-row table:style-name="ro1">
          <table:table-cell table:formula="of:=[.A320]" office:value-type="string" office:string-value="AddVertex," calcext:value-type="string">
            <text:p>AddVertex,</text:p>
          </table:table-cell>
          <table:table-cell table:formula="of:=-[.B322]" office:value-type="float" office:value="0.021" calcext:value-type="float">
            <text:p>0.0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0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21]" office:value-type="string" office:string-value="AddVertex," calcext:value-type="string">
            <text:p>AddVertex,</text:p>
          </table:table-cell>
          <table:table-cell table:formula="of:=-[.B321]" office:value-type="float" office:value="0.0535" calcext:value-type="float">
            <text:p>0.0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1]" office:value-type="float" office:value="21.901" calcext:value-type="float">
            <text:p>21.901</text:p>
          </table:table-cell>
          <table:table-cell table:number-columns-repeated="2"/>
        </table:table-row>
        <table:table-row table:style-name="ro1">
          <table:table-cell table:formula="of:=[.A322]" office:value-type="string" office:string-value="AddVertex," calcext:value-type="string">
            <text:p>AddVertex,</text:p>
          </table:table-cell>
          <table:table-cell table:formula="of:=-[.B320]" office:value-type="float" office:value="0.086" calcext:value-type="float">
            <text:p>0.0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2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23]" office:value-type="string" office:string-value="AddFace," calcext:value-type="string">
            <text:p>AddFace,</text:p>
          </table:table-cell>
          <table:table-cell table:formula="of:=[.H329]+1"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table:formula="of:=[.B334]+1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formula="of:=[.D334]+1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左分岐側踏面三角腹</text:p>
          </table:table-cell>
          <table:table-cell table:number-columns-repeated="7"/>
        </table:table-row>
        <table:table-row table:style-name="ro1">
          <table:table-cell table:formula="of:=[.A325]" office:value-type="string" office:string-value="AddVertex," calcext:value-type="string">
            <text:p>AddVertex,</text:p>
          </table:table-cell>
          <table:table-cell table:formula="of:=-[.B325]" office:value-type="float" office:value="0.1535" calcext:value-type="float">
            <text:p>0.1535</text:p>
          </table:table-cell>
          <table:table-cell office:value-type="string" calcext:value-type="string">
            <text:p>,</text:p>
          </table:table-cell>
          <table:table-cell table:formula="of:=[.D3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5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326]" office:value-type="string" office:string-value="AddVertex," calcext:value-type="string">
            <text:p>AddVertex,</text:p>
          </table:table-cell>
          <table:table-cell table:formula="of:=[.B336]" office:value-type="float" office:value="0.1535" calcext:value-type="float">
            <text:p>0.1535</text:p>
          </table:table-cell>
          <table:table-cell office:value-type="string" calcext:value-type="string">
            <text:p>,</text:p>
          </table:table-cell>
          <table:table-cell table:formula="of:=[.D326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26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327]" office:value-type="string" office:string-value="AddVertex," calcext:value-type="string">
            <text:p>AddVertex,</text:p>
          </table:table-cell>
          <table:table-cell table:formula="of:=-[.B327]" office:value-type="float" office:value="0.0535" calcext:value-type="float">
            <text:p>0.0535</text:p>
          </table:table-cell>
          <table:table-cell office:value-type="string" calcext:value-type="string">
            <text:p>,</text:p>
          </table:table-cell>
          <table:table-cell table:formula="of:=[.D32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27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28]" office:value-type="string" office:string-value="AddVertex," calcext:value-type="string">
            <text:p>AddVertex,</text:p>
          </table:table-cell>
          <table:table-cell table:formula="of:=[.B338]" office:value-type="float" office:value="0.0535" calcext:value-type="float">
            <text:p>0.0535</text:p>
          </table:table-cell>
          <table:table-cell office:value-type="string" calcext:value-type="string">
            <text:p>,</text:p>
          </table:table-cell>
          <table:table-cell table:formula="of:=[.D3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8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29]" office:value-type="string" office:string-value="AddFace2," calcext:value-type="string">
            <text:p>AddFace2,</text:p>
          </table:table-cell>
          <table:table-cell table:formula="of:=[.F334]+1"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formula="of:=[.B340]+1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formula="of:=[.D340]+1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formula="of:=[.F340]+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1]" office:value-type="string" office:string-value="SetTextureCoordinates," calcext:value-type="string">
            <text:p>SetTextureCoordinates,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2]" office:value-type="string" office:string-value="SetTextureCoordinates," calcext:value-type="string">
            <text:p>SetTextureCoordinates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3]" office:value-type="string" office:string-value="SetTextureCoordinates," calcext:value-type="string">
            <text:p>SetTextureCoordinates,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4]" office:value-type="string" office:string-value="SetTextureCoordinates," calcext:value-type="string">
            <text:p>SetTextureCoordinates,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5]" office:value-type="string" office:string-value="SetTextureCoordinates," calcext:value-type="string">
            <text:p>SetTextureCoordinates,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6]" office:value-type="string" office:string-value="SetTextureCoordinates," calcext:value-type="string">
            <text:p>SetTextureCoordinates,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7]" office:value-type="string" office:string-value="SetTextureCoordinates," calcext:value-type="string">
            <text:p>SetTextureCoordinates,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8]" office:value-type="string" office:string-value="SetTextureCoordinates," calcext:value-type="string">
            <text:p>SetTextureCoordinates,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9]" office:value-type="string" office:string-value="SetTextureCoordinates," calcext:value-type="string">
            <text:p>SetTextureCoordinates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50]" office:value-type="string" office:string-value="SetTextureCoordinates," calcext:value-type="string">
            <text:p>SetTextureCoordinates,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1]" office:value-type="string" office:string-value="SetTextureCoordinates," calcext:value-type="string">
            <text:p>SetTextureCoordinates,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2]" office:value-type="string" office:string-value="SetTextureCoordinates," calcext:value-type="string">
            <text:p>SetTextureCoordinates,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53]" office:value-type="string" office:string-value="SetTextureCoordinates," calcext:value-type="string">
            <text:p>SetTextureCoordinates,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0" office:value-type="string" calcext:value-type="string">
            <text:p>;リード部</text:p>
          </table:table-cell>
          <table:table-cell table:style-name="ce64" table:number-columns-repeated="6"/>
          <table:table-cell table:style-name="ce100"/>
        </table:table-row>
        <table:table-row table:style-name="ro1">
          <table:table-cell office:value-type="string" calcext:value-type="string">
            <text:p>;右分岐側左レール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320]" office:value-type="float" office:value="-0.086" calcext:value-type="float">
            <text:p>-0.0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0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57]" office:value-type="string" office:string-value="AddVertex," calcext:value-type="string">
            <text:p>AddVertex,</text:p>
          </table:table-cell>
          <table:table-cell table:formula="of:=[.B322]" office:value-type="float" office:value="-0.021" calcext:value-type="float">
            <text:p>-0.0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7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58]" office:value-type="string" office:string-value="AddVertex," calcext:value-type="string">
            <text:p>AddVertex,</text:p>
          </table:table-cell>
          <table:table-cell table:formula="of:=ROUND([.G17]-[.B2]/2;[.B1]-1)" office:value-type="float" office:value="-0.0836" calcext:value-type="float">
            <text:p>-0.08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59]" office:value-type="string" office:string-value="AddVertex," calcext:value-type="string">
            <text:p>AddVertex,</text:p>
          </table:table-cell>
          <table:table-cell table:formula="of:=[.B359]-[.B8]" office:value-type="float" office:value="-0.1486" calcext:value-type="float">
            <text:p>-0.14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table:formula="of:=[.H340]+1"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formula="of:=[.B361]+1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formula="of:=[.D361]+1"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formula="of:=[.F361]+1" office:value-type="float" office:value="143" calcext:value-type="float">
            <text:p>143</text:p>
          </table:table-cell>
        </table:table-row>
        <table:table-row table:style-name="ro1">
          <table:table-cell table:formula="of:=[.A357]" office:value-type="string" office:string-value="AddVertex," calcext:value-type="string">
            <text:p>AddVertex,</text:p>
          </table:table-cell>
          <table:table-cell table:formula="of:=[.B360]" office:value-type="float" office:value="-0.1486" calcext:value-type="float">
            <text:p>-0.14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58]" office:value-type="string" office:string-value="AddVertex," calcext:value-type="string">
            <text:p>AddVertex,</text:p>
          </table:table-cell>
          <table:table-cell table:formula="of:=[.B359]" office:value-type="float" office:value="-0.0836" calcext:value-type="float">
            <text:p>-0.08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59]" office:value-type="string" office:string-value="AddVertex," calcext:value-type="string">
            <text:p>AddVertex,</text:p>
          </table:table-cell>
          <table:table-cell table:formula="of:=ROUND([.F17]-[.B2]/2;[.B1]-1)" office:value-type="float" office:value="-0.2456" calcext:value-type="float">
            <text:p>-0.245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60]" office:value-type="string" office:string-value="AddVertex," calcext:value-type="string">
            <text:p>AddVertex,</text:p>
          </table:table-cell>
          <table:table-cell table:formula="of:=[.B364]-[.B8]" office:value-type="float" office:value="-0.3106" calcext:value-type="float">
            <text:p>-0.310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61]" office:value-type="string" office:string-value="AddFace," calcext:value-type="string">
            <text:p>AddFace,</text:p>
          </table:table-cell>
          <table:table-cell table:formula="of:=[.H361]+1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[.B366]+1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formula="of:=[.D366]+1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formula="of:=[.F366]+1" office:value-type="float" office:value="147" calcext:value-type="float">
            <text:p>147</text:p>
          </table:table-cell>
        </table:table-row>
        <table:table-row table:style-name="ro1">
          <table:table-cell table:formula="of:=[.A357]" office:value-type="string" office:string-value="AddVertex," calcext:value-type="string">
            <text:p>AddVertex,</text:p>
          </table:table-cell>
          <table:table-cell table:formula="of:=[.B365]" office:value-type="float" office:value="-0.3106" calcext:value-type="float">
            <text:p>-0.310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58]" office:value-type="string" office:string-value="AddVertex," calcext:value-type="string">
            <text:p>AddVertex,</text:p>
          </table:table-cell>
          <table:table-cell table:formula="of:=[.B364]" office:value-type="float" office:value="-0.2456" calcext:value-type="float">
            <text:p>-0.245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7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59]" office:value-type="string" office:string-value="AddVertex," calcext:value-type="string">
            <text:p>AddVertex,</text:p>
          </table:table-cell>
          <table:table-cell table:formula="of:=ROUND([.E17]-[.B2]/2;[.B1]-1)" office:value-type="float" office:value="-0.3716" calcext:value-type="float">
            <text:p>-0.37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60]" office:value-type="string" office:string-value="AddVertex," calcext:value-type="string">
            <text:p>AddVertex,</text:p>
          </table:table-cell>
          <table:table-cell table:formula="of:=[.B369]-[.B8]" office:value-type="float" office:value="-0.4366" calcext:value-type="float">
            <text:p>-0.43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9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61]" office:value-type="string" office:string-value="AddFace," calcext:value-type="string">
            <text:p>AddFace,</text:p>
          </table:table-cell>
          <table:table-cell table:formula="of:=[.H366]+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formula="of:=[.B371]+1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formula="of:=[.D371]+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formula="of:=[.F371]+1" office:value-type="float" office:value="151" calcext:value-type="float">
            <text:p>151</text:p>
          </table:table-cell>
        </table:table-row>
        <table:table-row table:style-name="ro1">
          <table:table-cell table:formula="of:=[.A362]" office:value-type="string" office:string-value="AddVertex," calcext:value-type="string">
            <text:p>AddVertex,</text:p>
          </table:table-cell>
          <table:table-cell table:formula="of:=[.B370]" office:value-type="float" office:value="-0.4366" calcext:value-type="float">
            <text:p>-0.43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63]" office:value-type="string" office:string-value="AddVertex," calcext:value-type="string">
            <text:p>AddVertex,</text:p>
          </table:table-cell>
          <table:table-cell table:formula="of:=[.B369]" office:value-type="float" office:value="-0.3716" calcext:value-type="float">
            <text:p>-0.37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2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64]" office:value-type="string" office:string-value="AddVertex," calcext:value-type="string">
            <text:p>AddVertex,</text:p>
          </table:table-cell>
          <table:table-cell table:formula="of:=ROUND([.D17]-[.B2]/2;[.B1]-1)" office:value-type="float" office:value="-0.4616" calcext:value-type="float">
            <text:p>-0.46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365]" office:value-type="string" office:string-value="AddVertex," calcext:value-type="string">
            <text:p>AddVertex,</text:p>
          </table:table-cell>
          <table:table-cell table:formula="of:=[.B374]-[.B8]" office:value-type="float" office:value="-0.5266" calcext:value-type="float">
            <text:p>-0.52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4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366]" office:value-type="string" office:string-value="AddFace," calcext:value-type="string">
            <text:p>AddFace,</text:p>
          </table:table-cell>
          <table:table-cell table:formula="of:=[.H371]+1"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formula="of:=[.B376]+1"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formula="of:=[.D376]+1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formula="of:=[.F376]+1" office:value-type="float" office:value="155" calcext:value-type="float">
            <text:p>155</text:p>
          </table:table-cell>
        </table:table-row>
        <table:table-row table:style-name="ro1">
          <table:table-cell table:formula="of:=[.A367]" office:value-type="string" office:string-value="AddVertex," calcext:value-type="string">
            <text:p>AddVertex,</text:p>
          </table:table-cell>
          <table:table-cell table:formula="of:=[.B375]" office:value-type="float" office:value="-0.5266" calcext:value-type="float">
            <text:p>-0.52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368]" office:value-type="string" office:string-value="AddVertex," calcext:value-type="string">
            <text:p>AddVertex,</text:p>
          </table:table-cell>
          <table:table-cell table:formula="of:=[.B374]" office:value-type="float" office:value="-0.4616" calcext:value-type="float">
            <text:p>-0.46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7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369]" office:value-type="string" office:string-value="AddVertex," calcext:value-type="string">
            <text:p>AddVertex,</text:p>
          </table:table-cell>
          <table:table-cell table:formula="of:=[.B383]" office:value-type="float" office:value="-0.5155" calcext:value-type="float">
            <text:p>-0.51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82]" office:value-type="float" office:value="7.0509" calcext:value-type="float">
            <text:p>7.0509</text:p>
          </table:table-cell>
          <table:table-cell table:number-columns-repeated="2"/>
        </table:table-row>
        <table:table-row table:style-name="ro1">
          <table:table-cell table:formula="of:=[.A370]" office:value-type="string" office:string-value="AddVertex," calcext:value-type="string">
            <text:p>AddVertex,</text:p>
          </table:table-cell>
          <table:table-cell table:formula="of:=[.B384]-[.B8]" office:value-type="float" office:value="-0.5805" calcext:value-type="float">
            <text:p>-0.58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9]" office:value-type="float" office:value="7.0509" calcext:value-type="float">
            <text:p>7.0509</text:p>
          </table:table-cell>
          <table:table-cell table:number-columns-repeated="2"/>
        </table:table-row>
        <table:table-row table:style-name="ro1">
          <table:table-cell table:formula="of:=[.A371]" office:value-type="string" office:string-value="AddFace," calcext:value-type="string">
            <text:p>AddFace,</text:p>
          </table:table-cell>
          <table:table-cell table:formula="of:=[.H376]+1" office:value-type="float" office:value="156" calcext:value-type="float">
            <text:p>156</text:p>
          </table:table-cell>
          <table:table-cell table:formula="of:=[.C371]" office:value-type="string" office:string-value="," calcext:value-type="string">
            <text:p>,</text:p>
          </table:table-cell>
          <table:table-cell table:formula="of:=[.B381]+1" office:value-type="float" office:value="157" calcext:value-type="float">
            <text:p>157</text:p>
          </table:table-cell>
          <table:table-cell table:formula="of:=[.E371]" office:value-type="string" office:string-value="," calcext:value-type="string">
            <text:p>,</text:p>
          </table:table-cell>
          <table:table-cell table:formula="of:=[.D381]+1" office:value-type="float" office:value="158" calcext:value-type="float">
            <text:p>158</text:p>
          </table:table-cell>
          <table:table-cell table:formula="of:=[.G371]" office:value-type="string" office:string-value="," calcext:value-type="string">
            <text:p>,</text:p>
          </table:table-cell>
          <table:table-cell table:formula="of:=[.F381]+1" office:value-type="float" office:value="159" calcext:value-type="float">
            <text:p>159</text:p>
          </table:table-cell>
        </table:table-row>
        <table:table-row table:style-name="ro1">
          <table:table-cell table:formula="of:=[.A377]" office:value-type="string" office:string-value="AddVertex," calcext:value-type="string">
            <text:p>AddVertex,</text:p>
          </table:table-cell>
          <table:table-cell table:formula="of:=[.B380]" office:value-type="float" office:value="-0.5805" calcext:value-type="float">
            <text:p>-0.58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F384]+([.B8]-([.B384]-[.B385]))/TAN([.D15]);[.B1]-1)" office:value-type="float" office:value="7.0509" calcext:value-type="float">
            <text:p>7.0509</text:p>
          </table:table-cell>
          <table:table-cell table:number-columns-repeated="2"/>
        </table:table-row>
        <table:table-row table:style-name="ro1">
          <table:table-cell table:formula="of:=[.A378]" office:value-type="string" office:string-value="AddVertex," calcext:value-type="string">
            <text:p>AddVertex,</text:p>
          </table:table-cell>
          <table:table-cell table:formula="of:=[.B382]+[.B8]" office:value-type="float" office:value="-0.5155" calcext:value-type="float">
            <text:p>-0.51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82]" office:value-type="float" office:value="7.0509" calcext:value-type="float">
            <text:p>7.0509</text:p>
          </table:table-cell>
          <table:table-cell table:number-columns-repeated="2"/>
        </table:table-row>
        <table:table-row table:style-name="ro1">
          <table:table-cell table:formula="of:=[.A379]" office:value-type="string" office:string-value="AddVertex," calcext:value-type="string">
            <text:p>AddVertex,</text:p>
          </table:table-cell>
          <table:table-cell table:formula="of:=[.B388]" office:value-type="float" office:value="-0.5155" calcext:value-type="float">
            <text:p>-0.51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8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380]" office:value-type="string" office:string-value="AddVertex," calcext:value-type="string">
            <text:p>AddVertex,</text:p>
          </table:table-cell>
          <table:table-cell table:formula="of:=[.B387]" office:value-type="float" office:value="-0.5515" calcext:value-type="float">
            <text:p>-0.55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84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381]" office:value-type="string" office:string-value="AddFace," calcext:value-type="string">
            <text:p>AddFace,</text:p>
          </table:table-cell>
          <table:table-cell table:formula="of:=[.H381]+1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B386]+1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formula="of:=[.D386]+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formula="of:=[.F386]+1" office:value-type="float" office:value="163" calcext:value-type="float">
            <text:p>163</text:p>
          </table:table-cell>
        </table:table-row>
        <table:table-row table:style-name="ro1">
          <table:table-cell table:formula="of:=[.A377]" office:value-type="string" office:string-value="AddVertex," calcext:value-type="string">
            <text:p>AddVertex,</text:p>
          </table:table-cell>
          <table:table-cell table:formula="of:=[.B112]" office:value-type="float" office:value="-0.5515" calcext:value-type="float">
            <text:p>-0.55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378]" office:value-type="string" office:string-value="AddVertex," calcext:value-type="string">
            <text:p>AddVertex,</text:p>
          </table:table-cell>
          <table:table-cell table:formula="of:=ROUND([.C17]-[.B2]/2;[.B1]-1)" office:value-type="float" office:value="-0.5155" calcext:value-type="float">
            <text:p>-0.51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8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379]" office:value-type="string" office:string-value="AddVertex," calcext:value-type="string">
            <text:p>AddVertex,</text:p>
          </table:table-cell>
          <table:table-cell table:formula="of:=[.B113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6]" office:value-type="string" office:string-value="AddFace," calcext:value-type="string">
            <text:p>AddFace,</text:p>
          </table:table-cell>
          <table:table-cell table:formula="of:=[.H386]+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B390]+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formula="of:=[.D390]+1"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右分岐側左レール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357]-([.B357]-[.B358])/2" office:value-type="float" office:value="-0.0535" calcext:value-type="float">
            <text:p>-0.0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7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92]" office:value-type="string" office:string-value="AddVertex," calcext:value-type="string">
            <text:p>AddVertex,</text:p>
          </table:table-cell>
          <table:table-cell table:formula="of:=[.B392]" office:value-type="float" office:value="-0.0535" calcext:value-type="float">
            <text:p>-0.0535</text:p>
          </table:table-cell>
          <table:table-cell office:value-type="string" calcext:value-type="string">
            <text:p>,</text:p>
          </table:table-cell>
          <table:table-cell table:formula="of:=[.D392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92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93]" office:value-type="string" office:string-value="AddVertex," calcext:value-type="string">
            <text:p>AddVertex,</text:p>
          </table:table-cell>
          <table:table-cell table:formula="of:=[.B360]-([.B360]-[.B359])/2" office:value-type="float" office:value="-0.1161" calcext:value-type="float">
            <text:p>-0.1161</text:p>
          </table:table-cell>
          <table:table-cell office:value-type="string" calcext:value-type="string">
            <text:p>,</text:p>
          </table:table-cell>
          <table:table-cell table:formula="of:=[.D39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5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4]" office:value-type="string" office:string-value="AddVertex," calcext:value-type="string">
            <text:p>AddVertex,</text:p>
          </table:table-cell>
          <table:table-cell table:formula="of:=[.B394]" office:value-type="float" office:value="-0.1161" calcext:value-type="float">
            <text:p>-0.1161</text:p>
          </table:table-cell>
          <table:table-cell office:value-type="string" calcext:value-type="string">
            <text:p>,</text:p>
          </table:table-cell>
          <table:table-cell table:formula="of:=[.D39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2,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formula="of:=[.B396]+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formula="of:=[.D396]+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.F396]+1" office:value-type="float" office:value="170" calcext:value-type="float">
            <text:p>170</text:p>
          </table:table-cell>
        </table:table-row>
        <table:table-row table:style-name="ro1">
          <table:table-cell table:formula="of:=[.A392]" office:value-type="string" office:string-value="AddVertex," calcext:value-type="string">
            <text:p>AddVertex,</text:p>
          </table:table-cell>
          <table:table-cell table:formula="of:=[.B395]" office:value-type="float" office:value="-0.1161" calcext:value-type="float">
            <text:p>-0.1161</text:p>
          </table:table-cell>
          <table:table-cell office:value-type="string" calcext:value-type="string">
            <text:p>,</text:p>
          </table:table-cell>
          <table:table-cell table:formula="of:=[.D39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9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3]" office:value-type="string" office:string-value="AddVertex," calcext:value-type="string">
            <text:p>AddVertex,</text:p>
          </table:table-cell>
          <table:table-cell table:formula="of:=[.B397]" office:value-type="float" office:value="-0.1161" calcext:value-type="float">
            <text:p>-0.1161</text:p>
          </table:table-cell>
          <table:table-cell office:value-type="string" calcext:value-type="string">
            <text:p>,</text:p>
          </table:table-cell>
          <table:table-cell table:formula="of:=[.D39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9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4]" office:value-type="string" office:string-value="AddVertex," calcext:value-type="string">
            <text:p>AddVertex,</text:p>
          </table:table-cell>
          <table:table-cell table:formula="of:=[.B365]-([.B365]-[.B364])/2" office:value-type="float" office:value="-0.2781" calcext:value-type="float">
            <text:p>-0.2781</text:p>
          </table:table-cell>
          <table:table-cell office:value-type="string" calcext:value-type="string">
            <text:p>,</text:p>
          </table:table-cell>
          <table:table-cell table:formula="of:=[.D39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6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95]" office:value-type="string" office:string-value="AddVertex," calcext:value-type="string">
            <text:p>AddVertex,</text:p>
          </table:table-cell>
          <table:table-cell table:formula="of:=[.B399]" office:value-type="float" office:value="-0.2781" calcext:value-type="float">
            <text:p>-0.2781</text:p>
          </table:table-cell>
          <table:table-cell office:value-type="string" calcext:value-type="string">
            <text:p>,</text:p>
          </table:table-cell>
          <table:table-cell table:formula="of:=[.D39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99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96]" office:value-type="string" office:string-value="AddFace2," calcext:value-type="string">
            <text:p>AddFace2,</text:p>
          </table:table-cell>
          <table:table-cell table:formula="of:=[.H396]+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.B401]+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formula="of:=[.D401]+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formula="of:=[.F401]+1" office:value-type="float" office:value="174" calcext:value-type="float">
            <text:p>174</text:p>
          </table:table-cell>
        </table:table-row>
        <table:table-row table:style-name="ro1">
          <table:table-cell table:formula="of:=[.A392]" office:value-type="string" office:string-value="AddVertex," calcext:value-type="string">
            <text:p>AddVertex,</text:p>
          </table:table-cell>
          <table:table-cell table:formula="of:=[.B400]" office:value-type="float" office:value="-0.2781" calcext:value-type="float">
            <text:p>-0.2781</text:p>
          </table:table-cell>
          <table:table-cell office:value-type="string" calcext:value-type="string">
            <text:p>,</text:p>
          </table:table-cell>
          <table:table-cell table:formula="of:=[.D39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0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93]" office:value-type="string" office:string-value="AddVertex," calcext:value-type="string">
            <text:p>AddVertex,</text:p>
          </table:table-cell>
          <table:table-cell table:formula="of:=[.B402]" office:value-type="float" office:value="-0.2781" calcext:value-type="float">
            <text:p>-0.2781</text:p>
          </table:table-cell>
          <table:table-cell office:value-type="string" calcext:value-type="string">
            <text:p>,</text:p>
          </table:table-cell>
          <table:table-cell table:formula="of:=[.D39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0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394]" office:value-type="string" office:string-value="AddVertex," calcext:value-type="string">
            <text:p>AddVertex,</text:p>
          </table:table-cell>
          <table:table-cell table:formula="of:=[.B370]-([.B370]-[.B369])/2" office:value-type="float" office:value="-0.4041" calcext:value-type="float">
            <text:p>-0.4041</text:p>
          </table:table-cell>
          <table:table-cell office:value-type="string" calcext:value-type="string">
            <text:p>,</text:p>
          </table:table-cell>
          <table:table-cell table:formula="of:=[.D39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69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95]" office:value-type="string" office:string-value="AddVertex," calcext:value-type="string">
            <text:p>AddVertex,</text:p>
          </table:table-cell>
          <table:table-cell table:formula="of:=[.B404]" office:value-type="float" office:value="-0.4041" calcext:value-type="float">
            <text:p>-0.4041</text:p>
          </table:table-cell>
          <table:table-cell office:value-type="string" calcext:value-type="string">
            <text:p>,</text:p>
          </table:table-cell>
          <table:table-cell table:formula="of:=[.D40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4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396]" office:value-type="string" office:string-value="AddFace2," calcext:value-type="string">
            <text:p>AddFace2,</text:p>
          </table:table-cell>
          <table:table-cell table:formula="of:=[.H401]+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.B406]+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formula="of:=[.D406]+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formula="of:=[.F406]+1" office:value-type="float" office:value="178" calcext:value-type="float">
            <text:p>178</text:p>
          </table:table-cell>
        </table:table-row>
        <table:table-row table:style-name="ro1">
          <table:table-cell table:formula="of:=[.A402]" office:value-type="string" office:string-value="AddVertex," calcext:value-type="string">
            <text:p>AddVertex,</text:p>
          </table:table-cell>
          <table:table-cell table:formula="of:=[.B405]" office:value-type="float" office:value="-0.4041" calcext:value-type="float">
            <text:p>-0.4041</text:p>
          </table:table-cell>
          <table:table-cell office:value-type="string" calcext:value-type="string">
            <text:p>,</text:p>
          </table:table-cell>
          <table:table-cell table:formula="of:=[.D40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5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3]" office:value-type="string" office:string-value="AddVertex," calcext:value-type="string">
            <text:p>AddVertex,</text:p>
          </table:table-cell>
          <table:table-cell table:formula="of:=[.B407]" office:value-type="float" office:value="-0.4041" calcext:value-type="float">
            <text:p>-0.4041</text:p>
          </table:table-cell>
          <table:table-cell office:value-type="string" calcext:value-type="string">
            <text:p>,</text:p>
          </table:table-cell>
          <table:table-cell table:formula="of:=[.D40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0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4]" office:value-type="string" office:string-value="AddVertex," calcext:value-type="string">
            <text:p>AddVertex,</text:p>
          </table:table-cell>
          <table:table-cell table:formula="of:=[.B375]-([.B375]-[.B374])/2" office:value-type="float" office:value="-0.4941" calcext:value-type="float">
            <text:p>-0.4941</text:p>
          </table:table-cell>
          <table:table-cell office:value-type="string" calcext:value-type="string">
            <text:p>,</text:p>
          </table:table-cell>
          <table:table-cell table:formula="of:=[.D40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74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05]" office:value-type="string" office:string-value="AddVertex," calcext:value-type="string">
            <text:p>AddVertex,</text:p>
          </table:table-cell>
          <table:table-cell table:formula="of:=[.B409]" office:value-type="float" office:value="-0.4941" calcext:value-type="float">
            <text:p>-0.4941</text:p>
          </table:table-cell>
          <table:table-cell office:value-type="string" calcext:value-type="string">
            <text:p>,</text:p>
          </table:table-cell>
          <table:table-cell table:formula="of:=[.D40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09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06]" office:value-type="string" office:string-value="AddFace2," calcext:value-type="string">
            <text:p>AddFace2,</text:p>
          </table:table-cell>
          <table:table-cell table:formula="of:=[.H406]+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formula="of:=[.B411]+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formula="of:=[.D411]+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formula="of:=[.F411]+1" office:value-type="float" office:value="182" calcext:value-type="float">
            <text:p>182</text:p>
          </table:table-cell>
        </table:table-row>
        <table:table-row table:style-name="ro1">
          <table:table-cell table:formula="of:=[.A407]" office:value-type="string" office:string-value="AddVertex," calcext:value-type="string">
            <text:p>AddVertex,</text:p>
          </table:table-cell>
          <table:table-cell table:formula="of:=[.B410]" office:value-type="float" office:value="-0.4941" calcext:value-type="float">
            <text:p>-0.4941</text:p>
          </table:table-cell>
          <table:table-cell office:value-type="string" calcext:value-type="string">
            <text:p>,</text:p>
          </table:table-cell>
          <table:table-cell table:formula="of:=[.D40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0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08]" office:value-type="string" office:string-value="AddVertex," calcext:value-type="string">
            <text:p>AddVertex,</text:p>
          </table:table-cell>
          <table:table-cell table:formula="of:=[.B412]" office:value-type="float" office:value="-0.4941" calcext:value-type="float">
            <text:p>-0.4941</text:p>
          </table:table-cell>
          <table:table-cell office:value-type="string" calcext:value-type="string">
            <text:p>,</text:p>
          </table:table-cell>
          <table:table-cell table:formula="of:=[.D40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1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09]" office:value-type="string" office:string-value="AddVertex," calcext:value-type="string">
            <text:p>AddVertex,</text:p>
          </table:table-cell>
          <table:table-cell table:formula="of:=[.B388]-[.B8]/2" office:value-type="float" office:value="-0.548" calcext:value-type="float">
            <text:p>-0.548</text:p>
          </table:table-cell>
          <table:table-cell office:value-type="string" calcext:value-type="string">
            <text:p>,</text:p>
          </table:table-cell>
          <table:table-cell table:formula="of:=[.D40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85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10]" office:value-type="string" office:string-value="AddVertex," calcext:value-type="string">
            <text:p>AddVertex,</text:p>
          </table:table-cell>
          <table:table-cell table:formula="of:=[.B414]" office:value-type="float" office:value="-0.548" calcext:value-type="float">
            <text:p>-0.548</text:p>
          </table:table-cell>
          <table:table-cell office:value-type="string" calcext:value-type="string">
            <text:p>,</text:p>
          </table:table-cell>
          <table:table-cell table:formula="of:=[.D4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4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11]" office:value-type="string" office:string-value="AddFace2," calcext:value-type="string">
            <text:p>AddFace2,</text:p>
          </table:table-cell>
          <table:table-cell table:formula="of:=[.H411]+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[.B416]+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formula="of:=[.D416]+1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formula="of:=[.F416]+1" office:value-type="float" office:value="186" calcext:value-type="float">
            <text:p>186</text:p>
          </table:table-cell>
        </table:table-row>
        <table:table-row table:style-name="ro1">
          <table:table-cell table:formula="of:=[.A412]" office:value-type="string" office:string-value="AddVertex," calcext:value-type="string">
            <text:p>AddVertex,</text:p>
          </table:table-cell>
          <table:table-cell table:formula="of:=[.B415]" office:value-type="float" office:value="-0.548" calcext:value-type="float">
            <text:p>-0.548</text:p>
          </table:table-cell>
          <table:table-cell office:value-type="string" calcext:value-type="string">
            <text:p>,</text:p>
          </table:table-cell>
          <table:table-cell table:formula="of:=[.D4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5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13]" office:value-type="string" office:string-value="AddVertex," calcext:value-type="string">
            <text:p>AddVertex,</text:p>
          </table:table-cell>
          <table:table-cell table:formula="of:=[.B417]" office:value-type="float" office:value="-0.548" calcext:value-type="float">
            <text:p>-0.548</text:p>
          </table:table-cell>
          <table:table-cell office:value-type="string" calcext:value-type="string">
            <text:p>,</text:p>
          </table:table-cell>
          <table:table-cell table:formula="of:=[.D41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1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14]" office:value-type="string" office:string-value="AddVertex," calcext:value-type="string">
            <text:p>AddVertex,</text:p>
          </table:table-cell>
          <table:table-cell table:formula="of:=[.B389]-[.B8]/2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41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38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15]" office:value-type="string" office:string-value="AddVertex," calcext:value-type="string">
            <text:p>AddVertex,</text:p>
          </table:table-cell>
          <table:table-cell table:formula="of:=[.B419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4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16]" office:value-type="string" office:string-value="AddFace2," calcext:value-type="string">
            <text:p>AddFace2,</text:p>
          </table:table-cell>
          <table:table-cell table:formula="of:=[.H416]+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[.B421]+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formula="of:=[.D421]+1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formula="of:=[.F421]+1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;左分岐側右レール頭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-[.B358]" office:value-type="float" office:value="0.021" calcext:value-type="float">
            <text:p>0.0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31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423]" office:value-type="string" office:string-value="AddVertex," calcext:value-type="string">
            <text:p>AddVertex,</text:p>
          </table:table-cell>
          <table:table-cell table:formula="of:=-[.B357]" office:value-type="float" office:value="0.086" calcext:value-type="float">
            <text:p>0.0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3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424]" office:value-type="string" office:string-value="AddVertex," calcext:value-type="string">
            <text:p>AddVertex,</text:p>
          </table:table-cell>
          <table:table-cell table:formula="of:=-[.B360]" office:value-type="float" office:value="0.1486" calcext:value-type="float">
            <text:p>0.14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5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25]" office:value-type="string" office:string-value="AddVertex," calcext:value-type="string">
            <text:p>AddVertex,</text:p>
          </table:table-cell>
          <table:table-cell table:formula="of:=-[.B359]" office:value-type="float" office:value="0.0836" calcext:value-type="float">
            <text:p>0.08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formula="of:=[.B427]+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formula="of:=[.D427]+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formula="of:=[.F427]+1" office:value-type="float" office:value="194" calcext:value-type="float">
            <text:p>194</text:p>
          </table:table-cell>
        </table:table-row>
        <table:table-row table:style-name="ro1">
          <table:table-cell table:formula="of:=[.A423]" office:value-type="string" office:string-value="AddVertex," calcext:value-type="string">
            <text:p>AddVertex,</text:p>
          </table:table-cell>
          <table:table-cell table:formula="of:=[.B426]" office:value-type="float" office:value="0.0836" calcext:value-type="float">
            <text:p>0.08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24]" office:value-type="string" office:string-value="AddVertex," calcext:value-type="string">
            <text:p>AddVertex,</text:p>
          </table:table-cell>
          <table:table-cell table:formula="of:=[.B425]" office:value-type="float" office:value="0.1486" calcext:value-type="float">
            <text:p>0.14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25]" office:value-type="string" office:string-value="AddVertex," calcext:value-type="string">
            <text:p>AddVertex,</text:p>
          </table:table-cell>
          <table:table-cell table:formula="of:=-[.B365]" office:value-type="float" office:value="0.3106" calcext:value-type="float">
            <text:p>0.310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4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26]" office:value-type="string" office:string-value="AddVertex," calcext:value-type="string">
            <text:p>AddVertex,</text:p>
          </table:table-cell>
          <table:table-cell table:formula="of:=-[.B364]" office:value-type="float" office:value="0.2456" calcext:value-type="float">
            <text:p>0.245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30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27]" office:value-type="string" office:string-value="AddFace," calcext:value-type="string">
            <text:p>AddFace,</text:p>
          </table:table-cell>
          <table:table-cell table:formula="of:=[.H427]+1"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.B432]+1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formula="of:=[.D432]+1"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formula="of:=[.F432]+1" office:value-type="float" office:value="198" calcext:value-type="float">
            <text:p>198</text:p>
          </table:table-cell>
        </table:table-row>
        <table:table-row table:style-name="ro1">
          <table:table-cell table:formula="of:=[.A428]" office:value-type="string" office:string-value="AddVertex," calcext:value-type="string">
            <text:p>AddVertex,</text:p>
          </table:table-cell>
          <table:table-cell table:formula="of:=[.B431]" office:value-type="float" office:value="0.2456" calcext:value-type="float">
            <text:p>0.245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31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29]" office:value-type="string" office:string-value="AddVertex," calcext:value-type="string">
            <text:p>AddVertex,</text:p>
          </table:table-cell>
          <table:table-cell table:formula="of:=[.B430]" office:value-type="float" office:value="0.3106" calcext:value-type="float">
            <text:p>0.310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33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30]" office:value-type="string" office:string-value="AddVertex," calcext:value-type="string">
            <text:p>AddVertex,</text:p>
          </table:table-cell>
          <table:table-cell table:formula="of:=-[.B370]" office:value-type="float" office:value="0.4366" calcext:value-type="float">
            <text:p>0.43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69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31]" office:value-type="string" office:string-value="AddVertex," calcext:value-type="string">
            <text:p>AddVertex,</text:p>
          </table:table-cell>
          <table:table-cell table:formula="of:=-[.B369]" office:value-type="float" office:value="0.3716" calcext:value-type="float">
            <text:p>0.37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35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32]" office:value-type="string" office:string-value="AddFace," calcext:value-type="string">
            <text:p>AddFace,</text:p>
          </table:table-cell>
          <table:table-cell table:formula="of:=[.H432]+1"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formula="of:=[.B437]+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formula="of:=[.D437]+1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formula="of:=[.F437]+1" office:value-type="float" office:value="202" calcext:value-type="float">
            <text:p>202</text:p>
          </table:table-cell>
        </table:table-row>
        <table:table-row table:style-name="ro1">
          <table:table-cell table:formula="of:=[.A433]" office:value-type="string" office:string-value="AddVertex," calcext:value-type="string">
            <text:p>AddVertex,</text:p>
          </table:table-cell>
          <table:table-cell table:formula="of:=[.B436]" office:value-type="float" office:value="0.3716" calcext:value-type="float">
            <text:p>0.37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3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34]" office:value-type="string" office:string-value="AddVertex," calcext:value-type="string">
            <text:p>AddVertex,</text:p>
          </table:table-cell>
          <table:table-cell table:formula="of:=[.B435]" office:value-type="float" office:value="0.4366" calcext:value-type="float">
            <text:p>0.43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38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35]" office:value-type="string" office:string-value="AddVertex," calcext:value-type="string">
            <text:p>AddVertex,</text:p>
          </table:table-cell>
          <table:table-cell table:formula="of:=-[.B375]" office:value-type="float" office:value="0.5266" calcext:value-type="float">
            <text:p>0.52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74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36]" office:value-type="string" office:string-value="AddVertex," calcext:value-type="string">
            <text:p>AddVertex,</text:p>
          </table:table-cell>
          <table:table-cell table:formula="of:=-[.B374]" office:value-type="float" office:value="0.4616" calcext:value-type="float">
            <text:p>0.46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0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37]" office:value-type="string" office:string-value="AddFace," calcext:value-type="string">
            <text:p>AddFace,</text:p>
          </table:table-cell>
          <table:table-cell table:formula="of:=[.H437]+1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[.B442]+1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formula="of:=[.D442]+1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formula="of:=[.F442]+1" office:value-type="float" office:value="206" calcext:value-type="float">
            <text:p>206</text:p>
          </table:table-cell>
        </table:table-row>
        <table:table-row table:style-name="ro1">
          <table:table-cell table:formula="of:=[.A438]" office:value-type="string" office:string-value="AddVertex," calcext:value-type="string">
            <text:p>AddVertex,</text:p>
          </table:table-cell>
          <table:table-cell table:formula="of:=[.B441]" office:value-type="float" office:value="0.4616" calcext:value-type="float">
            <text:p>0.461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1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39]" office:value-type="string" office:string-value="AddVertex," calcext:value-type="string">
            <text:p>AddVertex,</text:p>
          </table:table-cell>
          <table:table-cell table:formula="of:=[.B440]" office:value-type="float" office:value="0.5266" calcext:value-type="float">
            <text:p>0.52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3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40]" office:value-type="string" office:string-value="AddVertex," calcext:value-type="string">
            <text:p>AddVertex,</text:p>
          </table:table-cell>
          <table:table-cell table:formula="of:=ROUND([.B446]+[.B8]*0.6;[.B1]-1)" office:value-type="float" office:value="0.4467" calcext:value-type="float">
            <text:p>0.446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84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41]" office:value-type="string" office:string-value="AddVertex," calcext:value-type="string">
            <text:p>AddVertex,</text:p>
          </table:table-cell>
          <table:table-cell table:formula="of:=[.B441]-([.B45]-[.B46])" office:value-type="float" office:value="0.4077" calcext:value-type="float">
            <text:p>0.407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5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42]" office:value-type="string" office:string-value="AddFace," calcext:value-type="string">
            <text:p>AddFace,</text:p>
          </table:table-cell>
          <table:table-cell table:formula="of:=[.H442]+1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formula="of:=[.B447]+1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formula="of:=[.D447]+1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formula="of:=[.F447]+1" office:value-type="float" office:value="210" calcext:value-type="float">
            <text:p>210</text:p>
          </table:table-cell>
        </table:table-row>
        <table:table-row table:style-name="ro1">
          <table:table-cell table:formula="of:=[.A443]" office:value-type="string" office:string-value="AddVertex," calcext:value-type="string">
            <text:p>AddVertex,</text:p>
          </table:table-cell>
          <table:table-cell table:formula="of:=[.B446]" office:value-type="float" office:value="0.4077" calcext:value-type="float">
            <text:p>0.407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44]" office:value-type="string" office:string-value="AddVertex," calcext:value-type="string">
            <text:p>AddVertex,</text:p>
          </table:table-cell>
          <table:table-cell table:formula="of:=[.B445]" office:value-type="float" office:value="0.4467" calcext:value-type="float">
            <text:p>0.446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48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45]" office:value-type="string" office:string-value="AddVertex," calcext:value-type="string">
            <text:p>AddVertex,</text:p>
          </table:table-cell>
          <table:table-cell table:formula="of:=ROUND(-([.B2]/2-[.B2]*[.B12]/100);[.B1]-1)" office:value-type="float" office:value="0.2668" calcext:value-type="float">
            <text:p>0.266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47]" office:value-type="string" office:string-value="AddFace," calcext:value-type="string">
            <text:p>AddFace,</text:p>
          </table:table-cell>
          <table:table-cell table:formula="of:=[.H447]+1"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formula="of:=[.B451]+1"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formula="of:=[.D451]+1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;左分岐側右レール腹</text:p>
          </table:table-cell>
          <table:table-cell table:number-columns-repeated="7"/>
        </table:table-row>
        <table:table-row table:style-name="ro1">
          <table:table-cell table:formula="of:=[.A392]" office:value-type="string" office:string-value="AddVertex," calcext:value-type="string">
            <text:p>AddVertex,</text:p>
          </table:table-cell>
          <table:table-cell table:formula="of:=[.B423]+([.B424]-[.B423])/2" office:value-type="float" office:value="0.0535" calcext:value-type="float">
            <text:p>0.0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23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93]" office:value-type="string" office:string-value="AddVertex," calcext:value-type="string">
            <text:p>AddVertex,</text:p>
          </table:table-cell>
          <table:table-cell table:formula="of:=[.B453]" office:value-type="float" office:value="0.0535" calcext:value-type="float">
            <text:p>0.0535</text:p>
          </table:table-cell>
          <table:table-cell office:value-type="string" calcext:value-type="string">
            <text:p>,</text:p>
          </table:table-cell>
          <table:table-cell table:formula="of:=[.D453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3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394]" office:value-type="string" office:string-value="AddVertex," calcext:value-type="string">
            <text:p>AddVertex,</text:p>
          </table:table-cell>
          <table:table-cell table:formula="of:=[.B426]+([.B425]-[.B426])/2" office:value-type="float" office:value="0.1161" calcext:value-type="float">
            <text:p>0.1161</text:p>
          </table:table-cell>
          <table:table-cell office:value-type="string" calcext:value-type="string">
            <text:p>,</text:p>
          </table:table-cell>
          <table:table-cell table:formula="of:=[.D45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2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5]" office:value-type="string" office:string-value="AddVertex," calcext:value-type="string">
            <text:p>AddVertex,</text:p>
          </table:table-cell>
          <table:table-cell table:formula="of:=[.B455]" office:value-type="float" office:value="0.1161" calcext:value-type="float">
            <text:p>0.1161</text:p>
          </table:table-cell>
          <table:table-cell office:value-type="string" calcext:value-type="string">
            <text:p>,</text:p>
          </table:table-cell>
          <table:table-cell table:formula="of:=[.D4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5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6]" office:value-type="string" office:string-value="AddFace2," calcext:value-type="string">
            <text:p>AddFace2,</text:p>
          </table:table-cell>
          <table:table-cell table:formula="of:=[.F451]+1"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formula="of:=[.B457]+1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formula="of:=[.D457]+1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formula="of:=[.F457]+1" office:value-type="float" office:value="217" calcext:value-type="float">
            <text:p>217</text:p>
          </table:table-cell>
        </table:table-row>
        <table:table-row table:style-name="ro1">
          <table:table-cell table:formula="of:=[.A397]" office:value-type="string" office:string-value="AddVertex," calcext:value-type="string">
            <text:p>AddVertex,</text:p>
          </table:table-cell>
          <table:table-cell table:formula="of:=[.B456]" office:value-type="float" office:value="0.1161" calcext:value-type="float">
            <text:p>0.1161</text:p>
          </table:table-cell>
          <table:table-cell office:value-type="string" calcext:value-type="string">
            <text:p>,</text:p>
          </table:table-cell>
          <table:table-cell table:formula="of:=[.D4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5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8]" office:value-type="string" office:string-value="AddVertex," calcext:value-type="string">
            <text:p>AddVertex,</text:p>
          </table:table-cell>
          <table:table-cell table:formula="of:=[.B458]" office:value-type="float" office:value="0.1161" calcext:value-type="float">
            <text:p>0.1161</text:p>
          </table:table-cell>
          <table:table-cell office:value-type="string" calcext:value-type="string">
            <text:p>,</text:p>
          </table:table-cell>
          <table:table-cell table:formula="of:=[.D45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99]" office:value-type="string" office:string-value="AddVertex," calcext:value-type="string">
            <text:p>AddVertex,</text:p>
          </table:table-cell>
          <table:table-cell table:formula="of:=[.B431]+([.B430]-[.B431])/2" office:value-type="float" office:value="0.2781" calcext:value-type="float">
            <text:p>0.2781</text:p>
          </table:table-cell>
          <table:table-cell office:value-type="string" calcext:value-type="string">
            <text:p>,</text:p>
          </table:table-cell>
          <table:table-cell table:formula="of:=[.D45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30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00]" office:value-type="string" office:string-value="AddVertex," calcext:value-type="string">
            <text:p>AddVertex,</text:p>
          </table:table-cell>
          <table:table-cell table:formula="of:=[.B460]" office:value-type="float" office:value="0.2781" calcext:value-type="float">
            <text:p>0.2781</text:p>
          </table:table-cell>
          <table:table-cell office:value-type="string" calcext:value-type="string">
            <text:p>,</text:p>
          </table:table-cell>
          <table:table-cell table:formula="of:=[.D4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60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01]" office:value-type="string" office:string-value="AddFace2," calcext:value-type="string">
            <text:p>AddFace2,</text:p>
          </table:table-cell>
          <table:table-cell table:formula="of:=[.H457]+1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formula="of:=[.B462]+1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formula="of:=[.D462]+1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[.F462]+1" office:value-type="float" office:value="221" calcext:value-type="float">
            <text:p>221</text:p>
          </table:table-cell>
        </table:table-row>
        <table:table-row table:style-name="ro1">
          <table:table-cell table:formula="of:=[.A402]" office:value-type="string" office:string-value="AddVertex," calcext:value-type="string">
            <text:p>AddVertex,</text:p>
          </table:table-cell>
          <table:table-cell table:formula="of:=[.B461]" office:value-type="float" office:value="0.2781" calcext:value-type="float">
            <text:p>0.2781</text:p>
          </table:table-cell>
          <table:table-cell office:value-type="string" calcext:value-type="string">
            <text:p>,</text:p>
          </table:table-cell>
          <table:table-cell table:formula="of:=[.D4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61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03]" office:value-type="string" office:string-value="AddVertex," calcext:value-type="string">
            <text:p>AddVertex,</text:p>
          </table:table-cell>
          <table:table-cell table:formula="of:=[.B463]" office:value-type="float" office:value="0.2781" calcext:value-type="float">
            <text:p>0.2781</text:p>
          </table:table-cell>
          <table:table-cell office:value-type="string" calcext:value-type="string">
            <text:p>,</text:p>
          </table:table-cell>
          <table:table-cell table:formula="of:=[.D45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3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404]" office:value-type="string" office:string-value="AddVertex," calcext:value-type="string">
            <text:p>AddVertex,</text:p>
          </table:table-cell>
          <table:table-cell table:formula="of:=[.B436]+([.B435]-[.B436])/2" office:value-type="float" office:value="0.4041" calcext:value-type="float">
            <text:p>0.4041</text:p>
          </table:table-cell>
          <table:table-cell office:value-type="string" calcext:value-type="string">
            <text:p>,</text:p>
          </table:table-cell>
          <table:table-cell table:formula="of:=[.D46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35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5]" office:value-type="string" office:string-value="AddVertex," calcext:value-type="string">
            <text:p>AddVertex,</text:p>
          </table:table-cell>
          <table:table-cell table:formula="of:=[.B465]" office:value-type="float" office:value="0.4041" calcext:value-type="float">
            <text:p>0.4041</text:p>
          </table:table-cell>
          <table:table-cell office:value-type="string" calcext:value-type="string">
            <text:p>,</text:p>
          </table:table-cell>
          <table:table-cell table:formula="of:=[.D46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65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6]" office:value-type="string" office:string-value="AddFace2," calcext:value-type="string">
            <text:p>AddFace2,</text:p>
          </table:table-cell>
          <table:table-cell table:formula="of:=[.H462]+1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formula="of:=[.B467]+1"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formula="of:=[.D467]+1"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table:formula="of:=[.F467]+1" office:value-type="float" office:value="225" calcext:value-type="float">
            <text:p>225</text:p>
          </table:table-cell>
        </table:table-row>
        <table:table-row table:style-name="ro1">
          <table:table-cell table:formula="of:=[.A407]" office:value-type="string" office:string-value="AddVertex," calcext:value-type="string">
            <text:p>AddVertex,</text:p>
          </table:table-cell>
          <table:table-cell table:formula="of:=[.B466]" office:value-type="float" office:value="0.4041" calcext:value-type="float">
            <text:p>0.4041</text:p>
          </table:table-cell>
          <table:table-cell office:value-type="string" calcext:value-type="string">
            <text:p>,</text:p>
          </table:table-cell>
          <table:table-cell table:formula="of:=[.D46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6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8]" office:value-type="string" office:string-value="AddVertex," calcext:value-type="string">
            <text:p>AddVertex,</text:p>
          </table:table-cell>
          <table:table-cell table:formula="of:=[.B468]" office:value-type="float" office:value="0.4041" calcext:value-type="float">
            <text:p>0.4041</text:p>
          </table:table-cell>
          <table:table-cell office:value-type="string" calcext:value-type="string">
            <text:p>,</text:p>
          </table:table-cell>
          <table:table-cell table:formula="of:=[.D46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68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409]" office:value-type="string" office:string-value="AddVertex," calcext:value-type="string">
            <text:p>AddVertex,</text:p>
          </table:table-cell>
          <table:table-cell table:formula="of:=[.B441]+([.B440]-[.B441])/2" office:value-type="float" office:value="0.4941" calcext:value-type="float">
            <text:p>0.4941</text:p>
          </table:table-cell>
          <table:table-cell office:value-type="string" calcext:value-type="string">
            <text:p>,</text:p>
          </table:table-cell>
          <table:table-cell table:formula="of:=[.D46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0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10]" office:value-type="string" office:string-value="AddVertex," calcext:value-type="string">
            <text:p>AddVertex,</text:p>
          </table:table-cell>
          <table:table-cell table:formula="of:=[.B470]" office:value-type="float" office:value="0.4941" calcext:value-type="float">
            <text:p>0.4941</text:p>
          </table:table-cell>
          <table:table-cell office:value-type="string" calcext:value-type="string">
            <text:p>,</text:p>
          </table:table-cell>
          <table:table-cell table:formula="of:=[.D46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70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11]" office:value-type="string" office:string-value="AddFace2," calcext:value-type="string">
            <text:p>AddFace2,</text:p>
          </table:table-cell>
          <table:table-cell table:formula="of:=[.H467]+1"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B472]+1"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table:formula="of:=[.D472]+1"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formula="of:=[.F472]+1" office:value-type="float" office:value="229" calcext:value-type="float">
            <text:p>229</text:p>
          </table:table-cell>
        </table:table-row>
        <table:table-row table:style-name="ro1">
          <table:table-cell table:formula="of:=[.A468]" office:value-type="string" office:string-value="AddVertex," calcext:value-type="string">
            <text:p>AddVertex,</text:p>
          </table:table-cell>
          <table:table-cell table:formula="of:=[.B471]" office:value-type="float" office:value="0.4941" calcext:value-type="float">
            <text:p>0.4941</text:p>
          </table:table-cell>
          <table:table-cell office:value-type="string" calcext:value-type="string">
            <text:p>,</text:p>
          </table:table-cell>
          <table:table-cell table:formula="of:=[.D46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71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69]" office:value-type="string" office:string-value="AddVertex," calcext:value-type="string">
            <text:p>AddVertex,</text:p>
          </table:table-cell>
          <table:table-cell table:formula="of:=[.B473]" office:value-type="float" office:value="0.4941" calcext:value-type="float">
            <text:p>0.4941</text:p>
          </table:table-cell>
          <table:table-cell office:value-type="string" calcext:value-type="string">
            <text:p>,</text:p>
          </table:table-cell>
          <table:table-cell table:formula="of:=[.D46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73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470]" office:value-type="string" office:string-value="AddVertex," calcext:value-type="string">
            <text:p>AddVertex,</text:p>
          </table:table-cell>
          <table:table-cell table:formula="of:=[.B446]+([.B445]-[.B446])/2" office:value-type="float" office:value="0.4272" calcext:value-type="float">
            <text:p>0.4272</text:p>
          </table:table-cell>
          <table:table-cell office:value-type="string" calcext:value-type="string">
            <text:p>,</text:p>
          </table:table-cell>
          <table:table-cell table:formula="of:=[.D47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45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71]" office:value-type="string" office:string-value="AddVertex," calcext:value-type="string">
            <text:p>AddVertex,</text:p>
          </table:table-cell>
          <table:table-cell table:formula="of:=[.B475]" office:value-type="float" office:value="0.4272" calcext:value-type="float">
            <text:p>0.4272</text:p>
          </table:table-cell>
          <table:table-cell office:value-type="string" calcext:value-type="string">
            <text:p>,</text:p>
          </table:table-cell>
          <table:table-cell table:formula="of:=[.D47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75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72]" office:value-type="string" office:string-value="AddFace2," calcext:value-type="string">
            <text:p>AddFace2,</text:p>
          </table:table-cell>
          <table:table-cell table:formula="of:=[.H472]+1"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formula="of:=[.B477]+1"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formula="of:=[.D477]+1"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formula="of:=[.F477]+1" office:value-type="float" office:value="233" calcext:value-type="float">
            <text:p>233</text:p>
          </table:table-cell>
        </table:table-row>
        <table:table-row table:style-name="ro1">
          <table:table-cell table:formula="of:=[.A473]" office:value-type="string" office:string-value="AddVertex," calcext:value-type="string">
            <text:p>AddVertex,</text:p>
          </table:table-cell>
          <table:table-cell table:formula="of:=[.B476]" office:value-type="float" office:value="0.4272" calcext:value-type="float">
            <text:p>0.4272</text:p>
          </table:table-cell>
          <table:table-cell office:value-type="string" calcext:value-type="string">
            <text:p>,</text:p>
          </table:table-cell>
          <table:table-cell table:formula="of:=[.D4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7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74]" office:value-type="string" office:string-value="AddVertex," calcext:value-type="string">
            <text:p>AddVertex,</text:p>
          </table:table-cell>
          <table:table-cell table:formula="of:=[.B478]" office:value-type="float" office:value="0.4272" calcext:value-type="float">
            <text:p>0.4272</text:p>
          </table:table-cell>
          <table:table-cell office:value-type="string" calcext:value-type="string">
            <text:p>,</text:p>
          </table:table-cell>
          <table:table-cell table:formula="of:=[.D47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78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475]" office:value-type="string" office:string-value="AddVertex," calcext:value-type="string">
            <text:p>AddVertex,</text:p>
          </table:table-cell>
          <table:table-cell table:formula="of:=[.B450]" office:value-type="float" office:value="0.2668" calcext:value-type="float">
            <text:p>0.2668</text:p>
          </table:table-cell>
          <table:table-cell office:value-type="string" calcext:value-type="string">
            <text:p>,</text:p>
          </table:table-cell>
          <table:table-cell table:formula="of:=[.D47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45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76]" office:value-type="string" office:string-value="AddVertex," calcext:value-type="string">
            <text:p>AddVertex,</text:p>
          </table:table-cell>
          <table:table-cell table:formula="of:=[.B480]" office:value-type="float" office:value="0.2668" calcext:value-type="float">
            <text:p>0.2668</text:p>
          </table:table-cell>
          <table:table-cell office:value-type="string" calcext:value-type="string">
            <text:p>,</text:p>
          </table:table-cell>
          <table:table-cell table:formula="of:=[.D4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48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77]" office:value-type="string" office:string-value="AddFace2," calcext:value-type="string">
            <text:p>AddFace2,</text:p>
          </table:table-cell>
          <table:table-cell table:formula="of:=[.H477]+1"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table:formula="of:=[.B482]+1"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table:formula="of:=[.D482]+1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formula="of:=[.F482]+1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formula="of:=[.D14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83]" office:value-type="string" office:string-value="SetTextureCoordinates," calcext:value-type="string">
            <text:p>SetTextureCoordinates,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formula="of:=[.D14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84]" office:value-type="string" office:string-value="SetTextureCoordinates," calcext:value-type="string">
            <text:p>SetTextureCoordinates,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formula="of:=[.D14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4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5]" office:value-type="string" office:string-value="SetTextureCoordinates," calcext:value-type="string">
            <text:p>SetTextureCoordinates,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table:formula="of:=[.D15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5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6]" office:value-type="string" office:string-value="SetTextureCoordinates," calcext:value-type="string">
            <text:p>SetTextureCoordinates,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[.D15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87]" office:value-type="string" office:string-value="SetTextureCoordinates," calcext:value-type="string">
            <text:p>SetTextureCoordinates,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formula="of:=[.D15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88]" office:value-type="string" office:string-value="SetTextureCoordinates," calcext:value-type="string">
            <text:p>SetTextureCoordinates,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formula="of:=[.D153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5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9]" office:value-type="string" office:string-value="SetTextureCoordinates," calcext:value-type="string">
            <text:p>SetTextureCoordinates,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table:formula="of:=[.D15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90]" office:value-type="string" office:string-value="SetTextureCoordinates," calcext:value-type="string">
            <text:p>SetTextureCoordinates,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formula="of:=[.D155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1]" office:value-type="string" office:string-value="SetTextureCoordinates," calcext:value-type="string">
            <text:p>SetTextureCoordinates,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formula="of:=[.D15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2]" office:value-type="string" office:string-value="SetTextureCoordinates," calcext:value-type="string">
            <text:p>SetTextureCoordinates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formula="of:=[.D15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5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93]" office:value-type="string" office:string-value="SetTextureCoordinates," calcext:value-type="string">
            <text:p>SetTextureCoordinates,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formula="of:=[.D158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94]" office:value-type="string" office:string-value="SetTextureCoordinates," calcext:value-type="string">
            <text:p>SetTextureCoordinates,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formula="of:=[.D15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5]" office:value-type="string" office:string-value="SetTextureCoordinates," calcext:value-type="string">
            <text:p>SetTextureCoordinates,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formula="of:=[.D16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6]" office:value-type="string" office:string-value="SetTextureCoordinates," calcext:value-type="string">
            <text:p>SetTextureCoordinates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formula="of:=[.D16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6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97]" office:value-type="string" office:string-value="SetTextureCoordinates," calcext:value-type="string">
            <text:p>SetTextureCoordinates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table:formula="of:=[.D162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6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98]" office:value-type="string" office:string-value="SetTextureCoordinates," calcext:value-type="string">
            <text:p>SetTextureCoordinates,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formula="of:=[.D16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9]" office:value-type="string" office:string-value="SetTextureCoordinates," calcext:value-type="string">
            <text:p>SetTextureCoordinates,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formula="of:=[.D16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0]" office:value-type="string" office:string-value="SetTextureCoordinates," calcext:value-type="string">
            <text:p>SetTextureCoordinates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formula="of:=[.D16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01]" office:value-type="string" office:string-value="SetTextureCoordinates," calcext:value-type="string">
            <text:p>SetTextureCoordinates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table:formula="of:=[.D166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02]" office:value-type="string" office:string-value="SetTextureCoordinates," calcext:value-type="string">
            <text:p>SetTextureCoordinates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D16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3]" office:value-type="string" office:string-value="SetTextureCoordinates," calcext:value-type="string">
            <text:p>SetTextureCoordinates,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formula="of:=[.D16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4]" office:value-type="string" office:string-value="SetTextureCoordinates," calcext:value-type="string">
            <text:p>SetTextureCoordinates,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formula="of:=[.D16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16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05]" office:value-type="string" office:string-value="SetTextureCoordinates," calcext:value-type="string">
            <text:p>SetTextureCoordinates,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formula="of:=0.5+0.5*0.6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.G17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06]" office:value-type="string" office:string-value="SetTextureCoordinates," calcext:value-type="string">
            <text:p>SetTextureCoordinates,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D506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7]" office:value-type="string" office:string-value="SetTextureCoordinates," calcext:value-type="string">
            <text:p>SetTextureCoordinates,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8]" office:value-type="string" office:string-value="SetTextureCoordinates," calcext:value-type="string">
            <text:p>SetTextureCoordinates,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09]" office:value-type="string" office:string-value="SetTextureCoordinates," calcext:value-type="string">
            <text:p>SetTextureCoordinates,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formula="of:=[.D17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0]" office:value-type="string" office:string-value="SetTextureCoordinates," calcext:value-type="string">
            <text:p>SetTextureCoordinates,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formula="of:=[.D17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1]" office:value-type="string" office:string-value="SetTextureCoordinates," calcext:value-type="string">
            <text:p>SetTextureCoordinates,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.D1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7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12]" office:value-type="string" office:string-value="SetTextureCoordinates," calcext:value-type="string">
            <text:p>SetTextureCoordinates,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formula="of:=[.D17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7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13]" office:value-type="string" office:string-value="SetTextureCoordinates," calcext:value-type="string">
            <text:p>SetTextureCoordinates,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.D175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4]" office:value-type="string" office:string-value="SetTextureCoordinates," calcext:value-type="string">
            <text:p>SetTextureCoordinates,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formula="of:=[.D1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5]" office:value-type="string" office:string-value="SetTextureCoordinates," calcext:value-type="string">
            <text:p>SetTextureCoordinates,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formula="of:=[.D17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7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16]" office:value-type="string" office:string-value="SetTextureCoordinates," calcext:value-type="string">
            <text:p>SetTextureCoordinates,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formula="of:=[.D178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17]" office:value-type="string" office:string-value="SetTextureCoordinates," calcext:value-type="string">
            <text:p>SetTextureCoordinates,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.D17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8]" office:value-type="string" office:string-value="SetTextureCoordinates," calcext:value-type="string">
            <text:p>SetTextureCoordinates,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formula="of:=[.D18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9]" office:value-type="string" office:string-value="SetTextureCoordinates," calcext:value-type="string">
            <text:p>SetTextureCoordinates,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formula="of:=[.D1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8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20]" office:value-type="string" office:string-value="SetTextureCoordinates," calcext:value-type="string">
            <text:p>SetTextureCoordinates,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formula="of:=[.D182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8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21]" office:value-type="string" office:string-value="SetTextureCoordinates," calcext:value-type="string">
            <text:p>SetTextureCoordinates,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formula="of:=[.D18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2]" office:value-type="string" office:string-value="SetTextureCoordinates," calcext:value-type="string">
            <text:p>SetTextureCoordinates,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formula="of:=[.D18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3]" office:value-type="string" office:string-value="SetTextureCoordinates," calcext:value-type="string">
            <text:p>SetTextureCoordinates,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formula="of:=[.D18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8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24]" office:value-type="string" office:string-value="SetTextureCoordinates," calcext:value-type="string">
            <text:p>SetTextureCoordinates,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formula="of:=[.D186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25]" office:value-type="string" office:string-value="SetTextureCoordinates," calcext:value-type="string">
            <text:p>SetTextureCoordinates,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formula="of:=[.D18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6]" office:value-type="string" office:string-value="SetTextureCoordinates," calcext:value-type="string">
            <text:p>SetTextureCoordinates,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formula="of:=[.D18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7]" office:value-type="string" office:string-value="SetTextureCoordinates," calcext:value-type="string">
            <text:p>SetTextureCoordinates,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formula="of:=[.D18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8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28]" office:value-type="string" office:string-value="SetTextureCoordinates," calcext:value-type="string">
            <text:p>SetTextureCoordinates,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formula="of:=[.D19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9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29]" office:value-type="string" office:string-value="SetTextureCoordinates," calcext:value-type="string">
            <text:p>SetTextureCoordinates,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formula="of:=[.D19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0]" office:value-type="string" office:string-value="SetTextureCoordinates," calcext:value-type="string">
            <text:p>SetTextureCoordinates,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formula="of:=[.D19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1]" office:value-type="string" office:string-value="SetTextureCoordinates," calcext:value-type="string">
            <text:p>SetTextureCoordinates,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formula="of:=[.D19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G19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32]" office:value-type="string" office:string-value="SetTextureCoordinates," calcext:value-type="string">
            <text:p>SetTextureCoordinates,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formula="of:=[.D19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G19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33]" office:value-type="string" office:string-value="SetTextureCoordinates," calcext:value-type="string">
            <text:p>SetTextureCoordinates,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formula="of:=[.D48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4]" office:value-type="string" office:string-value="SetTextureCoordinates," calcext:value-type="string">
            <text:p>SetTextureCoordinates,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formula="of:=[.D48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5]" office:value-type="string" office:string-value="SetTextureCoordinates," calcext:value-type="string">
            <text:p>SetTextureCoordinates,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formula="of:=[.D48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36]" office:value-type="string" office:string-value="SetTextureCoordinates," calcext:value-type="string">
            <text:p>SetTextureCoordinates,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table:formula="of:=[.D486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37]" office:value-type="string" office:string-value="SetTextureCoordinates," calcext:value-type="string">
            <text:p>SetTextureCoordinates,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.D48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8]" office:value-type="string" office:string-value="SetTextureCoordinates," calcext:value-type="string">
            <text:p>SetTextureCoordinates,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formula="of:=[.D48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9]" office:value-type="string" office:string-value="SetTextureCoordinates," calcext:value-type="string">
            <text:p>SetTextureCoordinates,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formula="of:=[.D48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8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0]" office:value-type="string" office:string-value="SetTextureCoordinates," calcext:value-type="string">
            <text:p>SetTextureCoordinates,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formula="of:=[.D49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9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1]" office:value-type="string" office:string-value="SetTextureCoordinates," calcext:value-type="string">
            <text:p>SetTextureCoordinates,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formula="of:=[.D49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42]" office:value-type="string" office:string-value="SetTextureCoordinates," calcext:value-type="string">
            <text:p>SetTextureCoordinates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formula="of:=[.D49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43]" office:value-type="string" office:string-value="SetTextureCoordinates," calcext:value-type="string">
            <text:p>SetTextureCoordinates,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formula="of:=[.D493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9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4]" office:value-type="string" office:string-value="SetTextureCoordinates," calcext:value-type="string">
            <text:p>SetTextureCoordinates,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formula="of:=[.D49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9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5]" office:value-type="string" office:string-value="SetTextureCoordinates," calcext:value-type="string">
            <text:p>SetTextureCoordinates,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formula="of:=[.D495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46]" office:value-type="string" office:string-value="SetTextureCoordinates," calcext:value-type="string">
            <text:p>SetTextureCoordinates,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formula="of:=[.D49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47]" office:value-type="string" office:string-value="SetTextureCoordinates," calcext:value-type="string">
            <text:p>SetTextureCoordinates,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formula="of:=[.D49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49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8]" office:value-type="string" office:string-value="SetTextureCoordinates," calcext:value-type="string">
            <text:p>SetTextureCoordinates,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formula="of:=[.D498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9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9]" office:value-type="string" office:string-value="SetTextureCoordinates," calcext:value-type="string">
            <text:p>SetTextureCoordinates,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formula="of:=[.D49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4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0]" office:value-type="string" office:string-value="SetTextureCoordinates," calcext:value-type="string">
            <text:p>SetTextureCoordinates,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formula="of:=[.D50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5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1]" office:value-type="string" office:string-value="SetTextureCoordinates," calcext:value-type="string">
            <text:p>SetTextureCoordinates,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.F50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52]" office:value-type="string" office:string-value="SetTextureCoordinates," calcext:value-type="string">
            <text:p>SetTextureCoordinates,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table:formula="of:=[.D55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0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53]" office:value-type="string" office:string-value="SetTextureCoordinates," calcext:value-type="string">
            <text:p>SetTextureCoordinates,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formula="of:=[.D55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4]" office:value-type="string" office:string-value="SetTextureCoordinates," calcext:value-type="string">
            <text:p>SetTextureCoordinates,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formula="of:=[.D552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5]" office:value-type="string" office:string-value="SetTextureCoordinates," calcext:value-type="string">
            <text:p>SetTextureCoordinates,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56]" office:value-type="string" office:string-value="SetTextureCoordinates," calcext:value-type="string">
            <text:p>SetTextureCoordinates,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formula="of:=[.D51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7]" office:value-type="string" office:string-value="SetTextureCoordinates," calcext:value-type="string">
            <text:p>SetTextureCoordinates,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formula="of:=[.D5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8]" office:value-type="string" office:string-value="SetTextureCoordinates," calcext:value-type="string">
            <text:p>SetTextureCoordinates,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formula="of:=[.D5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59]" office:value-type="string" office:string-value="SetTextureCoordinates," calcext:value-type="string">
            <text:p>SetTextureCoordinates,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formula="of:=[.D51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60]" office:value-type="string" office:string-value="SetTextureCoordinates," calcext:value-type="string">
            <text:p>SetTextureCoordinates,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formula="of:=[.D51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1]" office:value-type="string" office:string-value="SetTextureCoordinates," calcext:value-type="string">
            <text:p>SetTextureCoordinates,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formula="of:=[.D5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2]" office:value-type="string" office:string-value="SetTextureCoordinates," calcext:value-type="string">
            <text:p>SetTextureCoordinates,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formula="of:=[.D5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63]" office:value-type="string" office:string-value="SetTextureCoordinates," calcext:value-type="string">
            <text:p>SetTextureCoordinates,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table:formula="of:=[.D51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64]" office:value-type="string" office:string-value="SetTextureCoordinates," calcext:value-type="string">
            <text:p>SetTextureCoordinates,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formula="of:=[.D518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5]" office:value-type="string" office:string-value="SetTextureCoordinates," calcext:value-type="string">
            <text:p>SetTextureCoordinates,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formula="of:=[.D5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6]" office:value-type="string" office:string-value="SetTextureCoordinates," calcext:value-type="string">
            <text:p>SetTextureCoordinates,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table:formula="of:=[.D5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67]" office:value-type="string" office:string-value="SetTextureCoordinates," calcext:value-type="string">
            <text:p>SetTextureCoordinates,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table:formula="of:=[.D52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68]" office:value-type="string" office:string-value="SetTextureCoordinates," calcext:value-type="string">
            <text:p>SetTextureCoordinates,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formula="of:=[.D522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9]" office:value-type="string" office:string-value="SetTextureCoordinates," calcext:value-type="string">
            <text:p>SetTextureCoordinates,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table:formula="of:=[.D5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0]" office:value-type="string" office:string-value="SetTextureCoordinates," calcext:value-type="string">
            <text:p>SetTextureCoordinate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formula="of:=[.D5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71]" office:value-type="string" office:string-value="SetTextureCoordinates," calcext:value-type="string">
            <text:p>SetTextureCoordinates,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table:formula="of:=[.D525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2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72]" office:value-type="string" office:string-value="SetTextureCoordinates," calcext:value-type="string">
            <text:p>SetTextureCoordinates,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formula="of:=[.D526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3]" office:value-type="string" office:string-value="SetTextureCoordinates," calcext:value-type="string">
            <text:p>SetTextureCoordinates,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formula="of:=[.D5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4]" office:value-type="string" office:string-value="SetTextureCoordinates," calcext:value-type="string">
            <text:p>SetTextureCoordinate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formula="of:=[.D5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75]" office:value-type="string" office:string-value="SetTextureCoordinates," calcext:value-type="string">
            <text:p>SetTextureCoordinates,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formula="of:=[.D52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76]" office:value-type="string" office:string-value="SetTextureCoordinates," calcext:value-type="string">
            <text:p>SetTextureCoordinates,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table:formula="of:=[.D53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7]" office:value-type="string" office:string-value="SetTextureCoordinates," calcext:value-type="string">
            <text:p>SetTextureCoordinates,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table:formula="of:=[.D5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8]" office:value-type="string" office:string-value="SetTextureCoordinates," calcext:value-type="string">
            <text:p>SetTextureCoordinates,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formula="of:=[.D5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3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79]" office:value-type="string" office:string-value="SetTextureCoordinates," calcext:value-type="string">
            <text:p>SetTextureCoordinates,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table:formula="of:=[.D533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3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;先端部右レール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AddVertex,</text:p>
          </table:table-cell>
          <table:table-cell table:formula="of:=[.B2]/2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6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2]" office:value-type="string" office:string-value="AddVertex," calcext:value-type="string">
            <text:p>AddVertex,</text:p>
          </table:table-cell>
          <table:table-cell table:formula="of:=[.B582]+[.B8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2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3]" office:value-type="string" office:string-value="AddVertex," calcext:value-type="string">
            <text:p>AddVertex,</text:p>
          </table:table-cell>
          <table:table-cell table:formula="of:=[.B583]" office:value-type="float" office:value="0.5985" calcext:value-type="float">
            <text:p>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4]" office:value-type="string" office:string-value="AddVertex," calcext:value-type="string">
            <text:p>AddVertex,</text:p>
          </table:table-cell>
          <table:table-cell table:formula="of:=[.B582]" office:value-type="float" office:value="0.5335" calcext:value-type="float">
            <text:p>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AddFace,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formula="of:=[.B586]+1"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table:formula="of:=[.D586]+1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style-name="Default" table:formula="of:=[.F586]+1" office:value-type="float" office:value="241" calcext:value-type="float">
            <text:p>241</text:p>
          </table:table-cell>
        </table:table-row>
        <table:table-row table:style-name="ro1">
          <table:table-cell table:style-name="Default" table:formula="of:=[.A582]" office:value-type="string" office:string-value="AddVertex," calcext:value-type="string">
            <text:p>AddVertex,</text:p>
          </table:table-cell>
          <table:table-cell table:formula="of:=[.B582]+[.B8]/2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2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3]" office:value-type="string" office:string-value="AddVertex," calcext:value-type="string">
            <text:p>AddVertex,</text:p>
          </table:table-cell>
          <table:table-cell table:formula="of:=[.B587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0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83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4]" office:value-type="string" office:string-value="AddVertex," calcext:value-type="string">
            <text:p>AddVertex,</text:p>
          </table:table-cell>
          <table:table-cell table:formula="of:=[.B588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table:formula="of:=[.D58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58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5]" office:value-type="string" office:string-value="AddVertex," calcext:value-type="string">
            <text:p>AddVertex,</text:p>
          </table:table-cell>
          <table:table-cell table:formula="of:=[.B589]" office:value-type="float" office:value="0.566" calcext:value-type="float">
            <text:p>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5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AddFace2,</text:p>
          </table:table-cell>
          <table:table-cell table:formula="of:=[.H586]+1"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table:formula="of:=[.B591]+1"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table:formula="of:=[.D591]+1"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table:style-name="Default" table:formula="of:=[.F591]+1" office:value-type="float" office:value="245" calcext:value-type="float">
            <text:p>245</text:p>
          </table:table-cell>
        </table:table-row>
        <table:table-row table:style-name="ro1">
          <table:table-cell table:style-name="Default" office:value-type="string" calcext:value-type="string">
            <text:p>SetTextureCoordinates,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formula="of:=[.D54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2]" office:value-type="string" office:string-value="SetTextureCoordinates," calcext:value-type="string">
            <text:p>SetTextureCoordinates,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3]" office:value-type="string" office:string-value="SetTextureCoordinates," calcext:value-type="string">
            <text:p>SetTextureCoordinates,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4]" office:value-type="string" office:string-value="SetTextureCoordinates," calcext:value-type="string">
            <text:p>SetTextureCoordinates,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5]" office:value-type="string" office:string-value="SetTextureCoordinates," calcext:value-type="string">
            <text:p>SetTextureCoordinates,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49]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6]" office:value-type="string" office:string-value="SetTextureCoordinates," calcext:value-type="string">
            <text:p>SetTextureCoordinates,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50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7]" office:value-type="string" office:string-value="SetTextureCoordinates," calcext:value-type="string">
            <text:p>SetTextureCoordinates,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51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8]" office:value-type="string" office:string-value="SetTextureCoordinates," calcext:value-type="string">
            <text:p>SetTextureCoordinates,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52]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;先端部左レール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Default" table:formula="of:=[.A582]" office:value-type="string" office:string-value="AddVertex," calcext:value-type="string">
            <text:p>AddVertex,</text:p>
          </table:table-cell>
          <table:table-cell table:formula="of:=-[.B2]/2-[.B8]" office:value-type="float" office:value="-0.5985" calcext:value-type="float">
            <text:p>-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2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3]" office:value-type="string" office:string-value="AddVertex," calcext:value-type="string">
            <text:p>AddVertex,</text:p>
          </table:table-cell>
          <table:table-cell table:formula="of:=-[.B2]/2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3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4]" office:value-type="string" office:string-value="AddVertex," calcext:value-type="string">
            <text:p>AddVertex,</text:p>
          </table:table-cell>
          <table:table-cell table:formula="of:=[.B602]" office:value-type="float" office:value="-0.5335" calcext:value-type="float">
            <text:p>-0.53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5]" office:value-type="string" office:string-value="AddVertex," calcext:value-type="string">
            <text:p>AddVertex,</text:p>
          </table:table-cell>
          <table:table-cell table:formula="of:=[.B601]" office:value-type="float" office:value="-0.5985" calcext:value-type="float">
            <text:p>-0.59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85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6]" office:value-type="string" office:string-value="AddFace," calcext:value-type="string">
            <text:p>AddFace,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table:formula="of:=[.B605]+1"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table:formula="of:=[.D605]+1"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style-name="Default" table:formula="of:=[.F605]+1" office:value-type="float" office:value="249" calcext:value-type="float">
            <text:p>249</text:p>
          </table:table-cell>
        </table:table-row>
        <table:table-row table:style-name="ro1">
          <table:table-cell table:style-name="Default" table:formula="of:=[.A587]" office:value-type="string" office:string-value="AddVertex," calcext:value-type="string">
            <text:p>AddVertex,</text:p>
          </table:table-cell>
          <table:table-cell table:formula="of:=[.B601]+[.B8]/2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01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8]" office:value-type="string" office:string-value="AddVertex," calcext:value-type="string">
            <text:p>AddVertex,</text:p>
          </table:table-cell>
          <table:table-cell table:formula="of:=[.B606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0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02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89]" office:value-type="string" office:string-value="AddVertex," calcext:value-type="string">
            <text:p>AddVertex,</text:p>
          </table:table-cell>
          <table:table-cell table:formula="of:=[.B607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60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0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0]" office:value-type="string" office:string-value="AddVertex," calcext:value-type="string">
            <text:p>AddVertex,</text:p>
          </table:table-cell>
          <table:table-cell table:formula="of:=[.B608]" office:value-type="float" office:value="-0.566" calcext:value-type="float">
            <text:p>-0.566</text:p>
          </table:table-cell>
          <table:table-cell office:value-type="string" calcext:value-type="string">
            <text:p>,</text:p>
          </table:table-cell>
          <table:table-cell table:formula="of:=[.D60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0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1]" office:value-type="string" office:string-value="AddFace2," calcext:value-type="string">
            <text:p>AddFace2,</text:p>
          </table:table-cell>
          <table:table-cell table:formula="of:=[.H605]+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formula="of:=[.B610]+1"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table:formula="of:=[.D610]+1"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table:style-name="Default" table:formula="of:=[.F610]+1" office:value-type="float" office:value="253" calcext:value-type="float">
            <text:p>253</text:p>
          </table:table-cell>
        </table:table-row>
        <table:table-row table:style-name="ro1">
          <table:table-cell table:style-name="Default" table:formula="of:=[.A592]" office:value-type="string" office:string-value="SetTextureCoordinates," calcext:value-type="string">
            <text:p>SetTextureCoordinates,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table:formula="of:=[.D56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3]" office:value-type="string" office:string-value="SetTextureCoordinates," calcext:value-type="string">
            <text:p>SetTextureCoordinates,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4]" office:value-type="string" office:string-value="SetTextureCoordinates," calcext:value-type="string">
            <text:p>SetTextureCoordinates,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5]" office:value-type="string" office:string-value="SetTextureCoordinates," calcext:value-type="string">
            <text:p>SetTextureCoordinates,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6]" office:value-type="string" office:string-value="SetTextureCoordinates," calcext:value-type="string">
            <text:p>SetTextureCoordinates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68]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7]" office:value-type="string" office:string-value="SetTextureCoordinates," calcext:value-type="string">
            <text:p>SetTextureCoordinates,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6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8]" office:value-type="string" office:string-value="SetTextureCoordinates," calcext:value-type="string">
            <text:p>SetTextureCoordinates,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570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599]" office:value-type="string" office:string-value="SetTextureCoordinates," calcext:value-type="string">
            <text:p>SetTextureCoordinates,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.F571]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otat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0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DEGREES([.$H$17]/[.$H$16]);[.$B$1]-1)" office:value-type="float" office:value="1.8146" calcext:value-type="float">
            <text:p>1.8146</text:p>
          </table:table-cell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</table:table-row>
        <table:table-row table:style-name="ro1">
          <table:table-cell office:value-type="string" calcext:value-type="string">
            <text:p>;ウィング部右分岐側ウィングレール頭(車輪が踏まない部分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325]-[.B8]/2" office:value-type="float" office:value="-0.186" calcext:value-type="float">
            <text:p>-0.1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325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623]" office:value-type="string" office:string-value="AddVertex," calcext:value-type="string">
            <text:p>AddVertex,</text:p>
          </table:table-cell>
          <table:table-cell table:formula="of:=[.B623]+[.B8]" office:value-type="float" office:value="-0.121" calcext:value-type="float">
            <text:p>-0.1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3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624]" office:value-type="string" office:string-value="AddVertex," calcext:value-type="string">
            <text:p>AddVertex,</text:p>
          </table:table-cell>
          <table:table-cell table:formula="of:=[.B321]" office:value-type="float" office:value="-0.0535" calcext:value-type="float">
            <text:p>-0.0535</text:p>
          </table:table-cell>
          <table:table-cell table:formula="of:=[.C321]" office:value-type="string" office:string-value="," calcext:value-type="string">
            <text:p>,</text:p>
          </table:table-cell>
          <table:table-cell table:formula="of:=[.D321]" office:value-type="float" office:value="0" calcext:value-type="float">
            <text:p>0</text:p>
          </table:table-cell>
          <table:table-cell table:formula="of:=[.E321]" office:value-type="string" office:string-value="," calcext:value-type="string">
            <text:p>,</text:p>
          </table:table-cell>
          <table:table-cell table:formula="of:=[.F321]" office:value-type="float" office:value="21.901" calcext:value-type="float">
            <text:p>21.901</text:p>
          </table:table-cell>
          <table:table-cell table:number-columns-repeated="2"/>
        </table:table-row>
        <table:table-row table:style-name="ro1">
          <table:table-cell table:formula="of:=[.A625]" office:value-type="string" office:string-value="AddVertex," calcext:value-type="string">
            <text:p>AddVertex,</text:p>
          </table:table-cell>
          <table:table-cell table:formula="of:=[.B320]" office:value-type="float" office:value="-0.086" calcext:value-type="float">
            <text:p>-0.086</text:p>
          </table:table-cell>
          <table:table-cell table:formula="of:=[.C320]" office:value-type="string" office:string-value="," calcext:value-type="string">
            <text:p>,</text:p>
          </table:table-cell>
          <table:table-cell table:formula="of:=[.D320]" office:value-type="float" office:value="0" calcext:value-type="float">
            <text:p>0</text:p>
          </table:table-cell>
          <table:table-cell table:formula="of:=[.E320]" office:value-type="string" office:string-value="," calcext:value-type="string">
            <text:p>,</text:p>
          </table:table-cell>
          <table:table-cell table:formula="of:=[.F320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627]+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D627]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F627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;ウィング部左分岐側ウィングレール頭(車輪が踏まない部分)</text:p>
          </table:table-cell>
          <table:table-cell table:number-columns-repeated="7"/>
        </table:table-row>
        <table:table-row table:style-name="ro1">
          <table:table-cell table:formula="of:=[.A623]" office:value-type="string" office:string-value="AddVertex," calcext:value-type="string">
            <text:p>AddVertex,</text:p>
          </table:table-cell>
          <table:table-cell table:formula="of:=-[.B624]" office:value-type="float" office:value="0.121" calcext:value-type="float">
            <text:p>0.1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3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624]" office:value-type="string" office:string-value="AddVertex," calcext:value-type="string">
            <text:p>AddVertex,</text:p>
          </table:table-cell>
          <table:table-cell table:formula="of:=-[.B623]" office:value-type="float" office:value="0.186" calcext:value-type="float">
            <text:p>0.1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9]" office:value-type="float" office:value="23.2513" calcext:value-type="float">
            <text:p>23.2513</text:p>
          </table:table-cell>
          <table:table-cell table:number-columns-repeated="2"/>
        </table:table-row>
        <table:table-row table:style-name="ro1">
          <table:table-cell table:formula="of:=[.A625]" office:value-type="string" office:string-value="AddVertex," calcext:value-type="string">
            <text:p>AddVertex,</text:p>
          </table:table-cell>
          <table:table-cell table:formula="of:=-[.B626]" office:value-type="float" office:value="0.086" calcext:value-type="float">
            <text:p>0.08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6]" office:value-type="float" office:value="21.2513" calcext:value-type="float">
            <text:p>21.2513</text:p>
          </table:table-cell>
          <table:table-cell table:number-columns-repeated="2"/>
        </table:table-row>
        <table:table-row table:style-name="ro1">
          <table:table-cell table:formula="of:=[.A626]" office:value-type="string" office:string-value="AddVertex," calcext:value-type="string">
            <text:p>AddVertex,</text:p>
          </table:table-cell>
          <table:table-cell table:formula="of:=-[.B625]" office:value-type="float" office:value="0.0535" calcext:value-type="float">
            <text:p>0.05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5]" office:value-type="float" office:value="21.901" calcext:value-type="float">
            <text:p>21.901</text:p>
          </table:table-cell>
          <table:table-cell table:number-columns-repeated="2"/>
        </table:table-row>
        <table:table-row table:style-name="ro1">
          <table:table-cell table:formula="of:=[.A627]" office:value-type="string" office:string-value="AddFace," calcext:value-type="string">
            <text:p>AddFace,</text:p>
          </table:table-cell>
          <table:table-cell table:formula="of:=[.H627]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633]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633]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F633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;右分岐側ガードレール</text:p>
          </table:table-cell>
          <table:table-cell table:number-columns-repeated="7"/>
        </table:table-row>
        <table:table-row table:style-name="ro1">
          <table:table-cell table:formula="of:=[.A623]" office:value-type="string" office:string-value="AddVertex," calcext:value-type="string">
            <text:p>AddVertex,</text:p>
          </table:table-cell>
          <table:table-cell table:formula="of:=ROUND([.H17]-([.H16]-[.F635])*TAN([.H15])+[.B2]/2-[.B10]-[.B8];[.B1]-1)" office:value-type="float" office:value="1.0965" calcext:value-type="float">
            <text:p>1.09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5]+2.5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24]" office:value-type="string" office:string-value="AddVertex," calcext:value-type="string">
            <text:p>AddVertex,</text:p>
          </table:table-cell>
          <table:table-cell table:formula="of:=[.B635]+[.B8]" office:value-type="float" office:value="1.1615" calcext:value-type="float">
            <text:p>1.16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5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25]" office:value-type="string" office:string-value="AddVertex," calcext:value-type="string">
            <text:p>AddVertex,</text:p>
          </table:table-cell>
          <table:table-cell table:formula="of:=ROUND([.H17]-([.H16]-[.F637])*TAN([.H15])+[.B2]/2-[.B10];[.B1]-1)" office:value-type="float" office:value="0.9114" calcext:value-type="float">
            <text:p>0.91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25]-2.5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26]" office:value-type="string" office:string-value="AddVertex," calcext:value-type="string">
            <text:p>AddVertex,</text:p>
          </table:table-cell>
          <table:table-cell table:formula="of:=[.B637]-[.B8]" office:value-type="float" office:value="0.8464" calcext:value-type="float">
            <text:p>0.84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7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27]" office:value-type="string" office:string-value="AddFace," calcext:value-type="string">
            <text:p>AddFace,</text:p>
          </table:table-cell>
          <table:table-cell table:formula="of:=[.H633]+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639]+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639]+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639]+1" office:value-type="float" office:value="11" calcext:value-type="float">
            <text:p>11</text:p>
          </table:table-cell>
        </table:table-row>
        <table:table-row table:style-name="ro1">
          <table:table-cell table:formula="of:=[.A635]" office:value-type="string" office:string-value="AddVertex," calcext:value-type="string">
            <text:p>AddVertex,</text:p>
          </table:table-cell>
          <table:table-cell table:formula="of:=[.B636]" office:value-type="float" office:value="1.1615" calcext:value-type="float">
            <text:p>1.16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5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36]" office:value-type="string" office:string-value="AddVertex," calcext:value-type="string">
            <text:p>AddVertex,</text:p>
          </table:table-cell>
          <table:table-cell table:formula="of:=[.B636]" office:value-type="float" office:value="1.1615" calcext:value-type="float">
            <text:p>1.1615</text:p>
          </table:table-cell>
          <table:table-cell office:value-type="string" calcext:value-type="string">
            <text:p>,</text:p>
          </table:table-cell>
          <table:table-cell table:formula="of:=[.D640]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36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37]" office:value-type="string" office:string-value="AddVertex," calcext:value-type="string">
            <text:p>AddVertex,</text:p>
          </table:table-cell>
          <table:table-cell table:formula="of:=[.B637]" office:value-type="float" office:value="0.9114" calcext:value-type="float">
            <text:p>0.9114</text:p>
          </table:table-cell>
          <table:table-cell office:value-type="string" calcext:value-type="string">
            <text:p>,</text:p>
          </table:table-cell>
          <table:table-cell table:formula="of:=[.D64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37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38]" office:value-type="string" office:string-value="AddVertex," calcext:value-type="string">
            <text:p>AddVertex,</text:p>
          </table:table-cell>
          <table:table-cell table:formula="of:=[.B637]" office:value-type="float" office:value="0.9114" calcext:value-type="float">
            <text:p>0.9114</text:p>
          </table:table-cell>
          <table:table-cell office:value-type="string" calcext:value-type="string">
            <text:p>,</text:p>
          </table:table-cell>
          <table:table-cell table:formula="of:=[.D6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8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2,</text:p>
          </table:table-cell>
          <table:table-cell table:formula="of:=[.H639]+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644]+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644]+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F644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;左分岐側ガードレール</text:p>
          </table:table-cell>
          <table:table-cell table:number-columns-repeated="7"/>
        </table:table-row>
        <table:table-row table:style-name="ro1">
          <table:table-cell table:formula="of:=[.A635]" office:value-type="string" office:string-value="AddVertex," calcext:value-type="string">
            <text:p>AddVertex,</text:p>
          </table:table-cell>
          <table:table-cell table:formula="of:=-[.B636]" office:value-type="float" office:value="-1.1615" calcext:value-type="float">
            <text:p>-1.1615</text:p>
          </table:table-cell>
          <table:table-cell office:value-type="string" calcext:value-type="string">
            <text:p>,</text:p>
          </table:table-cell>
          <table:table-cell table:formula="of:=[.D6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5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36]" office:value-type="string" office:string-value="AddVertex," calcext:value-type="string">
            <text:p>AddVertex,</text:p>
          </table:table-cell>
          <table:table-cell table:formula="of:=-[.B635]" office:value-type="float" office:value="-1.0965" calcext:value-type="float">
            <text:p>-1.0965</text:p>
          </table:table-cell>
          <table:table-cell office:value-type="string" calcext:value-type="string">
            <text:p>,</text:p>
          </table:table-cell>
          <table:table-cell table:formula="of:=[.D6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6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37]" office:value-type="string" office:string-value="AddVertex," calcext:value-type="string">
            <text:p>AddVertex,</text:p>
          </table:table-cell>
          <table:table-cell table:formula="of:=-[.B638]" office:value-type="float" office:value="-0.8464" calcext:value-type="float">
            <text:p>-0.8464</text:p>
          </table:table-cell>
          <table:table-cell office:value-type="string" calcext:value-type="string">
            <text:p>,</text:p>
          </table:table-cell>
          <table:table-cell table:formula="of:=[.D6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7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38]" office:value-type="string" office:string-value="AddVertex," calcext:value-type="string">
            <text:p>AddVertex,</text:p>
          </table:table-cell>
          <table:table-cell table:formula="of:=-[.B637]" office:value-type="float" office:value="-0.9114" calcext:value-type="float">
            <text:p>-0.9114</text:p>
          </table:table-cell>
          <table:table-cell office:value-type="string" calcext:value-type="string">
            <text:p>,</text:p>
          </table:table-cell>
          <table:table-cell table:formula="of:=[.D6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38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39]" office:value-type="string" office:string-value="AddFace," calcext:value-type="string">
            <text:p>AddFace,</text:p>
          </table:table-cell>
          <table:table-cell table:formula="of:=[.H644]+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650]+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650]+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F650]+1" office:value-type="float" office:value="19" calcext:value-type="float">
            <text:p>19</text:p>
          </table:table-cell>
        </table:table-row>
        <table:table-row table:style-name="ro1">
          <table:table-cell table:formula="of:=[.A640]" office:value-type="string" office:string-value="AddVertex," calcext:value-type="string">
            <text:p>AddVertex,</text:p>
          </table:table-cell>
          <table:table-cell table:formula="of:=-[.B640]" office:value-type="float" office:value="-1.1615" calcext:value-type="float">
            <text:p>-1.1615</text:p>
          </table:table-cell>
          <table:table-cell office:value-type="string" calcext:value-type="string">
            <text:p>,</text:p>
          </table:table-cell>
          <table:table-cell table:formula="of:=[.D6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40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41]" office:value-type="string" office:string-value="AddVertex," calcext:value-type="string">
            <text:p>AddVertex,</text:p>
          </table:table-cell>
          <table:table-cell table:formula="of:=-[.B641]" office:value-type="float" office:value="-1.1615" calcext:value-type="float">
            <text:p>-1.1615</text:p>
          </table:table-cell>
          <table:table-cell office:value-type="string" calcext:value-type="string">
            <text:p>,</text:p>
          </table:table-cell>
          <table:table-cell table:formula="of:=[.D64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41]" office:value-type="float" office:value="24.401" calcext:value-type="float">
            <text:p>24.401</text:p>
          </table:table-cell>
          <table:table-cell table:number-columns-repeated="2"/>
        </table:table-row>
        <table:table-row table:style-name="ro1">
          <table:table-cell table:formula="of:=[.A642]" office:value-type="string" office:string-value="AddVertex," calcext:value-type="string">
            <text:p>AddVertex,</text:p>
          </table:table-cell>
          <table:table-cell table:formula="of:=-[.B642]" office:value-type="float" office:value="-0.9114" calcext:value-type="float">
            <text:p>-0.9114</text:p>
          </table:table-cell>
          <table:table-cell office:value-type="string" calcext:value-type="string">
            <text:p>,</text:p>
          </table:table-cell>
          <table:table-cell table:formula="of:=[.D64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42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43]" office:value-type="string" office:string-value="AddVertex," calcext:value-type="string">
            <text:p>AddVertex,</text:p>
          </table:table-cell>
          <table:table-cell table:formula="of:=-[.B643]" office:value-type="float" office:value="-0.9114" calcext:value-type="float">
            <text:p>-0.9114</text:p>
          </table:table-cell>
          <table:table-cell office:value-type="string" calcext:value-type="string">
            <text:p>,</text:p>
          </table:table-cell>
          <table:table-cell table:formula="of:=[.D6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643]" office:value-type="float" office:value="19.401" calcext:value-type="float">
            <text:p>19.401</text:p>
          </table:table-cell>
          <table:table-cell table:number-columns-repeated="2"/>
        </table:table-row>
        <table:table-row table:style-name="ro1">
          <table:table-cell table:formula="of:=[.A644]" office:value-type="string" office:string-value="AddFace2," calcext:value-type="string">
            <text:p>AddFace2,</text:p>
          </table:table-cell>
          <table:table-cell table:formula="of:=[.H650]+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B655]+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655]+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F655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tat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0-[.$B$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DEGREES([.$H$17]/[.$H$16]);[.$B$1]-1)" office:value-type="float" office:value="1.8146" calcext:value-type="float">
            <text:p>1.8146</text:p>
          </table:table-cell>
        </table:table-row>
        <table:table-row table:style-name="ro1">
          <table:table-cell office:value-type="string" calcext:value-type="string">
            <text:p>SetColor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</table:table-row>
        <table:table-row table:style-name="ro1">
          <table:table-cell office:value-type="string" calcext:value-type="string">
            <text:p>;枕木(ポイント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Texture,</text:p>
          </table:table-cell>
          <table:table-cell office:value-type="string" calcext:value-type="string">
            <text:p>TurnoutTi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ROUND(-([.H17]+0.95);[.B1]-1)" office:value-type="float" office:value="-1.9001" calcext:value-type="float">
            <text:p>-1.9001</text:p>
          </table:table-cell>
          <table:table-cell office:value-type="string" calcext:value-type="string">
            <text:p>,</text:p>
          </table:table-cell>
          <table:table-cell table:formula="of:=0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H1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62]" office:value-type="string" office:string-value="AddVertex," calcext:value-type="string">
            <text:p>AddVertex,</text:p>
          </table:table-cell>
          <table:table-cell table:formula="of:=ROUND([.H17]+0.95;[.B1]-1)" office:value-type="float" office:value="1.9001" calcext:value-type="float">
            <text:p>1.9001</text:p>
          </table:table-cell>
          <table:table-cell office:value-type="string" calcext:value-type="string">
            <text:p>,</text:p>
          </table:table-cell>
          <table:table-cell table:formula="of:=[.D6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6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63]" office:value-type="string" office:string-value="AddVertex," calcext:value-type="string">
            <text:p>AddVertex,</text:p>
          </table:table-cell>
          <table:table-cell table:formula="of:=ROUND([.G17]+0.95;[.B1]-1)" office:value-type="float" office:value="1.3999" calcext:value-type="float">
            <text:p>1.3999</text:p>
          </table:table-cell>
          <table:table-cell office:value-type="string" calcext:value-type="string">
            <text:p>,</text:p>
          </table:table-cell>
          <table:table-cell table:formula="of:=[.D66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G1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64]" office:value-type="string" office:string-value="AddVertex," calcext:value-type="string">
            <text:p>AddVertex,</text:p>
          </table:table-cell>
          <table:table-cell table:formula="of:=-[.B664]" office:value-type="float" office:value="-1.3999" calcext:value-type="float">
            <text:p>-1.3999</text:p>
          </table:table-cell>
          <table:table-cell office:value-type="string" calcext:value-type="string">
            <text:p>,</text:p>
          </table:table-cell>
          <table:table-cell table:formula="of:=[.D66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6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666]+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D666]+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F666]+1" office:value-type="float" office:value="3" calcext:value-type="float">
            <text:p>3</text:p>
          </table:table-cell>
        </table:table-row>
        <table:table-row table:style-name="ro1">
          <table:table-cell table:formula="of:=[.A662]" office:value-type="string" office:string-value="AddVertex," calcext:value-type="string">
            <text:p>AddVertex,</text:p>
          </table:table-cell>
          <table:table-cell table:formula="of:=[.B665]" office:value-type="float" office:value="-1.3999" calcext:value-type="float">
            <text:p>-1.3999</text:p>
          </table:table-cell>
          <table:table-cell office:value-type="string" calcext:value-type="string">
            <text:p>,</text:p>
          </table:table-cell>
          <table:table-cell table:formula="of:=[.D66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6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63]" office:value-type="string" office:string-value="AddVertex," calcext:value-type="string">
            <text:p>AddVertex,</text:p>
          </table:table-cell>
          <table:table-cell table:formula="of:=[.B664]" office:value-type="float" office:value="1.3999" calcext:value-type="float">
            <text:p>1.3999</text:p>
          </table:table-cell>
          <table:table-cell office:value-type="string" calcext:value-type="string">
            <text:p>,</text:p>
          </table:table-cell>
          <table:table-cell table:formula="of:=[.D66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6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64]" office:value-type="string" office:string-value="AddVertex," calcext:value-type="string">
            <text:p>AddVertex,</text:p>
          </table:table-cell>
          <table:table-cell table:formula="of:=ROUND([.F17]+0.95;[.B1]-1)" office:value-type="float" office:value="1.2379" calcext:value-type="float">
            <text:p>1.2379</text:p>
          </table:table-cell>
          <table:table-cell office:value-type="string" calcext:value-type="string">
            <text:p>,</text:p>
          </table:table-cell>
          <table:table-cell table:formula="of:=[.D6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16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65]" office:value-type="string" office:string-value="AddVertex," calcext:value-type="string">
            <text:p>AddVertex,</text:p>
          </table:table-cell>
          <table:table-cell table:formula="of:=-[.B669]" office:value-type="float" office:value="-1.2379" calcext:value-type="float">
            <text:p>-1.2379</text:p>
          </table:table-cell>
          <table:table-cell office:value-type="string" calcext:value-type="string">
            <text:p>,</text:p>
          </table:table-cell>
          <table:table-cell table:formula="of:=[.D66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69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66]" office:value-type="string" office:string-value="AddFace," calcext:value-type="string">
            <text:p>AddFace,</text:p>
          </table:table-cell>
          <table:table-cell table:formula="of:=[.H666]+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671]+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671]+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F671]+1" office:value-type="float" office:value="7" calcext:value-type="float">
            <text:p>7</text:p>
          </table:table-cell>
        </table:table-row>
        <table:table-row table:style-name="ro1">
          <table:table-cell table:formula="of:=[.A667]" office:value-type="string" office:string-value="AddVertex," calcext:value-type="string">
            <text:p>AddVertex,</text:p>
          </table:table-cell>
          <table:table-cell table:formula="of:=[.B670]" office:value-type="float" office:value="-1.2379" calcext:value-type="float">
            <text:p>-1.2379</text:p>
          </table:table-cell>
          <table:table-cell office:value-type="string" calcext:value-type="string">
            <text:p>,</text:p>
          </table:table-cell>
          <table:table-cell table:formula="of:=[.D67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70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68]" office:value-type="string" office:string-value="AddVertex," calcext:value-type="string">
            <text:p>AddVertex,</text:p>
          </table:table-cell>
          <table:table-cell table:formula="of:=[.B669]" office:value-type="float" office:value="1.2379" calcext:value-type="float">
            <text:p>1.2379</text:p>
          </table:table-cell>
          <table:table-cell office:value-type="string" calcext:value-type="string">
            <text:p>,</text:p>
          </table:table-cell>
          <table:table-cell table:formula="of:=[.D67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7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669]" office:value-type="string" office:string-value="AddVertex," calcext:value-type="string">
            <text:p>AddVertex,</text:p>
          </table:table-cell>
          <table:table-cell table:formula="of:=ROUND([.E17]+0.95;[.B1]-1)" office:value-type="float" office:value="1.1119" calcext:value-type="float">
            <text:p>1.1119</text:p>
          </table:table-cell>
          <table:table-cell office:value-type="string" calcext:value-type="string">
            <text:p>,</text:p>
          </table:table-cell>
          <table:table-cell table:formula="of:=[.D67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E16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70]" office:value-type="string" office:string-value="AddVertex," calcext:value-type="string">
            <text:p>AddVertex,</text:p>
          </table:table-cell>
          <table:table-cell table:formula="of:=-[.B674]" office:value-type="float" office:value="-1.1119" calcext:value-type="float">
            <text:p>-1.1119</text:p>
          </table:table-cell>
          <table:table-cell office:value-type="string" calcext:value-type="string">
            <text:p>,</text:p>
          </table:table-cell>
          <table:table-cell table:formula="of:=[.D67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74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71]" office:value-type="string" office:string-value="AddFace," calcext:value-type="string">
            <text:p>AddFace,</text:p>
          </table:table-cell>
          <table:table-cell table:formula="of:=[.H671]+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676]+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676]+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F676]+1" office:value-type="float" office:value="11" calcext:value-type="float">
            <text:p>11</text:p>
          </table:table-cell>
        </table:table-row>
        <table:table-row table:style-name="ro1">
          <table:table-cell table:formula="of:=[.A672]" office:value-type="string" office:string-value="AddVertex," calcext:value-type="string">
            <text:p>AddVertex,</text:p>
          </table:table-cell>
          <table:table-cell table:formula="of:=[.B675]" office:value-type="float" office:value="-1.1119" calcext:value-type="float">
            <text:p>-1.1119</text:p>
          </table:table-cell>
          <table:table-cell office:value-type="string" calcext:value-type="string">
            <text:p>,</text:p>
          </table:table-cell>
          <table:table-cell table:formula="of:=[.D67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75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73]" office:value-type="string" office:string-value="AddVertex," calcext:value-type="string">
            <text:p>AddVertex,</text:p>
          </table:table-cell>
          <table:table-cell table:formula="of:=[.B674]" office:value-type="float" office:value="1.1119" calcext:value-type="float">
            <text:p>1.1119</text:p>
          </table:table-cell>
          <table:table-cell office:value-type="string" calcext:value-type="string">
            <text:p>,</text:p>
          </table:table-cell>
          <table:table-cell table:formula="of:=[.D67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7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674]" office:value-type="string" office:string-value="AddVertex," calcext:value-type="string">
            <text:p>AddVertex,</text:p>
          </table:table-cell>
          <table:table-cell table:formula="of:=ROUND([.D17]+0.95;[.B1]-1)" office:value-type="float" office:value="1.0219" calcext:value-type="float">
            <text:p>1.0219</text:p>
          </table:table-cell>
          <table:table-cell office:value-type="string" calcext:value-type="string">
            <text:p>,</text:p>
          </table:table-cell>
          <table:table-cell table:formula="of:=[.D67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D16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675]" office:value-type="string" office:string-value="AddVertex," calcext:value-type="string">
            <text:p>AddVertex,</text:p>
          </table:table-cell>
          <table:table-cell table:formula="of:=-[.B679]" office:value-type="float" office:value="-1.0219" calcext:value-type="float">
            <text:p>-1.0219</text:p>
          </table:table-cell>
          <table:table-cell office:value-type="string" calcext:value-type="string">
            <text:p>,</text:p>
          </table:table-cell>
          <table:table-cell table:formula="of:=[.D67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79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676]" office:value-type="string" office:string-value="AddFace," calcext:value-type="string">
            <text:p>AddFace,</text:p>
          </table:table-cell>
          <table:table-cell table:formula="of:=[.H676]+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681]+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681]+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F681]+1" office:value-type="float" office:value="15" calcext:value-type="float">
            <text:p>15</text:p>
          </table:table-cell>
        </table:table-row>
        <table:table-row table:style-name="ro1">
          <table:table-cell table:formula="of:=[.A677]" office:value-type="string" office:string-value="AddVertex," calcext:value-type="string">
            <text:p>AddVertex,</text:p>
          </table:table-cell>
          <table:table-cell table:formula="of:=[.B680]" office:value-type="float" office:value="-1.0219" calcext:value-type="float">
            <text:p>-1.0219</text:p>
          </table:table-cell>
          <table:table-cell office:value-type="string" calcext:value-type="string">
            <text:p>,</text:p>
          </table:table-cell>
          <table:table-cell table:formula="of:=[.D68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0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678]" office:value-type="string" office:string-value="AddVertex," calcext:value-type="string">
            <text:p>AddVertex,</text:p>
          </table:table-cell>
          <table:table-cell table:formula="of:=[.B679]" office:value-type="float" office:value="1.0219" calcext:value-type="float">
            <text:p>1.0219</text:p>
          </table:table-cell>
          <table:table-cell office:value-type="string" calcext:value-type="string">
            <text:p>,</text:p>
          </table:table-cell>
          <table:table-cell table:formula="of:=[.D68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679]" office:value-type="string" office:string-value="AddVertex," calcext:value-type="string">
            <text:p>AddVertex,</text:p>
          </table:table-cell>
          <table:table-cell table:formula="of:=ROUND([.C17]+0.95;[.B1]-1)" office:value-type="float" office:value="0.968" calcext:value-type="float">
            <text:p>0.968</text:p>
          </table:table-cell>
          <table:table-cell office:value-type="string" calcext:value-type="string">
            <text:p>,</text:p>
          </table:table-cell>
          <table:table-cell table:formula="of:=[.D68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C1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680]" office:value-type="string" office:string-value="AddVertex," calcext:value-type="string">
            <text:p>AddVertex,</text:p>
          </table:table-cell>
          <table:table-cell table:formula="of:=-[.B684]" office:value-type="float" office:value="-0.968" calcext:value-type="float">
            <text:p>-0.968</text:p>
          </table:table-cell>
          <table:table-cell office:value-type="string" calcext:value-type="string">
            <text:p>,</text:p>
          </table:table-cell>
          <table:table-cell table:formula="of:=[.D684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4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681]" office:value-type="string" office:string-value="AddFace," calcext:value-type="string">
            <text:p>AddFace,</text:p>
          </table:table-cell>
          <table:table-cell table:formula="of:=[.H681]+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686]+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686]+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.F686]+1" office:value-type="float" office:value="19" calcext:value-type="float">
            <text:p>19</text:p>
          </table:table-cell>
        </table:table-row>
        <table:table-row table:style-name="ro1">
          <table:table-cell table:formula="of:=[.A682]" office:value-type="string" office:string-value="AddVertex," calcext:value-type="string">
            <text:p>AddVertex,</text:p>
          </table:table-cell>
          <table:table-cell table:formula="of:=[.B685]" office:value-type="float" office:value="-0.968" calcext:value-type="float">
            <text:p>-0.968</text:p>
          </table:table-cell>
          <table:table-cell office:value-type="string" calcext:value-type="string">
            <text:p>,</text:p>
          </table:table-cell>
          <table:table-cell table:formula="of:=[.D68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5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683]" office:value-type="string" office:string-value="AddVertex," calcext:value-type="string">
            <text:p>AddVertex,</text:p>
          </table:table-cell>
          <table:table-cell table:formula="of:=[.B684]" office:value-type="float" office:value="0.968" calcext:value-type="float">
            <text:p>0.968</text:p>
          </table:table-cell>
          <table:table-cell office:value-type="string" calcext:value-type="string">
            <text:p>,</text:p>
          </table:table-cell>
          <table:table-cell table:formula="of:=[.D68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684]" office:value-type="string" office:string-value="AddVertex," calcext:value-type="string">
            <text:p>AddVertex,</text:p>
          </table:table-cell>
          <table:table-cell table:formula="of:=ROUND([.B17]+0.95;[.B1]-1)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68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85]" office:value-type="string" office:string-value="AddVertex," calcext:value-type="string">
            <text:p>AddVertex,</text:p>
          </table:table-cell>
          <table:table-cell table:formula="of:=-[.B689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68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68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86]" office:value-type="string" office:string-value="AddFace," calcext:value-type="string">
            <text:p>AddFace,</text:p>
          </table:table-cell>
          <table:table-cell table:formula="of:=[.H686]+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B691]+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691]+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.F691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4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2]" office:value-type="string" office:string-value="SetTextureCoordinates,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3]" office:value-type="string" office:string-value="SetTextureCoordinates,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table:formula="of:=([.F663]-[.F664])/[.F66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formula="of:=[.A694]" office:value-type="string" office:string-value="SetTextureCoordinates,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4" table:formula="of:=[.D69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6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formula="of:=[.A695]" office:value-type="string" office:string-value="SetTextureCoordinates," calcext:value-type="string">
            <text:p>SetTextureCoordinates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D695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69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formula="of:=[.A696]" office:value-type="string" office:string-value="SetTextureCoordinates," calcext:value-type="string">
            <text:p>SetTextureCoordinates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D694]"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table:formula="of:=[.F6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formula="of:=[.A697]" office:value-type="string" office:string-value="SetTextureCoordinates," calcext:value-type="string">
            <text:p>SetTextureCoordinates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table:formula="of:=([.F662]-[.F669])/[.F662]" office:value-type="float" office:value="0.453333333333333" calcext:value-type="float">
            <text:p>0.453333333333333</text:p>
          </table:table-cell>
          <table:table-cell table:number-columns-repeated="2"/>
        </table:table-row>
        <table:table-row table:style-name="ro1">
          <table:table-cell table:formula="of:=[.A698]" office:value-type="string" office:string-value="SetTextureCoordinates," calcext:value-type="string">
            <text:p>SetTextureCoordinates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D696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698]" office:value-type="float" office:value="0.453333333333333" calcext:value-type="float">
            <text:p>0.453333333333333</text:p>
          </table:table-cell>
          <table:table-cell table:number-columns-repeated="2"/>
        </table:table-row>
        <table:table-row table:style-name="ro1">
          <table:table-cell table:formula="of:=[.A699]" office:value-type="string" office:string-value="SetTextureCoordinates," calcext:value-type="string">
            <text:p>SetTextureCoordinates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D699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699]" office:value-type="float" office:value="0.453333333333333" calcext:value-type="float">
            <text:p>0.453333333333333</text:p>
          </table:table-cell>
          <table:table-cell table:number-columns-repeated="2"/>
        </table:table-row>
        <table:table-row table:style-name="ro1">
          <table:table-cell table:formula="of:=[.A700]" office:value-type="string" office:string-value="SetTextureCoordinates," calcext:value-type="string">
            <text:p>SetTextureCoordinates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D698]"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table:formula="of:=[.F700]" office:value-type="float" office:value="0.453333333333333" calcext:value-type="float">
            <text:p>0.453333333333333</text:p>
          </table:table-cell>
          <table:table-cell table:number-columns-repeated="2"/>
        </table:table-row>
        <table:table-row table:style-name="ro1">
          <table:table-cell table:formula="of:=[.A701]" office:value-type="string" office:string-value="SetTextureCoordinates," calcext:value-type="string">
            <text:p>SetTextureCoordinates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table:formula="of:=([.F663]-[.F674])/[.F663]" office:value-type="float" office:value="0.573333333333333" calcext:value-type="float">
            <text:p>0.573333333333333</text:p>
          </table:table-cell>
          <table:table-cell table:number-columns-repeated="2"/>
        </table:table-row>
        <table:table-row table:style-name="ro1">
          <table:table-cell table:formula="of:=[.A702]" office:value-type="string" office:string-value="SetTextureCoordinates," calcext:value-type="string">
            <text:p>SetTextureCoordinates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D70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02]" office:value-type="float" office:value="0.573333333333333" calcext:value-type="float">
            <text:p>0.573333333333333</text:p>
          </table:table-cell>
          <table:table-cell table:number-columns-repeated="2"/>
        </table:table-row>
        <table:table-row table:style-name="ro1">
          <table:table-cell table:formula="of:=[.A703]" office:value-type="string" office:string-value="SetTextureCoordinates," calcext:value-type="string">
            <text:p>SetTextureCoordinates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D703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03]" office:value-type="float" office:value="0.573333333333333" calcext:value-type="float">
            <text:p>0.573333333333333</text:p>
          </table:table-cell>
          <table:table-cell table:number-columns-repeated="2"/>
        </table:table-row>
        <table:table-row table:style-name="ro1">
          <table:table-cell table:formula="of:=[.A704]" office:value-type="string" office:string-value="SetTextureCoordinates," calcext:value-type="string">
            <text:p>SetTextureCoordinates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D702]"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table:formula="of:=[.F704]" office:value-type="float" office:value="0.573333333333333" calcext:value-type="float">
            <text:p>0.573333333333333</text:p>
          </table:table-cell>
          <table:table-cell table:number-columns-repeated="2"/>
        </table:table-row>
        <table:table-row table:style-name="ro1">
          <table:table-cell table:formula="of:=[.A705]" office:value-type="string" office:string-value="SetTextureCoordinates," calcext:value-type="string">
            <text:p>SetTextureCoordinates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table:formula="of:=([.F662]-[.F679])/[.F662]" office:value-type="float" office:value="0.693333333333333" calcext:value-type="float">
            <text:p>0.693333333333333</text:p>
          </table:table-cell>
          <table:table-cell table:number-columns-repeated="2"/>
        </table:table-row>
        <table:table-row table:style-name="ro1">
          <table:table-cell table:formula="of:=[.A706]" office:value-type="string" office:string-value="SetTextureCoordinates," calcext:value-type="string">
            <text:p>SetTextureCoordinates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D704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06]" office:value-type="float" office:value="0.693333333333333" calcext:value-type="float">
            <text:p>0.693333333333333</text:p>
          </table:table-cell>
          <table:table-cell table:number-columns-repeated="2"/>
        </table:table-row>
        <table:table-row table:style-name="ro1">
          <table:table-cell table:formula="of:=[.A707]" office:value-type="string" office:string-value="SetTextureCoordinates," calcext:value-type="string">
            <text:p>SetTextureCoordinates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D707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07]" office:value-type="float" office:value="0.693333333333333" calcext:value-type="float">
            <text:p>0.693333333333333</text:p>
          </table:table-cell>
          <table:table-cell table:number-columns-repeated="2"/>
        </table:table-row>
        <table:table-row table:style-name="ro1">
          <table:table-cell table:formula="of:=[.A708]" office:value-type="string" office:string-value="SetTextureCoordinates," calcext:value-type="string">
            <text:p>SetTextureCoordinates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.D706]"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table:formula="of:=[.F708]" office:value-type="float" office:value="0.693333333333333" calcext:value-type="float">
            <text:p>0.693333333333333</text:p>
          </table:table-cell>
          <table:table-cell table:number-columns-repeated="2"/>
        </table:table-row>
        <table:table-row table:style-name="ro1">
          <table:table-cell table:formula="of:=[.A709]" office:value-type="string" office:string-value="SetTextureCoordinates," calcext:value-type="string">
            <text:p>SetTextureCoordinates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table:formula="of:=([.F662]-[.F684])/[.F662]" office:value-type="float" office:value="0.813333333333333" calcext:value-type="float">
            <text:p>0.813333333333333</text:p>
          </table:table-cell>
          <table:table-cell table:number-columns-repeated="2"/>
        </table:table-row>
        <table:table-row table:style-name="ro1">
          <table:table-cell table:formula="of:=[.A710]" office:value-type="string" office:string-value="SetTextureCoordinates," calcext:value-type="string">
            <text:p>SetTextureCoordinates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.D708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10]" office:value-type="float" office:value="0.813333333333333" calcext:value-type="float">
            <text:p>0.813333333333333</text:p>
          </table:table-cell>
          <table:table-cell table:number-columns-repeated="2"/>
        </table:table-row>
        <table:table-row table:style-name="ro1">
          <table:table-cell table:formula="of:=[.A711]" office:value-type="string" office:string-value="SetTextureCoordinates," calcext:value-type="string">
            <text:p>SetTextureCoordinates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.D71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11]" office:value-type="float" office:value="0.813333333333333" calcext:value-type="float">
            <text:p>0.813333333333333</text:p>
          </table:table-cell>
          <table:table-cell table:number-columns-repeated="2"/>
        </table:table-row>
        <table:table-row table:style-name="ro1">
          <table:table-cell table:formula="of:=[.A712]" office:value-type="string" office:string-value="SetTextureCoordinates," calcext:value-type="string">
            <text:p>SetTextureCoordinates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.D710]"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table:formula="of:=[.F712]" office:value-type="float" office:value="0.813333333333333" calcext:value-type="float">
            <text:p>0.813333333333333</text:p>
          </table:table-cell>
          <table:table-cell table:number-columns-repeated="2"/>
        </table:table-row>
        <table:table-row table:style-name="ro1">
          <table:table-cell table:formula="of:=[.A713]" office:value-type="string" office:string-value="SetTextureCoordinates," calcext:value-type="string">
            <text:p>SetTextureCoordinates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14]" office:value-type="string" office:string-value="SetTextureCoordinates," calcext:value-type="string">
            <text:p>SetTextureCoordinates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.D71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at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66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DEGREES([.$H$17]/[.$H$16]);[.$B$1]-1)" office:value-type="float" office:value="1.8146" calcext:value-type="float">
            <text:p>1.8146</text:p>
          </table:table-cell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</table:table-row>
        <table:table-row table:style-name="ro1">
          <table:table-cell office:value-type="string" calcext:value-type="string">
            <text:p>;先端部枕木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LoadTexture,</text:p>
          </table:table-cell>
          <table:table-cell office:value-type="string" calcext:value-type="string">
            <text:p>Tie.png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AddVertex,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0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B6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21]" office:value-type="string" office:string-value="AddVertex," calcext:value-type="string">
            <text:p>AddVertex,</text:p>
          </table:table-cell>
          <table:table-cell table:formula="of:=-[.B721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721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21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22]" office:value-type="string" office:string-value="AddVertex," calcext:value-type="string">
            <text:p>AddVertex,</text:p>
          </table:table-cell>
          <table:table-cell table:formula="of:=[.B722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72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23]" office:value-type="string" office:string-value="AddVertex," calcext:value-type="string">
            <text:p>AddVertex,</text:p>
          </table:table-cell>
          <table:table-cell table:formula="of:=[.B721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72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26]" office:value-type="string" office:string-value="SetTextureCoordinates,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27]" office:value-type="string" office:string-value="SetTextureCoordinates,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21]/5" office:value-type="float" office:value="0.4" calcext:value-type="float">
            <text:p>0.4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28]" office:value-type="string" office:string-value="SetTextureCoordinates,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28]" office:value-type="float" office:value="0.4" calcext:value-type="float">
            <text:p>0.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otat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67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DEGREES([.$H$17]/[.$H$16]);[.$B$1]-1)" office:value-type="float" office:value="1.8146" calcext:value-type="float">
            <text:p>1.8146</text:p>
          </table:table-cell>
        </table:table-row>
        <table:table-row table:style-name="ro1">
          <table:table-cell office:value-type="string" calcext:value-type="string">
            <text:p>GenerateNormals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1" office:value-type="string" calcext:value-type="string">
            <text:p>CreateMeshBuilder</text:p>
          </table:table-cell>
          <table:table-cell table:style-name="ce85" table:number-columns-repeated="6"/>
          <table:table-cell table:style-name="ce132"/>
        </table:table-row>
        <table:table-row table:style-name="ro1">
          <table:table-cell office:value-type="string" calcext:value-type="string">
            <text:p>LoadTexture,</text:p>
          </table:table-cell>
          <table:table-cell office:value-type="string" calcext:value-type="string">
            <text:p>Ballast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;右分岐側砕石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Vertex,</text:p>
          </table:table-cell>
          <table:table-cell table:formula="of:=[.B663]" office:value-type="float" office:value="1.9001" calcext:value-type="float">
            <text:p>1.9001</text:p>
          </table:table-cell>
          <table:table-cell table:formula="of:=[.C663]" office:value-type="string" office:string-value="," calcext:value-type="string">
            <text:p>,</text:p>
          </table:table-cell>
          <table:table-cell table:formula="of:=[.D663]" office:value-type="float" office:value="-0.153" calcext:value-type="float">
            <text:p>-0.153</text:p>
          </table:table-cell>
          <table:table-cell table:formula="of:=[.E663]" office:value-type="string" office:string-value="," calcext:value-type="string">
            <text:p>,</text:p>
          </table:table-cell>
          <table:table-cell table:formula="of:=[.F66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35]" office:value-type="string" office:string-value="AddVertex," calcext:value-type="string">
            <text:p>AddVertex,</text:p>
          </table:table-cell>
          <table:table-cell table:formula="of:=[.B735]+2.5-0.95" office:value-type="float" office:value="3.4501" calcext:value-type="float">
            <text:p>3.4501</text:p>
          </table:table-cell>
          <table:table-cell office:value-type="string" calcext:value-type="string">
            <text:p>,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3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36]" office:value-type="string" office:string-value="AddVertex," calcext:value-type="string">
            <text:p>AddVertex,</text:p>
          </table:table-cell>
          <table:table-cell table:formula="of:=[.B664]+2.5-0.95" office:value-type="float" office:value="2.9499" calcext:value-type="float">
            <text:p>2.9499</text:p>
          </table:table-cell>
          <table:table-cell office:value-type="string" calcext:value-type="string">
            <text:p>,</text:p>
          </table:table-cell>
          <table:table-cell table:formula="of:=[.D73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66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7]" office:value-type="string" office:string-value="AddVertex," calcext:value-type="string">
            <text:p>AddVertex,</text:p>
          </table:table-cell>
          <table:table-cell table:formula="of:=[.B664]" office:value-type="float" office:value="1.3999" calcext:value-type="float">
            <text:p>1.3999</text:p>
          </table:table-cell>
          <table:table-cell office:value-type="string" calcext:value-type="string">
            <text:p>,</text:p>
          </table:table-cell>
          <table:table-cell table:formula="of:=[.D73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3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Fac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35]" office:value-type="string" office:string-value="AddVertex," calcext:value-type="string">
            <text:p>AddVertex,</text:p>
          </table:table-cell>
          <table:table-cell table:formula="of:=[.B738]" office:value-type="float" office:value="1.3999" calcext:value-type="float">
            <text:p>1.3999</text:p>
          </table:table-cell>
          <table:table-cell office:value-type="string" calcext:value-type="string">
            <text:p>,</text:p>
          </table:table-cell>
          <table:table-cell table:formula="of:=[.D73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3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6]" office:value-type="string" office:string-value="AddVertex," calcext:value-type="string">
            <text:p>AddVertex,</text:p>
          </table:table-cell>
          <table:table-cell table:formula="of:=[.B737]" office:value-type="float" office:value="2.9499" calcext:value-type="float">
            <text:p>2.9499</text:p>
          </table:table-cell>
          <table:table-cell office:value-type="string" calcext:value-type="string">
            <text:p>,</text:p>
          </table:table-cell>
          <table:table-cell table:formula="of:=[.D73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4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7]" office:value-type="string" office:string-value="AddVertex," calcext:value-type="string">
            <text:p>AddVertex,</text:p>
          </table:table-cell>
          <table:table-cell table:formula="of:=[.B669]+2.5-0.95" office:value-type="float" office:value="2.7879" calcext:value-type="float">
            <text:p>2.7879</text:p>
          </table:table-cell>
          <table:table-cell office:value-type="string" calcext:value-type="string">
            <text:p>,</text:p>
          </table:table-cell>
          <table:table-cell table:formula="of:=[.D737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669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38]" office:value-type="string" office:string-value="AddVertex," calcext:value-type="string">
            <text:p>AddVertex,</text:p>
          </table:table-cell>
          <table:table-cell table:formula="of:=[.B669]" office:value-type="float" office:value="1.2379" calcext:value-type="float">
            <text:p>1.2379</text:p>
          </table:table-cell>
          <table:table-cell office:value-type="string" calcext:value-type="string">
            <text:p>,</text:p>
          </table:table-cell>
          <table:table-cell table:formula="of:=[.D73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4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39]" office:value-type="string" office:string-value="AddFace," calcext:value-type="string">
            <text:p>AddFace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740]" office:value-type="string" office:string-value="AddVertex," calcext:value-type="string">
            <text:p>AddVertex,</text:p>
          </table:table-cell>
          <table:table-cell table:formula="of:=[.B743]" office:value-type="float" office:value="1.2379" calcext:value-type="float">
            <text:p>1.2379</text:p>
          </table:table-cell>
          <table:table-cell table:formula="of:=[.C743]" office:value-type="string" office:string-value="," calcext:value-type="string">
            <text:p>,</text:p>
          </table:table-cell>
          <table:table-cell table:formula="of:=[.D743]" office:value-type="float" office:value="-0.153" calcext:value-type="float">
            <text:p>-0.153</text:p>
          </table:table-cell>
          <table:table-cell table:formula="of:=[.E743]" office:value-type="string" office:string-value="," calcext:value-type="string">
            <text:p>,</text:p>
          </table:table-cell>
          <table:table-cell table:formula="of:=[.F743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41]" office:value-type="string" office:string-value="AddVertex," calcext:value-type="string">
            <text:p>AddVertex,</text:p>
          </table:table-cell>
          <table:table-cell table:formula="of:=[.B742]" office:value-type="float" office:value="2.7879" calcext:value-type="float">
            <text:p>2.7879</text:p>
          </table:table-cell>
          <table:table-cell table:formula="of:=[.C742]" office:value-type="string" office:string-value="," calcext:value-type="string">
            <text:p>,</text:p>
          </table:table-cell>
          <table:table-cell table:formula="of:=[.D742]" office:value-type="float" office:value="-0.5" calcext:value-type="float">
            <text:p>-0.5</text:p>
          </table:table-cell>
          <table:table-cell table:formula="of:=[.E742]" office:value-type="string" office:string-value="," calcext:value-type="string">
            <text:p>,</text:p>
          </table:table-cell>
          <table:table-cell table:formula="of:=[.F74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42]" office:value-type="string" office:string-value="AddVertex," calcext:value-type="string">
            <text:p>AddVertex,</text:p>
          </table:table-cell>
          <table:table-cell table:formula="of:=[.B674]+2.5-0.95" office:value-type="float" office:value="2.6619" calcext:value-type="float">
            <text:p>2.6619</text:p>
          </table:table-cell>
          <table:table-cell office:value-type="string" calcext:value-type="string">
            <text:p>,</text:p>
          </table:table-cell>
          <table:table-cell table:formula="of:=[.D74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674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43]" office:value-type="string" office:string-value="AddVertex," calcext:value-type="string">
            <text:p>AddVertex,</text:p>
          </table:table-cell>
          <table:table-cell table:formula="of:=[.B674]" office:value-type="float" office:value="1.1119" calcext:value-type="float">
            <text:p>1.1119</text:p>
          </table:table-cell>
          <table:table-cell office:value-type="string" calcext:value-type="string">
            <text:p>,</text:p>
          </table:table-cell>
          <table:table-cell table:formula="of:=[.D74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4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44]" office:value-type="string" office:string-value="AddFace," calcext:value-type="string">
            <text:p>AddFace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45]" office:value-type="string" office:string-value="AddVertex," calcext:value-type="string">
            <text:p>AddVertex,</text:p>
          </table:table-cell>
          <table:table-cell table:formula="of:=[.B748]" office:value-type="float" office:value="1.1119" calcext:value-type="float">
            <text:p>1.1119</text:p>
          </table:table-cell>
          <table:table-cell table:formula="of:=[.C748]" office:value-type="string" office:string-value="," calcext:value-type="string">
            <text:p>,</text:p>
          </table:table-cell>
          <table:table-cell table:formula="of:=[.D748]" office:value-type="float" office:value="-0.153" calcext:value-type="float">
            <text:p>-0.153</text:p>
          </table:table-cell>
          <table:table-cell table:formula="of:=[.E748]" office:value-type="string" office:string-value="," calcext:value-type="string">
            <text:p>,</text:p>
          </table:table-cell>
          <table:table-cell table:formula="of:=[.F748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46]" office:value-type="string" office:string-value="AddVertex," calcext:value-type="string">
            <text:p>AddVertex,</text:p>
          </table:table-cell>
          <table:table-cell table:formula="of:=[.B747]" office:value-type="float" office:value="2.6619" calcext:value-type="float">
            <text:p>2.6619</text:p>
          </table:table-cell>
          <table:table-cell table:formula="of:=[.C747]" office:value-type="string" office:string-value="," calcext:value-type="string">
            <text:p>,</text:p>
          </table:table-cell>
          <table:table-cell table:formula="of:=[.D747]" office:value-type="float" office:value="-0.5" calcext:value-type="float">
            <text:p>-0.5</text:p>
          </table:table-cell>
          <table:table-cell table:formula="of:=[.E747]" office:value-type="string" office:string-value="," calcext:value-type="string">
            <text:p>,</text:p>
          </table:table-cell>
          <table:table-cell table:formula="of:=[.F74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47]" office:value-type="string" office:string-value="AddVertex," calcext:value-type="string">
            <text:p>AddVertex,</text:p>
          </table:table-cell>
          <table:table-cell table:formula="of:=[.B679]+2.5-0.95" office:value-type="float" office:value="2.5719" calcext:value-type="float">
            <text:p>2.5719</text:p>
          </table:table-cell>
          <table:table-cell office:value-type="string" calcext:value-type="string">
            <text:p>,</text:p>
          </table:table-cell>
          <table:table-cell table:formula="of:=[.D75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679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48]" office:value-type="string" office:string-value="AddVertex," calcext:value-type="string">
            <text:p>AddVertex,</text:p>
          </table:table-cell>
          <table:table-cell table:formula="of:=[.B679]" office:value-type="float" office:value="1.0219" calcext:value-type="float">
            <text:p>1.0219</text:p>
          </table:table-cell>
          <table:table-cell office:value-type="string" calcext:value-type="string">
            <text:p>,</text:p>
          </table:table-cell>
          <table:table-cell table:formula="of:=[.D75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49]" office:value-type="string" office:string-value="AddFace," calcext:value-type="string">
            <text:p>AddFace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750]" office:value-type="string" office:string-value="AddVertex," calcext:value-type="string">
            <text:p>AddVertex,</text:p>
          </table:table-cell>
          <table:table-cell table:formula="of:=[.B753]" office:value-type="float" office:value="1.0219" calcext:value-type="float">
            <text:p>1.0219</text:p>
          </table:table-cell>
          <table:table-cell table:formula="of:=[.C753]" office:value-type="string" office:string-value="," calcext:value-type="string">
            <text:p>,</text:p>
          </table:table-cell>
          <table:table-cell table:formula="of:=[.D753]" office:value-type="float" office:value="-0.153" calcext:value-type="float">
            <text:p>-0.153</text:p>
          </table:table-cell>
          <table:table-cell table:formula="of:=[.E753]" office:value-type="string" office:string-value="," calcext:value-type="string">
            <text:p>,</text:p>
          </table:table-cell>
          <table:table-cell table:formula="of:=[.F753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1]" office:value-type="string" office:string-value="AddVertex," calcext:value-type="string">
            <text:p>AddVertex,</text:p>
          </table:table-cell>
          <table:table-cell table:formula="of:=[.B752]" office:value-type="float" office:value="2.5719" calcext:value-type="float">
            <text:p>2.5719</text:p>
          </table:table-cell>
          <table:table-cell table:formula="of:=[.C752]" office:value-type="string" office:string-value="," calcext:value-type="string">
            <text:p>,</text:p>
          </table:table-cell>
          <table:table-cell table:formula="of:=[.D752]" office:value-type="float" office:value="-0.5" calcext:value-type="float">
            <text:p>-0.5</text:p>
          </table:table-cell>
          <table:table-cell table:formula="of:=[.E752]" office:value-type="string" office:string-value="," calcext:value-type="string">
            <text:p>,</text:p>
          </table:table-cell>
          <table:table-cell table:formula="of:=[.F75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2]" office:value-type="string" office:string-value="AddVertex," calcext:value-type="string">
            <text:p>AddVertex,</text:p>
          </table:table-cell>
          <table:table-cell table:formula="of:=[.B684]+2.5-0.95" office:value-type="float" office:value="2.518" calcext:value-type="float">
            <text:p>2.518</text:p>
          </table:table-cell>
          <table:table-cell office:value-type="string" calcext:value-type="string">
            <text:p>,</text:p>
          </table:table-cell>
          <table:table-cell table:formula="of:=[.D75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684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53]" office:value-type="string" office:string-value="AddVertex," calcext:value-type="string">
            <text:p>AddVertex,</text:p>
          </table:table-cell>
          <table:table-cell table:formula="of:=[.B684]" office:value-type="float" office:value="0.968" calcext:value-type="float">
            <text:p>0.968</text:p>
          </table:table-cell>
          <table:table-cell office:value-type="string" calcext:value-type="string">
            <text:p>,</text:p>
          </table:table-cell>
          <table:table-cell table:formula="of:=[.D755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54]" office:value-type="string" office:string-value="AddFace," calcext:value-type="string">
            <text:p>AddFace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755]" office:value-type="string" office:string-value="AddVertex," calcext:value-type="string">
            <text:p>AddVertex,</text:p>
          </table:table-cell>
          <table:table-cell table:formula="of:=[.B758]" office:value-type="float" office:value="0.968" calcext:value-type="float">
            <text:p>0.968</text:p>
          </table:table-cell>
          <table:table-cell table:formula="of:=[.C758]" office:value-type="string" office:string-value="," calcext:value-type="string">
            <text:p>,</text:p>
          </table:table-cell>
          <table:table-cell table:formula="of:=[.D758]" office:value-type="float" office:value="-0.153" calcext:value-type="float">
            <text:p>-0.153</text:p>
          </table:table-cell>
          <table:table-cell table:formula="of:=[.E758]" office:value-type="string" office:string-value="," calcext:value-type="string">
            <text:p>,</text:p>
          </table:table-cell>
          <table:table-cell table:formula="of:=[.F758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56]" office:value-type="string" office:string-value="AddVertex," calcext:value-type="string">
            <text:p>AddVertex,</text:p>
          </table:table-cell>
          <table:table-cell table:formula="of:=[.B757]" office:value-type="float" office:value="2.518" calcext:value-type="float">
            <text:p>2.518</text:p>
          </table:table-cell>
          <table:table-cell table:formula="of:=[.C757]" office:value-type="string" office:string-value="," calcext:value-type="string">
            <text:p>,</text:p>
          </table:table-cell>
          <table:table-cell table:formula="of:=[.D757]" office:value-type="float" office:value="-0.5" calcext:value-type="float">
            <text:p>-0.5</text:p>
          </table:table-cell>
          <table:table-cell table:formula="of:=[.E757]" office:value-type="string" office:string-value="," calcext:value-type="string">
            <text:p>,</text:p>
          </table:table-cell>
          <table:table-cell table:formula="of:=[.F75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57]" office:value-type="string" office:string-value="AddVertex," calcext:value-type="string">
            <text:p>AddVertex,</text:p>
          </table:table-cell>
          <table:table-cell table:formula="of:=[.B689]+2.5-0.95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.D76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58]" office:value-type="string" office:string-value="AddVertex," calcext:value-type="string">
            <text:p>AddVertex,</text:p>
          </table:table-cell>
          <table:table-cell table:formula="of:=[.B689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76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6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59]" office:value-type="string" office:string-value="AddFace," calcext:value-type="string">
            <text:p>AddFace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formula="of:=[.A760]" office:value-type="string" office:string-value="AddVertex," calcext:value-type="string">
            <text:p>AddVertex,</text:p>
          </table:table-cell>
          <table:table-cell table:formula="of:=[.B763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76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63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61]" office:value-type="string" office:string-value="AddVertex," calcext:value-type="string">
            <text:p>AddVertex,</text:p>
          </table:table-cell>
          <table:table-cell table:formula="of:=[.B762]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.D76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65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62]" office:value-type="string" office:string-value="AddVertex," calcext:value-type="string">
            <text:p>AddVertex,</text:p>
          </table:table-cell>
          <table:table-cell table:formula="of:=[.B766]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.D762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63]" office:value-type="string" office:string-value="AddVertex," calcext:value-type="string">
            <text:p>AddVertex,</text:p>
          </table:table-cell>
          <table:table-cell table:formula="of:=[.B765]" office:value-type="float" office:value="0.95" calcext:value-type="float">
            <text:p>0.95</text:p>
          </table:table-cell>
          <table:table-cell office:value-type="string" calcext:value-type="string">
            <text:p>,</text:p>
          </table:table-cell>
          <table:table-cell table:formula="of:=[.D76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67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64]" office:value-type="string" office:string-value="AddFace," calcext:value-type="string">
            <text:p>AddFace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;左分岐側砕石</text:p>
          </table:table-cell>
          <table:table-cell table:number-columns-repeated="7"/>
        </table:table-row>
        <table:table-row table:style-name="ro1">
          <table:table-cell table:formula="of:=[.A735]" office:value-type="string" office:string-value="AddVertex," calcext:value-type="string">
            <text:p>AddVertex,</text:p>
          </table:table-cell>
          <table:table-cell table:formula="of:=-[.B736]" office:value-type="float" office:value="-3.4501" calcext:value-type="float">
            <text:p>-3.4501</text:p>
          </table:table-cell>
          <table:table-cell office:value-type="string" calcext:value-type="string">
            <text:p>,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3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36]" office:value-type="string" office:string-value="AddVertex," calcext:value-type="string">
            <text:p>AddVertex,</text:p>
          </table:table-cell>
          <table:table-cell table:formula="of:=-[.B735]" office:value-type="float" office:value="-1.9001" calcext:value-type="float">
            <text:p>-1.9001</text:p>
          </table:table-cell>
          <table:table-cell office:value-type="string" calcext:value-type="string">
            <text:p>,</text:p>
          </table:table-cell>
          <table:table-cell table:formula="of:=-[.B9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3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37]" office:value-type="string" office:string-value="AddVertex," calcext:value-type="string">
            <text:p>AddVertex,</text:p>
          </table:table-cell>
          <table:table-cell table:formula="of:=-[.B738]" office:value-type="float" office:value="-1.3999" calcext:value-type="float">
            <text:p>-1.3999</text:p>
          </table:table-cell>
          <table:table-cell office:value-type="string" calcext:value-type="string">
            <text:p>,</text:p>
          </table:table-cell>
          <table:table-cell table:formula="of:=[.D77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3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8]" office:value-type="string" office:string-value="AddVertex," calcext:value-type="string">
            <text:p>AddVertex,</text:p>
          </table:table-cell>
          <table:table-cell table:formula="of:=-[.B737]" office:value-type="float" office:value="-2.9499" calcext:value-type="float">
            <text:p>-2.9499</text:p>
          </table:table-cell>
          <table:table-cell office:value-type="string" calcext:value-type="string">
            <text:p>,</text:p>
          </table:table-cell>
          <table:table-cell table:formula="of:=[.D77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3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9]" office:value-type="string" office:string-value="AddFace," calcext:value-type="string">
            <text:p>AddFace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40]" office:value-type="string" office:string-value="AddVertex," calcext:value-type="string">
            <text:p>AddVertex,</text:p>
          </table:table-cell>
          <table:table-cell table:formula="of:=[.B774]" office:value-type="float" office:value="-2.9499" calcext:value-type="float">
            <text:p>-2.9499</text:p>
          </table:table-cell>
          <table:table-cell office:value-type="string" calcext:value-type="string">
            <text:p>,</text:p>
          </table:table-cell>
          <table:table-cell table:formula="of:=[.D771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4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41]" office:value-type="string" office:string-value="AddVertex," calcext:value-type="string">
            <text:p>AddVertex,</text:p>
          </table:table-cell>
          <table:table-cell table:formula="of:=[.B773]" office:value-type="float" office:value="-1.3999" calcext:value-type="float">
            <text:p>-1.3999</text:p>
          </table:table-cell>
          <table:table-cell office:value-type="string" calcext:value-type="string">
            <text:p>,</text:p>
          </table:table-cell>
          <table:table-cell table:formula="of:=[.D77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4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42]" office:value-type="string" office:string-value="AddVertex," calcext:value-type="string">
            <text:p>AddVertex,</text:p>
          </table:table-cell>
          <table:table-cell table:formula="of:=-[.B743]" office:value-type="float" office:value="-1.2379" calcext:value-type="float">
            <text:p>-1.2379</text:p>
          </table:table-cell>
          <table:table-cell office:value-type="string" calcext:value-type="string">
            <text:p>,</text:p>
          </table:table-cell>
          <table:table-cell table:formula="of:=[.D77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42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43]" office:value-type="string" office:string-value="AddVertex," calcext:value-type="string">
            <text:p>AddVertex,</text:p>
          </table:table-cell>
          <table:table-cell table:formula="of:=-[.B742]" office:value-type="float" office:value="-2.7879" calcext:value-type="float">
            <text:p>-2.7879</text:p>
          </table:table-cell>
          <table:table-cell office:value-type="string" calcext:value-type="string">
            <text:p>,</text:p>
          </table:table-cell>
          <table:table-cell table:formula="of:=[.D774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43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44]" office:value-type="string" office:string-value="AddFace," calcext:value-type="string">
            <text:p>AddFace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745]" office:value-type="string" office:string-value="AddVertex," calcext:value-type="string">
            <text:p>AddVertex,</text:p>
          </table:table-cell>
          <table:table-cell table:formula="of:=[.B779]" office:value-type="float" office:value="-2.7879" calcext:value-type="float">
            <text:p>-2.7879</text:p>
          </table:table-cell>
          <table:table-cell office:value-type="string" calcext:value-type="string">
            <text:p>,</text:p>
          </table:table-cell>
          <table:table-cell table:formula="of:=[.D77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45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46]" office:value-type="string" office:string-value="AddVertex," calcext:value-type="string">
            <text:p>AddVertex,</text:p>
          </table:table-cell>
          <table:table-cell table:formula="of:=[.B778]" office:value-type="float" office:value="-1.2379" calcext:value-type="float">
            <text:p>-1.2379</text:p>
          </table:table-cell>
          <table:table-cell office:value-type="string" calcext:value-type="string">
            <text:p>,</text:p>
          </table:table-cell>
          <table:table-cell table:formula="of:=[.D77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46]" office:value-type="float" office:value="16.4" calcext:value-type="float">
            <text:p>16.4</text:p>
          </table:table-cell>
          <table:table-cell table:number-columns-repeated="2"/>
        </table:table-row>
        <table:table-row table:style-name="ro1">
          <table:table-cell table:formula="of:=[.A747]" office:value-type="string" office:string-value="AddVertex," calcext:value-type="string">
            <text:p>AddVertex,</text:p>
          </table:table-cell>
          <table:table-cell table:formula="of:=-[.B748]" office:value-type="float" office:value="-1.1119" calcext:value-type="float">
            <text:p>-1.1119</text:p>
          </table:table-cell>
          <table:table-cell office:value-type="string" calcext:value-type="string">
            <text:p>,</text:p>
          </table:table-cell>
          <table:table-cell table:formula="of:=[.D77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47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48]" office:value-type="string" office:string-value="AddVertex," calcext:value-type="string">
            <text:p>AddVertex,</text:p>
          </table:table-cell>
          <table:table-cell table:formula="of:=-[.B747]" office:value-type="float" office:value="-2.6619" calcext:value-type="float">
            <text:p>-2.6619</text:p>
          </table:table-cell>
          <table:table-cell office:value-type="string" calcext:value-type="string">
            <text:p>,</text:p>
          </table:table-cell>
          <table:table-cell table:formula="of:=[.D779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48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49]" office:value-type="string" office:string-value="AddFace," calcext:value-type="string">
            <text:p>AddFace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750]" office:value-type="string" office:string-value="AddVertex," calcext:value-type="string">
            <text:p>AddVertex,</text:p>
          </table:table-cell>
          <table:table-cell table:formula="of:=[.B784]" office:value-type="float" office:value="-2.6619" calcext:value-type="float">
            <text:p>-2.6619</text:p>
          </table:table-cell>
          <table:table-cell office:value-type="string" calcext:value-type="string">
            <text:p>,</text:p>
          </table:table-cell>
          <table:table-cell table:formula="of:=[.D784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50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51]" office:value-type="string" office:string-value="AddVertex," calcext:value-type="string">
            <text:p>AddVertex,</text:p>
          </table:table-cell>
          <table:table-cell table:formula="of:=[.B783]" office:value-type="float" office:value="-1.1119" calcext:value-type="float">
            <text:p>-1.1119</text:p>
          </table:table-cell>
          <table:table-cell office:value-type="string" calcext:value-type="string">
            <text:p>,</text:p>
          </table:table-cell>
          <table:table-cell table:formula="of:=[.D782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1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formula="of:=[.A752]" office:value-type="string" office:string-value="AddVertex," calcext:value-type="string">
            <text:p>AddVertex,</text:p>
          </table:table-cell>
          <table:table-cell table:formula="of:=-[.B753]" office:value-type="float" office:value="-1.0219" calcext:value-type="float">
            <text:p>-1.0219</text:p>
          </table:table-cell>
          <table:table-cell office:value-type="string" calcext:value-type="string">
            <text:p>,</text:p>
          </table:table-cell>
          <table:table-cell table:formula="of:=[.D783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2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3]" office:value-type="string" office:string-value="AddVertex," calcext:value-type="string">
            <text:p>AddVertex,</text:p>
          </table:table-cell>
          <table:table-cell table:formula="of:=-[.B752]" office:value-type="float" office:value="-2.5719" calcext:value-type="float">
            <text:p>-2.5719</text:p>
          </table:table-cell>
          <table:table-cell office:value-type="string" calcext:value-type="string">
            <text:p>,</text:p>
          </table:table-cell>
          <table:table-cell table:formula="of:=[.D784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53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4]" office:value-type="string" office:string-value="AddFace," calcext:value-type="string">
            <text:p>AddFace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755]" office:value-type="string" office:string-value="AddVertex," calcext:value-type="string">
            <text:p>AddVertex,</text:p>
          </table:table-cell>
          <table:table-cell table:formula="of:=[.B789]" office:value-type="float" office:value="-2.5719" calcext:value-type="float">
            <text:p>-2.5719</text:p>
          </table:table-cell>
          <table:table-cell office:value-type="string" calcext:value-type="string">
            <text:p>,</text:p>
          </table:table-cell>
          <table:table-cell table:formula="of:=[.D78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55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6]" office:value-type="string" office:string-value="AddVertex," calcext:value-type="string">
            <text:p>AddVertex,</text:p>
          </table:table-cell>
          <table:table-cell table:formula="of:=[.B788]" office:value-type="float" office:value="-1.0219" calcext:value-type="float">
            <text:p>-1.0219</text:p>
          </table:table-cell>
          <table:table-cell office:value-type="string" calcext:value-type="string">
            <text:p>,</text:p>
          </table:table-cell>
          <table:table-cell table:formula="of:=[.D78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6]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table:formula="of:=[.A757]" office:value-type="string" office:string-value="AddVertex," calcext:value-type="string">
            <text:p>AddVertex,</text:p>
          </table:table-cell>
          <table:table-cell table:formula="of:=-[.B758]" office:value-type="float" office:value="-0.968" calcext:value-type="float">
            <text:p>-0.968</text:p>
          </table:table-cell>
          <table:table-cell office:value-type="string" calcext:value-type="string">
            <text:p>,</text:p>
          </table:table-cell>
          <table:table-cell table:formula="of:=[.D78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757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58]" office:value-type="string" office:string-value="AddVertex," calcext:value-type="string">
            <text:p>AddVertex,</text:p>
          </table:table-cell>
          <table:table-cell table:formula="of:=-[.B757]" office:value-type="float" office:value="-2.518" calcext:value-type="float">
            <text:p>-2.518</text:p>
          </table:table-cell>
          <table:table-cell office:value-type="string" calcext:value-type="string">
            <text:p>,</text:p>
          </table:table-cell>
          <table:table-cell table:formula="of:=[.D789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58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59]" office:value-type="string" office:string-value="AddFace," calcext:value-type="string">
            <text:p>AddFace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791]" office:value-type="string" office:string-value="AddVertex," calcext:value-type="string">
            <text:p>AddVertex,</text:p>
          </table:table-cell>
          <table:table-cell table:formula="of:=[.B794]" office:value-type="float" office:value="-2.518" calcext:value-type="float">
            <text:p>-2.518</text:p>
          </table:table-cell>
          <table:table-cell office:value-type="string" calcext:value-type="string">
            <text:p>,</text:p>
          </table:table-cell>
          <table:table-cell table:formula="of:=[.D791]" office:value-type="float" office:value="-0.5" calcext:value-type="float">
            <text:p>-0.5</text:p>
          </table:table-cell>
          <table:table-cell table:formula="of:=[.E791]" office:value-type="string" office:string-value="," calcext:value-type="string">
            <text:p>,</text:p>
          </table:table-cell>
          <table:table-cell table:formula="of:=[.F794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92]" office:value-type="string" office:string-value="AddVertex," calcext:value-type="string">
            <text:p>AddVertex,</text:p>
          </table:table-cell>
          <table:table-cell table:formula="of:=[.B793]" office:value-type="float" office:value="-0.968" calcext:value-type="float">
            <text:p>-0.968</text:p>
          </table:table-cell>
          <table:table-cell office:value-type="string" calcext:value-type="string">
            <text:p>,</text:p>
          </table:table-cell>
          <table:table-cell table:formula="of:=[.D792]" office:value-type="float" office:value="-0.153" calcext:value-type="float">
            <text:p>-0.153</text:p>
          </table:table-cell>
          <table:table-cell table:formula="of:=[.E792]" office:value-type="string" office:string-value="," calcext:value-type="string">
            <text:p>,</text:p>
          </table:table-cell>
          <table:table-cell table:formula="of:=[.F796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formula="of:=[.A793]" office:value-type="string" office:string-value="AddVertex," calcext:value-type="string">
            <text:p>AddVertex,</text:p>
          </table:table-cell>
          <table:table-cell table:formula="of:=-[.B763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793]" office:value-type="float" office:value="-0.153" calcext:value-type="float">
            <text:p>-0.153</text:p>
          </table:table-cell>
          <table:table-cell table:formula="of:=[.E793]" office:value-type="string" office:string-value="," calcext:value-type="string">
            <text:p>,</text:p>
          </table:table-cell>
          <table:table-cell table:formula="of:=[.F76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94]" office:value-type="string" office:string-value="AddVertex," calcext:value-type="string">
            <text:p>AddVertex,</text:p>
          </table:table-cell>
          <table:table-cell table:formula="of:=-[.B762]" office:value-type="float" office:value="-2.5" calcext:value-type="float">
            <text:p>-2.5</text:p>
          </table:table-cell>
          <table:table-cell office:value-type="string" calcext:value-type="string">
            <text:p>,</text:p>
          </table:table-cell>
          <table:table-cell table:formula="of:=[.D794]" office:value-type="float" office:value="-0.5" calcext:value-type="float">
            <text:p>-0.5</text:p>
          </table:table-cell>
          <table:table-cell table:formula="of:=[.E794]" office:value-type="string" office:string-value="," calcext:value-type="string">
            <text:p>,</text:p>
          </table:table-cell>
          <table:table-cell table:formula="of:=[.F79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95]" office:value-type="string" office:string-value="AddFace," calcext:value-type="string">
            <text:p>AddFace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Default" table:formula="of:=[.A796]" office:value-type="string" office:string-value="AddVertex," calcext:value-type="string">
            <text:p>AddVertex,</text:p>
          </table:table-cell>
          <table:table-cell table:formula="of:=[.B799]" office:value-type="float" office:value="-2.5" calcext:value-type="float">
            <text:p>-2.5</text:p>
          </table:table-cell>
          <table:table-cell office:value-type="string" calcext:value-type="string">
            <text:p>,</text:p>
          </table:table-cell>
          <table:table-cell table:formula="of:=[.D796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799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97]" office:value-type="string" office:string-value="AddVertex," calcext:value-type="string">
            <text:p>AddVertex,</text:p>
          </table:table-cell>
          <table:table-cell table:formula="of:=[.B798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797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table:formula="of:=[.F801]"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98]" office:value-type="string" office:string-value="AddVertex," calcext:value-type="string">
            <text:p>AddVertex,</text:p>
          </table:table-cell>
          <table:table-cell table:formula="of:=[.B802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.D798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799]" office:value-type="string" office:string-value="AddVertex," calcext:value-type="string">
            <text:p>AddVertex,</text:p>
          </table:table-cell>
          <table:table-cell table:formula="of:=[.B801]" office:value-type="float" office:value="-2.5" calcext:value-type="float">
            <text:p>-2.5</text:p>
          </table:table-cell>
          <table:table-cell office:value-type="string" calcext:value-type="string">
            <text:p>,</text:p>
          </table:table-cell>
          <table:table-cell table:formula="of:=[.D799]" office:value-type="float" office:value="-0.5" calcext:value-type="float">
            <text:p>-0.5</text:p>
          </table:table-cell>
          <table:table-cell office:value-type="string" calcext:value-type="string">
            <text:p>,</text:p>
          </table:table-cell>
          <table:table-cell table:formula="of:=[.F80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00]" office:value-type="string" office:string-value="AddFace," calcext:value-type="string">
            <text:p>AddFace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735]/25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0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37]/25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08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0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42]/25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2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3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4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47]/25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6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7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8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52]/25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0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1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2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57]/25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4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5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6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762]/25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8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Default" table:formula="of:=[.A826]" office:value-type="string" office:string-value="SetTextureCoordinates," calcext:value-type="string">
            <text:p>SetTextureCoordinates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9]" office:value-type="float" office:value="0.08" calcext:value-type="float">
            <text:p>0.08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27]" office:value-type="string" office:string-value="SetTextureCoordinates," calcext:value-type="string">
            <text:p>SetTextureCoordinates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30]" office:value-type="float" office:value="0.08" calcext:value-type="float">
            <text:p>0.08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28]" office:value-type="string" office:string-value="SetTextureCoordinates," calcext:value-type="string">
            <text:p>SetTextureCoordinates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29]" office:value-type="string" office:string-value="SetTextureCoordinates," calcext:value-type="string">
            <text:p>SetTextureCoordinates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32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0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07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08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0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2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3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4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5]" office:value-type="float" office:value="0.656" calcext:value-type="float">
            <text:p>0.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6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7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18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19]"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0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1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2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3]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4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5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6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7]"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28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xtureCoordinates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29]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Default" table:formula="of:=[.A854]" office:value-type="string" office:string-value="SetTextureCoordinates," calcext:value-type="string">
            <text:p>SetTextureCoordinates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57]" office:value-type="float" office:value="0.08" calcext:value-type="float">
            <text:p>0.08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55]" office:value-type="string" office:string-value="SetTextureCoordinates," calcext:value-type="string">
            <text:p>SetTextureCoordinates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858]" office:value-type="float" office:value="0.08" calcext:value-type="float">
            <text:p>0.08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56]" office:value-type="string" office:string-value="SetTextureCoordinates," calcext:value-type="string">
            <text:p>SetTextureCoordinates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 table:formula="of:=[.A857]" office:value-type="string" office:string-value="SetTextureCoordinates," calcext:value-type="string">
            <text:p>SetTextureCoordinates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F860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otate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D680]" office:value-type="float" office:value="-0.153" calcext:value-type="float">
            <text:p>-0.1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DEGREES([.$H$17]/[.$H$16]);[.$B$1]-1)" office:value-type="float" office:value="1.8146" calcext:value-type="float">
            <text:p>1.8146</text:p>
          </table:table-cell>
        </table:table-row>
        <table:table-row table:style-name="ro1">
          <table:table-cell table:style-name="ce82" office:value-type="string" calcext:value-type="string">
            <text:p>GenerateNormals</text:p>
          </table:table-cell>
          <table:table-cell table:style-name="ce86" table:number-columns-repeated="6"/>
          <table:table-cell table:style-name="ce1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 Sans CJK JP Regular" svg:font-family="'Noto Sans CJK JP Regula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00/00/00</text:date>, <text:time style:data-style-name="N2" text:time-value="16:20:36.22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5T11:23:45.549000000</meta:creation-date>
    <dc:date>2019-10-03T16:22:34.415000000</dc:date>
    <meta:editing-duration>P1DT21H6S</meta:editing-duration>
    <meta:editing-cycles>55</meta:editing-cycles>
    <meta:generator>LibreOffice/6.3.2.2$Windows_X86_64 LibreOffice_project/98b30e735bda24bc04ab42594c85f7fd8be07b9c</meta:generator>
    <meta:document-statistic meta:table-count="2" meta:cell-count="9516" meta:object-count="0"/>
  </office:meta>
</office:document-meta>
</file>